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20_3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9" style:family="table-cell" style:parent-style-name="Normal_20_3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1" fo:font-size="8.5pt" fo:font-style="normal" fo:text-shadow="none" style:text-underline-style="none" fo:font-weight="normal" style:font-size-asian="8.5pt" style:font-style-asian="normal" style:font-weight-asian="normal" style:font-name-complex="Helv1" style:font-size-complex="8.5pt" style:font-style-complex="normal" style:font-weight-complex="normal"/>
    </style:style>
    <style:style style:name="ce12" style:family="table-cell" style:parent-style-name="Excel_5f_BuiltIn_5f_Currency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Excel_5f_BuiltIn_5f_Comma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Currency_20_3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Comma_20_3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Comma_20_3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Currency_20_2" style:data-style-name="N15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Comma_20_2" style:data-style-name="N151">
      <style:table-cell-properties style:glyph-orientation-vertical="0" fo:border-bottom="0.74pt solid #212121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Currency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Comma_20_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Currency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Comma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13"/>
        <table:table-column table:style-name="co1" table:number-columns-repeated="2" table:default-cell-style-name="ce25"/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7649018" calcext:value-type="float">
            <text:p><text:s/>$7,649,018 </text:p>
          </table:table-cell>
          <table:table-cell table:style-name="ce24" office:value-type="float" office:value="51.8960994904709" calcext:value-type="float">
            <text:p><text:s/>$51.90 </text:p>
          </table:table-cell>
          <table:table-cell office:value-type="float" office:value="72.3034229827685" calcext:value-type="float">
            <text:p>72.30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12-2013</text:p>
          </table:table-cell>
          <table:table-cell office:value-type="float" office:value="1306014" calcext:value-type="float">
            <text:p>1,306,014 </text:p>
          </table:table-cell>
          <table:table-cell office:value-type="float" office:value="73.7777652242685" calcext:value-type="float">
            <text:p>73.78 </text:p>
          </table:table-cell>
          <table:table-cell office:value-type="float" office:value="102.789709016824" calcext:value-type="float">
            <text:p>102.79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12-2013</text:p>
          </table:table-cell>
          <table:table-cell office:value-type="float" office:value="400890" calcext:value-type="float">
            <text:p>400,890 </text:p>
          </table:table-cell>
          <table:table-cell office:value-type="float" office:value="59.7095621090259" calcext:value-type="float">
            <text:p>59.71 </text:p>
          </table:table-cell>
          <table:table-cell office:value-type="float" office:value="83.1894066735691" calcext:value-type="float">
            <text:p>83.19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12-2013</text:p>
          </table:table-cell>
          <table:table-cell office:value-type="float" office:value="2343659" calcext:value-type="float">
            <text:p>2,343,659 </text:p>
          </table:table-cell>
          <table:table-cell office:value-type="float" office:value="51.9969604863222" calcext:value-type="float">
            <text:p>52.00 </text:p>
          </table:table-cell>
          <table:table-cell office:value-type="float" office:value="72.4439459761552" calcext:value-type="float">
            <text:p>72.44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12-2013</text:p>
          </table:table-cell>
          <table:table-cell office:value-type="float" office:value="12747906" calcext:value-type="float">
            <text:p>12,747,906 </text:p>
          </table:table-cell>
          <table:table-cell office:value-type="float" office:value="55.8604180360195" calcext:value-type="float">
            <text:p>55.86 </text:p>
          </table:table-cell>
          <table:table-cell office:value-type="float" office:value="77.8266473378062" calcext:value-type="float">
            <text:p>77.83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12-2013</text:p>
          </table:table-cell>
          <table:table-cell office:value-type="float" office:value="1060445" calcext:value-type="float">
            <text:p>1,060,445 </text:p>
          </table:table-cell>
          <table:table-cell office:value-type="float" office:value="60.1636786565301" calcext:value-type="float">
            <text:p>60.16 </text:p>
          </table:table-cell>
          <table:table-cell office:value-type="float" office:value="83.8220973986919" calcext:value-type="float">
            <text:p>83.82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12-2013</text:p>
          </table:table-cell>
          <table:table-cell office:value-type="float" office:value="595215" calcext:value-type="float">
            <text:p>595,215 </text:p>
          </table:table-cell>
          <table:table-cell office:value-type="float" office:value="92.7126168224299" calcext:value-type="float">
            <text:p>92.71 </text:p>
          </table:table-cell>
          <table:table-cell office:value-type="float" office:value="129.170392683989" calcext:value-type="float">
            <text:p>129.17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12-2013</text:p>
          </table:table-cell>
          <table:table-cell office:value-type="float" office:value="3860264" calcext:value-type="float">
            <text:p>3,860,264 </text:p>
          </table:table-cell>
          <table:table-cell office:value-type="float" office:value="88.9461751152074" calcext:value-type="float">
            <text:p>88.95 </text:p>
          </table:table-cell>
          <table:table-cell office:value-type="float" office:value="123.922857116364" calcext:value-type="float">
            <text:p>123.92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12-2013</text:p>
          </table:table-cell>
          <table:table-cell office:value-type="float" office:value="619884" calcext:value-type="float">
            <text:p>619,884 </text:p>
          </table:table-cell>
          <table:table-cell office:value-type="float" office:value="104.498314227916" calcext:value-type="float">
            <text:p>104.50 </text:p>
          </table:table-cell>
          <table:table-cell office:value-type="float" office:value="145.590629908412" calcext:value-type="float">
            <text:p>145.59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1694798" calcext:value-type="float">
            <text:p>1,694,798 </text:p>
          </table:table-cell>
          <table:table-cell office:value-type="float" office:value="72.1037226122102" calcext:value-type="float">
            <text:p>72.10 </text:p>
          </table:table-cell>
          <table:table-cell office:value-type="float" office:value="100.457375522415" calcext:value-type="float">
            <text:p>100.46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12-2013</text:p>
          </table:table-cell>
          <table:table-cell office:value-type="float" office:value="2199286" calcext:value-type="float">
            <text:p>2,199,286 </text:p>
          </table:table-cell>
          <table:table-cell office:value-type="float" office:value="169.697993827161" calcext:value-type="float">
            <text:p>169.70 </text:p>
          </table:table-cell>
          <table:table-cell office:value-type="float" office:value="236.429056277445" calcext:value-type="float">
            <text:p>236.43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1369883" calcext:value-type="float">
            <text:p>1,369,883 </text:p>
          </table:table-cell>
          <table:table-cell office:value-type="float" office:value="154.981672134857" calcext:value-type="float">
            <text:p>154.98 </text:p>
          </table:table-cell>
          <table:table-cell office:value-type="float" office:value="215.925772937923" calcext:value-type="float">
            <text:p>215.93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12-2013</text:p>
          </table:table-cell>
          <table:table-cell office:value-type="float" office:value="1629223" calcext:value-type="float">
            <text:p>1,629,223 </text:p>
          </table:table-cell>
          <table:table-cell office:value-type="float" office:value="62.6046341838303" calcext:value-type="float">
            <text:p>62.60 </text:p>
          </table:table-cell>
          <table:table-cell office:value-type="float" office:value="87.2229202294119" calcext:value-type="float">
            <text:p>87.22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12-2013</text:p>
          </table:table-cell>
          <table:table-cell office:value-type="float" office:value="786115" calcext:value-type="float">
            <text:p>786,115 </text:p>
          </table:table-cell>
          <table:table-cell office:value-type="float" office:value="109.547798216276" calcext:value-type="float">
            <text:p>109.55 </text:p>
          </table:table-cell>
          <table:table-cell office:value-type="float" office:value="152.625743919671" calcext:value-type="float">
            <text:p>152.63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12-2013</text:p>
          </table:table-cell>
          <table:table-cell office:value-type="float" office:value="9698169" calcext:value-type="float">
            <text:p>9,698,169 </text:p>
          </table:table-cell>
          <table:table-cell office:value-type="float" office:value="69.8473798686333" calcext:value-type="float">
            <text:p>69.85 </text:p>
          </table:table-cell>
          <table:table-cell office:value-type="float" office:value="97.3137615440099" calcext:value-type="float">
            <text:p>97.31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12-2013</text:p>
          </table:table-cell>
          <table:table-cell office:value-type="float" office:value="3047223" calcext:value-type="float">
            <text:p>3,047,223 </text:p>
          </table:table-cell>
          <table:table-cell office:value-type="float" office:value="59.9115842868939" calcext:value-type="float">
            <text:p>59.91 </text:p>
          </table:table-cell>
          <table:table-cell office:value-type="float" office:value="83.4708708899881" calcext:value-type="float">
            <text:p>83.47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12-2013</text:p>
          </table:table-cell>
          <table:table-cell office:value-type="float" office:value="2409189" calcext:value-type="float">
            <text:p>2,409,189 </text:p>
          </table:table-cell>
          <table:table-cell office:value-type="float" office:value="105.458043335522" calcext:value-type="float">
            <text:p>105.46 </text:p>
          </table:table-cell>
          <table:table-cell office:value-type="float" office:value="146.92775736688" calcext:value-type="float">
            <text:p>146.93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12-2013</text:p>
          </table:table-cell>
          <table:table-cell office:value-type="float" office:value="174352" calcext:value-type="float">
            <text:p>174,352 </text:p>
          </table:table-cell>
          <table:table-cell office:value-type="float" office:value="23.7020119630234" calcext:value-type="float">
            <text:p>23.70 </text:p>
          </table:table-cell>
          <table:table-cell office:value-type="float" office:value="33.0224547380443" calcext:value-type="float">
            <text:p>33.02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12-2013</text:p>
          </table:table-cell>
          <table:table-cell office:value-type="float" office:value="4014570" calcext:value-type="float">
            <text:p>4,014,570 </text:p>
          </table:table-cell>
          <table:table-cell office:value-type="float" office:value="52.0001813401034" calcext:value-type="float">
            <text:p>52.00 </text:p>
          </table:table-cell>
          <table:table-cell office:value-type="float" office:value="72.4484333799407" calcext:value-type="float">
            <text:p>72.45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12-2013</text:p>
          </table:table-cell>
          <table:table-cell office:value-type="float" office:value="3298507" calcext:value-type="float">
            <text:p>3,298,507 </text:p>
          </table:table-cell>
          <table:table-cell office:value-type="float" office:value="82.6652047516415" calcext:value-type="float">
            <text:p>82.67 </text:p>
          </table:table-cell>
          <table:table-cell office:value-type="float" office:value="115.171994115137" calcext:value-type="float">
            <text:p>115.17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12-2013</text:p>
          </table:table-cell>
          <table:table-cell office:value-type="float" office:value="2112723" calcext:value-type="float">
            <text:p>2,112,723 </text:p>
          </table:table-cell>
          <table:table-cell office:value-type="float" office:value="142.385968459361" calcext:value-type="float">
            <text:p>142.39 </text:p>
          </table:table-cell>
          <table:table-cell office:value-type="float" office:value="198.377007239603" calcext:value-type="float">
            <text:p>198.38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12-2013</text:p>
          </table:table-cell>
          <table:table-cell office:value-type="float" office:value="1476828" calcext:value-type="float">
            <text:p>1,476,828 </text:p>
          </table:table-cell>
          <table:table-cell office:value-type="float" office:value="106.18550474547" calcext:value-type="float">
            <text:p>106.19 </text:p>
          </table:table-cell>
          <table:table-cell office:value-type="float" office:value="147.941281515006" calcext:value-type="float">
            <text:p>147.94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12-2013</text:p>
          </table:table-cell>
          <table:table-cell office:value-type="float" office:value="15237387" calcext:value-type="float">
            <text:p>15,237,387 </text:p>
          </table:table-cell>
          <table:table-cell office:value-type="float" office:value="83.1140778155358" calcext:value-type="float">
            <text:p>83.11 </text:p>
          </table:table-cell>
          <table:table-cell office:value-type="float" office:value="115.797379439333" calcext:value-type="float">
            <text:p>115.80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12-2013</text:p>
          </table:table-cell>
          <table:table-cell office:value-type="float" office:value="29649525" calcext:value-type="float">
            <text:p>29,649,525 </text:p>
          </table:table-cell>
          <table:table-cell office:value-type="float" office:value="120.623120954586" calcext:value-type="float">
            <text:p>120.62 </text:p>
          </table:table-cell>
          <table:table-cell office:value-type="float" office:value="168.05626283113" calcext:value-type="float">
            <text:p>168.06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12-2013</text:p>
          </table:table-cell>
          <table:table-cell office:value-type="float" office:value="362855" calcext:value-type="float">
            <text:p>362,855 </text:p>
          </table:table-cell>
          <table:table-cell office:value-type="float" office:value="86.5382780825185" calcext:value-type="float">
            <text:p>86.54 </text:p>
          </table:table-cell>
          <table:table-cell office:value-type="float" office:value="120.568092512419" calcext:value-type="float">
            <text:p>120.57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12-2013</text:p>
          </table:table-cell>
          <table:table-cell office:value-type="float" office:value="2241412" calcext:value-type="float">
            <text:p>2,241,412 </text:p>
          </table:table-cell>
          <table:table-cell office:value-type="float" office:value="67.6918337762745" calcext:value-type="float">
            <text:p>67.69 </text:p>
          </table:table-cell>
          <table:table-cell office:value-type="float" office:value="94.3105809118452" calcext:value-type="float">
            <text:p>94.31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12-2013</text:p>
          </table:table-cell>
          <table:table-cell office:value-type="float" office:value="1737216" calcext:value-type="float">
            <text:p>1,737,216 </text:p>
          </table:table-cell>
          <table:table-cell office:value-type="float" office:value="141.340493043691" calcext:value-type="float">
            <text:p>141.34 </text:p>
          </table:table-cell>
          <table:table-cell office:value-type="float" office:value="196.920415088372" calcext:value-type="float">
            <text:p>196.92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12-2013</text:p>
          </table:table-cell>
          <table:table-cell office:value-type="float" office:value="7748522" calcext:value-type="float">
            <text:p>7,748,522 </text:p>
          </table:table-cell>
          <table:table-cell office:value-type="float" office:value="79.5127963057979" calcext:value-type="float">
            <text:p>79.51 </text:p>
          </table:table-cell>
          <table:table-cell office:value-type="float" office:value="110.779950714725" calcext:value-type="float">
            <text:p>110.78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12-2013</text:p>
          </table:table-cell>
          <table:table-cell office:value-type="float" office:value="669239" calcext:value-type="float">
            <text:p>669,239 </text:p>
          </table:table-cell>
          <table:table-cell office:value-type="float" office:value="40.040624626062" calcext:value-type="float">
            <text:p>40.04 </text:p>
          </table:table-cell>
          <table:table-cell office:value-type="float" office:value="55.7859694130578" calcext:value-type="float">
            <text:p>55.79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11850394" calcext:value-type="float">
            <text:p>11,850,394 </text:p>
          </table:table-cell>
          <table:table-cell office:value-type="float" office:value="56.7455203654577" calcext:value-type="float">
            <text:p>56.75 </text:p>
          </table:table-cell>
          <table:table-cell office:value-type="float" office:value="79.0598022133505" calcext:value-type="float">
            <text:p>79.06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6919898" calcext:value-type="float">
            <text:p>6,919,898 </text:p>
          </table:table-cell>
          <table:table-cell office:value-type="float" office:value="70.1523504425138" calcext:value-type="float">
            <text:p>70.15 </text:p>
          </table:table-cell>
          <table:table-cell office:value-type="float" office:value="97.7386569912029" calcext:value-type="float">
            <text:p>97.74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12-2013</text:p>
          </table:table-cell>
          <table:table-cell office:value-type="float" office:value="1616531" calcext:value-type="float">
            <text:p>1,616,531 </text:p>
          </table:table-cell>
          <table:table-cell office:value-type="float" office:value="63.9779554359441" calcext:value-type="float">
            <text:p>63.98 </text:p>
          </table:table-cell>
          <table:table-cell office:value-type="float" office:value="89.1362784269975" calcext:value-type="float">
            <text:p>89.14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12-2013</text:p>
          </table:table-cell>
          <table:table-cell office:value-type="float" office:value="1294239" calcext:value-type="float">
            <text:p>1,294,239 </text:p>
          </table:table-cell>
          <table:table-cell office:value-type="float" office:value="52.8002203002611" calcext:value-type="float">
            <text:p>52.80 </text:p>
          </table:table-cell>
          <table:table-cell office:value-type="float" office:value="73.5630750564235" calcext:value-type="float">
            <text:p>73.56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12-2013</text:p>
          </table:table-cell>
          <table:table-cell office:value-type="float" office:value="6687318" calcext:value-type="float">
            <text:p>6,687,318 </text:p>
          </table:table-cell>
          <table:table-cell office:value-type="float" office:value="77.3431178654453" calcext:value-type="float">
            <text:p>77.34 </text:p>
          </table:table-cell>
          <table:table-cell office:value-type="float" office:value="107.757080411375" calcext:value-type="float">
            <text:p>107.76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12-2013</text:p>
          </table:table-cell>
          <table:table-cell office:value-type="float" office:value="26503047" calcext:value-type="float">
            <text:p>26,503,047 </text:p>
          </table:table-cell>
          <table:table-cell office:value-type="float" office:value="59.2261418716438" calcext:value-type="float">
            <text:p>59.23 </text:p>
          </table:table-cell>
          <table:table-cell office:value-type="float" office:value="82.5158890442087" calcext:value-type="float">
            <text:p>82.52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12-2013</text:p>
          </table:table-cell>
          <table:table-cell office:value-type="float" office:value="1298415" calcext:value-type="float">
            <text:p>1,298,415 </text:p>
          </table:table-cell>
          <table:table-cell office:value-type="float" office:value="60.7360370474319" calcext:value-type="float">
            <text:p>60.74 </text:p>
          </table:table-cell>
          <table:table-cell office:value-type="float" office:value="84.619526709207" calcext:value-type="float">
            <text:p>84.62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12-2013</text:p>
          </table:table-cell>
          <table:table-cell office:value-type="float" office:value="351356" calcext:value-type="float">
            <text:p>351,356 </text:p>
          </table:table-cell>
          <table:table-cell office:value-type="float" office:value="24.2264359098118" calcext:value-type="float">
            <text:p>24.23 </text:p>
          </table:table-cell>
          <table:table-cell office:value-type="float" office:value="33.7531001395141" calcext:value-type="float">
            <text:p>33.75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1932309" calcext:value-type="float">
            <text:p>1,932,309 </text:p>
          </table:table-cell>
          <table:table-cell office:value-type="float" office:value="71.0198838576889" calcext:value-type="float">
            <text:p>71.02 </text:p>
          </table:table-cell>
          <table:table-cell office:value-type="float" office:value="98.9473342537515" calcext:value-type="float">
            <text:p>98.95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2477091" calcext:value-type="float">
            <text:p><text:s/>$2,477,091 </text:p>
          </table:table-cell>
          <table:table-cell table:style-name="ce24" office:value-type="float" office:value="73.8944872024342" calcext:value-type="float">
            <text:p><text:s/>$73.89 </text:p>
          </table:table-cell>
          <table:table-cell office:value-type="float" office:value="92.5915362303078" calcext:value-type="float">
            <text:p>92.59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12-2013</text:p>
          </table:table-cell>
          <table:table-cell office:value-type="float" office:value="4788085" calcext:value-type="float">
            <text:p>4,788,085 </text:p>
          </table:table-cell>
          <table:table-cell office:value-type="float" office:value="47.1384198867832" calcext:value-type="float">
            <text:p>47.14 </text:p>
          </table:table-cell>
          <table:table-cell office:value-type="float" office:value="59.0655524928356" calcext:value-type="float">
            <text:p>59.07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12-2013</text:p>
          </table:table-cell>
          <table:table-cell office:value-type="float" office:value="1183049" calcext:value-type="float">
            <text:p>1,183,049 </text:p>
          </table:table-cell>
          <table:table-cell office:value-type="float" office:value="74.2328543640585" calcext:value-type="float">
            <text:p>74.23 </text:p>
          </table:table-cell>
          <table:table-cell office:value-type="float" office:value="93.0155182686275" calcext:value-type="float">
            <text:p>93.02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12-2013</text:p>
          </table:table-cell>
          <table:table-cell office:value-type="float" office:value="664682" calcext:value-type="float">
            <text:p>664,682 </text:p>
          </table:table-cell>
          <table:table-cell office:value-type="float" office:value="52.2548742138365" calcext:value-type="float">
            <text:p>52.25 </text:p>
          </table:table-cell>
          <table:table-cell office:value-type="float" office:value="65.4765905029683" calcext:value-type="float">
            <text:p>65.48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12-2013</text:p>
          </table:table-cell>
          <table:table-cell office:value-type="float" office:value="2255720" calcext:value-type="float">
            <text:p>2,255,720 </text:p>
          </table:table-cell>
          <table:table-cell office:value-type="float" office:value="69.3384974794049" calcext:value-type="float">
            <text:p>69.34 </text:p>
          </table:table-cell>
          <table:table-cell office:value-type="float" office:value="86.8827735948878" calcext:value-type="float">
            <text:p>86.88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12-2013</text:p>
          </table:table-cell>
          <table:table-cell office:value-type="float" office:value="987329" calcext:value-type="float">
            <text:p>987,329 </text:p>
          </table:table-cell>
          <table:table-cell office:value-type="float" office:value="65.0200197563385" calcext:value-type="float">
            <text:p>65.02 </text:p>
          </table:table-cell>
          <table:table-cell office:value-type="float" office:value="81.4716191002409" calcext:value-type="float">
            <text:p>81.47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12-2013</text:p>
          </table:table-cell>
          <table:table-cell office:value-type="float" office:value="21580804" calcext:value-type="float">
            <text:p>21,580,804 </text:p>
          </table:table-cell>
          <table:table-cell office:value-type="float" office:value="97.8432842926122" calcext:value-type="float">
            <text:p>97.84 </text:p>
          </table:table-cell>
          <table:table-cell office:value-type="float" office:value="122.599944129165" calcext:value-type="float">
            <text:p>122.60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12-2013</text:p>
          </table:table-cell>
          <table:table-cell office:value-type="float" office:value="4753923" calcext:value-type="float">
            <text:p>4,753,923 </text:p>
          </table:table-cell>
          <table:table-cell office:value-type="float" office:value="64.4032107295265" calcext:value-type="float">
            <text:p>64.40 </text:p>
          </table:table-cell>
          <table:table-cell office:value-type="float" office:value="80.6987428341564" calcext:value-type="float">
            <text:p>80.70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12-2013</text:p>
          </table:table-cell>
          <table:table-cell office:value-type="float" office:value="599262" calcext:value-type="float">
            <text:p>599,262 </text:p>
          </table:table-cell>
          <table:table-cell office:value-type="float" office:value="125.552482715273" calcext:value-type="float">
            <text:p>125.55 </text:p>
          </table:table-cell>
          <table:table-cell office:value-type="float" office:value="157.320223635754" calcext:value-type="float">
            <text:p>157.32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12-2013</text:p>
          </table:table-cell>
          <table:table-cell office:value-type="float" office:value="4150289" calcext:value-type="float">
            <text:p>4,150,289 </text:p>
          </table:table-cell>
          <table:table-cell office:value-type="float" office:value="59.598905754125" calcext:value-type="float">
            <text:p>59.60 </text:p>
          </table:table-cell>
          <table:table-cell office:value-type="float" office:value="74.6788353277587" calcext:value-type="float">
            <text:p>74.68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12-2013</text:p>
          </table:table-cell>
          <table:table-cell office:value-type="float" office:value="433881" calcext:value-type="float">
            <text:p>433,881 </text:p>
          </table:table-cell>
          <table:table-cell office:value-type="float" office:value="64.1171863455002" calcext:value-type="float">
            <text:p>64.12 </text:p>
          </table:table-cell>
          <table:table-cell office:value-type="float" office:value="80.3403475313543" calcext:value-type="float">
            <text:p>80.34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12-2013</text:p>
          </table:table-cell>
          <table:table-cell office:value-type="float" office:value="2148898" calcext:value-type="float">
            <text:p>2,148,898 </text:p>
          </table:table-cell>
          <table:table-cell office:value-type="float" office:value="64.5450394977923" calcext:value-type="float">
            <text:p>64.55 </text:p>
          </table:table-cell>
          <table:table-cell office:value-type="float" office:value="80.8764576276756" calcext:value-type="float">
            <text:p>80.88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12-2013</text:p>
          </table:table-cell>
          <table:table-cell office:value-type="float" office:value="1174958" calcext:value-type="float">
            <text:p>1,174,958 </text:p>
          </table:table-cell>
          <table:table-cell office:value-type="float" office:value="67.5457315320494" calcext:value-type="float">
            <text:p>67.55 </text:p>
          </table:table-cell>
          <table:table-cell office:value-type="float" office:value="84.6363955570745" calcext:value-type="float">
            <text:p>84.64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12-2013</text:p>
          </table:table-cell>
          <table:table-cell office:value-type="float" office:value="2228118" calcext:value-type="float">
            <text:p>2,228,118 </text:p>
          </table:table-cell>
          <table:table-cell office:value-type="float" office:value="92.8769487286369" calcext:value-type="float">
            <text:p>92.88 </text:p>
          </table:table-cell>
          <table:table-cell office:value-type="float" office:value="116.377008471679" calcext:value-type="float">
            <text:p>116.38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12-2013</text:p>
          </table:table-cell>
          <table:table-cell office:value-type="float" office:value="1181873" calcext:value-type="float">
            <text:p>1,181,873 </text:p>
          </table:table-cell>
          <table:table-cell office:value-type="float" office:value="68.3321577243293" calcext:value-type="float">
            <text:p>68.33 </text:p>
          </table:table-cell>
          <table:table-cell office:value-type="float" office:value="85.6218061341242" calcext:value-type="float">
            <text:p>85.62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12-2013</text:p>
          </table:table-cell>
          <table:table-cell office:value-type="float" office:value="3809366" calcext:value-type="float">
            <text:p>3,809,366 </text:p>
          </table:table-cell>
          <table:table-cell office:value-type="float" office:value="69.2234417590405" calcext:value-type="float">
            <text:p>69.22 </text:p>
          </table:table-cell>
          <table:table-cell office:value-type="float" office:value="86.7386060621808" calcext:value-type="float">
            <text:p>86.74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12-2013</text:p>
          </table:table-cell>
          <table:table-cell office:value-type="float" office:value="1965043" calcext:value-type="float">
            <text:p>1,965,043 </text:p>
          </table:table-cell>
          <table:table-cell office:value-type="float" office:value="67.4924609307917" calcext:value-type="float">
            <text:p>67.49 </text:p>
          </table:table-cell>
          <table:table-cell office:value-type="float" office:value="84.5696462366163" calcext:value-type="float">
            <text:p>84.57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12-2013</text:p>
          </table:table-cell>
          <table:table-cell office:value-type="float" office:value="2563419" calcext:value-type="float">
            <text:p>2,563,419 </text:p>
          </table:table-cell>
          <table:table-cell office:value-type="float" office:value="85.515712570056" calcext:value-type="float">
            <text:p>85.52 </text:p>
          </table:table-cell>
          <table:table-cell office:value-type="float" office:value="107.153205854172" calcext:value-type="float">
            <text:p>107.15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12-2013</text:p>
          </table:table-cell>
          <table:table-cell office:value-type="float" office:value="423100" calcext:value-type="float">
            <text:p>423,100 </text:p>
          </table:table-cell>
          <table:table-cell office:value-type="float" office:value="58.9275766016713" calcext:value-type="float">
            <text:p>58.93 </text:p>
          </table:table-cell>
          <table:table-cell office:value-type="float" office:value="73.8376440576768" calcext:value-type="float">
            <text:p>73.84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12-2013</text:p>
          </table:table-cell>
          <table:table-cell office:value-type="float" office:value="1140229" calcext:value-type="float">
            <text:p>1,140,229 </text:p>
          </table:table-cell>
          <table:table-cell office:value-type="float" office:value="90.7825636942675" calcext:value-type="float">
            <text:p>90.78 </text:p>
          </table:table-cell>
          <table:table-cell office:value-type="float" office:value="113.752694600215" calcext:value-type="float">
            <text:p>113.75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12-2013</text:p>
          </table:table-cell>
          <table:table-cell office:value-type="float" office:value="19854953" calcext:value-type="float">
            <text:p>19,854,953 </text:p>
          </table:table-cell>
          <table:table-cell office:value-type="float" office:value="61.5871341365063" calcext:value-type="float">
            <text:p>61.59 </text:p>
          </table:table-cell>
          <table:table-cell office:value-type="float" office:value="77.1701324091915" calcext:value-type="float">
            <text:p>77.17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12-2013</text:p>
          </table:table-cell>
          <table:table-cell office:value-type="float" office:value="822389" calcext:value-type="float">
            <text:p>822,389 </text:p>
          </table:table-cell>
          <table:table-cell office:value-type="float" office:value="57.6064023536005" calcext:value-type="float">
            <text:p>57.61 </text:p>
          </table:table-cell>
          <table:table-cell office:value-type="float" office:value="72.1821815477106" calcext:value-type="float">
            <text:p>72.18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12-2013</text:p>
          </table:table-cell>
          <table:table-cell office:value-type="float" office:value="383711" calcext:value-type="float">
            <text:p>383,711 </text:p>
          </table:table-cell>
          <table:table-cell office:value-type="float" office:value="72.9766070749334" calcext:value-type="float">
            <text:p>72.98 </text:p>
          </table:table-cell>
          <table:table-cell office:value-type="float" office:value="91.44141077037" calcext:value-type="float">
            <text:p>91.44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12-2013</text:p>
          </table:table-cell>
          <table:table-cell office:value-type="float" office:value="3513159" calcext:value-type="float">
            <text:p>3,513,159 </text:p>
          </table:table-cell>
          <table:table-cell office:value-type="float" office:value="73.6017556356323" calcext:value-type="float">
            <text:p>73.60 </text:p>
          </table:table-cell>
          <table:table-cell office:value-type="float" office:value="92.2247366692114" calcext:value-type="float">
            <text:p>92.22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12-2013</text:p>
          </table:table-cell>
          <table:table-cell office:value-type="float" office:value="855432" calcext:value-type="float">
            <text:p>855,432 </text:p>
          </table:table-cell>
          <table:table-cell office:value-type="float" office:value="84.3205519960572" calcext:value-type="float">
            <text:p>84.32 </text:p>
          </table:table-cell>
          <table:table-cell office:value-type="float" office:value="105.655641451495" calcext:value-type="float">
            <text:p>105.66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12-2013</text:p>
          </table:table-cell>
          <table:table-cell office:value-type="float" office:value="1663797" calcext:value-type="float">
            <text:p>1,663,797 </text:p>
          </table:table-cell>
          <table:table-cell office:value-type="float" office:value="105.658030100972" calcext:value-type="float">
            <text:p>105.66 </text:p>
          </table:table-cell>
          <table:table-cell office:value-type="float" office:value="132.392005039786" calcext:value-type="float">
            <text:p>132.39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12-2013</text:p>
          </table:table-cell>
          <table:table-cell office:value-type="float" office:value="1788299" calcext:value-type="float">
            <text:p>1,788,299 </text:p>
          </table:table-cell>
          <table:table-cell office:value-type="float" office:value="63.1595323868051" calcext:value-type="float">
            <text:p>63.16 </text:p>
          </table:table-cell>
          <table:table-cell office:value-type="float" office:value="79.1403845223453" calcext:value-type="float">
            <text:p>79.14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12-2013</text:p>
          </table:table-cell>
          <table:table-cell office:value-type="float" office:value="713272" calcext:value-type="float">
            <text:p>713,272 </text:p>
          </table:table-cell>
          <table:table-cell office:value-type="float" office:value="63.6736297089805" calcext:value-type="float">
            <text:p>63.67 </text:p>
          </table:table-cell>
          <table:table-cell office:value-type="float" office:value="79.7845605987244" calcext:value-type="float">
            <text:p>79.78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12-2013</text:p>
          </table:table-cell>
          <table:table-cell office:value-type="float" office:value="96232414" calcext:value-type="float">
            <text:p>96,232,414 </text:p>
          </table:table-cell>
          <table:table-cell office:value-type="float" office:value="86.5146553390421" calcext:value-type="float">
            <text:p>86.51 </text:p>
          </table:table-cell>
          <table:table-cell office:value-type="float" office:value="108.404904716811" calcext:value-type="float">
            <text:p>108.40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12-2013</text:p>
          </table:table-cell>
          <table:table-cell office:value-type="float" office:value="4997285" calcext:value-type="float">
            <text:p>4,997,285 </text:p>
          </table:table-cell>
          <table:table-cell office:value-type="float" office:value="75.5664514372987" calcext:value-type="float">
            <text:p>75.57 </text:p>
          </table:table-cell>
          <table:table-cell office:value-type="float" office:value="94.6865468716853" calcext:value-type="float">
            <text:p>94.69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12-2013</text:p>
          </table:table-cell>
          <table:table-cell office:value-type="float" office:value="1018946" calcext:value-type="float">
            <text:p>1,018,946 </text:p>
          </table:table-cell>
          <table:table-cell office:value-type="float" office:value="65.5608029854588" calcext:value-type="float">
            <text:p>65.56 </text:p>
          </table:table-cell>
          <table:table-cell office:value-type="float" office:value="82.1492332477572" calcext:value-type="float">
            <text:p>82.15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12-2013</text:p>
          </table:table-cell>
          <table:table-cell office:value-type="float" office:value="1478350" calcext:value-type="float">
            <text:p>1,478,350 </text:p>
          </table:table-cell>
          <table:table-cell office:value-type="float" office:value="56.7875388929436" calcext:value-type="float">
            <text:p>56.79 </text:p>
          </table:table-cell>
          <table:table-cell office:value-type="float" office:value="71.1561263079283" calcext:value-type="float">
            <text:p>71.16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12-2013</text:p>
          </table:table-cell>
          <table:table-cell office:value-type="float" office:value="4026194" calcext:value-type="float">
            <text:p>4,026,194 </text:p>
          </table:table-cell>
          <table:table-cell office:value-type="float" office:value="71.1140666949272" calcext:value-type="float">
            <text:p>71.11 </text:p>
          </table:table-cell>
          <table:table-cell office:value-type="float" office:value="89.1076037219049" calcext:value-type="float">
            <text:p>89.11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12-2013</text:p>
          </table:table-cell>
          <table:table-cell office:value-type="float" office:value="5328539" calcext:value-type="float">
            <text:p>5,328,539 </text:p>
          </table:table-cell>
          <table:table-cell office:value-type="float" office:value="66.5086372600414" calcext:value-type="float">
            <text:p>66.51 </text:p>
          </table:table-cell>
          <table:table-cell office:value-type="float" office:value="83.336891960848" calcext:value-type="float">
            <text:p>83.34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12-2013</text:p>
          </table:table-cell>
          <table:table-cell office:value-type="float" office:value="1498127" calcext:value-type="float">
            <text:p>1,498,127 </text:p>
          </table:table-cell>
          <table:table-cell office:value-type="float" office:value="85.675797781082" calcext:value-type="float">
            <text:p>85.68 </text:p>
          </table:table-cell>
          <table:table-cell office:value-type="float" office:value="107.353796401286" calcext:value-type="float">
            <text:p>107.35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12-2013</text:p>
          </table:table-cell>
          <table:table-cell office:value-type="float" office:value="2145257" calcext:value-type="float">
            <text:p>2,145,257 </text:p>
          </table:table-cell>
          <table:table-cell office:value-type="float" office:value="58.0175519255733" calcext:value-type="float">
            <text:p>58.02 </text:p>
          </table:table-cell>
          <table:table-cell office:value-type="float" office:value="72.69736166372" calcext:value-type="float">
            <text:p>72.70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12-2013</text:p>
          </table:table-cell>
          <table:table-cell office:value-type="float" office:value="960029" calcext:value-type="float">
            <text:p>960,029 </text:p>
          </table:table-cell>
          <table:table-cell office:value-type="float" office:value="45.3507014974727" calcext:value-type="float">
            <text:p>45.35 </text:p>
          </table:table-cell>
          <table:table-cell office:value-type="float" office:value="56.8254991643652" calcext:value-type="float">
            <text:p>56.83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12-2013</text:p>
          </table:table-cell>
          <table:table-cell office:value-type="float" office:value="1193795" calcext:value-type="float">
            <text:p>1,193,795 </text:p>
          </table:table-cell>
          <table:table-cell office:value-type="float" office:value="77.6149145049087" calcext:value-type="float">
            <text:p>77.61 </text:p>
          </table:table-cell>
          <table:table-cell office:value-type="float" office:value="97.2533194351304" calcext:value-type="float">
            <text:p>97.25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12-2013</text:p>
          </table:table-cell>
          <table:table-cell office:value-type="float" office:value="1197575" calcext:value-type="float">
            <text:p>1,197,575 </text:p>
          </table:table-cell>
          <table:table-cell office:value-type="float" office:value="63.511614340263" calcext:value-type="float">
            <text:p>63.51 </text:p>
          </table:table-cell>
          <table:table-cell office:value-type="float" office:value="79.5815515184749" calcext:value-type="float">
            <text:p>79.58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12-2013</text:p>
          </table:table-cell>
          <table:table-cell office:value-type="float" office:value="620629" calcext:value-type="float">
            <text:p>620,629 </text:p>
          </table:table-cell>
          <table:table-cell office:value-type="float" office:value="51.1395023071852" calcext:value-type="float">
            <text:p>51.14 </text:p>
          </table:table-cell>
          <table:table-cell office:value-type="float" office:value="64.0790031833345" calcext:value-type="float">
            <text:p>64.08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12-2013</text:p>
          </table:table-cell>
          <table:table-cell office:value-type="float" office:value="3065499" calcext:value-type="float">
            <text:p>3,065,499 </text:p>
          </table:table-cell>
          <table:table-cell office:value-type="float" office:value="84.5841565035042" calcext:value-type="float">
            <text:p>84.58 </text:p>
          </table:table-cell>
          <table:table-cell office:value-type="float" office:value="105.985944119878" calcext:value-type="float">
            <text:p>105.99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12-2013</text:p>
          </table:table-cell>
          <table:table-cell office:value-type="float" office:value="7839546" calcext:value-type="float">
            <text:p>7,839,546 </text:p>
          </table:table-cell>
          <table:table-cell office:value-type="float" office:value="77.3687763379948" calcext:value-type="float">
            <text:p>77.37 </text:p>
          </table:table-cell>
          <table:table-cell office:value-type="float" office:value="96.9449025036071" calcext:value-type="float">
            <text:p>96.94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12-2013</text:p>
          </table:table-cell>
          <table:table-cell office:value-type="float" office:value="18444193" calcext:value-type="float">
            <text:p>18,444,193 </text:p>
          </table:table-cell>
          <table:table-cell office:value-type="float" office:value="58.5751220302273" calcext:value-type="float">
            <text:p>58.58 </text:p>
          </table:table-cell>
          <table:table-cell office:value-type="float" office:value="73.3960101624175" calcext:value-type="float">
            <text:p>73.40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12-2013</text:p>
          </table:table-cell>
          <table:table-cell office:value-type="float" office:value="4353385" calcext:value-type="float">
            <text:p>4,353,385 </text:p>
          </table:table-cell>
          <table:table-cell office:value-type="float" office:value="80.7842973519642" calcext:value-type="float">
            <text:p>80.78 </text:p>
          </table:table-cell>
          <table:table-cell office:value-type="float" office:value="101.22463093374" calcext:value-type="float">
            <text:p>101.22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12-2013</text:p>
          </table:table-cell>
          <table:table-cell office:value-type="float" office:value="185669" calcext:value-type="float">
            <text:p>185,669 </text:p>
          </table:table-cell>
          <table:table-cell office:value-type="float" office:value="81.1490384615385" calcext:value-type="float">
            <text:p>81.15 </text:p>
          </table:table-cell>
          <table:table-cell office:value-type="float" office:value="101.681660151214" calcext:value-type="float">
            <text:p>101.68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12-2013</text:p>
          </table:table-cell>
          <table:table-cell office:value-type="float" office:value="4348351" calcext:value-type="float">
            <text:p>4,348,351 </text:p>
          </table:table-cell>
          <table:table-cell office:value-type="float" office:value="120.186594803759" calcext:value-type="float">
            <text:p>120.19 </text:p>
          </table:table-cell>
          <table:table-cell office:value-type="float" office:value="150.596639458146" calcext:value-type="float">
            <text:p>150.60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12-2013</text:p>
          </table:table-cell>
          <table:table-cell office:value-type="float" office:value="3856500" calcext:value-type="float">
            <text:p>3,856,500 </text:p>
          </table:table-cell>
          <table:table-cell office:value-type="float" office:value="55.4525062548529" calcext:value-type="float">
            <text:p>55.45 </text:p>
          </table:table-cell>
          <table:table-cell office:value-type="float" office:value="69.4832989082364" calcext:value-type="float">
            <text:p>69.48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12-2013</text:p>
          </table:table-cell>
          <table:table-cell office:value-type="float" office:value="419586" calcext:value-type="float">
            <text:p>419,586 </text:p>
          </table:table-cell>
          <table:table-cell office:value-type="float" office:value="56.4946815672546" calcext:value-type="float">
            <text:p>56.49 </text:p>
          </table:table-cell>
          <table:table-cell office:value-type="float" office:value="70.7891691679788" calcext:value-type="float">
            <text:p>70.79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12-2013</text:p>
          </table:table-cell>
          <table:table-cell office:value-type="float" office:value="1411863" calcext:value-type="float">
            <text:p>1,411,863 </text:p>
          </table:table-cell>
          <table:table-cell office:value-type="float" office:value="58.9627479640844" calcext:value-type="float">
            <text:p>58.96 </text:p>
          </table:table-cell>
          <table:table-cell office:value-type="float" office:value="73.8817146047558" calcext:value-type="float">
            <text:p>73.88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12-2013</text:p>
          </table:table-cell>
          <table:table-cell office:value-type="float" office:value="998835" calcext:value-type="float">
            <text:p>998,835 </text:p>
          </table:table-cell>
          <table:table-cell office:value-type="float" office:value="62.3726114649682" calcext:value-type="float">
            <text:p>62.37 </text:p>
          </table:table-cell>
          <table:table-cell office:value-type="float" office:value="78.1543540374859" calcext:value-type="float">
            <text:p>78.15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12-2013</text:p>
          </table:table-cell>
          <table:table-cell table:style-name="ce12" office:value-type="float" office:value="583939" calcext:value-type="float">
            <text:p><text:s/>$583,939 </text:p>
          </table:table-cell>
          <table:table-cell table:style-name="ce24" office:value-type="float" office:value="51.4076063033718" calcext:value-type="float">
            <text:p><text:s/>$51.41 </text:p>
          </table:table-cell>
          <table:table-cell office:value-type="float" office:value="64.4149438172872" calcext:value-type="float">
            <text:p>64.41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12-2013</text:p>
          </table:table-cell>
          <table:table-cell office:value-type="float" office:value="2230532" calcext:value-type="float">
            <text:p>2,230,532 </text:p>
          </table:table-cell>
          <table:table-cell office:value-type="float" office:value="86.7742462555923" calcext:value-type="float">
            <text:p>86.77 </text:p>
          </table:table-cell>
          <table:table-cell office:value-type="float" office:value="108.730178261088" calcext:value-type="float">
            <text:p>108.73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12-2013</text:p>
          </table:table-cell>
          <table:table-cell office:value-type="float" office:value="25446810" calcext:value-type="float">
            <text:p>25,446,810 </text:p>
          </table:table-cell>
          <table:table-cell office:value-type="float" office:value="76.3588324786273" calcext:value-type="float">
            <text:p>76.36 </text:p>
          </table:table-cell>
          <table:table-cell office:value-type="float" office:value="95.679419015116" calcext:value-type="float">
            <text:p>95.68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12-2013</text:p>
          </table:table-cell>
          <table:table-cell office:value-type="float" office:value="2176867" calcext:value-type="float">
            <text:p>2,176,867 </text:p>
          </table:table-cell>
          <table:table-cell office:value-type="float" office:value="64.5820452724953" calcext:value-type="float">
            <text:p>64.58 </text:p>
          </table:table-cell>
          <table:table-cell office:value-type="float" office:value="80.9228267366425" calcext:value-type="float">
            <text:p>80.92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12-2013</text:p>
          </table:table-cell>
          <table:table-cell office:value-type="float" office:value="857679" calcext:value-type="float">
            <text:p>857,679 </text:p>
          </table:table-cell>
          <table:table-cell office:value-type="float" office:value="66.3889619939624" calcext:value-type="float">
            <text:p>66.39 </text:p>
          </table:table-cell>
          <table:table-cell office:value-type="float" office:value="83.1869360283483" calcext:value-type="float">
            <text:p>83.19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12-2013</text:p>
          </table:table-cell>
          <table:table-cell office:value-type="float" office:value="933512" calcext:value-type="float">
            <text:p>933,512 </text:p>
          </table:table-cell>
          <table:table-cell office:value-type="float" office:value="69.2927553444181" calcext:value-type="float">
            <text:p>69.29 </text:p>
          </table:table-cell>
          <table:table-cell office:value-type="float" office:value="86.8254576203242" calcext:value-type="float">
            <text:p>86.83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12-2013</text:p>
          </table:table-cell>
          <table:table-cell office:value-type="float" office:value="757372" calcext:value-type="float">
            <text:p>757,372 </text:p>
          </table:table-cell>
          <table:table-cell office:value-type="float" office:value="85.2608353033885" calcext:value-type="float">
            <text:p>85.26 </text:p>
          </table:table-cell>
          <table:table-cell office:value-type="float" office:value="106.833838624432" calcext:value-type="float">
            <text:p>106.83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12-2013</text:p>
          </table:table-cell>
          <table:table-cell office:value-type="float" office:value="2076551" calcext:value-type="float">
            <text:p>2,076,551 </text:p>
          </table:table-cell>
          <table:table-cell office:value-type="float" office:value="64.543281633668" calcext:value-type="float">
            <text:p>64.54 </text:p>
          </table:table-cell>
          <table:table-cell office:value-type="float" office:value="80.8742549824456" calcext:value-type="float">
            <text:p>80.87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12-2013</text:p>
          </table:table-cell>
          <table:table-cell office:value-type="float" office:value="492178" calcext:value-type="float">
            <text:p>492,178 </text:p>
          </table:table-cell>
          <table:table-cell office:value-type="float" office:value="44.7068761922064" calcext:value-type="float">
            <text:p>44.71 </text:p>
          </table:table-cell>
          <table:table-cell office:value-type="float" office:value="56.018770863846" calcext:value-type="float">
            <text:p>56.02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12-2013</text:p>
          </table:table-cell>
          <table:table-cell office:value-type="float" office:value="3923985" calcext:value-type="float">
            <text:p>3,923,985 </text:p>
          </table:table-cell>
          <table:table-cell office:value-type="float" office:value="41.0347081337712" calcext:value-type="float">
            <text:p>41.03 </text:p>
          </table:table-cell>
          <table:table-cell office:value-type="float" office:value="51.4174576306285" calcext:value-type="float">
            <text:p>51.42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12-2013</text:p>
          </table:table-cell>
          <table:table-cell office:value-type="float" office:value="1088332" calcext:value-type="float">
            <text:p>1,088,332 </text:p>
          </table:table-cell>
          <table:table-cell office:value-type="float" office:value="72.180129990715" calcext:value-type="float">
            <text:p>72.18 </text:p>
          </table:table-cell>
          <table:table-cell office:value-type="float" office:value="90.4434061885397" calcext:value-type="float">
            <text:p>90.44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12-2013</text:p>
          </table:table-cell>
          <table:table-cell office:value-type="float" office:value="913096" calcext:value-type="float">
            <text:p>913,096 </text:p>
          </table:table-cell>
          <table:table-cell office:value-type="float" office:value="47.4163161447785" calcext:value-type="float">
            <text:p>47.42 </text:p>
          </table:table-cell>
          <table:table-cell office:value-type="float" office:value="59.413763061913" calcext:value-type="float">
            <text:p>59.41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12-2013</text:p>
          </table:table-cell>
          <table:table-cell office:value-type="float" office:value="798489" calcext:value-type="float">
            <text:p>798,489 </text:p>
          </table:table-cell>
          <table:table-cell office:value-type="float" office:value="64.1820593199904" calcext:value-type="float">
            <text:p>64.18 </text:p>
          </table:table-cell>
          <table:table-cell office:value-type="float" office:value="80.421634899266" calcext:value-type="float">
            <text:p>80.42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12-2013</text:p>
          </table:table-cell>
          <table:table-cell office:value-type="float" office:value="592594" calcext:value-type="float">
            <text:p>592,594 </text:p>
          </table:table-cell>
          <table:table-cell office:value-type="float" office:value="47.5368201508102" calcext:value-type="float">
            <text:p>47.54 </text:p>
          </table:table-cell>
          <table:table-cell office:value-type="float" office:value="59.56475742513" calcext:value-type="float">
            <text:p>59.56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12-2013</text:p>
          </table:table-cell>
          <table:table-cell office:value-type="float" office:value="1013385" calcext:value-type="float">
            <text:p>1,013,385 </text:p>
          </table:table-cell>
          <table:table-cell office:value-type="float" office:value="63.9157994323557" calcext:value-type="float">
            <text:p>63.92 </text:p>
          </table:table-cell>
          <table:table-cell office:value-type="float" office:value="80.0880049768462" calcext:value-type="float">
            <text:p>80.09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12-2013</text:p>
          </table:table-cell>
          <table:table-cell office:value-type="float" office:value="1859195" calcext:value-type="float">
            <text:p>1,859,195 </text:p>
          </table:table-cell>
          <table:table-cell office:value-type="float" office:value="54.6838142298303" calcext:value-type="float">
            <text:p>54.68 </text:p>
          </table:table-cell>
          <table:table-cell office:value-type="float" office:value="68.5201096612517" calcext:value-type="float">
            <text:p>68.52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12-2013</text:p>
          </table:table-cell>
          <table:table-cell office:value-type="float" office:value="1787455" calcext:value-type="float">
            <text:p>1,787,455 </text:p>
          </table:table-cell>
          <table:table-cell office:value-type="float" office:value="73.8160231261615" calcext:value-type="float">
            <text:p>73.82 </text:p>
          </table:table-cell>
          <table:table-cell office:value-type="float" office:value="92.493218891139" calcext:value-type="float">
            <text:p>92.49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12-2013</text:p>
          </table:table-cell>
          <table:table-cell office:value-type="float" office:value="1559576" calcext:value-type="float">
            <text:p>1,559,576 </text:p>
          </table:table-cell>
          <table:table-cell office:value-type="float" office:value="83.4399443582473" calcext:value-type="float">
            <text:p>83.44 </text:p>
          </table:table-cell>
          <table:table-cell office:value-type="float" office:value="104.552219300698" calcext:value-type="float">
            <text:p>104.55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12-2013</text:p>
          </table:table-cell>
          <table:table-cell office:value-type="float" office:value="5347739" calcext:value-type="float">
            <text:p>5,347,739 </text:p>
          </table:table-cell>
          <table:table-cell office:value-type="float" office:value="84.7166574257426" calcext:value-type="float">
            <text:p>84.72 </text:p>
          </table:table-cell>
          <table:table-cell office:value-type="float" office:value="106.151970902206" calcext:value-type="float">
            <text:p>106.15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12-2013</text:p>
          </table:table-cell>
          <table:table-cell office:value-type="float" office:value="1372652" calcext:value-type="float">
            <text:p>1,372,652 </text:p>
          </table:table-cell>
          <table:table-cell office:value-type="float" office:value="48.3430302176516" calcext:value-type="float">
            <text:p>48.34 </text:p>
          </table:table-cell>
          <table:table-cell office:value-type="float" office:value="60.5749576638662" calcext:value-type="float">
            <text:p>60.57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12-2013</text:p>
          </table:table-cell>
          <table:table-cell office:value-type="float" office:value="1298839" calcext:value-type="float">
            <text:p>1,298,839 </text:p>
          </table:table-cell>
          <table:table-cell office:value-type="float" office:value="55.5534217279726" calcext:value-type="float">
            <text:p>55.55 </text:p>
          </table:table-cell>
          <table:table-cell office:value-type="float" office:value="69.6097483774635" calcext:value-type="float">
            <text:p>69.61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12-2013</text:p>
          </table:table-cell>
          <table:table-cell office:value-type="float" office:value="2811558" calcext:value-type="float">
            <text:p>2,811,558 </text:p>
          </table:table-cell>
          <table:table-cell office:value-type="float" office:value="78.2836697758597" calcext:value-type="float">
            <text:p>78.28 </text:p>
          </table:table-cell>
          <table:table-cell office:value-type="float" office:value="98.091285570951" calcext:value-type="float">
            <text:p>98.09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12-2013</text:p>
          </table:table-cell>
          <table:table-cell office:value-type="float" office:value="43742000" calcext:value-type="float">
            <text:p>43,742,000 </text:p>
          </table:table-cell>
          <table:table-cell office:value-type="float" office:value="103.859779088431" calcext:value-type="float">
            <text:p>103.86 </text:p>
          </table:table-cell>
          <table:table-cell office:value-type="float" office:value="130.138754085859" calcext:value-type="float">
            <text:p>130.14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12-2013</text:p>
          </table:table-cell>
          <table:table-cell office:value-type="float" office:value="2588075" calcext:value-type="float">
            <text:p>2,588,075 </text:p>
          </table:table-cell>
          <table:table-cell office:value-type="float" office:value="74.8020173993468" calcext:value-type="float">
            <text:p>74.80 </text:p>
          </table:table-cell>
          <table:table-cell office:value-type="float" office:value="93.7286929829804" calcext:value-type="float">
            <text:p>93.73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12-2013</text:p>
          </table:table-cell>
          <table:table-cell office:value-type="float" office:value="503019" calcext:value-type="float">
            <text:p>503,019 </text:p>
          </table:table-cell>
          <table:table-cell office:value-type="float" office:value="67.4559474319431" calcext:value-type="float">
            <text:p>67.46 </text:p>
          </table:table-cell>
          <table:table-cell office:value-type="float" office:value="84.5238939609118" calcext:value-type="float">
            <text:p>84.52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12-2013</text:p>
          </table:table-cell>
          <table:table-cell office:value-type="float" office:value="512541" calcext:value-type="float">
            <text:p>512,541 </text:p>
          </table:table-cell>
          <table:table-cell office:value-type="float" office:value="55.0113770526994" calcext:value-type="float">
            <text:p>55.01 </text:p>
          </table:table-cell>
          <table:table-cell office:value-type="float" office:value="68.9305536081499" calcext:value-type="float">
            <text:p>68.93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12-2013</text:p>
          </table:table-cell>
          <table:table-cell office:value-type="float" office:value="8926435" calcext:value-type="float">
            <text:p>8,926,435 </text:p>
          </table:table-cell>
          <table:table-cell office:value-type="float" office:value="95.7196855966372" calcext:value-type="float">
            <text:p>95.72 </text:p>
          </table:table-cell>
          <table:table-cell office:value-type="float" office:value="119.939024850324" calcext:value-type="float">
            <text:p>119.94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12-2013</text:p>
          </table:table-cell>
          <table:table-cell office:value-type="float" office:value="1274748" calcext:value-type="float">
            <text:p>1,274,748 </text:p>
          </table:table-cell>
          <table:table-cell office:value-type="float" office:value="57.7070167496605" calcext:value-type="float">
            <text:p>57.71 </text:p>
          </table:table-cell>
          <table:table-cell office:value-type="float" office:value="72.3082537602772" calcext:value-type="float">
            <text:p>72.31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12-2013</text:p>
          </table:table-cell>
          <table:table-cell office:value-type="float" office:value="5729412" calcext:value-type="float">
            <text:p>5,729,412 </text:p>
          </table:table-cell>
          <table:table-cell office:value-type="float" office:value="73.8792794419156" calcext:value-type="float">
            <text:p>73.88 </text:p>
          </table:table-cell>
          <table:table-cell office:value-type="float" office:value="92.5724805475046" calcext:value-type="float">
            <text:p>92.57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12-2013</text:p>
          </table:table-cell>
          <table:table-cell office:value-type="float" office:value="1943659" calcext:value-type="float">
            <text:p>1,943,659 </text:p>
          </table:table-cell>
          <table:table-cell office:value-type="float" office:value="67.277916233991" calcext:value-type="float">
            <text:p>67.28 </text:p>
          </table:table-cell>
          <table:table-cell office:value-type="float" office:value="84.300816668689" calcext:value-type="float">
            <text:p>84.30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12-2013</text:p>
          </table:table-cell>
          <table:table-cell office:value-type="float" office:value="6806320" calcext:value-type="float">
            <text:p>6,806,320 </text:p>
          </table:table-cell>
          <table:table-cell office:value-type="float" office:value="290.310087438686" calcext:value-type="float">
            <text:p>290.31 </text:p>
          </table:table-cell>
          <table:table-cell office:value-type="float" office:value="363.765390312059" calcext:value-type="float">
            <text:p>363.77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12-2013</text:p>
          </table:table-cell>
          <table:table-cell office:value-type="float" office:value="2238760" calcext:value-type="float">
            <text:p>2,238,760 </text:p>
          </table:table-cell>
          <table:table-cell office:value-type="float" office:value="52.2928150985705" calcext:value-type="float">
            <text:p>52.29 </text:p>
          </table:table-cell>
          <table:table-cell office:value-type="float" office:value="65.5241313268708" calcext:value-type="float">
            <text:p>65.52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12-2013</text:p>
          </table:table-cell>
          <table:table-cell office:value-type="float" office:value="2428136" calcext:value-type="float">
            <text:p>2,428,136 </text:p>
          </table:table-cell>
          <table:table-cell office:value-type="float" office:value="75.6145989038366" calcext:value-type="float">
            <text:p>75.61 </text:p>
          </table:table-cell>
          <table:table-cell office:value-type="float" office:value="94.7468767834435" calcext:value-type="float">
            <text:p>94.7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12-2013</text:p>
          </table:table-cell>
          <table:table-cell office:value-type="float" office:value="1271154" calcext:value-type="float">
            <text:p>1,271,154 </text:p>
          </table:table-cell>
          <table:table-cell office:value-type="float" office:value="68.0562158689367" calcext:value-type="float">
            <text:p>68.06 </text:p>
          </table:table-cell>
          <table:table-cell office:value-type="float" office:value="85.2760444776281" calcext:value-type="float">
            <text:p>85.28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12-2013</text:p>
          </table:table-cell>
          <table:table-cell office:value-type="float" office:value="8920094" calcext:value-type="float">
            <text:p>8,920,094 </text:p>
          </table:table-cell>
          <table:table-cell office:value-type="float" office:value="71.6323819925156" calcext:value-type="float">
            <text:p>71.63 </text:p>
          </table:table-cell>
          <table:table-cell office:value-type="float" office:value="89.7570650210124" calcext:value-type="float">
            <text:p>89.76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12-2013</text:p>
          </table:table-cell>
          <table:table-cell office:value-type="float" office:value="27383600" calcext:value-type="float">
            <text:p>27,383,600 </text:p>
          </table:table-cell>
          <table:table-cell office:value-type="float" office:value="206.327654668887" calcext:value-type="float">
            <text:p>206.33 </text:p>
          </table:table-cell>
          <table:table-cell office:value-type="float" office:value="258.533420230019" calcext:value-type="float">
            <text:p>258.53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12-2013</text:p>
          </table:table-cell>
          <table:table-cell office:value-type="float" office:value="615295" calcext:value-type="float">
            <text:p>615,295 </text:p>
          </table:table-cell>
          <table:table-cell office:value-type="float" office:value="88.8256099321496" calcext:value-type="float">
            <text:p>88.83 </text:p>
          </table:table-cell>
          <table:table-cell office:value-type="float" office:value="111.300585355992" calcext:value-type="float">
            <text:p>111.30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12-2013</text:p>
          </table:table-cell>
          <table:table-cell office:value-type="float" office:value="964421" calcext:value-type="float">
            <text:p>964,421 </text:p>
          </table:table-cell>
          <table:table-cell office:value-type="float" office:value="79.4481423510998" calcext:value-type="float">
            <text:p>79.45 </text:p>
          </table:table-cell>
          <table:table-cell office:value-type="float" office:value="99.5503971870066" calcext:value-type="float">
            <text:p>99.55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12-2013</text:p>
          </table:table-cell>
          <table:table-cell office:value-type="float" office:value="3395907" calcext:value-type="float">
            <text:p>3,395,907 </text:p>
          </table:table-cell>
          <table:table-cell office:value-type="float" office:value="75.9795726591341" calcext:value-type="float">
            <text:p>75.98 </text:p>
          </table:table-cell>
          <table:table-cell office:value-type="float" office:value="95.2041975114996" calcext:value-type="float">
            <text:p>95.20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12-2013</text:p>
          </table:table-cell>
          <table:table-cell office:value-type="float" office:value="2437268" calcext:value-type="float">
            <text:p>2,437,268 </text:p>
          </table:table-cell>
          <table:table-cell office:value-type="float" office:value="64.0089292748904" calcext:value-type="float">
            <text:p>64.01 </text:p>
          </table:table-cell>
          <table:table-cell office:value-type="float" office:value="80.2046988672246" calcext:value-type="float">
            <text:p>80.20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12-2013</text:p>
          </table:table-cell>
          <table:table-cell office:value-type="float" office:value="6012560" calcext:value-type="float">
            <text:p>6,012,560 </text:p>
          </table:table-cell>
          <table:table-cell office:value-type="float" office:value="108.375421330594" calcext:value-type="float">
            <text:p>108.38 </text:p>
          </table:table-cell>
          <table:table-cell office:value-type="float" office:value="135.796960375631" calcext:value-type="float">
            <text:p>135.80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12-2013</text:p>
          </table:table-cell>
          <table:table-cell office:value-type="float" office:value="922526" calcext:value-type="float">
            <text:p>922,526 </text:p>
          </table:table-cell>
          <table:table-cell office:value-type="float" office:value="52.111280573914" calcext:value-type="float">
            <text:p>52.11 </text:p>
          </table:table-cell>
          <table:table-cell office:value-type="float" office:value="65.2966642836159" calcext:value-type="float">
            <text:p>65.30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12-2013</text:p>
          </table:table-cell>
          <table:table-cell office:value-type="float" office:value="2594826" calcext:value-type="float">
            <text:p>2,594,826 </text:p>
          </table:table-cell>
          <table:table-cell office:value-type="float" office:value="63.6049122462987" calcext:value-type="float">
            <text:p>63.60 </text:p>
          </table:table-cell>
          <table:table-cell office:value-type="float" office:value="79.698455996386" calcext:value-type="float">
            <text:p>79.70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12-2013</text:p>
          </table:table-cell>
          <table:table-cell office:value-type="float" office:value="1864923" calcext:value-type="float">
            <text:p>1,864,923 </text:p>
          </table:table-cell>
          <table:table-cell office:value-type="float" office:value="63.0808753889866" calcext:value-type="float">
            <text:p>63.08 </text:p>
          </table:table-cell>
          <table:table-cell office:value-type="float" office:value="79.0418254479271" calcext:value-type="float">
            <text:p>79.04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12-2013</text:p>
          </table:table-cell>
          <table:table-cell table:style-name="ce14" office:value-type="float" office:value="3765095" calcext:value-type="float">
            <text:p>3,765,095 </text:p>
          </table:table-cell>
          <table:table-cell office:value-type="float" office:value="56.6793370265551" calcext:value-type="float">
            <text:p>56.68 </text:p>
          </table:table-cell>
          <table:table-cell office:value-type="float" office:value="71.0205468159906" calcext:value-type="float">
            <text:p>71.02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6541211" calcext:value-type="float">
            <text:p><text:s/>$6,541,211 </text:p>
          </table:table-cell>
          <table:table-cell table:style-name="ce24" office:value-type="float" office:value="45.5947903306753" calcext:value-type="float">
            <text:p><text:s/>$45.59 </text:p>
          </table:table-cell>
          <table:table-cell office:value-type="float" office:value="63.7854873670126" calcext:value-type="float">
            <text:p>63.79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71208" calcext:value-type="float">
            <text:p>1,271,208 </text:p>
          </table:table-cell>
          <table:table-cell office:value-type="float" office:value="71.496512935883" calcext:value-type="float">
            <text:p>71.50 </text:p>
          </table:table-cell>
          <table:table-cell office:value-type="float" office:value="100.021074547831" calcext:value-type="float">
            <text:p>100.02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6948" calcext:value-type="float">
            <text:p>446,948 </text:p>
          </table:table-cell>
          <table:table-cell office:value-type="float" office:value="64.9539311146636" calcext:value-type="float">
            <text:p>64.95 </text:p>
          </table:table-cell>
          <table:table-cell office:value-type="float" office:value="90.8682356581595" calcext:value-type="float">
            <text:p>90.87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28769" calcext:value-type="float">
            <text:p>2,628,769 </text:p>
          </table:table-cell>
          <table:table-cell office:value-type="float" office:value="59.1119830901037" calcext:value-type="float">
            <text:p>59.11 </text:p>
          </table:table-cell>
          <table:table-cell office:value-type="float" office:value="82.6955584900706" calcext:value-type="float">
            <text:p>82.70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984239" calcext:value-type="float">
            <text:p>11,984,239 </text:p>
          </table:table-cell>
          <table:table-cell office:value-type="float" office:value="53.0515498145181" calcext:value-type="float">
            <text:p>53.05 </text:p>
          </table:table-cell>
          <table:table-cell office:value-type="float" office:value="74.2172282392917" calcext:value-type="float">
            <text:p>74.22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83048" calcext:value-type="float">
            <text:p>1,083,048 </text:p>
          </table:table-cell>
          <table:table-cell office:value-type="float" office:value="61.691045796309" calcext:value-type="float">
            <text:p>61.69 </text:p>
          </table:table-cell>
          <table:table-cell office:value-type="float" office:value="86.3035753374409" calcext:value-type="float">
            <text:p>86.30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07723" calcext:value-type="float">
            <text:p>507,723 </text:p>
          </table:table-cell>
          <table:table-cell office:value-type="float" office:value="83.3425804333552" calcext:value-type="float">
            <text:p>83.34 </text:p>
          </table:table-cell>
          <table:table-cell office:value-type="float" office:value="116.593300962928" calcext:value-type="float">
            <text:p>116.59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540401" calcext:value-type="float">
            <text:p>3,540,401 </text:p>
          </table:table-cell>
          <table:table-cell office:value-type="float" office:value="81.7040755100157" calcext:value-type="float">
            <text:p>81.70 </text:p>
          </table:table-cell>
          <table:table-cell office:value-type="float" office:value="114.301090946597" calcext:value-type="float">
            <text:p>114.30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42233" calcext:value-type="float">
            <text:p>642,233 </text:p>
          </table:table-cell>
          <table:table-cell office:value-type="float" office:value="108.010931718803" calcext:value-type="float">
            <text:p>108.01 </text:p>
          </table:table-cell>
          <table:table-cell office:value-type="float" office:value="151.103445606017" calcext:value-type="float">
            <text:p>151.10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87432" calcext:value-type="float">
            <text:p>1,587,432 </text:p>
          </table:table-cell>
          <table:table-cell office:value-type="float" office:value="69.4232484912097" calcext:value-type="float">
            <text:p>69.42 </text:p>
          </table:table-cell>
          <table:table-cell office:value-type="float" office:value="97.1206514493789" calcext:value-type="float">
            <text:p>97.12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03660" calcext:value-type="float">
            <text:p>2,203,660 </text:p>
          </table:table-cell>
          <table:table-cell office:value-type="float" office:value="175.352908410917" calcext:value-type="float">
            <text:p>175.35 </text:p>
          </table:table-cell>
          <table:table-cell office:value-type="float" office:value="245.312471953368" calcext:value-type="float">
            <text:p>245.31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71883" calcext:value-type="float">
            <text:p>1,471,883 </text:p>
          </table:table-cell>
          <table:table-cell office:value-type="float" office:value="169.571774193548" calcext:value-type="float">
            <text:p>169.57 </text:p>
          </table:table-cell>
          <table:table-cell office:value-type="float" office:value="237.224871135059" calcext:value-type="float">
            <text:p>237.22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32131" calcext:value-type="float">
            <text:p>1,532,131 </text:p>
          </table:table-cell>
          <table:table-cell office:value-type="float" office:value="60.1212917909276" calcext:value-type="float">
            <text:p>60.12 </text:p>
          </table:table-cell>
          <table:table-cell office:value-type="float" office:value="84.1075454060958" calcext:value-type="float">
            <text:p>84.11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44115" calcext:value-type="float">
            <text:p>1,244,115 </text:p>
          </table:table-cell>
          <table:table-cell office:value-type="float" office:value="174.612631578947" calcext:value-type="float">
            <text:p>174.61 </text:p>
          </table:table-cell>
          <table:table-cell office:value-type="float" office:value="244.276851037661" calcext:value-type="float">
            <text:p>244.28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621957" calcext:value-type="float">
            <text:p>10,621,957 </text:p>
          </table:table-cell>
          <table:table-cell office:value-type="float" office:value="77.3225766531753" calcext:value-type="float">
            <text:p>77.32 </text:p>
          </table:table-cell>
          <table:table-cell office:value-type="float" office:value="108.171530135928" calcext:value-type="float">
            <text:p>108.17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700422" calcext:value-type="float">
            <text:p>2,700,422 </text:p>
          </table:table-cell>
          <table:table-cell office:value-type="float" office:value="53.9469404878439" calcext:value-type="float">
            <text:p>53.95 </text:p>
          </table:table-cell>
          <table:table-cell office:value-type="float" office:value="75.4698478931546" calcext:value-type="float">
            <text:p>75.47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64366" calcext:value-type="float">
            <text:p>2,664,366 </text:p>
          </table:table-cell>
          <table:table-cell office:value-type="float" office:value="116.96588963519" calcext:value-type="float">
            <text:p>116.97 </text:p>
          </table:table-cell>
          <table:table-cell office:value-type="float" office:value="163.631112712396" calcext:value-type="float">
            <text:p>163.63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7043" calcext:value-type="float">
            <text:p>167,043 </text:p>
          </table:table-cell>
          <table:table-cell office:value-type="float" office:value="23.2100875364735" calcext:value-type="float">
            <text:p>23.21 </text:p>
          </table:table-cell>
          <table:table-cell office:value-type="float" office:value="32.4700856086393" calcext:value-type="float">
            <text:p>32.47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381042" calcext:value-type="float">
            <text:p>4,381,042 </text:p>
          </table:table-cell>
          <table:table-cell office:value-type="float" office:value="57.307476977815" calcext:value-type="float">
            <text:p>57.31 </text:p>
          </table:table-cell>
          <table:table-cell office:value-type="float" office:value="80.1711187241606" calcext:value-type="float">
            <text:p>80.17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999431" calcext:value-type="float">
            <text:p>2,999,431 </text:p>
          </table:table-cell>
          <table:table-cell office:value-type="float" office:value="76.7903481822837" calcext:value-type="float">
            <text:p>76.79 </text:p>
          </table:table-cell>
          <table:table-cell office:value-type="float" office:value="107.426961465687" calcext:value-type="float">
            <text:p>107.43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48351" calcext:value-type="float">
            <text:p>3,348,351 </text:p>
          </table:table-cell>
          <table:table-cell office:value-type="float" office:value="230.285488308116" calcext:value-type="float">
            <text:p>230.29 </text:p>
          </table:table-cell>
          <table:table-cell office:value-type="float" office:value="322.161194266996" calcext:value-type="float">
            <text:p>322.16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77471" calcext:value-type="float">
            <text:p>1,377,471 </text:p>
          </table:table-cell>
          <table:table-cell office:value-type="float" office:value="99.0843763487268" calcext:value-type="float">
            <text:p>99.08 </text:p>
          </table:table-cell>
          <table:table-cell office:value-type="float" office:value="138.615512650092" calcext:value-type="float">
            <text:p>138.62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4189832" calcext:value-type="float">
            <text:p>14,189,832 </text:p>
          </table:table-cell>
          <table:table-cell office:value-type="float" office:value="78.3851690631784" calcext:value-type="float">
            <text:p>78.39 </text:p>
          </table:table-cell>
          <table:table-cell office:value-type="float" office:value="109.658059062873" calcext:value-type="float">
            <text:p>109.66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487569" calcext:value-type="float">
            <text:p>28,487,569 </text:p>
          </table:table-cell>
          <table:table-cell office:value-type="float" office:value="116.759509805931" calcext:value-type="float">
            <text:p>116.76 </text:p>
          </table:table-cell>
          <table:table-cell office:value-type="float" office:value="163.342394683504" calcext:value-type="float">
            <text:p>163.34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18975" calcext:value-type="float">
            <text:p>318,975 </text:p>
          </table:table-cell>
          <table:table-cell office:value-type="float" office:value="77.817760429373" calcext:value-type="float">
            <text:p>77.82 </text:p>
          </table:table-cell>
          <table:table-cell office:value-type="float" office:value="108.864274598002" calcext:value-type="float">
            <text:p>108.86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19745" calcext:value-type="float">
            <text:p>2,219,745 </text:p>
          </table:table-cell>
          <table:table-cell office:value-type="float" office:value="67.3711606167294" calcext:value-type="float">
            <text:p>67.37 </text:p>
          </table:table-cell>
          <table:table-cell office:value-type="float" office:value="94.2498536182153" calcext:value-type="float">
            <text:p>94.25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98843" calcext:value-type="float">
            <text:p>1,698,843 </text:p>
          </table:table-cell>
          <table:table-cell office:value-type="float" office:value="138.794362745098" calcext:value-type="float">
            <text:p>138.79 </text:p>
          </table:table-cell>
          <table:table-cell office:value-type="float" office:value="194.168368958017" calcext:value-type="float">
            <text:p>194.17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656569" calcext:value-type="float">
            <text:p>7,656,569 </text:p>
          </table:table-cell>
          <table:table-cell office:value-type="float" office:value="79.4513635231612" calcext:value-type="float">
            <text:p>79.45 </text:p>
          </table:table-cell>
          <table:table-cell office:value-type="float" office:value="111.149627129417" calcext:value-type="float">
            <text:p>111.15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63639" calcext:value-type="float">
            <text:p>663,639 </text:p>
          </table:table-cell>
          <table:table-cell office:value-type="float" office:value="40.1426929591096" calcext:value-type="float">
            <text:p>40.14 </text:p>
          </table:table-cell>
          <table:table-cell office:value-type="float" office:value="56.1581973741083" calcext:value-type="float">
            <text:p>56.16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758559" calcext:value-type="float">
            <text:p>11,758,559 </text:p>
          </table:table-cell>
          <table:table-cell office:value-type="float" office:value="57.014512359507" calcext:value-type="float">
            <text:p>57.01 </text:p>
          </table:table-cell>
          <table:table-cell office:value-type="float" office:value="79.7612716599557" calcext:value-type="float">
            <text:p>79.76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146740" calcext:value-type="float">
            <text:p>6,146,740 </text:p>
          </table:table-cell>
          <table:table-cell office:value-type="float" office:value="63.2341625002572" calcext:value-type="float">
            <text:p>63.23 </text:p>
          </table:table-cell>
          <table:table-cell office:value-type="float" office:value="88.4623406330298" calcext:value-type="float">
            <text:p>88.46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688712" calcext:value-type="float">
            <text:p>1,688,712 </text:p>
          </table:table-cell>
          <table:table-cell office:value-type="float" office:value="67.6296355626752" calcext:value-type="float">
            <text:p>67.63 </text:p>
          </table:table-cell>
          <table:table-cell office:value-type="float" office:value="94.6114508594735" calcext:value-type="float">
            <text:p>94.61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72538" calcext:value-type="float">
            <text:p>1,172,538 </text:p>
          </table:table-cell>
          <table:table-cell office:value-type="float" office:value="48.4079762199653" calcext:value-type="float">
            <text:p>48.41 </text:p>
          </table:table-cell>
          <table:table-cell office:value-type="float" office:value="67.7210342069251" calcext:value-type="float">
            <text:p>67.72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655954" calcext:value-type="float">
            <text:p>6,655,954 </text:p>
          </table:table-cell>
          <table:table-cell office:value-type="float" office:value="77.6729916444942" calcext:value-type="float">
            <text:p>77.67 </text:p>
          </table:table-cell>
          <table:table-cell office:value-type="float" office:value="108.661748225317" calcext:value-type="float">
            <text:p>108.66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480280" calcext:value-type="float">
            <text:p>26,480,280 </text:p>
          </table:table-cell>
          <table:table-cell office:value-type="float" office:value="60.0125100284195" calcext:value-type="float">
            <text:p>60.01 </text:p>
          </table:table-cell>
          <table:table-cell office:value-type="float" office:value="83.9553635956762" calcext:value-type="float">
            <text:p>83.96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98684" calcext:value-type="float">
            <text:p>1,298,684 </text:p>
          </table:table-cell>
          <table:table-cell office:value-type="float" office:value="61.5519218920328" calcext:value-type="float">
            <text:p>61.55 </text:p>
          </table:table-cell>
          <table:table-cell office:value-type="float" office:value="86.1089459516208" calcext:value-type="float">
            <text:p>86.11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22773" calcext:value-type="float">
            <text:p>322,773 </text:p>
          </table:table-cell>
          <table:table-cell office:value-type="float" office:value="22.6412037037037" calcext:value-type="float">
            <text:p>22.64 </text:p>
          </table:table-cell>
          <table:table-cell office:value-type="float" office:value="31.6742373929711" calcext:value-type="float">
            <text:p>31.67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1850347" calcext:value-type="float">
            <text:p>1,850,347 </text:p>
          </table:table-cell>
          <table:table-cell office:value-type="float" office:value="70.7129972866588" calcext:value-type="float">
            <text:p>70.71 </text:p>
          </table:table-cell>
          <table:table-cell office:value-type="float" office:value="98.9249640671604" calcext:value-type="float">
            <text:p>98.92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2453947" calcext:value-type="float">
            <text:p><text:s/>$2,453,947 </text:p>
          </table:table-cell>
          <table:table-cell table:style-name="ce24" office:value-type="float" office:value="73.6147292635368" calcext:value-type="float">
            <text:p><text:s/>$73.61 </text:p>
          </table:table-cell>
          <table:table-cell office:value-type="float" office:value="94.9648634029082" calcext:value-type="float">
            <text:p>94.96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678275" calcext:value-type="float">
            <text:p>4,678,275 </text:p>
          </table:table-cell>
          <table:table-cell office:value-type="float" office:value="46.4206687834888" calcext:value-type="float">
            <text:p>46.42 </text:p>
          </table:table-cell>
          <table:table-cell office:value-type="float" office:value="59.8838372999249" calcext:value-type="float">
            <text:p>59.88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99035" calcext:value-type="float">
            <text:p>1,399,035 </text:p>
          </table:table-cell>
          <table:table-cell office:value-type="float" office:value="86.466934487021" calcext:value-type="float">
            <text:p>86.47 </text:p>
          </table:table-cell>
          <table:table-cell office:value-type="float" office:value="111.544533336964" calcext:value-type="float">
            <text:p>111.54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76324" calcext:value-type="float">
            <text:p>676,324 </text:p>
          </table:table-cell>
          <table:table-cell office:value-type="float" office:value="52.6691067673857" calcext:value-type="float">
            <text:p>52.67 </text:p>
          </table:table-cell>
          <table:table-cell office:value-type="float" office:value="67.944480401634" calcext:value-type="float">
            <text:p>67.94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15582" calcext:value-type="float">
            <text:p>2,215,582 </text:p>
          </table:table-cell>
          <table:table-cell office:value-type="float" office:value="68.180145248646" calcext:value-type="float">
            <text:p>68.18 </text:p>
          </table:table-cell>
          <table:table-cell office:value-type="float" office:value="87.9541125139367" calcext:value-type="float">
            <text:p>87.95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81594" calcext:value-type="float">
            <text:p>981,594 </text:p>
          </table:table-cell>
          <table:table-cell office:value-type="float" office:value="65.3481126423008" calcext:value-type="float">
            <text:p>65.35 </text:p>
          </table:table-cell>
          <table:table-cell office:value-type="float" office:value="84.3007187936209" calcext:value-type="float">
            <text:p>84.30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051815" calcext:value-type="float">
            <text:p>21,051,815 </text:p>
          </table:table-cell>
          <table:table-cell office:value-type="float" office:value="98.2018024657956" calcext:value-type="float">
            <text:p>98.20 </text:p>
          </table:table-cell>
          <table:table-cell office:value-type="float" office:value="126.682809953672" calcext:value-type="float">
            <text:p>126.68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766414" calcext:value-type="float">
            <text:p>4,766,414 </text:p>
          </table:table-cell>
          <table:table-cell office:value-type="float" office:value="64.5925574588031" calcext:value-type="float">
            <text:p>64.59 </text:p>
          </table:table-cell>
          <table:table-cell office:value-type="float" office:value="83.326033489307" calcext:value-type="float">
            <text:p>83.33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1577" calcext:value-type="float">
            <text:p>541,577 </text:p>
          </table:table-cell>
          <table:table-cell office:value-type="float" office:value="112.899103606421" calcext:value-type="float">
            <text:p>112.90 </text:p>
          </table:table-cell>
          <table:table-cell office:value-type="float" office:value="145.642700306787" calcext:value-type="float">
            <text:p>145.64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329470" calcext:value-type="float">
            <text:p>4,329,470 </text:p>
          </table:table-cell>
          <table:table-cell office:value-type="float" office:value="62.4031767537728" calcext:value-type="float">
            <text:p>62.40 </text:p>
          </table:table-cell>
          <table:table-cell office:value-type="float" office:value="80.501676982529" calcext:value-type="float">
            <text:p>80.50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58786" calcext:value-type="float">
            <text:p>458,786 </text:p>
          </table:table-cell>
          <table:table-cell office:value-type="float" office:value="67.9884410195614" calcext:value-type="float">
            <text:p>67.99 </text:p>
          </table:table-cell>
          <table:table-cell office:value-type="float" office:value="87.7068092077789" calcext:value-type="float">
            <text:p>87.71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93943" calcext:value-type="float">
            <text:p>2,093,943 </text:p>
          </table:table-cell>
          <table:table-cell office:value-type="float" office:value="62.6947812808767" calcext:value-type="float">
            <text:p>62.69 </text:p>
          </table:table-cell>
          <table:table-cell office:value-type="float" office:value="80.877854200881" calcext:value-type="float">
            <text:p>80.88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33844" calcext:value-type="float">
            <text:p>1,233,844 </text:p>
          </table:table-cell>
          <table:table-cell office:value-type="float" office:value="70.9105747126437" calcext:value-type="float">
            <text:p>70.91 </text:p>
          </table:table-cell>
          <table:table-cell office:value-type="float" office:value="91.4764356097883" calcext:value-type="float">
            <text:p>91.48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14642" calcext:value-type="float">
            <text:p>2,114,642 </text:p>
          </table:table-cell>
          <table:table-cell office:value-type="float" office:value="88.0880613180038" calcext:value-type="float">
            <text:p>88.09 </text:p>
          </table:table-cell>
          <table:table-cell office:value-type="float" office:value="113.635827967852" calcext:value-type="float">
            <text:p>113.64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8752" calcext:value-type="float">
            <text:p>1,048,752 </text:p>
          </table:table-cell>
          <table:table-cell office:value-type="float" office:value="61.1766901942484" calcext:value-type="float">
            <text:p>61.18 </text:p>
          </table:table-cell>
          <table:table-cell office:value-type="float" office:value="78.9194782872955" calcext:value-type="float">
            <text:p>78.92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86781" calcext:value-type="float">
            <text:p>3,686,781 </text:p>
          </table:table-cell>
          <table:table-cell office:value-type="float" office:value="67.3273982359064" calcext:value-type="float">
            <text:p>67.33 </text:p>
          </table:table-cell>
          <table:table-cell office:value-type="float" office:value="86.854047290683" calcext:value-type="float">
            <text:p>86.85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40417" calcext:value-type="float">
            <text:p>1,840,417 </text:p>
          </table:table-cell>
          <table:table-cell office:value-type="float" office:value="63.8457295497121" calcext:value-type="float">
            <text:p>63.85 </text:p>
          </table:table-cell>
          <table:table-cell office:value-type="float" office:value="82.3626065898014" calcext:value-type="float">
            <text:p>82.36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97795" calcext:value-type="float">
            <text:p>2,597,795 </text:p>
          </table:table-cell>
          <table:table-cell office:value-type="float" office:value="87.3267110393976" calcext:value-type="float">
            <text:p>87.33 </text:p>
          </table:table-cell>
          <table:table-cell office:value-type="float" office:value="112.653666844216" calcext:value-type="float">
            <text:p>112.65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96661" calcext:value-type="float">
            <text:p>396,661 </text:p>
          </table:table-cell>
          <table:table-cell office:value-type="float" office:value="54.4116598079561" calcext:value-type="float">
            <text:p>54.41 </text:p>
          </table:table-cell>
          <table:table-cell office:value-type="float" office:value="70.192417915303" calcext:value-type="float">
            <text:p>70.19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17661" calcext:value-type="float">
            <text:p>1,217,661 </text:p>
          </table:table-cell>
          <table:table-cell office:value-type="float" office:value="96.9089534421011" calcext:value-type="float">
            <text:p>96.91 </text:p>
          </table:table-cell>
          <table:table-cell office:value-type="float" office:value="125.015002000508" calcext:value-type="float">
            <text:p>125.02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9164048" calcext:value-type="float">
            <text:p>19,164,048 </text:p>
          </table:table-cell>
          <table:table-cell office:value-type="float" office:value="59.9549119168067" calcext:value-type="float">
            <text:p>59.95 </text:p>
          </table:table-cell>
          <table:table-cell office:value-type="float" office:value="77.343353395081" calcext:value-type="float">
            <text:p>77.34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96574" calcext:value-type="float">
            <text:p>796,574 </text:p>
          </table:table-cell>
          <table:table-cell office:value-type="float" office:value="56.0533389627753" calcext:value-type="float">
            <text:p>56.05 </text:p>
          </table:table-cell>
          <table:table-cell office:value-type="float" office:value="72.3102255639692" calcext:value-type="float">
            <text:p>72.31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7398" calcext:value-type="float">
            <text:p>367,398 </text:p>
          </table:table-cell>
          <table:table-cell office:value-type="float" office:value="70.1007441327991" calcext:value-type="float">
            <text:p>70.10 </text:p>
          </table:table-cell>
          <table:table-cell office:value-type="float" office:value="90.4317336708716" calcext:value-type="float">
            <text:p>90.43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453328" calcext:value-type="float">
            <text:p>3,453,328 </text:p>
          </table:table-cell>
          <table:table-cell office:value-type="float" office:value="73.2506363482097" calcext:value-type="float">
            <text:p>73.25 </text:p>
          </table:table-cell>
          <table:table-cell office:value-type="float" office:value="94.4951743295949" calcext:value-type="float">
            <text:p>94.50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72451" calcext:value-type="float">
            <text:p>872,451 </text:p>
          </table:table-cell>
          <table:table-cell office:value-type="float" office:value="86.3812871287129" calcext:value-type="float">
            <text:p>86.38 </text:p>
          </table:table-cell>
          <table:table-cell office:value-type="float" office:value="111.434046077635" calcext:value-type="float">
            <text:p>111.43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72111" calcext:value-type="float">
            <text:p>1,772,111 </text:p>
          </table:table-cell>
          <table:table-cell office:value-type="float" office:value="112.429323689887" calcext:value-type="float">
            <text:p>112.43 </text:p>
          </table:table-cell>
          <table:table-cell office:value-type="float" office:value="145.036672327748" calcext:value-type="float">
            <text:p>145.04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80305" calcext:value-type="float">
            <text:p>1,880,305 </text:p>
          </table:table-cell>
          <table:table-cell office:value-type="float" office:value="67.1106074666286" calcext:value-type="float">
            <text:p>67.11 </text:p>
          </table:table-cell>
          <table:table-cell office:value-type="float" office:value="86.5743817129183" calcext:value-type="float">
            <text:p>86.57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27822" calcext:value-type="float">
            <text:p>927,822 </text:p>
          </table:table-cell>
          <table:table-cell office:value-type="float" office:value="82.2027110835474" calcext:value-type="float">
            <text:p>82.20 </text:p>
          </table:table-cell>
          <table:table-cell office:value-type="float" office:value="106.043577250029" calcext:value-type="float">
            <text:p>106.04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1752491" calcext:value-type="float">
            <text:p>91,752,491 </text:p>
          </table:table-cell>
          <table:table-cell office:value-type="float" office:value="83.7140196875431" calcext:value-type="float">
            <text:p>83.71 </text:p>
          </table:table-cell>
          <table:table-cell office:value-type="float" office:value="107.993203589403" calcext:value-type="float">
            <text:p>107.99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794025" calcext:value-type="float">
            <text:p>4,794,025 </text:p>
          </table:table-cell>
          <table:table-cell office:value-type="float" office:value="72.8796746731529" calcext:value-type="float">
            <text:p>72.88 </text:p>
          </table:table-cell>
          <table:table-cell office:value-type="float" office:value="94.0166243824319" calcext:value-type="float">
            <text:p>94.02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74454" calcext:value-type="float">
            <text:p>574,454 </text:p>
          </table:table-cell>
          <table:table-cell office:value-type="float" office:value="37.0998450012917" calcext:value-type="float">
            <text:p>37.10 </text:p>
          </table:table-cell>
          <table:table-cell office:value-type="float" office:value="47.8597387786882" calcext:value-type="float">
            <text:p>47.86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40989" calcext:value-type="float">
            <text:p>1,540,989 </text:p>
          </table:table-cell>
          <table:table-cell office:value-type="float" office:value="59.2938935703567" calcext:value-type="float">
            <text:p>59.29 </text:p>
          </table:table-cell>
          <table:table-cell office:value-type="float" office:value="76.4906230025978" calcext:value-type="float">
            <text:p>76.49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75279" calcext:value-type="float">
            <text:p>4,075,279 </text:p>
          </table:table-cell>
          <table:table-cell office:value-type="float" office:value="72.3850621669627" calcext:value-type="float">
            <text:p>72.39 </text:p>
          </table:table-cell>
          <table:table-cell office:value-type="float" office:value="93.3785617344043" calcext:value-type="float">
            <text:p>93.38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142598" calcext:value-type="float">
            <text:p>5,142,598 </text:p>
          </table:table-cell>
          <table:table-cell office:value-type="float" office:value="64.9678861994037" calcext:value-type="float">
            <text:p>64.97 </text:p>
          </table:table-cell>
          <table:table-cell office:value-type="float" office:value="83.8102170615201" calcext:value-type="float">
            <text:p>83.81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21783" calcext:value-type="float">
            <text:p>1,121,783 </text:p>
          </table:table-cell>
          <table:table-cell office:value-type="float" office:value="64.9217547311766" calcext:value-type="float">
            <text:p>64.92 </text:p>
          </table:table-cell>
          <table:table-cell office:value-type="float" office:value="83.7507063002554" calcext:value-type="float">
            <text:p>83.75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21652" calcext:value-type="float">
            <text:p>2,121,652 </text:p>
          </table:table-cell>
          <table:table-cell office:value-type="float" office:value="57.3621001973666" calcext:value-type="float">
            <text:p>57.36 </text:p>
          </table:table-cell>
          <table:table-cell office:value-type="float" office:value="73.9985606718122" calcext:value-type="float">
            <text:p>74.00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71970" calcext:value-type="float">
            <text:p>971,970 </text:p>
          </table:table-cell>
          <table:table-cell office:value-type="float" office:value="44.6821128120259" calcext:value-type="float">
            <text:p>44.68 </text:p>
          </table:table-cell>
          <table:table-cell office:value-type="float" office:value="57.6410561065413" calcext:value-type="float">
            <text:p>57.64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59402" calcext:value-type="float">
            <text:p>1,159,402 </text:p>
          </table:table-cell>
          <table:table-cell office:value-type="float" office:value="74.9451842275372" calcext:value-type="float">
            <text:p>74.95 </text:p>
          </table:table-cell>
          <table:table-cell office:value-type="float" office:value="96.6811839705992" calcext:value-type="float">
            <text:p>96.68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05417" calcext:value-type="float">
            <text:p>1,105,417 </text:p>
          </table:table-cell>
          <table:table-cell office:value-type="float" office:value="58.0515176977208" calcext:value-type="float">
            <text:p>58.05 </text:p>
          </table:table-cell>
          <table:table-cell office:value-type="float" office:value="74.8879266914076" calcext:value-type="float">
            <text:p>74.89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26500" calcext:value-type="float">
            <text:p>626,500 </text:p>
          </table:table-cell>
          <table:table-cell office:value-type="float" office:value="51.6445470282747" calcext:value-type="float">
            <text:p>51.64 </text:p>
          </table:table-cell>
          <table:table-cell office:value-type="float" office:value="66.6227724140317" calcext:value-type="float">
            <text:p>66.62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91369" calcext:value-type="float">
            <text:p>3,391,369 </text:p>
          </table:table-cell>
          <table:table-cell office:value-type="float" office:value="93.7256522219766" calcext:value-type="float">
            <text:p>93.73 </text:p>
          </table:table-cell>
          <table:table-cell office:value-type="float" office:value="120.908462880365" calcext:value-type="float">
            <text:p>120.91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986698" calcext:value-type="float">
            <text:p>7,986,698 </text:p>
          </table:table-cell>
          <table:table-cell office:value-type="float" office:value="79.3086471242453" calcext:value-type="float">
            <text:p>79.31 </text:p>
          </table:table-cell>
          <table:table-cell office:value-type="float" office:value="102.310161514836" calcext:value-type="float">
            <text:p>102.31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08072" calcext:value-type="float">
            <text:p>18,208,072 </text:p>
          </table:table-cell>
          <table:table-cell office:value-type="float" office:value="58.595465048175" calcext:value-type="float">
            <text:p>58.60 </text:p>
          </table:table-cell>
          <table:table-cell office:value-type="float" office:value="75.5896325368415" calcext:value-type="float">
            <text:p>75.59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130847" calcext:value-type="float">
            <text:p>4,130,847 </text:p>
          </table:table-cell>
          <table:table-cell office:value-type="float" office:value="76.6860415467726" calcext:value-type="float">
            <text:p>76.69 </text:p>
          </table:table-cell>
          <table:table-cell office:value-type="float" office:value="98.9269339608397" calcext:value-type="float">
            <text:p>98.93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2225" calcext:value-type="float">
            <text:p>182,225 </text:p>
          </table:table-cell>
          <table:table-cell office:value-type="float" office:value="79.400871459695" calcext:value-type="float">
            <text:p>79.40 </text:p>
          </table:table-cell>
          <table:table-cell office:value-type="float" office:value="102.429133241093" calcext:value-type="float">
            <text:p>102.43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60057" calcext:value-type="float">
            <text:p>2,060,057 </text:p>
          </table:table-cell>
          <table:table-cell office:value-type="float" office:value="58.1001494768311" calcext:value-type="float">
            <text:p>58.10 </text:p>
          </table:table-cell>
          <table:table-cell office:value-type="float" office:value="74.9506629169762" calcext:value-type="float">
            <text:p>74.95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71938" calcext:value-type="float">
            <text:p>3,671,938 </text:p>
          </table:table-cell>
          <table:table-cell office:value-type="float" office:value="53.3138484769289" calcext:value-type="float">
            <text:p>53.31 </text:p>
          </table:table-cell>
          <table:table-cell office:value-type="float" office:value="68.7762135206642" calcext:value-type="float">
            <text:p>68.78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34578" calcext:value-type="float">
            <text:p>434,578 </text:p>
          </table:table-cell>
          <table:table-cell office:value-type="float" office:value="61.6510143282735" calcext:value-type="float">
            <text:p>61.65 </text:p>
          </table:table-cell>
          <table:table-cell office:value-type="float" office:value="79.5313684218791" calcext:value-type="float">
            <text:p>79.53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97606" calcext:value-type="float">
            <text:p>1,297,606 </text:p>
          </table:table-cell>
          <table:table-cell office:value-type="float" office:value="55.6124801782883" calcext:value-type="float">
            <text:p>55.61 </text:p>
          </table:table-cell>
          <table:table-cell office:value-type="float" office:value="71.7415065770541" calcext:value-type="float">
            <text:p>71.74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14369" calcext:value-type="float">
            <text:p>1,014,369 </text:p>
          </table:table-cell>
          <table:table-cell office:value-type="float" office:value="62.7742434556594" calcext:value-type="float">
            <text:p>62.77 </text:p>
          </table:table-cell>
          <table:table-cell office:value-type="float" office:value="80.9803624169599" calcext:value-type="float">
            <text:p>80.98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table:style-name="ce8" office:value-type="string" calcext:value-type="string">
            <text:p>2011-2012</text:p>
          </table:table-cell>
          <table:table-cell table:style-name="ce12" office:value-type="float" office:value="579705" calcext:value-type="float">
            <text:p><text:s/>$579,705 </text:p>
          </table:table-cell>
          <table:table-cell table:style-name="ce24" office:value-type="float" office:value="50.5718398325046" calcext:value-type="float">
            <text:p><text:s/>$50.57 </text:p>
          </table:table-cell>
          <table:table-cell office:value-type="float" office:value="65.2389529890775" calcext:value-type="float">
            <text:p>65.24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335742" calcext:value-type="float">
            <text:p>2,335,742 </text:p>
          </table:table-cell>
          <table:table-cell office:value-type="float" office:value="90.9698551176196" calcext:value-type="float">
            <text:p>90.97 </text:p>
          </table:table-cell>
          <table:table-cell office:value-type="float" office:value="117.35341488658" calcext:value-type="float">
            <text:p>117.35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2439980" calcext:value-type="float">
            <text:p>22,439,980 </text:p>
          </table:table-cell>
          <table:table-cell office:value-type="float" office:value="69.1872342655941" calcext:value-type="float">
            <text:p>69.19 </text:p>
          </table:table-cell>
          <table:table-cell office:value-type="float" office:value="89.2532828278921" calcext:value-type="float">
            <text:p>89.25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071358" calcext:value-type="float">
            <text:p>2,071,358 </text:p>
          </table:table-cell>
          <table:table-cell office:value-type="float" office:value="61.9129005260641" calcext:value-type="float">
            <text:p>61.91 </text:p>
          </table:table-cell>
          <table:table-cell office:value-type="float" office:value="79.8692082434623" calcext:value-type="float">
            <text:p>79.87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05491" calcext:value-type="float">
            <text:p>905,491 </text:p>
          </table:table-cell>
          <table:table-cell office:value-type="float" office:value="69.8304156705483" calcext:value-type="float">
            <text:p>69.83 </text:p>
          </table:table-cell>
          <table:table-cell office:value-type="float" office:value="90.0830031145225" calcext:value-type="float">
            <text:p>90.08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67849" calcext:value-type="float">
            <text:p>767,849 </text:p>
          </table:table-cell>
          <table:table-cell office:value-type="float" office:value="57.1997169249106" calcext:value-type="float">
            <text:p>57.20 </text:p>
          </table:table-cell>
          <table:table-cell office:value-type="float" office:value="73.7890821416053" calcext:value-type="float">
            <text:p>73.79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44944" calcext:value-type="float">
            <text:p>744,944 </text:p>
          </table:table-cell>
          <table:table-cell office:value-type="float" office:value="83.3550408414457" calcext:value-type="float">
            <text:p>83.36 </text:p>
          </table:table-cell>
          <table:table-cell office:value-type="float" office:value="107.530111794796" calcext:value-type="float">
            <text:p>107.53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46229" calcext:value-type="float">
            <text:p>2,146,229 </text:p>
          </table:table-cell>
          <table:table-cell office:value-type="float" office:value="65.1636203546272" calcext:value-type="float">
            <text:p>65.16 </text:p>
          </table:table-cell>
          <table:table-cell office:value-type="float" office:value="84.0627190743651" calcext:value-type="float">
            <text:p>84.06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21280" calcext:value-type="float">
            <text:p>521,280 </text:p>
          </table:table-cell>
          <table:table-cell office:value-type="float" office:value="47.1107094441934" calcext:value-type="float">
            <text:p>47.11 </text:p>
          </table:table-cell>
          <table:table-cell office:value-type="float" office:value="60.7740072121401" calcext:value-type="float">
            <text:p>60.77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166989" calcext:value-type="float">
            <text:p>4,166,989 </text:p>
          </table:table-cell>
          <table:table-cell office:value-type="float" office:value="43.8648890479599" calcext:value-type="float">
            <text:p>43.86 </text:p>
          </table:table-cell>
          <table:table-cell office:value-type="float" office:value="56.5868167729114" calcext:value-type="float">
            <text:p>56.59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78389" calcext:value-type="float">
            <text:p>1,078,389 </text:p>
          </table:table-cell>
          <table:table-cell office:value-type="float" office:value="71.4543466737344" calcext:value-type="float">
            <text:p>71.45 </text:p>
          </table:table-cell>
          <table:table-cell office:value-type="float" office:value="92.1779151985055" calcext:value-type="float">
            <text:p>92.18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85761" calcext:value-type="float">
            <text:p>885,761 </text:p>
          </table:table-cell>
          <table:table-cell office:value-type="float" office:value="47.0473787645403" calcext:value-type="float">
            <text:p>47.05 </text:p>
          </table:table-cell>
          <table:table-cell office:value-type="float" office:value="60.692309032949" calcext:value-type="float">
            <text:p>60.69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05455" calcext:value-type="float">
            <text:p>805,455 </text:p>
          </table:table-cell>
          <table:table-cell office:value-type="float" office:value="64.7836403120727" calcext:value-type="float">
            <text:p>64.78 </text:p>
          </table:table-cell>
          <table:table-cell office:value-type="float" office:value="83.5725352049409" calcext:value-type="float">
            <text:p>83.57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00748" calcext:value-type="float">
            <text:p>600,748 </text:p>
          </table:table-cell>
          <table:table-cell office:value-type="float" office:value="48.2567274479878" calcext:value-type="float">
            <text:p>48.26 </text:p>
          </table:table-cell>
          <table:table-cell office:value-type="float" office:value="62.2523994344085" calcext:value-type="float">
            <text:p>62.25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48894" calcext:value-type="float">
            <text:p>1,048,894 </text:p>
          </table:table-cell>
          <table:table-cell office:value-type="float" office:value="65.9391462877978" calcext:value-type="float">
            <text:p>65.94 </text:p>
          </table:table-cell>
          <table:table-cell office:value-type="float" office:value="85.0631671510714" calcext:value-type="float">
            <text:p>85.06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809457" calcext:value-type="float">
            <text:p>1,809,457 </text:p>
          </table:table-cell>
          <table:table-cell office:value-type="float" office:value="53.6691976864897" calcext:value-type="float">
            <text:p>53.67 </text:p>
          </table:table-cell>
          <table:table-cell office:value-type="float" office:value="69.2346229922995" calcext:value-type="float">
            <text:p>69.23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761241" calcext:value-type="float">
            <text:p>1,761,241 </text:p>
          </table:table-cell>
          <table:table-cell office:value-type="float" office:value="72.9141378596564" calcext:value-type="float">
            <text:p>72.91 </text:p>
          </table:table-cell>
          <table:table-cell office:value-type="float" office:value="94.0610827650337" calcext:value-type="float">
            <text:p>94.06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521847" calcext:value-type="float">
            <text:p>1,521,847 </text:p>
          </table:table-cell>
          <table:table-cell office:value-type="float" office:value="81.6660584920848" calcext:value-type="float">
            <text:p>81.67 </text:p>
          </table:table-cell>
          <table:table-cell office:value-type="float" office:value="105.351281828271" calcext:value-type="float">
            <text:p>105.35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392098" calcext:value-type="float">
            <text:p>5,392,098 </text:p>
          </table:table-cell>
          <table:table-cell office:value-type="float" office:value="85.6078811164386" calcext:value-type="float">
            <text:p>85.61 </text:p>
          </table:table-cell>
          <table:table-cell office:value-type="float" office:value="110.436332752525" calcext:value-type="float">
            <text:p>110.44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375344" calcext:value-type="float">
            <text:p>1,375,344 </text:p>
          </table:table-cell>
          <table:table-cell office:value-type="float" office:value="48.6159066808059" calcext:value-type="float">
            <text:p>48.62 </text:p>
          </table:table-cell>
          <table:table-cell office:value-type="float" office:value="62.7157497329557" calcext:value-type="float">
            <text:p>62.72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273949" calcext:value-type="float">
            <text:p>1,273,949 </text:p>
          </table:table-cell>
          <table:table-cell office:value-type="float" office:value="54.1691045156901" calcext:value-type="float">
            <text:p>54.17 </text:p>
          </table:table-cell>
          <table:table-cell office:value-type="float" office:value="69.879515450971" calcext:value-type="float">
            <text:p>69.88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63310" calcext:value-type="float">
            <text:p>2,663,310 </text:p>
          </table:table-cell>
          <table:table-cell office:value-type="float" office:value="74.3359941944848" calcext:value-type="float">
            <text:p>74.34 </text:p>
          </table:table-cell>
          <table:table-cell office:value-type="float" office:value="95.8953134137962" calcext:value-type="float">
            <text:p>95.90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0484000" calcext:value-type="float">
            <text:p>40,484,000 </text:p>
          </table:table-cell>
          <table:table-cell office:value-type="float" office:value="97.662177255742" calcext:value-type="float">
            <text:p>97.66 </text:p>
          </table:table-cell>
          <table:table-cell office:value-type="float" office:value="125.986679778717" calcext:value-type="float">
            <text:p>125.99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38168" calcext:value-type="float">
            <text:p>2,538,168 </text:p>
          </table:table-cell>
          <table:table-cell office:value-type="float" office:value="73.2833261152014" calcext:value-type="float">
            <text:p>73.28 </text:p>
          </table:table-cell>
          <table:table-cell office:value-type="float" office:value="94.5373449561541" calcext:value-type="float">
            <text:p>94.54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446207" calcext:value-type="float">
            <text:p>446,207 </text:p>
          </table:table-cell>
          <table:table-cell office:value-type="float" office:value="60.2168690958165" calcext:value-type="float">
            <text:p>60.22 </text:p>
          </table:table-cell>
          <table:table-cell office:value-type="float" office:value="77.681284784233" calcext:value-type="float">
            <text:p>77.68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41574" calcext:value-type="float">
            <text:p>541,574 </text:p>
          </table:table-cell>
          <table:table-cell office:value-type="float" office:value="58.6309407816391" calcext:value-type="float">
            <text:p>58.63 </text:p>
          </table:table-cell>
          <table:table-cell office:value-type="float" office:value="75.6353971306427" calcext:value-type="float">
            <text:p>75.64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825300" calcext:value-type="float">
            <text:p>8,825,300 </text:p>
          </table:table-cell>
          <table:table-cell office:value-type="float" office:value="95.2161576057052" calcext:value-type="float">
            <text:p>95.22 </text:p>
          </table:table-cell>
          <table:table-cell office:value-type="float" office:value="122.831252539217" calcext:value-type="float">
            <text:p>122.83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85191" calcext:value-type="float">
            <text:p>1,185,191 </text:p>
          </table:table-cell>
          <table:table-cell office:value-type="float" office:value="53.4954186413902" calcext:value-type="float">
            <text:p>53.50 </text:p>
          </table:table-cell>
          <table:table-cell office:value-type="float" office:value="69.0104436270385" calcext:value-type="float">
            <text:p>69.01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5678291" calcext:value-type="float">
            <text:p>5,678,291 </text:p>
          </table:table-cell>
          <table:table-cell office:value-type="float" office:value="73.4606905830757" calcext:value-type="float">
            <text:p>73.46 </text:p>
          </table:table-cell>
          <table:table-cell office:value-type="float" office:value="94.7661496075156" calcext:value-type="float">
            <text:p>94.77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08879" calcext:value-type="float">
            <text:p>2,108,879 </text:p>
          </table:table-cell>
          <table:table-cell office:value-type="float" office:value="72.6848762666299" calcext:value-type="float">
            <text:p>72.68 </text:p>
          </table:table-cell>
          <table:table-cell office:value-type="float" office:value="93.7653295090875" calcext:value-type="float">
            <text:p>93.77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7326581" calcext:value-type="float">
            <text:p>7,326,581 </text:p>
          </table:table-cell>
          <table:table-cell office:value-type="float" office:value="314.7968118931" calcext:value-type="float">
            <text:p>314.80 </text:p>
          </table:table-cell>
          <table:table-cell office:value-type="float" office:value="406.095852557957" calcext:value-type="float">
            <text:p>406.10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85328" calcext:value-type="float">
            <text:p>2,185,328 </text:p>
          </table:table-cell>
          <table:table-cell office:value-type="float" office:value="51.8907726646721" calcext:value-type="float">
            <text:p>51.89 </text:p>
          </table:table-cell>
          <table:table-cell office:value-type="float" office:value="66.9404097151629" calcext:value-type="float">
            <text:p>66.94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581962" calcext:value-type="float">
            <text:p>2,581,962 </text:p>
          </table:table-cell>
          <table:table-cell office:value-type="float" office:value="80.4249314727137" calcext:value-type="float">
            <text:p>80.42 </text:p>
          </table:table-cell>
          <table:table-cell office:value-type="float" office:value="103.750196569392" calcext:value-type="float">
            <text:p>103.7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183706" calcext:value-type="float">
            <text:p>1,183,706 </text:p>
          </table:table-cell>
          <table:table-cell office:value-type="float" office:value="63.2524313348295" calcext:value-type="float">
            <text:p>63.25 </text:p>
          </table:table-cell>
          <table:table-cell office:value-type="float" office:value="81.5972368805438" calcext:value-type="float">
            <text:p>81.60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9448749" calcext:value-type="float">
            <text:p>9,448,749 </text:p>
          </table:table-cell>
          <table:table-cell office:value-type="float" office:value="76.2014322927168" calcext:value-type="float">
            <text:p>76.20 </text:p>
          </table:table-cell>
          <table:table-cell office:value-type="float" office:value="98.301775761175" calcext:value-type="float">
            <text:p>98.30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6230376" calcext:value-type="float">
            <text:p>26,230,376 </text:p>
          </table:table-cell>
          <table:table-cell office:value-type="float" office:value="200.129521542417" calcext:value-type="float">
            <text:p>200.13 </text:p>
          </table:table-cell>
          <table:table-cell office:value-type="float" office:value="258.172146611138" calcext:value-type="float">
            <text:p>258.17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656797" calcext:value-type="float">
            <text:p>656,797 </text:p>
          </table:table-cell>
          <table:table-cell office:value-type="float" office:value="94.2590413318025" calcext:value-type="float">
            <text:p>94.26 </text:p>
          </table:table-cell>
          <table:table-cell office:value-type="float" office:value="121.596548328237" calcext:value-type="float">
            <text:p>121.60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1015828" calcext:value-type="float">
            <text:p>1,015,828 </text:p>
          </table:table-cell>
          <table:table-cell office:value-type="float" office:value="84.2591240875912" calcext:value-type="float">
            <text:p>84.26 </text:p>
          </table:table-cell>
          <table:table-cell office:value-type="float" office:value="108.696402058089" calcext:value-type="float">
            <text:p>108.70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389167" calcext:value-type="float">
            <text:p>3,389,167 </text:p>
          </table:table-cell>
          <table:table-cell office:value-type="float" office:value="74.8557072179521" calcext:value-type="float">
            <text:p>74.86 </text:p>
          </table:table-cell>
          <table:table-cell office:value-type="float" office:value="96.5657563642227" calcext:value-type="float">
            <text:p>96.57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430459" calcext:value-type="float">
            <text:p>2,430,459 </text:p>
          </table:table-cell>
          <table:table-cell office:value-type="float" office:value="64.4889354701762" calcext:value-type="float">
            <text:p>64.49 </text:p>
          </table:table-cell>
          <table:table-cell office:value-type="float" office:value="83.19235850206" calcext:value-type="float">
            <text:p>83.19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3617895" calcext:value-type="float">
            <text:p>3,617,895 </text:p>
          </table:table-cell>
          <table:table-cell office:value-type="float" office:value="65.5665198716903" calcext:value-type="float">
            <text:p>65.57 </text:p>
          </table:table-cell>
          <table:table-cell office:value-type="float" office:value="84.5824696458305" calcext:value-type="float">
            <text:p>84.58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851239" calcext:value-type="float">
            <text:p>851,239 </text:p>
          </table:table-cell>
          <table:table-cell office:value-type="float" office:value="48.7536655211913" calcext:value-type="float">
            <text:p>48.75 </text:p>
          </table:table-cell>
          <table:table-cell office:value-type="float" office:value="62.8934621227263" calcext:value-type="float">
            <text:p>62.89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889069" calcext:value-type="float">
            <text:p>2,889,069 </text:p>
          </table:table-cell>
          <table:table-cell office:value-type="float" office:value="70.4221572212066" calcext:value-type="float">
            <text:p>70.42 </text:p>
          </table:table-cell>
          <table:table-cell office:value-type="float" office:value="90.846364687543" calcext:value-type="float">
            <text:p>90.85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table:style-name="ce8" office:value-type="string" calcext:value-type="string">
            <text:p>2011-2012</text:p>
          </table:table-cell>
          <table:table-cell office:value-type="float" office:value="2163340" calcext:value-type="float">
            <text:p>2,163,340 </text:p>
          </table:table-cell>
          <table:table-cell office:value-type="float" office:value="73.6055255010037" calcext:value-type="float">
            <text:p>73.61 </text:p>
          </table:table-cell>
          <table:table-cell office:value-type="float" office:value="94.9529903163603" calcext:value-type="float">
            <text:p>94.95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table:style-name="ce8" office:value-type="string" calcext:value-type="string">
            <text:p>2011-2012</text:p>
          </table:table-cell>
          <table:table-cell table:style-name="ce14" office:value-type="float" office:value="4027412" calcext:value-type="float">
            <text:p>4,027,412 </text:p>
          </table:table-cell>
          <table:table-cell office:value-type="float" office:value="61.0463674533521" calcext:value-type="float">
            <text:p>61.05 </text:p>
          </table:table-cell>
          <table:table-cell office:value-type="float" office:value="78.7513586540194" calcext:value-type="float">
            <text:p>78.75 </text:p>
          </table:table-cell>
        </table:table-row>
        <table:table-row table:style-name="ro1">
          <table:table-cell table:style-name="ce3" office:value-type="string" calcext:value-type="string">
            <text:p>Alexandria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6090686" calcext:value-type="float">
            <text:p><text:s/>$6,090,686 </text:p>
          </table:table-cell>
          <table:table-cell table:style-name="ce26" office:value-type="float" office:value="43.5154680422388" calcext:value-type="float">
            <text:p><text:s/>$43.52 </text:p>
          </table:table-cell>
          <table:table-cell table:style-name="ce27" office:value-type="float" office:value="65.5094072982932" calcext:value-type="float">
            <text:p>65.51 </text:p>
          </table:table-cell>
        </table:table-row>
        <table:table-row table:style-name="ro1">
          <table:table-cell table:style-name="ce3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0" calcext:value-type="float">
            <text:p>- </text:p>
          </table:table-cell>
          <table:table-cell table:number-columns-repeated="2" table:style-name="ce27" office:value-type="float" office:value="0" calcext:value-type="float">
            <text:p>- </text:p>
          </table:table-cell>
        </table:table-row>
        <table:table-row table:style-name="ro1">
          <table:table-cell table:style-name="ce3" office:value-type="string" calcext:value-type="string">
            <text:p>Bristo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0736" calcext:value-type="float">
            <text:p>1,130,736 </text:p>
          </table:table-cell>
          <table:table-cell table:style-name="ce27" office:value-type="float" office:value="63.3998317914214" calcext:value-type="float">
            <text:p>63.40 </text:p>
          </table:table-cell>
          <table:table-cell table:style-name="ce27" office:value-type="float" office:value="95.4438867447331" calcext:value-type="float">
            <text:p>95.44 </text:p>
          </table:table-cell>
        </table:table-row>
        <table:table-row table:style-name="ro1">
          <table:table-cell table:style-name="ce3" office:value-type="string" calcext:value-type="string">
            <text:p>Buena Vi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2767" calcext:value-type="float">
            <text:p>462,767 </text:p>
          </table:table-cell>
          <table:table-cell table:style-name="ce27" office:value-type="float" office:value="69.589022556391" calcext:value-type="float">
            <text:p>69.59 </text:p>
          </table:table-cell>
          <table:table-cell table:style-name="ce27" office:value-type="float" office:value="104.761268285377" calcext:value-type="float">
            <text:p>104.76 </text:p>
          </table:table-cell>
        </table:table-row>
        <table:table-row table:style-name="ro1">
          <table:table-cell table:style-name="ce3" office:value-type="string" calcext:value-type="string">
            <text:p>Charlotte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61636" calcext:value-type="float">
            <text:p>2,161,636 </text:p>
          </table:table-cell>
          <table:table-cell table:style-name="ce27" office:value-type="float" office:value="49.7213571017826" calcext:value-type="float">
            <text:p>49.72 </text:p>
          </table:table-cell>
          <table:table-cell table:style-name="ce27" office:value-type="float" office:value="74.8519269203977" calcext:value-type="float">
            <text:p>74.85 </text:p>
          </table:table-cell>
        </table:table-row>
        <table:table-row table:style-name="ro1">
          <table:table-cell table:style-name="ce3" office:value-type="string" calcext:value-type="string">
            <text:p>Chesapea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857854" calcext:value-type="float">
            <text:p>11,857,854 </text:p>
          </table:table-cell>
          <table:table-cell table:style-name="ce27" office:value-type="float" office:value="53.3635181293287" calcext:value-type="float">
            <text:p>53.36 </text:p>
          </table:table-cell>
          <table:table-cell table:style-name="ce27" office:value-type="float" office:value="80.3349383858354" calcext:value-type="float">
            <text:p>80.33 </text:p>
          </table:table-cell>
        </table:table-row>
        <table:table-row table:style-name="ro1">
          <table:table-cell table:style-name="ce3" office:value-type="string" calcext:value-type="string">
            <text:p>Colonial Height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84825" calcext:value-type="float">
            <text:p>984,825 </text:p>
          </table:table-cell>
          <table:table-cell table:style-name="ce27" office:value-type="float" office:value="56.5633794727471" calcext:value-type="float">
            <text:p>56.56 </text:p>
          </table:table-cell>
          <table:table-cell table:style-name="ce27" office:value-type="float" office:value="85.1520994891146" calcext:value-type="float">
            <text:p>85.15 </text:p>
          </table:table-cell>
        </table:table-row>
        <table:table-row table:style-name="ro1">
          <table:table-cell table:style-name="ce3" office:value-type="string" calcext:value-type="string">
            <text:p>Cov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1247" calcext:value-type="float">
            <text:p>491,247 </text:p>
          </table:table-cell>
          <table:table-cell table:style-name="ce27" office:value-type="float" office:value="82.4101660795169" calcext:value-type="float">
            <text:p>82.41 </text:p>
          </table:table-cell>
          <table:table-cell table:style-name="ce27" office:value-type="float" office:value="124.06257770186" calcext:value-type="float">
            <text:p>124.06 </text:p>
          </table:table-cell>
        </table:table-row>
        <table:table-row table:style-name="ro1">
          <table:table-cell table:style-name="ce3" office:value-type="string" calcext:value-type="string">
            <text:p>Dan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295117" calcext:value-type="float">
            <text:p>3,295,117 </text:p>
          </table:table-cell>
          <table:table-cell table:style-name="ce27" office:value-type="float" office:value="76.532737196609" calcext:value-type="float">
            <text:p>76.53 </text:p>
          </table:table-cell>
          <table:table-cell table:style-name="ce27" office:value-type="float" office:value="115.214531251264" calcext:value-type="float">
            <text:p>115.21 </text:p>
          </table:table-cell>
        </table:table-row>
        <table:table-row table:style-name="ro1">
          <table:table-cell table:style-name="ce3" office:value-type="string" calcext:value-type="string">
            <text:p>Empor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38331" calcext:value-type="float">
            <text:p>538,331 </text:p>
          </table:table-cell>
          <table:table-cell table:style-name="ce27" office:value-type="float" office:value="90.8268938754851" calcext:value-type="float">
            <text:p>90.83 </text:p>
          </table:table-cell>
          <table:table-cell table:style-name="ce27" office:value-type="float" office:value="136.733356027621" calcext:value-type="float">
            <text:p>136.73 </text:p>
          </table:table-cell>
        </table:table-row>
        <table:table-row table:style-name="ro1">
          <table:table-cell table:style-name="ce3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33668" calcext:value-type="float">
            <text:p>1,433,668 </text:p>
          </table:table-cell>
          <table:table-cell table:style-name="ce27" office:value-type="float" office:value="63.5350321294039" calcext:value-type="float">
            <text:p>63.54 </text:p>
          </table:table-cell>
          <table:table-cell table:style-name="ce27" office:value-type="float" office:value="95.647421129315" calcext:value-type="float">
            <text:p>95.65 </text:p>
          </table:table-cell>
        </table:table-row>
        <table:table-row table:style-name="ro1">
          <table:table-cell table:style-name="ce3" office:value-type="string" calcext:value-type="string">
            <text:p>Falls Chur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48302" calcext:value-type="float">
            <text:p>2,048,302 </text:p>
          </table:table-cell>
          <table:table-cell table:style-name="ce27" office:value-type="float" office:value="166.096496918586" calcext:value-type="float">
            <text:p>166.10 </text:p>
          </table:table-cell>
          <table:table-cell table:style-name="ce27" office:value-type="float" office:value="250.04632966139" calcext:value-type="float">
            <text:p>250.05 </text:p>
          </table:table-cell>
        </table:table-row>
        <table:table-row table:style-name="ro1">
          <table:table-cell table:style-name="ce3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27565" calcext:value-type="float">
            <text:p>627,565 </text:p>
          </table:table-cell>
          <table:table-cell table:style-name="ce27" office:value-type="float" office:value="73.1257282684689" calcext:value-type="float">
            <text:p>73.13 </text:p>
          </table:table-cell>
          <table:table-cell table:style-name="ce27" office:value-type="float" office:value="110.085524358225" calcext:value-type="float">
            <text:p>110.09 </text:p>
          </table:table-cell>
        </table:table-row>
        <table:table-row table:style-name="ro1">
          <table:table-cell table:style-name="ce3" office:value-type="string" calcext:value-type="string">
            <text:p>Frederick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08533" calcext:value-type="float">
            <text:p>1,508,533 </text:p>
          </table:table-cell>
          <table:table-cell table:style-name="ce27" office:value-type="float" office:value="62.1153339372478" calcext:value-type="float">
            <text:p>62.12 </text:p>
          </table:table-cell>
          <table:table-cell table:style-name="ce27" office:value-type="float" office:value="93.5101676124659" calcext:value-type="float">
            <text:p>93.51 </text:p>
          </table:table-cell>
        </table:table-row>
        <table:table-row table:style-name="ro1">
          <table:table-cell table:style-name="ce3" office:value-type="string" calcext:value-type="string">
            <text:p>Gal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05928" calcext:value-type="float">
            <text:p>1,105,928 </text:p>
          </table:table-cell>
          <table:table-cell table:style-name="ce27" office:value-type="float" office:value="157.047429707469" calcext:value-type="float">
            <text:p>157.05 </text:p>
          </table:table-cell>
          <table:table-cell table:style-name="ce27" office:value-type="float" office:value="236.42360982698" calcext:value-type="float">
            <text:p>236.42 </text:p>
          </table:table-cell>
        </table:table-row>
        <table:table-row table:style-name="ro1">
          <table:table-cell table:style-name="ce3" office:value-type="string" calcext:value-type="string">
            <text:p>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503078" calcext:value-type="float">
            <text:p>8,503,078 </text:p>
          </table:table-cell>
          <table:table-cell table:style-name="ce27" office:value-type="float" office:value="61.8693646497279" calcext:value-type="float">
            <text:p>61.87 </text:p>
          </table:table-cell>
          <table:table-cell table:style-name="ce27" office:value-type="float" office:value="93.139878541385" calcext:value-type="float">
            <text:p>93.14 </text:p>
          </table:table-cell>
        </table:table-row>
        <table:table-row table:style-name="ro1">
          <table:table-cell table:style-name="ce3" office:value-type="string" calcext:value-type="string">
            <text:p>Harriso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492072" calcext:value-type="float">
            <text:p>2,492,072 </text:p>
          </table:table-cell>
          <table:table-cell table:style-name="ce27" office:value-type="float" office:value="50.9480312385002" calcext:value-type="float">
            <text:p>50.95 </text:p>
          </table:table-cell>
          <table:table-cell table:style-name="ce27" office:value-type="float" office:value="76.6985966049915" calcext:value-type="float">
            <text:p>76.70 </text:p>
          </table:table-cell>
        </table:table-row>
        <table:table-row table:style-name="ro1">
          <table:table-cell table:style-name="ce3" office:value-type="string" calcext:value-type="string">
            <text:p>Hop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06084" calcext:value-type="float">
            <text:p>2,006,084 </text:p>
          </table:table-cell>
          <table:table-cell table:style-name="ce27" office:value-type="float" office:value="88.8001416493294" calcext:value-type="float">
            <text:p>88.80 </text:p>
          </table:table-cell>
          <table:table-cell table:style-name="ce27" office:value-type="float" office:value="133.682226324797" calcext:value-type="float">
            <text:p>133.68 </text:p>
          </table:table-cell>
        </table:table-row>
        <table:table-row table:style-name="ro1">
          <table:table-cell table:style-name="ce3" office:value-type="string" calcext:value-type="string">
            <text:p>Lex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8498" calcext:value-type="float">
            <text:p>158,498 </text:p>
          </table:table-cell>
          <table:table-cell table:style-name="ce27" office:value-type="float" office:value="22.5075262709458" calcext:value-type="float">
            <text:p>22.51 </text:p>
          </table:table-cell>
          <table:table-cell table:style-name="ce27" office:value-type="float" office:value="33.8834619526377" calcext:value-type="float">
            <text:p>33.88 </text:p>
          </table:table-cell>
        </table:table-row>
        <table:table-row table:style-name="ro1">
          <table:table-cell table:style-name="ce3" office:value-type="string" calcext:value-type="string">
            <text:p>Lynch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747621" calcext:value-type="float">
            <text:p>3,747,621 </text:p>
          </table:table-cell>
          <table:table-cell table:style-name="ce27" office:value-type="float" office:value="49.5926979673936" calcext:value-type="float">
            <text:p>49.59 </text:p>
          </table:table-cell>
          <table:table-cell table:style-name="ce27" office:value-type="float" office:value="74.6582398473514" calcext:value-type="float">
            <text:p>74.66 </text:p>
          </table:table-cell>
        </table:table-row>
        <table:table-row table:style-name="ro1">
          <table:table-cell table:style-name="ce3" office:value-type="string" calcext:value-type="string">
            <text:p>Manassa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762362" calcext:value-type="float">
            <text:p>2,762,362 </text:p>
          </table:table-cell>
          <table:table-cell table:style-name="ce27" office:value-type="float" office:value="73.0377832421142" calcext:value-type="float">
            <text:p>73.04 </text:p>
          </table:table-cell>
          <table:table-cell table:style-name="ce27" office:value-type="float" office:value="109.953129446472" calcext:value-type="float">
            <text:p>109.95 </text:p>
          </table:table-cell>
        </table:table-row>
        <table:table-row table:style-name="ro1">
          <table:table-cell table:style-name="ce3" office:value-type="string" calcext:value-type="string">
            <text:p>Manassas Par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00924" calcext:value-type="float">
            <text:p>2,300,924 </text:p>
          </table:table-cell>
          <table:table-cell table:style-name="ce27" office:value-type="float" office:value="161.20815525818" calcext:value-type="float">
            <text:p>161.21 </text:p>
          </table:table-cell>
          <table:table-cell table:style-name="ce27" office:value-type="float" office:value="242.687282884416" calcext:value-type="float">
            <text:p>242.69 </text:p>
          </table:table-cell>
        </table:table-row>
        <table:table-row table:style-name="ro1">
          <table:table-cell table:style-name="ce3" office:value-type="string" calcext:value-type="string">
            <text:p>Marti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56148" calcext:value-type="float">
            <text:p>1,456,148 </text:p>
          </table:table-cell>
          <table:table-cell table:style-name="ce27" office:value-type="float" office:value="105.357644164677" calcext:value-type="float">
            <text:p>105.36 </text:p>
          </table:table-cell>
          <table:table-cell table:style-name="ce27" office:value-type="float" office:value="158.608355467372" calcext:value-type="float">
            <text:p>158.61 </text:p>
          </table:table-cell>
        </table:table-row>
        <table:table-row table:style-name="ro1">
          <table:table-cell table:style-name="ce3" office:value-type="string" calcext:value-type="string">
            <text:p>Newport N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598750" calcext:value-type="float">
            <text:p>13,598,750 </text:p>
          </table:table-cell>
          <table:table-cell table:style-name="ce27" office:value-type="float" office:value="75.2480370077302" calcext:value-type="float">
            <text:p>75.25 </text:p>
          </table:table-cell>
          <table:table-cell table:style-name="ce27" office:value-type="float" office:value="113.280507518651" calcext:value-type="float">
            <text:p>113.28 </text:p>
          </table:table-cell>
        </table:table-row>
        <table:table-row table:style-name="ro1">
          <table:table-cell table:style-name="ce3" office:value-type="string" calcext:value-type="string">
            <text:p>Nor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6478971" calcext:value-type="float">
            <text:p>26,478,971 </text:p>
          </table:table-cell>
          <table:table-cell table:style-name="ce27" office:value-type="float" office:value="109.05536999131" calcext:value-type="float">
            <text:p>109.06 </text:p>
          </table:table-cell>
          <table:table-cell table:style-name="ce27" office:value-type="float" office:value="164.17501574135" calcext:value-type="float">
            <text:p>164.18 </text:p>
          </table:table-cell>
        </table:table-row>
        <table:table-row table:style-name="ro1">
          <table:table-cell table:style-name="ce3" office:value-type="string" calcext:value-type="string">
            <text:p>Nor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8120" calcext:value-type="float">
            <text:p>308,120 </text:p>
          </table:table-cell>
          <table:table-cell table:style-name="ce27" office:value-type="float" office:value="77.8473976755937" calcext:value-type="float">
            <text:p>77.85 </text:p>
          </table:table-cell>
          <table:table-cell table:style-name="ce27" office:value-type="float" office:value="117.193658045745" calcext:value-type="float">
            <text:p>117.19 </text:p>
          </table:table-cell>
        </table:table-row>
        <table:table-row table:style-name="ro1">
          <table:table-cell table:style-name="ce3" office:value-type="string" calcext:value-type="string">
            <text:p>Peter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01167" calcext:value-type="float">
            <text:p>2,001,167 </text:p>
          </table:table-cell>
          <table:table-cell table:style-name="ce27" office:value-type="float" office:value="61.7263109191857" calcext:value-type="float">
            <text:p>61.73 </text:p>
          </table:table-cell>
          <table:table-cell table:style-name="ce27" office:value-type="float" office:value="92.924521439158" calcext:value-type="float">
            <text:p>92.92 </text:p>
          </table:table-cell>
        </table:table-row>
        <table:table-row table:style-name="ro1">
          <table:table-cell table:style-name="ce3" office:value-type="string" calcext:value-type="string">
            <text:p>Poquo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15579" calcext:value-type="float">
            <text:p>1,715,579 </text:p>
          </table:table-cell>
          <table:table-cell table:style-name="ce27" office:value-type="float" office:value="141.199917695473" calcext:value-type="float">
            <text:p>141.20 </text:p>
          </table:table-cell>
          <table:table-cell table:style-name="ce27" office:value-type="float" office:value="212.566320321309" calcext:value-type="float">
            <text:p>212.57 </text:p>
          </table:table-cell>
        </table:table-row>
        <table:table-row table:style-name="ro1">
          <table:table-cell table:style-name="ce3" office:value-type="string" calcext:value-type="string">
            <text:p>Portsmou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011115" calcext:value-type="float">
            <text:p>7,011,115 </text:p>
          </table:table-cell>
          <table:table-cell table:style-name="ce27" office:value-type="float" office:value="73.3879206573507" calcext:value-type="float">
            <text:p>73.39 </text:p>
          </table:table-cell>
          <table:table-cell table:style-name="ce27" office:value-type="float" office:value="110.480236141564" calcext:value-type="float">
            <text:p>110.48 </text:p>
          </table:table-cell>
        </table:table-row>
        <table:table-row table:style-name="ro1">
          <table:table-cell table:style-name="ce3" office:value-type="string" calcext:value-type="string">
            <text:p>Ra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77868" calcext:value-type="float">
            <text:p>577,868 </text:p>
          </table:table-cell>
          <table:table-cell table:style-name="ce27" office:value-type="float" office:value="35.2186738176499" calcext:value-type="float">
            <text:p>35.22 </text:p>
          </table:table-cell>
          <table:table-cell table:style-name="ce27" office:value-type="float" office:value="53.0191803380512" calcext:value-type="float">
            <text:p>53.02 </text:p>
          </table:table-cell>
        </table:table-row>
        <table:table-row table:style-name="ro1">
          <table:table-cell table:style-name="ce3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815450" calcext:value-type="float">
            <text:p>10,815,450 </text:p>
          </table:table-cell>
          <table:table-cell table:style-name="ce27" office:value-type="float" office:value="52.9613542656233" calcext:value-type="float">
            <text:p>52.96 </text:p>
          </table:table-cell>
          <table:table-cell table:style-name="ce27" office:value-type="float" office:value="79.7295096145636" calcext:value-type="float">
            <text:p>79.73 </text:p>
          </table:table-cell>
        </table:table-row>
        <table:table-row table:style-name="ro1">
          <table:table-cell table:style-name="ce3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13676" calcext:value-type="float">
            <text:p>5,613,676 </text:p>
          </table:table-cell>
          <table:table-cell table:style-name="ce27" office:value-type="float" office:value="57.8538626432517" calcext:value-type="float">
            <text:p>57.85 </text:p>
          </table:table-cell>
          <table:table-cell table:style-name="ce27" office:value-type="float" office:value="87.0948290846257" calcext:value-type="float">
            <text:p>87.09 </text:p>
          </table:table-cell>
        </table:table-row>
        <table:table-row table:style-name="ro1">
          <table:table-cell table:style-name="ce3" office:value-type="string" calcext:value-type="string">
            <text:p>Sale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746782" calcext:value-type="float">
            <text:p>1,746,782 </text:p>
          </table:table-cell>
          <table:table-cell table:style-name="ce27" office:value-type="float" office:value="70.4290783001371" calcext:value-type="float">
            <text:p>70.43 </text:p>
          </table:table-cell>
          <table:table-cell table:style-name="ce27" office:value-type="float" office:value="106.025911786785" calcext:value-type="float">
            <text:p>106.03 </text:p>
          </table:table-cell>
        </table:table-row>
        <table:table-row table:style-name="ro1">
          <table:table-cell table:style-name="ce3" office:value-type="string" calcext:value-type="string">
            <text:p>Staun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44105" calcext:value-type="float">
            <text:p>1,044,105 </text:p>
          </table:table-cell>
          <table:table-cell table:style-name="ce27" office:value-type="float" office:value="43.9697212162048" calcext:value-type="float">
            <text:p>43.97 </text:p>
          </table:table-cell>
          <table:table-cell table:style-name="ce27" office:value-type="float" office:value="66.1932527796516" calcext:value-type="float">
            <text:p>66.19 </text:p>
          </table:table-cell>
        </table:table-row>
        <table:table-row table:style-name="ro1">
          <table:table-cell table:style-name="ce3" office:value-type="string" calcext:value-type="string">
            <text:p>Suffol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6136244" calcext:value-type="float">
            <text:p>6,136,244 </text:p>
          </table:table-cell>
          <table:table-cell table:style-name="ce27" office:value-type="float" office:value="72.5452976296034" calcext:value-type="float">
            <text:p>72.55 </text:p>
          </table:table-cell>
          <table:table-cell table:style-name="ce27" office:value-type="float" office:value="109.211727778743" calcext:value-type="float">
            <text:p>109.21 </text:p>
          </table:table-cell>
        </table:table-row>
        <table:table-row table:style-name="ro1">
          <table:table-cell table:style-name="ce3" office:value-type="string" calcext:value-type="string">
            <text:p>Virginia Beac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904162" calcext:value-type="float">
            <text:p>25,904,162 </text:p>
          </table:table-cell>
          <table:table-cell table:style-name="ce27" office:value-type="float" office:value="59.1427325488477" calcext:value-type="float">
            <text:p>59.14 </text:p>
          </table:table-cell>
          <table:table-cell table:style-name="ce27" office:value-type="float" office:value="89.0351300258507" calcext:value-type="float">
            <text:p>89.04 </text:p>
          </table:table-cell>
        </table:table-row>
        <table:table-row table:style-name="ro1">
          <table:table-cell table:style-name="ce3" office:value-type="string" calcext:value-type="string">
            <text:p>Waynesbor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48582" calcext:value-type="float">
            <text:p>1,148,582 </text:p>
          </table:table-cell>
          <table:table-cell table:style-name="ce27" office:value-type="float" office:value="54.6787584499667" calcext:value-type="float">
            <text:p>54.68 </text:p>
          </table:table-cell>
          <table:table-cell table:style-name="ce27" office:value-type="float" office:value="82.3149380902204" calcext:value-type="float">
            <text:p>82.31 </text:p>
          </table:table-cell>
        </table:table-row>
        <table:table-row table:style-name="ro1">
          <table:table-cell table:style-name="ce3" office:value-type="string" calcext:value-type="string">
            <text:p>Williams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03566" calcext:value-type="float">
            <text:p>303,566 </text:p>
          </table:table-cell>
          <table:table-cell table:style-name="ce27" office:value-type="float" office:value="21.5784759738413" calcext:value-type="float">
            <text:p>21.58 </text:p>
          </table:table-cell>
          <table:table-cell table:style-name="ce27" office:value-type="float" office:value="32.4848435520602" calcext:value-type="float">
            <text:p>32.48 </text:p>
          </table:table-cell>
        </table:table-row>
        <table:table-row table:style-name="ro1">
          <table:table-cell table:style-name="ce3" office:value-type="string" calcext:value-type="string">
            <text:p>Winchester</text:p>
          </table:table-cell>
          <table:table-cell table:style-name="ce9" office:value-type="string" calcext:value-type="string">
            <text:p>2010-2011</text:p>
          </table:table-cell>
          <table:table-cell table:style-name="ce17" office:value-type="float" office:value="1749348" calcext:value-type="float">
            <text:p>1,749,348 </text:p>
          </table:table-cell>
          <table:table-cell table:style-name="ce27" office:value-type="float" office:value="66.7613632026867" calcext:value-type="float">
            <text:p>66.76 </text:p>
          </table:table-cell>
          <table:table-cell table:style-name="ce27" office:value-type="float" office:value="100.504430507076" calcext:value-type="float">
            <text:p>100.50 </text:p>
          </table:table-cell>
        </table:table-row>
        <table:table-row table:style-name="ro1">
          <table:table-cell table:style-name="ce4" office:value-type="string" calcext:value-type="string">
            <text:p>Accomack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2358035" calcext:value-type="float">
            <text:p><text:s/>$2,358,035 </text:p>
          </table:table-cell>
          <table:table-cell table:style-name="ce26" office:value-type="float" office:value="71.1022494270896" calcext:value-type="float">
            <text:p><text:s/>$71.10 </text:p>
          </table:table-cell>
          <table:table-cell table:style-name="ce27" office:value-type="float" office:value="99.0609820466425" calcext:value-type="float">
            <text:p>99.06 </text:p>
          </table:table-cell>
        </table:table-row>
        <table:table-row table:style-name="ro1">
          <table:table-cell table:style-name="ce4" office:value-type="string" calcext:value-type="string">
            <text:p>Albemar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56220" calcext:value-type="float">
            <text:p>4,556,220 </text:p>
          </table:table-cell>
          <table:table-cell table:style-name="ce27" office:value-type="float" office:value="46.0363746589876" calcext:value-type="float">
            <text:p>46.04 </text:p>
          </table:table-cell>
          <table:table-cell table:style-name="ce27" office:value-type="float" office:value="64.1387371051158" calcext:value-type="float">
            <text:p>64.14 </text:p>
          </table:table-cell>
        </table:table-row>
        <table:table-row table:style-name="ro1">
          <table:table-cell table:style-name="ce4" office:value-type="string" calcext:value-type="string">
            <text:p>Alleghan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46573" calcext:value-type="float">
            <text:p>1,346,573 </text:p>
          </table:table-cell>
          <table:table-cell table:style-name="ce27" office:value-type="float" office:value="82.8660307692308" calcext:value-type="float">
            <text:p>82.87 </text:p>
          </table:table-cell>
          <table:table-cell table:style-name="ce27" office:value-type="float" office:value="115.450501952471" calcext:value-type="float">
            <text:p>115.45 </text:p>
          </table:table-cell>
        </table:table-row>
        <table:table-row table:style-name="ro1">
          <table:table-cell table:style-name="ce4" office:value-type="string" calcext:value-type="string">
            <text:p>Amel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10514" calcext:value-type="float">
            <text:p>710,514 </text:p>
          </table:table-cell>
          <table:table-cell table:style-name="ce27" office:value-type="float" office:value="55.9900709219858" calcext:value-type="float">
            <text:p>55.99 </text:p>
          </table:table-cell>
          <table:table-cell table:style-name="ce27" office:value-type="float" office:value="78.0064126674439" calcext:value-type="float">
            <text:p>78.01 </text:p>
          </table:table-cell>
        </table:table-row>
        <table:table-row table:style-name="ro1">
          <table:table-cell table:style-name="ce4" office:value-type="string" calcext:value-type="string">
            <text:p>Amhers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71069" calcext:value-type="float">
            <text:p>2,071,069 </text:p>
          </table:table-cell>
          <table:table-cell table:style-name="ce27" office:value-type="float" office:value="64.0147436095571" calcext:value-type="float">
            <text:p>64.01 </text:p>
          </table:table-cell>
          <table:table-cell table:style-name="ce27" office:value-type="float" office:value="89.1865365515528" calcext:value-type="float">
            <text:p>89.19 </text:p>
          </table:table-cell>
        </table:table-row>
        <table:table-row table:style-name="ro1">
          <table:table-cell table:style-name="ce4" office:value-type="string" calcext:value-type="string">
            <text:p>Appomatto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06542" calcext:value-type="float">
            <text:p>906,542 </text:p>
          </table:table-cell>
          <table:table-cell table:style-name="ce27" office:value-type="float" office:value="60.5451145395044" calcext:value-type="float">
            <text:p>60.55 </text:p>
          </table:table-cell>
          <table:table-cell table:style-name="ce27" office:value-type="float" office:value="84.35258452069" calcext:value-type="float">
            <text:p>84.35 </text:p>
          </table:table-cell>
        </table:table-row>
        <table:table-row table:style-name="ro1">
          <table:table-cell table:style-name="ce4" office:value-type="string" calcext:value-type="string">
            <text:p>Arl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415099" calcext:value-type="float">
            <text:p>19,415,099 </text:p>
          </table:table-cell>
          <table:table-cell table:style-name="ce27" office:value-type="float" office:value="93.5095098421689" calcext:value-type="float">
            <text:p>93.51 </text:p>
          </table:table-cell>
          <table:table-cell table:style-name="ce27" office:value-type="float" office:value="130.279195810312" calcext:value-type="float">
            <text:p>130.28 </text:p>
          </table:table-cell>
        </table:table-row>
        <table:table-row table:style-name="ro1">
          <table:table-cell table:style-name="ce4" office:value-type="string" calcext:value-type="string">
            <text:p>August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68350" calcext:value-type="float">
            <text:p>4,568,350 </text:p>
          </table:table-cell>
          <table:table-cell table:style-name="ce27" office:value-type="float" office:value="61.9437288135593" calcext:value-type="float">
            <text:p>61.94 </text:p>
          </table:table-cell>
          <table:table-cell table:style-name="ce27" office:value-type="float" office:value="86.3011600525289" calcext:value-type="float">
            <text:p>86.30 </text:p>
          </table:table-cell>
        </table:table-row>
        <table:table-row table:style-name="ro1">
          <table:table-cell table:style-name="ce4" office:value-type="string" calcext:value-type="string">
            <text:p>Ba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99452" calcext:value-type="float">
            <text:p>499,452 </text:p>
          </table:table-cell>
          <table:table-cell table:style-name="ce27" office:value-type="float" office:value="105.570069752695" calcext:value-type="float">
            <text:p>105.57 </text:p>
          </table:table-cell>
          <table:table-cell table:style-name="ce27" office:value-type="float" office:value="147.082193161249" calcext:value-type="float">
            <text:p>147.08 </text:p>
          </table:table-cell>
        </table:table-row>
        <table:table-row table:style-name="ro1">
          <table:table-cell table:style-name="ce4" office:value-type="string" calcext:value-type="string">
            <text:p>Bed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93732" calcext:value-type="float">
            <text:p>4,193,732 </text:p>
          </table:table-cell>
          <table:table-cell table:style-name="ce27" office:value-type="float" office:value="61.0654668297513" calcext:value-type="float">
            <text:p>61.07 </text:p>
          </table:table-cell>
          <table:table-cell table:style-name="ce27" office:value-type="float" office:value="85.077549051312" calcext:value-type="float">
            <text:p>85.08 </text:p>
          </table:table-cell>
        </table:table-row>
        <table:table-row table:style-name="ro1">
          <table:table-cell table:style-name="ce4" office:value-type="string" calcext:value-type="string">
            <text:p>B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68438" calcext:value-type="float">
            <text:p>468,438 </text:p>
          </table:table-cell>
          <table:table-cell table:style-name="ce27" office:value-type="float" office:value="68.6456623681125" calcext:value-type="float">
            <text:p>68.65 </text:p>
          </table:table-cell>
          <table:table-cell table:style-name="ce27" office:value-type="float" office:value="95.6384190685909" calcext:value-type="float">
            <text:p>95.64 </text:p>
          </table:table-cell>
        </table:table-row>
        <table:table-row table:style-name="ro1">
          <table:table-cell table:style-name="ce4" office:value-type="string" calcext:value-type="string">
            <text:p>Botetour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31155" calcext:value-type="float">
            <text:p>2,131,155 </text:p>
          </table:table-cell>
          <table:table-cell table:style-name="ce27" office:value-type="float" office:value="64.2921141547001" calcext:value-type="float">
            <text:p>64.29 </text:p>
          </table:table-cell>
          <table:table-cell table:style-name="ce27" office:value-type="float" office:value="89.5729743761516" calcext:value-type="float">
            <text:p>89.57 </text:p>
          </table:table-cell>
        </table:table-row>
        <table:table-row table:style-name="ro1">
          <table:table-cell table:style-name="ce4" office:value-type="string" calcext:value-type="string">
            <text:p>Brunsw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89901" calcext:value-type="float">
            <text:p>1,189,901 </text:p>
          </table:table-cell>
          <table:table-cell table:style-name="ce27" office:value-type="float" office:value="68.2517494550878" calcext:value-type="float">
            <text:p>68.25 </text:p>
          </table:table-cell>
          <table:table-cell table:style-name="ce27" office:value-type="float" office:value="95.089612240122" calcext:value-type="float">
            <text:p>95.09 </text:p>
          </table:table-cell>
        </table:table-row>
        <table:table-row table:style-name="ro1">
          <table:table-cell table:style-name="ce4" office:value-type="string" calcext:value-type="string">
            <text:p>Buchan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73524" calcext:value-type="float">
            <text:p>2,073,524 </text:p>
          </table:table-cell>
          <table:table-cell table:style-name="ce27" office:value-type="float" office:value="86.0454809527762" calcext:value-type="float">
            <text:p>86.05 </text:p>
          </table:table-cell>
          <table:table-cell table:style-name="ce27" office:value-type="float" office:value="119.880171338295" calcext:value-type="float">
            <text:p>119.88 </text:p>
          </table:table-cell>
        </table:table-row>
        <table:table-row table:style-name="ro1">
          <table:table-cell table:style-name="ce4" office:value-type="string" calcext:value-type="string">
            <text:p>Bu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22370" calcext:value-type="float">
            <text:p>1,022,370 </text:p>
          </table:table-cell>
          <table:table-cell table:style-name="ce27" office:value-type="float" office:value="59.6273183249738" calcext:value-type="float">
            <text:p>59.63 </text:p>
          </table:table-cell>
          <table:table-cell table:style-name="ce27" office:value-type="float" office:value="83.073893690756" calcext:value-type="float">
            <text:p>83.07 </text:p>
          </table:table-cell>
        </table:table-row>
        <table:table-row table:style-name="ro1">
          <table:table-cell table:style-name="ce4" office:value-type="string" calcext:value-type="string">
            <text:p>Campb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77419" calcext:value-type="float">
            <text:p>3,577,419 </text:p>
          </table:table-cell>
          <table:table-cell table:style-name="ce27" office:value-type="float" office:value="65.2313737646329" calcext:value-type="float">
            <text:p>65.23 </text:p>
          </table:table-cell>
          <table:table-cell table:style-name="ce27" office:value-type="float" office:value="90.8815684094824" calcext:value-type="float">
            <text:p>90.88 </text:p>
          </table:table-cell>
        </table:table-row>
        <table:table-row table:style-name="ro1">
          <table:table-cell table:style-name="ce4" office:value-type="string" calcext:value-type="string">
            <text:p>Caroli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90622" calcext:value-type="float">
            <text:p>1,890,622 </text:p>
          </table:table-cell>
          <table:table-cell table:style-name="ce27" office:value-type="float" office:value="66.233035557891" calcext:value-type="float">
            <text:p>66.23 </text:p>
          </table:table-cell>
          <table:table-cell table:style-name="ce27" office:value-type="float" office:value="92.2771023302552" calcext:value-type="float">
            <text:p>92.28 </text:p>
          </table:table-cell>
        </table:table-row>
        <table:table-row table:style-name="ro1">
          <table:table-cell table:style-name="ce4" office:value-type="string" calcext:value-type="string">
            <text:p>Carro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98374" calcext:value-type="float">
            <text:p>2,398,374 </text:p>
          </table:table-cell>
          <table:table-cell table:style-name="ce27" office:value-type="float" office:value="79.8340323547034" calcext:value-type="float">
            <text:p>79.83 </text:p>
          </table:table-cell>
          <table:table-cell table:style-name="ce27" office:value-type="float" office:value="111.226265125549" calcext:value-type="float">
            <text:p>111.23 </text:p>
          </table:table-cell>
        </table:table-row>
        <table:table-row table:style-name="ro1">
          <table:table-cell table:style-name="ce4" office:value-type="string" calcext:value-type="string">
            <text:p>Charl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3254" calcext:value-type="float">
            <text:p>453,254 </text:p>
          </table:table-cell>
          <table:table-cell table:style-name="ce27" office:value-type="float" office:value="62.4660970231533" calcext:value-type="float">
            <text:p>62.47 </text:p>
          </table:table-cell>
          <table:table-cell table:style-name="ce27" office:value-type="float" office:value="87.0289331996412" calcext:value-type="float">
            <text:p>87.03 </text:p>
          </table:table-cell>
        </table:table-row>
        <table:table-row table:style-name="ro1">
          <table:table-cell table:style-name="ce4" office:value-type="string" calcext:value-type="string">
            <text:p>Charlott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72867" calcext:value-type="float">
            <text:p>1,172,867 </text:p>
          </table:table-cell>
          <table:table-cell table:style-name="ce27" office:value-type="float" office:value="93.188225011918" calcext:value-type="float">
            <text:p>93.19 </text:p>
          </table:table-cell>
          <table:table-cell table:style-name="ce27" office:value-type="float" office:value="129.83157578341" calcext:value-type="float">
            <text:p>129.83 </text:p>
          </table:table-cell>
        </table:table-row>
        <table:table-row table:style-name="ro1">
          <table:table-cell table:style-name="ce4" office:value-type="string" calcext:value-type="string">
            <text:p>Chesterfiel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8201076" calcext:value-type="float">
            <text:p>18,201,076 </text:p>
          </table:table-cell>
          <table:table-cell table:style-name="ce27" office:value-type="float" office:value="57.5553573913154" calcext:value-type="float">
            <text:p>57.56 </text:p>
          </table:table-cell>
          <table:table-cell table:style-name="ce27" office:value-type="float" office:value="80.18719901507" calcext:value-type="float">
            <text:p>80.19 </text:p>
          </table:table-cell>
        </table:table-row>
        <table:table-row table:style-name="ro1">
          <table:table-cell table:style-name="ce4" office:value-type="string" calcext:value-type="string">
            <text:p>Clar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11395" calcext:value-type="float">
            <text:p>811,395 </text:p>
          </table:table-cell>
          <table:table-cell table:style-name="ce27" office:value-type="float" office:value="57.8163745190252" calcext:value-type="float">
            <text:p>57.82 </text:p>
          </table:table-cell>
          <table:table-cell table:style-name="ce27" office:value-type="float" office:value="80.5508529530294" calcext:value-type="float">
            <text:p>80.55 </text:p>
          </table:table-cell>
        </table:table-row>
        <table:table-row table:style-name="ro1">
          <table:table-cell table:style-name="ce4" office:value-type="string" calcext:value-type="string">
            <text:p>Crai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47775" calcext:value-type="float">
            <text:p>347,775 </text:p>
          </table:table-cell>
          <table:table-cell table:style-name="ce27" office:value-type="float" office:value="67.0086705202312" calcext:value-type="float">
            <text:p>67.01 </text:p>
          </table:table-cell>
          <table:table-cell table:style-name="ce27" office:value-type="float" office:value="93.3577314481556" calcext:value-type="float">
            <text:p>93.36 </text:p>
          </table:table-cell>
        </table:table-row>
        <table:table-row table:style-name="ro1">
          <table:table-cell table:style-name="ce4" office:value-type="string" calcext:value-type="string">
            <text:p>Culpep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50227" calcext:value-type="float">
            <text:p>3,350,227 </text:p>
          </table:table-cell>
          <table:table-cell table:style-name="ce27" office:value-type="float" office:value="71.7562380860588" calcext:value-type="float">
            <text:p>71.76 </text:p>
          </table:table-cell>
          <table:table-cell table:style-name="ce27" office:value-type="float" office:value="99.9721312624108" calcext:value-type="float">
            <text:p>99.97 </text:p>
          </table:table-cell>
        </table:table-row>
        <table:table-row table:style-name="ro1">
          <table:table-cell table:style-name="ce4" office:value-type="string" calcext:value-type="string">
            <text:p>C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0976" calcext:value-type="float">
            <text:p>920,976 </text:p>
          </table:table-cell>
          <table:table-cell table:style-name="ce27" office:value-type="float" office:value="91.6211699164345" calcext:value-type="float">
            <text:p>91.62 </text:p>
          </table:table-cell>
          <table:table-cell table:style-name="ce27" office:value-type="float" office:value="127.648325352789" calcext:value-type="float">
            <text:p>127.65 </text:p>
          </table:table-cell>
        </table:table-row>
        <table:table-row table:style-name="ro1">
          <table:table-cell table:style-name="ce4" office:value-type="string" calcext:value-type="string">
            <text:p>Dicken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17096" calcext:value-type="float">
            <text:p>2,017,096 </text:p>
          </table:table-cell>
          <table:table-cell table:style-name="ce27" office:value-type="float" office:value="126.837452053072" calcext:value-type="float">
            <text:p>126.84 </text:p>
          </table:table-cell>
          <table:table-cell table:style-name="ce27" office:value-type="float" office:value="176.712307443316" calcext:value-type="float">
            <text:p>176.71 </text:p>
          </table:table-cell>
        </table:table-row>
        <table:table-row table:style-name="ro1">
          <table:table-cell table:style-name="ce4" office:value-type="string" calcext:value-type="string">
            <text:p>Dinwiddi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84787" calcext:value-type="float">
            <text:p>1,684,787 </text:p>
          </table:table-cell>
          <table:table-cell table:style-name="ce27" office:value-type="float" office:value="60.16881539945" calcext:value-type="float">
            <text:p>60.17 </text:p>
          </table:table-cell>
          <table:table-cell table:style-name="ce27" office:value-type="float" office:value="83.8283175297375" calcext:value-type="float">
            <text:p>83.83 </text:p>
          </table:table-cell>
        </table:table-row>
        <table:table-row table:style-name="ro1">
          <table:table-cell table:style-name="ce4" office:value-type="string" calcext:value-type="string">
            <text:p>E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56378" calcext:value-type="float">
            <text:p>756,378 </text:p>
          </table:table-cell>
          <table:table-cell table:style-name="ce27" office:value-type="float" office:value="67.8305084745763" calcext:value-type="float">
            <text:p>67.83 </text:p>
          </table:table-cell>
          <table:table-cell table:style-name="ce27" office:value-type="float" office:value="94.5027314375596" calcext:value-type="float">
            <text:p>94.50 </text:p>
          </table:table-cell>
        </table:table-row>
        <table:table-row table:style-name="ro1">
          <table:table-cell table:style-name="ce4" office:value-type="string" calcext:value-type="string">
            <text:p>Fair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5458292" calcext:value-type="float">
            <text:p>85,458,292 </text:p>
          </table:table-cell>
          <table:table-cell table:style-name="ce27" office:value-type="float" office:value="79.0017915812322" calcext:value-type="float">
            <text:p>79.00 </text:p>
          </table:table-cell>
          <table:table-cell table:style-name="ce27" office:value-type="float" office:value="110.06677173422" calcext:value-type="float">
            <text:p>110.07 </text:p>
          </table:table-cell>
        </table:table-row>
        <table:table-row table:style-name="ro1">
          <table:table-cell table:style-name="ce4" office:value-type="string" calcext:value-type="string">
            <text:p>Fauqui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565119" calcext:value-type="float">
            <text:p>4,565,119 </text:p>
          </table:table-cell>
          <table:table-cell table:style-name="ce27" office:value-type="float" office:value="70.0139410763308" calcext:value-type="float">
            <text:p>70.01 </text:p>
          </table:table-cell>
          <table:table-cell table:style-name="ce27" office:value-type="float" office:value="97.5447305234571" calcext:value-type="float">
            <text:p>97.54 </text:p>
          </table:table-cell>
        </table:table-row>
        <table:table-row table:style-name="ro1">
          <table:table-cell table:style-name="ce4" office:value-type="string" calcext:value-type="string">
            <text:p>Floy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3210" calcext:value-type="float">
            <text:p>523,210 </text:p>
          </table:table-cell>
          <table:table-cell table:style-name="ce27" office:value-type="float" office:value="34.2437332286144" calcext:value-type="float">
            <text:p>34.24 </text:p>
          </table:table-cell>
          <table:table-cell table:style-name="ce27" office:value-type="float" office:value="47.7090087852744" calcext:value-type="float">
            <text:p>47.71 </text:p>
          </table:table-cell>
        </table:table-row>
        <table:table-row table:style-name="ro1">
          <table:table-cell table:style-name="ce4" office:value-type="string" calcext:value-type="string">
            <text:p>Fluvann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477230" calcext:value-type="float">
            <text:p>1,477,230 </text:p>
          </table:table-cell>
          <table:table-cell table:style-name="ce27" office:value-type="float" office:value="57.4999026896579" calcext:value-type="float">
            <text:p>57.50 </text:p>
          </table:table-cell>
          <table:table-cell table:style-name="ce27" office:value-type="float" office:value="80.1099384888622" calcext:value-type="float">
            <text:p>80.11 </text:p>
          </table:table-cell>
        </table:table-row>
        <table:table-row table:style-name="ro1">
          <table:table-cell table:style-name="ce4" office:value-type="string" calcext:value-type="string">
            <text:p>Frankli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146756" calcext:value-type="float">
            <text:p>4,146,756 </text:p>
          </table:table-cell>
          <table:table-cell table:style-name="ce27" office:value-type="float" office:value="73.8395626702755" calcext:value-type="float">
            <text:p>73.84 </text:p>
          </table:table-cell>
          <table:table-cell table:style-name="ce27" office:value-type="float" office:value="102.87465798832" calcext:value-type="float">
            <text:p>102.87 </text:p>
          </table:table-cell>
        </table:table-row>
        <table:table-row table:style-name="ro1">
          <table:table-cell table:style-name="ce4" office:value-type="string" calcext:value-type="string">
            <text:p>Frede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877892" calcext:value-type="float">
            <text:p>4,877,892 </text:p>
          </table:table-cell>
          <table:table-cell table:style-name="ce27" office:value-type="float" office:value="62.2934933912266" calcext:value-type="float">
            <text:p>62.29 </text:p>
          </table:table-cell>
          <table:table-cell table:style-name="ce27" office:value-type="float" office:value="86.7884585955149" calcext:value-type="float">
            <text:p>86.79 </text:p>
          </table:table-cell>
        </table:table-row>
        <table:table-row table:style-name="ro1">
          <table:table-cell table:style-name="ce4" office:value-type="string" calcext:value-type="string">
            <text:p>Gile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45876" calcext:value-type="float">
            <text:p>1,145,876 </text:p>
          </table:table-cell>
          <table:table-cell table:style-name="ce27" office:value-type="float" office:value="66.2892514173319" calcext:value-type="float">
            <text:p>66.29 </text:p>
          </table:table-cell>
          <table:table-cell table:style-name="ce27" office:value-type="float" office:value="92.3554233157048" calcext:value-type="float">
            <text:p>92.36 </text:p>
          </table:table-cell>
        </table:table-row>
        <table:table-row table:style-name="ro1">
          <table:table-cell table:style-name="ce4" office:value-type="string" calcext:value-type="string">
            <text:p>Gloucest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35431" calcext:value-type="float">
            <text:p>2,035,431 </text:p>
          </table:table-cell>
          <table:table-cell table:style-name="ce27" office:value-type="float" office:value="55.223587823539" calcext:value-type="float">
            <text:p>55.22 </text:p>
          </table:table-cell>
          <table:table-cell table:style-name="ce27" office:value-type="float" office:value="76.9385340972707" calcext:value-type="float">
            <text:p>76.94 </text:p>
          </table:table-cell>
        </table:table-row>
        <table:table-row table:style-name="ro1">
          <table:table-cell table:style-name="ce4" office:value-type="string" calcext:value-type="string">
            <text:p>Gooch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6523" calcext:value-type="float">
            <text:p>926,523 </text:p>
          </table:table-cell>
          <table:table-cell table:style-name="ce27" office:value-type="float" office:value="42.663489432242" calcext:value-type="float">
            <text:p>42.66 </text:p>
          </table:table-cell>
          <table:table-cell table:style-name="ce27" office:value-type="float" office:value="59.439570403862" calcext:value-type="float">
            <text:p>59.44 </text:p>
          </table:table-cell>
        </table:table-row>
        <table:table-row table:style-name="ro1">
          <table:table-cell table:style-name="ce4" office:value-type="string" calcext:value-type="string">
            <text:p>Gray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77570" calcext:value-type="float">
            <text:p>1,077,570 </text:p>
          </table:table-cell>
          <table:table-cell table:style-name="ce27" office:value-type="float" office:value="69.3729479173373" calcext:value-type="float">
            <text:p>69.37 </text:p>
          </table:table-cell>
          <table:table-cell table:style-name="ce27" office:value-type="float" office:value="96.6516868810026" calcext:value-type="float">
            <text:p>96.65 </text:p>
          </table:table-cell>
        </table:table-row>
        <table:table-row table:style-name="ro1">
          <table:table-cell table:style-name="ce4" office:value-type="string" calcext:value-type="string">
            <text:p>Green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02887" calcext:value-type="float">
            <text:p>1,202,887 </text:p>
          </table:table-cell>
          <table:table-cell table:style-name="ce27" office:value-type="float" office:value="65.3636363636364" calcext:value-type="float">
            <text:p>65.36 </text:p>
          </table:table-cell>
          <table:table-cell table:style-name="ce27" office:value-type="float" office:value="91.0658391329953" calcext:value-type="float">
            <text:p>91.07 </text:p>
          </table:table-cell>
        </table:table-row>
        <table:table-row table:style-name="ro1">
          <table:table-cell table:style-name="ce4" office:value-type="string" calcext:value-type="string">
            <text:p>Greensvill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18571" calcext:value-type="float">
            <text:p>718,571 </text:p>
          </table:table-cell>
          <table:table-cell table:style-name="ce27" office:value-type="float" office:value="58.6923956546598" calcext:value-type="float">
            <text:p>58.69 </text:p>
          </table:table-cell>
          <table:table-cell table:style-name="ce27" office:value-type="float" office:value="81.7713419627134" calcext:value-type="float">
            <text:p>81.77 </text:p>
          </table:table-cell>
        </table:table-row>
        <table:table-row table:style-name="ro1">
          <table:table-cell table:style-name="ce4" office:value-type="string" calcext:value-type="string">
            <text:p>Halifa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343991" calcext:value-type="float">
            <text:p>3,343,991 </text:p>
          </table:table-cell>
          <table:table-cell table:style-name="ce27" office:value-type="float" office:value="92.2709362324439" calcext:value-type="float">
            <text:p>92.27 </text:p>
          </table:table-cell>
          <table:table-cell table:style-name="ce27" office:value-type="float" office:value="128.553591921475" calcext:value-type="float">
            <text:p>128.55 </text:p>
          </table:table-cell>
        </table:table-row>
        <table:table-row table:style-name="ro1">
          <table:table-cell table:style-name="ce4" office:value-type="string" calcext:value-type="string">
            <text:p>Hanover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658881" calcext:value-type="float">
            <text:p>7,658,881 </text:p>
          </table:table-cell>
          <table:table-cell table:style-name="ce27" office:value-type="float" office:value="76.6938806164445" calcext:value-type="float">
            <text:p>76.69 </text:p>
          </table:table-cell>
          <table:table-cell table:style-name="ce27" office:value-type="float" office:value="106.851347067768" calcext:value-type="float">
            <text:p>106.85 </text:p>
          </table:table-cell>
        </table:table-row>
        <table:table-row table:style-name="ro1">
          <table:table-cell table:style-name="ce4" office:value-type="string" calcext:value-type="string">
            <text:p>Henrico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774259" calcext:value-type="float">
            <text:p>16,774,259 </text:p>
          </table:table-cell>
          <table:table-cell table:style-name="ce27" office:value-type="float" office:value="54.6508511574112" calcext:value-type="float">
            <text:p>54.65 </text:p>
          </table:table-cell>
          <table:table-cell table:style-name="ce27" office:value-type="float" office:value="76.1405866756646" calcext:value-type="float">
            <text:p>76.14 </text:p>
          </table:table-cell>
        </table:table-row>
        <table:table-row table:style-name="ro1">
          <table:table-cell table:style-name="ce4" office:value-type="string" calcext:value-type="string">
            <text:p>Hen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08597" calcext:value-type="float">
            <text:p>3,808,597 </text:p>
          </table:table-cell>
          <table:table-cell table:style-name="ce27" office:value-type="float" office:value="70.3329024394748" calcext:value-type="float">
            <text:p>70.33 </text:p>
          </table:table-cell>
          <table:table-cell table:style-name="ce27" office:value-type="float" office:value="97.9891134525849" calcext:value-type="float">
            <text:p>97.99 </text:p>
          </table:table-cell>
        </table:table-row>
        <table:table-row table:style-name="ro2">
          <table:table-cell table:style-name="ce4" office:value-type="string" calcext:value-type="string">
            <text:p>Highland</text:p>
          </table:table-cell>
          <table:table-cell table:style-name="ce10"/>
          <table:table-cell table:style-name="ce16" office:value-type="float" office:value="184303" calcext:value-type="float">
            <text:p>184,303 </text:p>
          </table:table-cell>
          <table:table-cell table:style-name="ce27" office:value-type="float" office:value="79.4067212408445" calcext:value-type="float">
            <text:p>79.41 </text:p>
          </table:table-cell>
          <table:table-cell table:style-name="ce27" office:value-type="float" office:value="110.63092729982" calcext:value-type="float">
            <text:p>110.63 </text:p>
          </table:table-cell>
        </table:table-row>
        <table:table-row table:style-name="ro1">
          <table:table-cell table:style-name="ce4" office:value-type="string" calcext:value-type="string">
            <text:p>Isle of Wigh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11305" calcext:value-type="float">
            <text:p>2,011,305 </text:p>
          </table:table-cell>
          <table:table-cell table:style-name="ce27" office:value-type="float" office:value="57.0259427275305" calcext:value-type="float">
            <text:p>57.03 </text:p>
          </table:table-cell>
          <table:table-cell table:style-name="ce27" office:value-type="float" office:value="79.4496086163555" calcext:value-type="float">
            <text:p>79.45 </text:p>
          </table:table-cell>
        </table:table-row>
        <table:table-row table:style-name="ro1">
          <table:table-cell table:style-name="ce4" office:value-type="string" calcext:value-type="string">
            <text:p>James Cit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23546" calcext:value-type="float">
            <text:p>3,623,546 </text:p>
          </table:table-cell>
          <table:table-cell table:style-name="ce27" office:value-type="float" office:value="54.0755122446239" calcext:value-type="float">
            <text:p>54.08 </text:p>
          </table:table-cell>
          <table:table-cell table:style-name="ce27" office:value-type="float" office:value="75.3390137554041" calcext:value-type="float">
            <text:p>75.34 </text:p>
          </table:table-cell>
        </table:table-row>
        <table:table-row table:style-name="ro1">
          <table:table-cell table:style-name="ce4" office:value-type="string" calcext:value-type="string">
            <text:p>King &amp; Que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6002" calcext:value-type="float">
            <text:p>386,002 </text:p>
          </table:table-cell>
          <table:table-cell table:style-name="ce27" office:value-type="float" office:value="55.579841612671" calcext:value-type="float">
            <text:p>55.58 </text:p>
          </table:table-cell>
          <table:table-cell table:style-name="ce27" office:value-type="float" office:value="77.4348735308837" calcext:value-type="float">
            <text:p>77.43 </text:p>
          </table:table-cell>
        </table:table-row>
        <table:table-row table:style-name="ro1">
          <table:table-cell table:style-name="ce4" office:value-type="string" calcext:value-type="string">
            <text:p>King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52611" calcext:value-type="float">
            <text:p>1,252,611 </text:p>
          </table:table-cell>
          <table:table-cell table:style-name="ce27" office:value-type="float" office:value="53.1127459294437" calcext:value-type="float">
            <text:p>53.11 </text:p>
          </table:table-cell>
          <table:table-cell table:style-name="ce27" office:value-type="float" office:value="73.9976697412323" calcext:value-type="float">
            <text:p>74.00 </text:p>
          </table:table-cell>
        </table:table-row>
        <table:table-row table:style-name="ro1">
          <table:table-cell table:style-name="ce4" office:value-type="string" calcext:value-type="string">
            <text:p>King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25586" calcext:value-type="float">
            <text:p>1,025,586 </text:p>
          </table:table-cell>
          <table:table-cell table:style-name="ce27" office:value-type="float" office:value="64.3605898964543" calcext:value-type="float">
            <text:p>64.36 </text:p>
          </table:table-cell>
          <table:table-cell table:style-name="ce27" office:value-type="float" office:value="89.6683760586469" calcext:value-type="float">
            <text:p>89.67 </text:p>
          </table:table-cell>
        </table:table-row>
        <table:table-row table:style-name="ro1">
          <table:table-cell table:style-name="ce4" office:value-type="string" calcext:value-type="string">
            <text:p>Lancaster</text:p>
          </table:table-cell>
          <table:table-cell table:style-name="ce9" office:value-type="string" calcext:value-type="string">
            <text:p>2010-2011</text:p>
          </table:table-cell>
          <table:table-cell table:style-name="ce15" office:value-type="float" office:value="551896" calcext:value-type="float">
            <text:p><text:s/>$551,896 </text:p>
          </table:table-cell>
          <table:table-cell table:style-name="ce26" office:value-type="float" office:value="48.4501799666403" calcext:value-type="float">
            <text:p><text:s/>$48.45 </text:p>
          </table:table-cell>
          <table:table-cell table:style-name="ce27" office:value-type="float" office:value="67.5016957480864" calcext:value-type="float">
            <text:p>67.50 </text:p>
          </table:table-cell>
        </table:table-row>
        <table:table-row table:style-name="ro1">
          <table:table-cell table:style-name="ce4" office:value-type="string" calcext:value-type="string">
            <text:p>Le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90243" calcext:value-type="float">
            <text:p>2,190,243 </text:p>
          </table:table-cell>
          <table:table-cell table:style-name="ce27" office:value-type="float" office:value="85.5998358541447" calcext:value-type="float">
            <text:p>85.60 </text:p>
          </table:table-cell>
          <table:table-cell table:style-name="ce27" office:value-type="float" office:value="119.259290262514" calcext:value-type="float">
            <text:p>119.26 </text:p>
          </table:table-cell>
        </table:table-row>
        <table:table-row table:style-name="ro1">
          <table:table-cell table:style-name="ce4" office:value-type="string" calcext:value-type="string">
            <text:p>Loudou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0704733" calcext:value-type="float">
            <text:p>20,704,733 </text:p>
          </table:table-cell>
          <table:table-cell table:style-name="ce27" office:value-type="float" office:value="66.2952409617337" calcext:value-type="float">
            <text:p>66.30 </text:p>
          </table:table-cell>
          <table:table-cell table:style-name="ce27" office:value-type="float" office:value="92.3637680608461" calcext:value-type="float">
            <text:p>92.36 </text:p>
          </table:table-cell>
        </table:table-row>
        <table:table-row table:style-name="ro1">
          <table:table-cell table:style-name="ce4" office:value-type="string" calcext:value-type="string">
            <text:p>Louis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46758" calcext:value-type="float">
            <text:p>2,146,758 </text:p>
          </table:table-cell>
          <table:table-cell table:style-name="ce27" office:value-type="float" office:value="64.7530540222604" calcext:value-type="float">
            <text:p>64.75 </text:p>
          </table:table-cell>
          <table:table-cell table:style-name="ce27" office:value-type="float" office:value="90.2151644097003" calcext:value-type="float">
            <text:p>90.22 </text:p>
          </table:table-cell>
        </table:table-row>
        <table:table-row table:style-name="ro1">
          <table:table-cell table:style-name="ce4" office:value-type="string" calcext:value-type="string">
            <text:p>Lun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39420" calcext:value-type="float">
            <text:p>839,420 </text:p>
          </table:table-cell>
          <table:table-cell table:style-name="ce27" office:value-type="float" office:value="65.0007743534149" calcext:value-type="float">
            <text:p>65.00 </text:p>
          </table:table-cell>
          <table:table-cell table:style-name="ce27" office:value-type="float" office:value="90.560293002323" calcext:value-type="float">
            <text:p>90.56 </text:p>
          </table:table-cell>
        </table:table-row>
        <table:table-row table:style-name="ro1">
          <table:table-cell table:style-name="ce4" office:value-type="string" calcext:value-type="string">
            <text:p>Madi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20576" calcext:value-type="float">
            <text:p>720,576 </text:p>
          </table:table-cell>
          <table:table-cell table:style-name="ce27" office:value-type="float" office:value="54.1460775473399" calcext:value-type="float">
            <text:p>54.15 </text:p>
          </table:table-cell>
          <table:table-cell table:style-name="ce27" office:value-type="float" office:value="75.4373266532632" calcext:value-type="float">
            <text:p>75.44 </text:p>
          </table:table-cell>
        </table:table-row>
        <table:table-row table:style-name="ro1">
          <table:table-cell table:style-name="ce4" office:value-type="string" calcext:value-type="string">
            <text:p>Mathews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02141" calcext:value-type="float">
            <text:p>702,141 </text:p>
          </table:table-cell>
          <table:table-cell table:style-name="ce27" office:value-type="float" office:value="78.2068389396302" calcext:value-type="float">
            <text:p>78.21 </text:p>
          </table:table-cell>
          <table:table-cell table:style-name="ce27" office:value-type="float" office:value="108.95922886473" calcext:value-type="float">
            <text:p>108.96 </text:p>
          </table:table-cell>
        </table:table-row>
        <table:table-row table:style-name="ro1">
          <table:table-cell table:style-name="ce4" office:value-type="string" calcext:value-type="string">
            <text:p>Mecklenburg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46669" calcext:value-type="float">
            <text:p>1,946,669 </text:p>
          </table:table-cell>
          <table:table-cell table:style-name="ce27" office:value-type="float" office:value="59.482048461515" calcext:value-type="float">
            <text:p>59.48 </text:p>
          </table:table-cell>
          <table:table-cell table:style-name="ce27" office:value-type="float" office:value="82.8715010034365" calcext:value-type="float">
            <text:p>82.87 </text:p>
          </table:table-cell>
        </table:table-row>
        <table:table-row table:style-name="ro1">
          <table:table-cell table:style-name="ce4" office:value-type="string" calcext:value-type="string">
            <text:p>Middle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32357" calcext:value-type="float">
            <text:p>732,357 </text:p>
          </table:table-cell>
          <table:table-cell table:style-name="ce27" office:value-type="float" office:value="66.8269915138243" calcext:value-type="float">
            <text:p>66.83 </text:p>
          </table:table-cell>
          <table:table-cell table:style-name="ce27" office:value-type="float" office:value="93.104612862781" calcext:value-type="float">
            <text:p>93.10 </text:p>
          </table:table-cell>
        </table:table-row>
        <table:table-row table:style-name="ro1">
          <table:table-cell table:style-name="ce4" office:value-type="string" calcext:value-type="string">
            <text:p>Montgome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880068" calcext:value-type="float">
            <text:p>3,880,068 </text:p>
          </table:table-cell>
          <table:table-cell table:style-name="ce27" office:value-type="float" office:value="41.1058988049835" calcext:value-type="float">
            <text:p>41.11 </text:p>
          </table:table-cell>
          <table:table-cell table:style-name="ce27" office:value-type="float" office:value="57.2695060471626" calcext:value-type="float">
            <text:p>57.27 </text:p>
          </table:table-cell>
        </table:table-row>
        <table:table-row table:style-name="ro1">
          <table:table-cell table:style-name="ce4" office:value-type="string" calcext:value-type="string">
            <text:p>Nels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19338" calcext:value-type="float">
            <text:p>1,019,338 </text:p>
          </table:table-cell>
          <table:table-cell table:style-name="ce27" office:value-type="float" office:value="67.865379494008" calcext:value-type="float">
            <text:p>67.87 </text:p>
          </table:table-cell>
          <table:table-cell table:style-name="ce27" office:value-type="float" office:value="94.5513143932004" calcext:value-type="float">
            <text:p>94.55 </text:p>
          </table:table-cell>
        </table:table-row>
        <table:table-row table:style-name="ro1">
          <table:table-cell table:style-name="ce4" office:value-type="string" calcext:value-type="string">
            <text:p>New Ken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792429" calcext:value-type="float">
            <text:p>792,429 </text:p>
          </table:table-cell>
          <table:table-cell table:style-name="ce27" office:value-type="float" office:value="42.9990232785284" calcext:value-type="float">
            <text:p>43.00 </text:p>
          </table:table-cell>
          <table:table-cell table:style-name="ce27" office:value-type="float" office:value="59.9070424260671" calcext:value-type="float">
            <text:p>59.91 </text:p>
          </table:table-cell>
        </table:table-row>
        <table:table-row table:style-name="ro1">
          <table:table-cell table:style-name="ce4" office:value-type="string" calcext:value-type="string">
            <text:p>Nor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39017" calcext:value-type="float">
            <text:p>939,017 </text:p>
          </table:table-cell>
          <table:table-cell table:style-name="ce27" office:value-type="float" office:value="75.7944143998709" calcext:value-type="float">
            <text:p>75.79 </text:p>
          </table:table-cell>
          <table:table-cell table:style-name="ce27" office:value-type="float" office:value="105.59819393338" calcext:value-type="float">
            <text:p>105.60 </text:p>
          </table:table-cell>
        </table:table-row>
        <table:table-row table:style-name="ro1">
          <table:table-cell table:style-name="ce4" office:value-type="string" calcext:value-type="string">
            <text:p>Northumber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0773" calcext:value-type="float">
            <text:p>540,773 </text:p>
          </table:table-cell>
          <table:table-cell table:style-name="ce27" office:value-type="float" office:value="43.8583130575831" calcext:value-type="float">
            <text:p>43.86 </text:p>
          </table:table-cell>
          <table:table-cell table:style-name="ce27" office:value-type="float" office:value="61.104220997233" calcext:value-type="float">
            <text:p>61.10 </text:p>
          </table:table-cell>
        </table:table-row>
        <table:table-row table:style-name="ro1">
          <table:table-cell table:style-name="ce4" office:value-type="string" calcext:value-type="string">
            <text:p>Nottowa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34712" calcext:value-type="float">
            <text:p>1,034,712 </text:p>
          </table:table-cell>
          <table:table-cell table:style-name="ce27" office:value-type="float" office:value="65.2691604112786" calcext:value-type="float">
            <text:p>65.27 </text:p>
          </table:table-cell>
          <table:table-cell table:style-name="ce27" office:value-type="float" office:value="90.9342134714197" calcext:value-type="float">
            <text:p>90.93 </text:p>
          </table:table-cell>
        </table:table-row>
        <table:table-row table:style-name="ro1">
          <table:table-cell table:style-name="ce4" office:value-type="string" calcext:value-type="string">
            <text:p>Oran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82428" calcext:value-type="float">
            <text:p>2,582,428 </text:p>
          </table:table-cell>
          <table:table-cell table:style-name="ce27" office:value-type="float" office:value="77.1311490098862" calcext:value-type="float">
            <text:p>77.13 </text:p>
          </table:table-cell>
          <table:table-cell table:style-name="ce27" office:value-type="float" office:value="107.460557561406" calcext:value-type="float">
            <text:p>107.46 </text:p>
          </table:table-cell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603709" calcext:value-type="float">
            <text:p>1,603,709 </text:p>
          </table:table-cell>
          <table:table-cell table:style-name="ce27" office:value-type="float" office:value="66.7044755012062" calcext:value-type="float">
            <text:p>66.70 </text:p>
          </table:table-cell>
          <table:table-cell table:style-name="ce27" office:value-type="float" office:value="92.9339212654804" calcext:value-type="float">
            <text:p>92.93 </text:p>
          </table:table-cell>
        </table:table-row>
        <table:table-row table:style-name="ro1">
          <table:table-cell table:style-name="ce4" office:value-type="string" calcext:value-type="string">
            <text:p>Patri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595810" calcext:value-type="float">
            <text:p>1,595,810 </text:p>
          </table:table-cell>
          <table:table-cell table:style-name="ce27" office:value-type="float" office:value="86.3066522444565" calcext:value-type="float">
            <text:p>86.31 </text:p>
          </table:table-cell>
          <table:table-cell table:style-name="ce27" office:value-type="float" office:value="120.244040060377" calcext:value-type="float">
            <text:p>120.24 </text:p>
          </table:table-cell>
        </table:table-row>
        <table:table-row table:style-name="ro1">
          <table:table-cell table:style-name="ce4" office:value-type="string" calcext:value-type="string">
            <text:p>Pit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180928" calcext:value-type="float">
            <text:p>5,180,928 </text:p>
          </table:table-cell>
          <table:table-cell table:style-name="ce27" office:value-type="float" office:value="81.5817088149151" calcext:value-type="float">
            <text:p>81.58 </text:p>
          </table:table-cell>
          <table:table-cell table:style-name="ce27" office:value-type="float" office:value="113.661160615401" calcext:value-type="float">
            <text:p>113.66 </text:p>
          </table:table-cell>
        </table:table-row>
        <table:table-row table:style-name="ro1">
          <table:table-cell table:style-name="ce4" office:value-type="string" calcext:value-type="string">
            <text:p>Powhata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352472" calcext:value-type="float">
            <text:p>1,352,472 </text:p>
          </table:table-cell>
          <table:table-cell table:style-name="ce27" office:value-type="float" office:value="48.223347357912" calcext:value-type="float">
            <text:p>48.22 </text:p>
          </table:table-cell>
          <table:table-cell table:style-name="ce27" office:value-type="float" office:value="67.1856683205172" calcext:value-type="float">
            <text:p>67.19 </text:p>
          </table:table-cell>
        </table:table-row>
        <table:table-row table:style-name="ro1">
          <table:table-cell table:style-name="ce4" office:value-type="string" calcext:value-type="string">
            <text:p>Prince Edwa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38218" calcext:value-type="float">
            <text:p>1,138,218 </text:p>
          </table:table-cell>
          <table:table-cell table:style-name="ce27" office:value-type="float" office:value="48.7084046559397" calcext:value-type="float">
            <text:p>48.71 </text:p>
          </table:table-cell>
          <table:table-cell table:style-name="ce27" office:value-type="float" office:value="67.8614592086914" calcext:value-type="float">
            <text:p>67.86 </text:p>
          </table:table-cell>
        </table:table-row>
        <table:table-row table:style-name="ro1">
          <table:table-cell table:style-name="ce4" office:value-type="string" calcext:value-type="string">
            <text:p>Prince Geor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562542" calcext:value-type="float">
            <text:p>2,562,542 </text:p>
          </table:table-cell>
          <table:table-cell table:style-name="ce27" office:value-type="float" office:value="71.7296571028691" calcext:value-type="float">
            <text:p>71.73 </text:p>
          </table:table-cell>
          <table:table-cell table:style-name="ce27" office:value-type="float" office:value="99.9350981401151" calcext:value-type="float">
            <text:p>99.94 </text:p>
          </table:table-cell>
        </table:table-row>
        <table:table-row table:style-name="ro1">
          <table:table-cell table:style-name="ce4" office:value-type="string" calcext:value-type="string">
            <text:p>Prince Willi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5398000" calcext:value-type="float">
            <text:p>35,398,000 </text:p>
          </table:table-cell>
          <table:table-cell table:style-name="ce27" office:value-type="float" office:value="88.0542882871229" calcext:value-type="float">
            <text:p>88.05 </text:p>
          </table:table-cell>
          <table:table-cell table:style-name="ce27" office:value-type="float" office:value="122.678879239751" calcext:value-type="float">
            <text:p>122.68 </text:p>
          </table:table-cell>
        </table:table-row>
        <table:table-row table:style-name="ro1">
          <table:table-cell table:style-name="ce4" office:value-type="string" calcext:value-type="string">
            <text:p>Pulaski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334320" calcext:value-type="float">
            <text:p>2,334,320 </text:p>
          </table:table-cell>
          <table:table-cell table:style-name="ce27" office:value-type="float" office:value="66.9396650607938" calcext:value-type="float">
            <text:p>66.94 </text:p>
          </table:table-cell>
          <table:table-cell table:style-name="ce27" office:value-type="float" office:value="93.2615917530892" calcext:value-type="float">
            <text:p>93.26 </text:p>
          </table:table-cell>
        </table:table-row>
        <table:table-row table:style-name="ro1">
          <table:table-cell table:style-name="ce4" office:value-type="string" calcext:value-type="string">
            <text:p>Rappahannock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445233" calcext:value-type="float">
            <text:p>445,233 </text:p>
          </table:table-cell>
          <table:table-cell table:style-name="ce27" office:value-type="float" office:value="60.3869523938695" calcext:value-type="float">
            <text:p>60.39 </text:p>
          </table:table-cell>
          <table:table-cell table:style-name="ce27" office:value-type="float" office:value="84.1322300650231" calcext:value-type="float">
            <text:p>84.13 </text:p>
          </table:table-cell>
        </table:table-row>
        <table:table-row table:style-name="ro1">
          <table:table-cell table:style-name="ce4" office:value-type="string" calcext:value-type="string">
            <text:p>Richmo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29002" calcext:value-type="float">
            <text:p>529,002 </text:p>
          </table:table-cell>
          <table:table-cell table:style-name="ce27" office:value-type="float" office:value="57.1646855413875" calcext:value-type="float">
            <text:p>57.16 </text:p>
          </table:table-cell>
          <table:table-cell table:style-name="ce27" office:value-type="float" office:value="79.6429076962487" calcext:value-type="float">
            <text:p>79.64 </text:p>
          </table:table-cell>
        </table:table-row>
        <table:table-row table:style-name="ro1">
          <table:table-cell table:style-name="ce4" office:value-type="string" calcext:value-type="string">
            <text:p>Roanok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8867729" calcext:value-type="float">
            <text:p>8,867,729 </text:p>
          </table:table-cell>
          <table:table-cell table:style-name="ce27" office:value-type="float" office:value="95.9960271066078" calcext:value-type="float">
            <text:p>96.00 </text:p>
          </table:table-cell>
          <table:table-cell table:style-name="ce27" office:value-type="float" office:value="133.74345810969" calcext:value-type="float">
            <text:p>133.74 </text:p>
          </table:table-cell>
        </table:table-row>
        <table:table-row table:style-name="ro1">
          <table:table-cell table:style-name="ce4" office:value-type="string" calcext:value-type="string">
            <text:p>Rockbridg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079915" calcext:value-type="float">
            <text:p>1,079,915 </text:p>
          </table:table-cell>
          <table:table-cell table:style-name="ce27" office:value-type="float" office:value="48.411485184023" calcext:value-type="float">
            <text:p>48.41 </text:p>
          </table:table-cell>
          <table:table-cell table:style-name="ce27" office:value-type="float" office:value="67.4477854541499" calcext:value-type="float">
            <text:p>67.45 </text:p>
          </table:table-cell>
        </table:table-row>
        <table:table-row table:style-name="ro1">
          <table:table-cell table:style-name="ce4" office:value-type="string" calcext:value-type="string">
            <text:p>Rockingham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483331" calcext:value-type="float">
            <text:p>5,483,331 </text:p>
          </table:table-cell>
          <table:table-cell table:style-name="ce27" office:value-type="float" office:value="71.8522289488167" calcext:value-type="float">
            <text:p>71.85 </text:p>
          </table:table-cell>
          <table:table-cell table:style-name="ce27" office:value-type="float" office:value="100.105867525453" calcext:value-type="float">
            <text:p>100.11 </text:p>
          </table:table-cell>
        </table:table-row>
        <table:table-row table:style-name="ro1">
          <table:table-cell table:style-name="ce4" office:value-type="string" calcext:value-type="string">
            <text:p>Russ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78033" calcext:value-type="float">
            <text:p>1,978,033 </text:p>
          </table:table-cell>
          <table:table-cell table:style-name="ce27" office:value-type="float" office:value="68.4511540990414" calcext:value-type="float">
            <text:p>68.45 </text:p>
          </table:table-cell>
          <table:table-cell table:style-name="ce27" office:value-type="float" office:value="95.3674265148302" calcext:value-type="float">
            <text:p>95.37 </text:p>
          </table:table-cell>
        </table:table-row>
        <table:table-row table:style-name="ro1">
          <table:table-cell table:style-name="ce4" office:value-type="string" calcext:value-type="string">
            <text:p>Scott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670853" calcext:value-type="float">
            <text:p>5,670,853 </text:p>
          </table:table-cell>
          <table:table-cell table:style-name="ce27" office:value-type="float" office:value="244.675885576218" calcext:value-type="float">
            <text:p>244.68 </text:p>
          </table:table-cell>
          <table:table-cell table:style-name="ce27" office:value-type="float" office:value="340.887014174794" calcext:value-type="float">
            <text:p>340.89 </text:p>
          </table:table-cell>
        </table:table-row>
        <table:table-row table:style-name="ro1">
          <table:table-cell table:style-name="ce4" office:value-type="string" calcext:value-type="string">
            <text:p>Shenandoa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166105" calcext:value-type="float">
            <text:p>2,166,105 </text:p>
          </table:table-cell>
          <table:table-cell table:style-name="ce27" office:value-type="float" office:value="51.5825256590384" calcext:value-type="float">
            <text:p>51.58 </text:p>
          </table:table-cell>
          <table:table-cell table:style-name="ce27" office:value-type="float" office:value="71.8657382769618" calcext:value-type="float">
            <text:p>71.87 </text:p>
          </table:table-cell>
        </table:table-row>
        <table:table-row table:style-name="ro1">
          <table:table-cell table:style-name="ce4" office:value-type="string" calcext:value-type="string">
            <text:p>Smyth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464104" calcext:value-type="float">
            <text:p>2,464,104 </text:p>
          </table:table-cell>
          <table:table-cell table:style-name="ce27" office:value-type="float" office:value="76.5059612518629" calcext:value-type="float">
            <text:p>76.51 </text:p>
          </table:table-cell>
          <table:table-cell table:style-name="ce27" office:value-type="float" office:value="106.589534298818" calcext:value-type="float">
            <text:p>106.59 </text:p>
          </table:table-cell>
        </table:table-row>
        <table:table-row table:style-name="ro1">
          <table:table-cell table:style-name="ce4" office:value-type="string" calcext:value-type="string">
            <text:p>Southamp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167337" calcext:value-type="float">
            <text:p>1,167,337 </text:p>
          </table:table-cell>
          <table:table-cell table:style-name="ce27" office:value-type="float" office:value="62.8614431879375" calcext:value-type="float">
            <text:p>62.86 </text:p>
          </table:table-cell>
          <table:table-cell table:style-name="ce27" office:value-type="float" office:value="87.5797368612337" calcext:value-type="float">
            <text:p>87.58 </text:p>
          </table:table-cell>
        </table:table-row>
        <table:table-row table:style-name="ro1">
          <table:table-cell table:style-name="ce4" office:value-type="string" calcext:value-type="string">
            <text:p>Spotsylvania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265917" calcext:value-type="float">
            <text:p>9,265,917 </text:p>
          </table:table-cell>
          <table:table-cell table:style-name="ce27" office:value-type="float" office:value="75.703791759602" calcext:value-type="float">
            <text:p>75.70 </text:p>
          </table:table-cell>
          <table:table-cell table:style-name="ce27" office:value-type="float" office:value="105.471936778184" calcext:value-type="float">
            <text:p>105.47 </text:p>
          </table:table-cell>
        </table:table-row>
        <table:table-row table:style-name="ro1">
          <table:table-cell table:style-name="ce4" office:value-type="string" calcext:value-type="string">
            <text:p>Staffor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2090930" calcext:value-type="float">
            <text:p>12,090,930 </text:p>
          </table:table-cell>
          <table:table-cell table:style-name="ce27" office:value-type="float" office:value="93.7564845185754" calcext:value-type="float">
            <text:p>93.76 </text:p>
          </table:table-cell>
          <table:table-cell table:style-name="ce27" office:value-type="float" office:value="130.623285542811" calcext:value-type="float">
            <text:p>130.62 </text:p>
          </table:table-cell>
        </table:table-row>
        <table:table-row table:style-name="ro1">
          <table:table-cell table:style-name="ce4" office:value-type="string" calcext:value-type="string">
            <text:p>Surry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587630" calcext:value-type="float">
            <text:p>587,630 </text:p>
          </table:table-cell>
          <table:table-cell table:style-name="ce27" office:value-type="float" office:value="83.2572966846132" calcext:value-type="float">
            <text:p>83.26 </text:p>
          </table:table-cell>
          <table:table-cell table:style-name="ce27" office:value-type="float" office:value="115.99562093438" calcext:value-type="float">
            <text:p>116.00 </text:p>
          </table:table-cell>
        </table:table-row>
        <table:table-row table:style-name="ro1">
          <table:table-cell table:style-name="ce4" office:value-type="string" calcext:value-type="string">
            <text:p>Sussex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96339" calcext:value-type="float">
            <text:p>996,339 </text:p>
          </table:table-cell>
          <table:table-cell table:style-name="ce27" office:value-type="float" office:value="82.4306279473815" calcext:value-type="float">
            <text:p>82.43 </text:p>
          </table:table-cell>
          <table:table-cell table:style-name="ce27" office:value-type="float" office:value="114.843890608023" calcext:value-type="float">
            <text:p>114.84 </text:p>
          </table:table-cell>
        </table:table-row>
        <table:table-row table:style-name="ro1">
          <table:table-cell table:style-name="ce4" office:value-type="string" calcext:value-type="string">
            <text:p>Tazewell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958762" calcext:value-type="float">
            <text:p>2,958,762 </text:p>
          </table:table-cell>
          <table:table-cell table:style-name="ce27" office:value-type="float" office:value="65.6364967389858" calcext:value-type="float">
            <text:p>65.64 </text:p>
          </table:table-cell>
          <table:table-cell table:style-name="ce27" office:value-type="float" office:value="91.4459933047904" calcext:value-type="float">
            <text:p>91.45 </text:p>
          </table:table-cell>
        </table:table-row>
        <table:table-row table:style-name="ro1">
          <table:table-cell table:style-name="ce4" office:value-type="string" calcext:value-type="string">
            <text:p>Warre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2412312" calcext:value-type="float">
            <text:p>2,412,312 </text:p>
          </table:table-cell>
          <table:table-cell table:style-name="ce27" office:value-type="float" office:value="64.1999201596807" calcext:value-type="float">
            <text:p>64.20 </text:p>
          </table:table-cell>
          <table:table-cell table:style-name="ce27" office:value-type="float" office:value="89.4445279801652" calcext:value-type="float">
            <text:p>89.44 </text:p>
          </table:table-cell>
        </table:table-row>
        <table:table-row table:style-name="ro1">
          <table:table-cell table:style-name="ce4" office:value-type="string" calcext:value-type="string">
            <text:p>Washington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658683" calcext:value-type="float">
            <text:p>3,658,683 </text:p>
          </table:table-cell>
          <table:table-cell table:style-name="ce27" office:value-type="float" office:value="66.6718237480866" calcext:value-type="float">
            <text:p>66.67 </text:p>
          </table:table-cell>
          <table:table-cell table:style-name="ce27" office:value-type="float" office:value="92.8884302331201" calcext:value-type="float">
            <text:p>92.89 </text:p>
          </table:table-cell>
        </table:table-row>
        <table:table-row table:style-name="ro1">
          <table:table-cell table:style-name="ce4" office:value-type="string" calcext:value-type="string">
            <text:p>Westmoreland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912898" calcext:value-type="float">
            <text:p>912,898 </text:p>
          </table:table-cell>
          <table:table-cell table:style-name="ce27" office:value-type="float" office:value="52.3030823879913" calcext:value-type="float">
            <text:p>52.30 </text:p>
          </table:table-cell>
          <table:table-cell table:style-name="ce27" office:value-type="float" office:value="72.8696313712806" calcext:value-type="float">
            <text:p>72.87 </text:p>
          </table:table-cell>
        </table:table-row>
        <table:table-row table:style-name="ro1">
          <table:table-cell table:style-name="ce4" office:value-type="string" calcext:value-type="string">
            <text:p>Wis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3158142" calcext:value-type="float">
            <text:p>3,158,142 </text:p>
          </table:table-cell>
          <table:table-cell table:style-name="ce27" office:value-type="float" office:value="76.1879282061179" calcext:value-type="float">
            <text:p>76.19 </text:p>
          </table:table-cell>
          <table:table-cell table:style-name="ce27" office:value-type="float" office:value="106.146444718831" calcext:value-type="float">
            <text:p>106.15 </text:p>
          </table:table-cell>
        </table:table-row>
        <table:table-row table:style-name="ro1">
          <table:table-cell table:style-name="ce4" office:value-type="string" calcext:value-type="string">
            <text:p>Wythe</text:p>
          </table:table-cell>
          <table:table-cell table:style-name="ce9" office:value-type="string" calcext:value-type="string">
            <text:p>2010-2011</text:p>
          </table:table-cell>
          <table:table-cell table:style-name="ce16" office:value-type="float" office:value="1903090" calcext:value-type="float">
            <text:p>1,903,090 </text:p>
          </table:table-cell>
          <table:table-cell table:style-name="ce27" office:value-type="float" office:value="65.0962886950573" calcext:value-type="float">
            <text:p>65.10 </text:p>
          </table:table-cell>
          <table:table-cell table:style-name="ce27" office:value-type="float" office:value="90.6933653672464" calcext:value-type="float">
            <text:p>90.69 </text:p>
          </table:table-cell>
        </table:table-row>
        <table:table-row table:style-name="ro2">
          <table:table-cell table:style-name="ce4" office:value-type="string" calcext:value-type="string">
            <text:p>York</text:p>
          </table:table-cell>
          <table:table-cell table:style-name="ce10" office:value-type="string" calcext:value-type="string">
            <text:p>2010-2011</text:p>
          </table:table-cell>
          <table:table-cell table:style-name="ce17" office:value-type="float" office:value="4208864" calcext:value-type="float">
            <text:p>4,208,864 </text:p>
          </table:table-cell>
          <table:table-cell table:style-name="ce27" office:value-type="float" office:value="64.2928021508004" calcext:value-type="float">
            <text:p>64.29 </text:p>
          </table:table-cell>
          <table:table-cell table:style-name="ce27" office:value-type="float" office:value="89.5739329051699" calcext:value-type="float">
            <text:p>89.57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5729230" calcext:value-type="float">
            <text:p><text:s/>$5,729,230 </text:p>
          </table:table-cell>
          <table:table-cell table:style-name="ce24" office:value-type="float" office:value="40.4211609657891" calcext:value-type="float">
            <text:p><text:s/>$40.42 </text:p>
          </table:table-cell>
          <table:table-cell office:value-type="float" office:value="61.311977333494" calcext:value-type="float">
            <text:p>61.31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0" calcext:value-type="float">
            <text:p>- </text:p>
          </table:table-cell>
          <table:table-cell table:number-columns-repeated="2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9-2010</text:p>
          </table:table-cell>
          <table:table-cell office:value-type="float" office:value="1258676" calcext:value-type="float">
            <text:p>1,258,676 </text:p>
          </table:table-cell>
          <table:table-cell office:value-type="float" office:value="70.7375400411152" calcext:value-type="float">
            <text:p>70.74 </text:p>
          </table:table-cell>
          <table:table-cell office:value-type="float" office:value="107.296731414981" calcext:value-type="float">
            <text:p>107.30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9-2010</text:p>
          </table:table-cell>
          <table:table-cell office:value-type="float" office:value="438475" calcext:value-type="float">
            <text:p>438,475 </text:p>
          </table:table-cell>
          <table:table-cell office:value-type="float" office:value="66.9130556984707" calcext:value-type="float">
            <text:p>66.91 </text:p>
          </table:table-cell>
          <table:table-cell office:value-type="float" office:value="101.495643773609" calcext:value-type="float">
            <text:p>101.50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9-2010</text:p>
          </table:table-cell>
          <table:table-cell office:value-type="float" office:value="1699147" calcext:value-type="float">
            <text:p>1,699,147 </text:p>
          </table:table-cell>
          <table:table-cell office:value-type="float" office:value="42.1444711499919" calcext:value-type="float">
            <text:p>42.14 </text:p>
          </table:table-cell>
          <table:table-cell office:value-type="float" office:value="63.9259436923982" calcext:value-type="float">
            <text:p>63.93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9-2010</text:p>
          </table:table-cell>
          <table:table-cell office:value-type="float" office:value="12061206" calcext:value-type="float">
            <text:p>12,061,206 </text:p>
          </table:table-cell>
          <table:table-cell office:value-type="float" office:value="54.8336943719296" calcext:value-type="float">
            <text:p>54.83 </text:p>
          </table:table-cell>
          <table:table-cell office:value-type="float" office:value="83.1733217482031" calcext:value-type="float">
            <text:p>83.17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9-2010</text:p>
          </table:table-cell>
          <table:table-cell office:value-type="float" office:value="916204" calcext:value-type="float">
            <text:p>916,204 </text:p>
          </table:table-cell>
          <table:table-cell office:value-type="float" office:value="51.9443163652528" calcext:value-type="float">
            <text:p>51.94 </text:p>
          </table:table-cell>
          <table:table-cell office:value-type="float" office:value="78.7906302415638" calcext:value-type="float">
            <text:p>78.79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9-2010</text:p>
          </table:table-cell>
          <table:table-cell office:value-type="float" office:value="428945" calcext:value-type="float">
            <text:p>428,945 </text:p>
          </table:table-cell>
          <table:table-cell office:value-type="float" office:value="72.0092618432639" calcext:value-type="float">
            <text:p>72.01 </text:p>
          </table:table-cell>
          <table:table-cell office:value-type="float" office:value="109.225715552122" calcext:value-type="float">
            <text:p>109.23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9-2010</text:p>
          </table:table-cell>
          <table:table-cell office:value-type="float" office:value="3273947" calcext:value-type="float">
            <text:p>3,273,947 </text:p>
          </table:table-cell>
          <table:table-cell office:value-type="float" office:value="72.3814451319498" calcext:value-type="float">
            <text:p>72.38 </text:p>
          </table:table-cell>
          <table:table-cell office:value-type="float" office:value="109.790253848762" calcext:value-type="float">
            <text:p>109.79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9-2010</text:p>
          </table:table-cell>
          <table:table-cell office:value-type="float" office:value="443745" calcext:value-type="float">
            <text:p>443,745 </text:p>
          </table:table-cell>
          <table:table-cell office:value-type="float" office:value="75.7110153358061" calcext:value-type="float">
            <text:p>75.71 </text:p>
          </table:table-cell>
          <table:table-cell office:value-type="float" office:value="114.840641516793" calcext:value-type="float">
            <text:p>114.84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1307143" calcext:value-type="float">
            <text:p>1,307,143 </text:p>
          </table:table-cell>
          <table:table-cell office:value-type="float" office:value="52.917423159632" calcext:value-type="float">
            <text:p>52.92 </text:p>
          </table:table-cell>
          <table:table-cell office:value-type="float" office:value="80.2666665625032" calcext:value-type="float">
            <text:p>80.27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9-2010</text:p>
          </table:table-cell>
          <table:table-cell office:value-type="float" office:value="2120550" calcext:value-type="float">
            <text:p>2,120,550 </text:p>
          </table:table-cell>
          <table:table-cell office:value-type="float" office:value="181.071375618482" calcext:value-type="float">
            <text:p>181.07 </text:p>
          </table:table-cell>
          <table:table-cell office:value-type="float" office:value="274.654260600311" calcext:value-type="float">
            <text:p>274.65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607676" calcext:value-type="float">
            <text:p>607,676 </text:p>
          </table:table-cell>
          <table:table-cell office:value-type="float" office:value="72.668881796047" calcext:value-type="float">
            <text:p>72.67 </text:p>
          </table:table-cell>
          <table:table-cell office:value-type="float" office:value="110.226246032382" calcext:value-type="float">
            <text:p>110.23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9-2010</text:p>
          </table:table-cell>
          <table:table-cell office:value-type="float" office:value="1261841" calcext:value-type="float">
            <text:p>1,261,841 </text:p>
          </table:table-cell>
          <table:table-cell office:value-type="float" office:value="55.098439467113" calcext:value-type="float">
            <text:p>55.10 </text:p>
          </table:table-cell>
          <table:table-cell office:value-type="float" office:value="83.5748947086823" calcext:value-type="float">
            <text:p>83.57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9-2010</text:p>
          </table:table-cell>
          <table:table-cell office:value-type="float" office:value="1117555" calcext:value-type="float">
            <text:p>1,117,555 </text:p>
          </table:table-cell>
          <table:table-cell office:value-type="float" office:value="164.393274920898" calcext:value-type="float">
            <text:p>164.39 </text:p>
          </table:table-cell>
          <table:table-cell office:value-type="float" office:value="249.356438679722" calcext:value-type="float">
            <text:p>249.36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9-2010</text:p>
          </table:table-cell>
          <table:table-cell office:value-type="float" office:value="9215723" calcext:value-type="float">
            <text:p>9,215,723 </text:p>
          </table:table-cell>
          <table:table-cell office:value-type="float" office:value="63.6671289656812" calcext:value-type="float">
            <text:p>63.67 </text:p>
          </table:table-cell>
          <table:table-cell office:value-type="float" office:value="96.572128923667" calcext:value-type="float">
            <text:p>96.57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9-2010</text:p>
          </table:table-cell>
          <table:table-cell office:value-type="float" office:value="2373806" calcext:value-type="float">
            <text:p>2,373,806 </text:p>
          </table:table-cell>
          <table:table-cell office:value-type="float" office:value="50.6182511876692" calcext:value-type="float">
            <text:p>50.62 </text:p>
          </table:table-cell>
          <table:table-cell office:value-type="float" office:value="76.7792165125135" calcext:value-type="float">
            <text:p>76.78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9-2010</text:p>
          </table:table-cell>
          <table:table-cell office:value-type="float" office:value="2063394" calcext:value-type="float">
            <text:p>2,063,394 </text:p>
          </table:table-cell>
          <table:table-cell office:value-type="float" office:value="88.4593245861114" calcext:value-type="float">
            <text:p>88.46 </text:p>
          </table:table-cell>
          <table:table-cell office:value-type="float" office:value="134.177642956623" calcext:value-type="float">
            <text:p>134.18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9-2010</text:p>
          </table:table-cell>
          <table:table-cell office:value-type="float" office:value="161803" calcext:value-type="float">
            <text:p>161,803 </text:p>
          </table:table-cell>
          <table:table-cell office:value-type="float" office:value="22.2191653187863" calcext:value-type="float">
            <text:p>22.22 </text:p>
          </table:table-cell>
          <table:table-cell office:value-type="float" office:value="33.7026678067852" calcext:value-type="float">
            <text:p>33.70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9-2010</text:p>
          </table:table-cell>
          <table:table-cell office:value-type="float" office:value="3598109" calcext:value-type="float">
            <text:p>3,598,109 </text:p>
          </table:table-cell>
          <table:table-cell office:value-type="float" office:value="49.7174617429106" calcext:value-type="float">
            <text:p>49.72 </text:p>
          </table:table-cell>
          <table:table-cell office:value-type="float" office:value="75.4128732235111" calcext:value-type="float">
            <text:p>75.41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9-2010</text:p>
          </table:table-cell>
          <table:table-cell office:value-type="float" office:value="2756393" calcext:value-type="float">
            <text:p>2,756,393 </text:p>
          </table:table-cell>
          <table:table-cell office:value-type="float" office:value="76.1153157094703" calcext:value-type="float">
            <text:p>76.12 </text:p>
          </table:table-cell>
          <table:table-cell office:value-type="float" office:value="115.453895929921" calcext:value-type="float">
            <text:p>115.45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9-2010</text:p>
          </table:table-cell>
          <table:table-cell office:value-type="float" office:value="1262312" calcext:value-type="float">
            <text:p>1,262,312 </text:p>
          </table:table-cell>
          <table:table-cell office:value-type="float" office:value="89.9951033282803" calcext:value-type="float">
            <text:p>90.00 </text:p>
          </table:table-cell>
          <table:table-cell office:value-type="float" office:value="136.507156240738" calcext:value-type="float">
            <text:p>136.51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9-2010</text:p>
          </table:table-cell>
          <table:table-cell office:value-type="float" office:value="1387810" calcext:value-type="float">
            <text:p>1,387,810 </text:p>
          </table:table-cell>
          <table:table-cell office:value-type="float" office:value="93.5091587103589" calcext:value-type="float">
            <text:p>93.51 </text:p>
          </table:table-cell>
          <table:table-cell office:value-type="float" office:value="141.837376323159" calcext:value-type="float">
            <text:p>141.84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9-2010</text:p>
          </table:table-cell>
          <table:table-cell office:value-type="float" office:value="13210374" calcext:value-type="float">
            <text:p>13,210,374 </text:p>
          </table:table-cell>
          <table:table-cell office:value-type="float" office:value="72.3496630339599" calcext:value-type="float">
            <text:p>72.35 </text:p>
          </table:table-cell>
          <table:table-cell office:value-type="float" office:value="109.742045850154" calcext:value-type="float">
            <text:p>109.74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9-2010</text:p>
          </table:table-cell>
          <table:table-cell office:value-type="float" office:value="28494733" calcext:value-type="float">
            <text:p>28,494,733 </text:p>
          </table:table-cell>
          <table:table-cell office:value-type="float" office:value="119.844668624614" calcext:value-type="float">
            <text:p>119.84 </text:p>
          </table:table-cell>
          <table:table-cell office:value-type="float" office:value="181.783833781306" calcext:value-type="float">
            <text:p>181.78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9-2010</text:p>
          </table:table-cell>
          <table:table-cell office:value-type="float" office:value="303660" calcext:value-type="float">
            <text:p>303,660 </text:p>
          </table:table-cell>
          <table:table-cell office:value-type="float" office:value="74.9036543349508" calcext:value-type="float">
            <text:p>74.90 </text:p>
          </table:table-cell>
          <table:table-cell office:value-type="float" office:value="113.616013173577" calcext:value-type="float">
            <text:p>113.62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9-2010</text:p>
          </table:table-cell>
          <table:table-cell office:value-type="float" office:value="1969201" calcext:value-type="float">
            <text:p>1,969,201 </text:p>
          </table:table-cell>
          <table:table-cell office:value-type="float" office:value="64.5357044590806" calcext:value-type="float">
            <text:p>64.54 </text:p>
          </table:table-cell>
          <table:table-cell office:value-type="float" office:value="97.8896091664736" calcext:value-type="float">
            <text:p>97.89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9-2010</text:p>
          </table:table-cell>
          <table:table-cell office:value-type="float" office:value="319494" calcext:value-type="float">
            <text:p>319,494 </text:p>
          </table:table-cell>
          <table:table-cell office:value-type="float" office:value="26.891144237614" calcext:value-type="float">
            <text:p>26.89 </text:p>
          </table:table-cell>
          <table:table-cell office:value-type="float" office:value="40.7892595505544" calcext:value-type="float">
            <text:p>40.79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9-2010</text:p>
          </table:table-cell>
          <table:table-cell office:value-type="float" office:value="6459186" calcext:value-type="float">
            <text:p>6,459,186 </text:p>
          </table:table-cell>
          <table:table-cell office:value-type="float" office:value="65.827080222953" calcext:value-type="float">
            <text:p>65.83 </text:p>
          </table:table-cell>
          <table:table-cell office:value-type="float" office:value="99.8484049969689" calcext:value-type="float">
            <text:p>99.85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9-2010</text:p>
          </table:table-cell>
          <table:table-cell office:value-type="float" office:value="586174" calcext:value-type="float">
            <text:p>586,174 </text:p>
          </table:table-cell>
          <table:table-cell office:value-type="float" office:value="38.7122283800928" calcext:value-type="float">
            <text:p>38.71 </text:p>
          </table:table-cell>
          <table:table-cell office:value-type="float" office:value="58.7198193287459" calcext:value-type="float">
            <text:p>58.72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10379528" calcext:value-type="float">
            <text:p>10,379,528 </text:p>
          </table:table-cell>
          <table:table-cell office:value-type="float" office:value="52.3948111588342" calcext:value-type="float">
            <text:p>52.39 </text:p>
          </table:table-cell>
          <table:table-cell office:value-type="float" office:value="79.473953676937" calcext:value-type="float">
            <text:p>79.47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5236873" calcext:value-type="float">
            <text:p>5,236,873 </text:p>
          </table:table-cell>
          <table:table-cell office:value-type="float" office:value="56.127263028769" calcext:value-type="float">
            <text:p>56.13 </text:p>
          </table:table-cell>
          <table:table-cell office:value-type="float" office:value="85.1354438217026" calcext:value-type="float">
            <text:p>85.14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9-2010</text:p>
          </table:table-cell>
          <table:table-cell office:value-type="float" office:value="1729451" calcext:value-type="float">
            <text:p>1,729,451 </text:p>
          </table:table-cell>
          <table:table-cell office:value-type="float" office:value="68.7297282625235" calcext:value-type="float">
            <text:p>68.73 </text:p>
          </table:table-cell>
          <table:table-cell office:value-type="float" office:value="104.251224870448" calcext:value-type="float">
            <text:p>104.25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9-2010</text:p>
          </table:table-cell>
          <table:table-cell office:value-type="float" office:value="1110561" calcext:value-type="float">
            <text:p>1,110,561 </text:p>
          </table:table-cell>
          <table:table-cell office:value-type="float" office:value="47.3113131967905" calcext:value-type="float">
            <text:p>47.31 </text:p>
          </table:table-cell>
          <table:table-cell office:value-type="float" office:value="71.7631580348356" calcext:value-type="float">
            <text:p>71.76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9-2010</text:p>
          </table:table-cell>
          <table:table-cell office:value-type="float" office:value="6139451" calcext:value-type="float">
            <text:p>6,139,451 </text:p>
          </table:table-cell>
          <table:table-cell office:value-type="float" office:value="73.9640678483576" calcext:value-type="float">
            <text:p>73.96 </text:p>
          </table:table-cell>
          <table:table-cell office:value-type="float" office:value="112.190821417763" calcext:value-type="float">
            <text:p>112.19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9-2010</text:p>
          </table:table-cell>
          <table:table-cell office:value-type="float" office:value="25983743" calcext:value-type="float">
            <text:p>25,983,743 </text:p>
          </table:table-cell>
          <table:table-cell office:value-type="float" office:value="59.8136224204041" calcext:value-type="float">
            <text:p>59.81 </text:p>
          </table:table-cell>
          <table:table-cell office:value-type="float" office:value="90.7270195721948" calcext:value-type="float">
            <text:p>90.73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9-2010</text:p>
          </table:table-cell>
          <table:table-cell office:value-type="float" office:value="1221129" calcext:value-type="float">
            <text:p>1,221,129 </text:p>
          </table:table-cell>
          <table:table-cell office:value-type="float" office:value="58.9577035180036" calcext:value-type="float">
            <text:p>58.96 </text:p>
          </table:table-cell>
          <table:table-cell office:value-type="float" office:value="89.4287372099514" calcext:value-type="float">
            <text:p>89.43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9-2010</text:p>
          </table:table-cell>
          <table:table-cell office:value-type="float" office:value="279677" calcext:value-type="float">
            <text:p>279,677 </text:p>
          </table:table-cell>
          <table:table-cell office:value-type="float" office:value="20.6070853578796" calcext:value-type="float">
            <text:p>20.61 </text:p>
          </table:table-cell>
          <table:table-cell office:value-type="float" office:value="31.257418643691" calcext:value-type="float">
            <text:p>31.26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1922553" calcext:value-type="float">
            <text:p>1,922,553 </text:p>
          </table:table-cell>
          <table:table-cell office:value-type="float" office:value="72.8719848281932" calcext:value-type="float">
            <text:p>72.87 </text:p>
          </table:table-cell>
          <table:table-cell office:value-type="float" office:value="110.534318542072" calcext:value-type="float">
            <text:p>110.53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2371515" calcext:value-type="float">
            <text:p><text:s/>$2,371,515 </text:p>
          </table:table-cell>
          <table:table-cell table:style-name="ce24" office:value-type="float" office:value="59.9178934792586" calcext:value-type="float">
            <text:p><text:s/>$59.92 </text:p>
          </table:table-cell>
          <table:table-cell office:value-type="float" office:value="84.6714580540118" calcext:value-type="float">
            <text:p>84.67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9-2010</text:p>
          </table:table-cell>
          <table:table-cell office:value-type="float" office:value="4490425" calcext:value-type="float">
            <text:p>4,490,425 </text:p>
          </table:table-cell>
          <table:table-cell office:value-type="float" office:value="47.1449815012014" calcext:value-type="float">
            <text:p>47.14 </text:p>
          </table:table-cell>
          <table:table-cell office:value-type="float" office:value="66.6217400486211" calcext:value-type="float">
            <text:p>66.62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9-2010</text:p>
          </table:table-cell>
          <table:table-cell office:value-type="float" office:value="1290289" calcext:value-type="float">
            <text:p>1,290,289 </text:p>
          </table:table-cell>
          <table:table-cell office:value-type="float" office:value="76.4171699071219" calcext:value-type="float">
            <text:p>76.42 </text:p>
          </table:table-cell>
          <table:table-cell office:value-type="float" office:value="107.986993879165" calcext:value-type="float">
            <text:p>107.99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9-2010</text:p>
          </table:table-cell>
          <table:table-cell office:value-type="float" office:value="708287" calcext:value-type="float">
            <text:p>708,287 </text:p>
          </table:table-cell>
          <table:table-cell office:value-type="float" office:value="53.872384024022" calcext:value-type="float">
            <text:p>53.87 </text:p>
          </table:table-cell>
          <table:table-cell office:value-type="float" office:value="76.1283990355669" calcext:value-type="float">
            <text:p>76.13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9-2010</text:p>
          </table:table-cell>
          <table:table-cell office:value-type="float" office:value="1901108" calcext:value-type="float">
            <text:p>1,901,108 </text:p>
          </table:table-cell>
          <table:table-cell office:value-type="float" office:value="57.8917948521848" calcext:value-type="float">
            <text:p>57.89 </text:p>
          </table:table-cell>
          <table:table-cell office:value-type="float" office:value="81.808327944557" calcext:value-type="float">
            <text:p>81.81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9-2010</text:p>
          </table:table-cell>
          <table:table-cell office:value-type="float" office:value="865571" calcext:value-type="float">
            <text:p>865,571 </text:p>
          </table:table-cell>
          <table:table-cell office:value-type="float" office:value="59.0870287993693" calcext:value-type="float">
            <text:p>59.09 </text:p>
          </table:table-cell>
          <table:table-cell office:value-type="float" office:value="83.4973426135856" calcext:value-type="float">
            <text:p>83.50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9-2010</text:p>
          </table:table-cell>
          <table:table-cell office:value-type="float" office:value="19658939" calcext:value-type="float">
            <text:p>19,658,939 </text:p>
          </table:table-cell>
          <table:table-cell office:value-type="float" office:value="92.7142858037488" calcext:value-type="float">
            <text:p>92.71 </text:p>
          </table:table-cell>
          <table:table-cell office:value-type="float" office:value="131.016851654794" calcext:value-type="float">
            <text:p>131.02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9-2010</text:p>
          </table:table-cell>
          <table:table-cell office:value-type="float" office:value="4542236" calcext:value-type="float">
            <text:p>4,542,236 </text:p>
          </table:table-cell>
          <table:table-cell office:value-type="float" office:value="62.986960372432" calcext:value-type="float">
            <text:p>62.99 </text:p>
          </table:table-cell>
          <table:table-cell office:value-type="float" office:value="89.0084324304598" calcext:value-type="float">
            <text:p>89.01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9-2010</text:p>
          </table:table-cell>
          <table:table-cell office:value-type="float" office:value="519530" calcext:value-type="float">
            <text:p>519,530 </text:p>
          </table:table-cell>
          <table:table-cell office:value-type="float" office:value="109.482215525436" calcext:value-type="float">
            <text:p>109.48 </text:p>
          </table:table-cell>
          <table:table-cell office:value-type="float" office:value="154.71202809777" calcext:value-type="float">
            <text:p>154.71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9-2010</text:p>
          </table:table-cell>
          <table:table-cell office:value-type="float" office:value="4286876" calcext:value-type="float">
            <text:p>4,286,876 </text:p>
          </table:table-cell>
          <table:table-cell office:value-type="float" office:value="64.1209057306773" calcext:value-type="float">
            <text:p>64.12 </text:p>
          </table:table-cell>
          <table:table-cell office:value-type="float" office:value="90.6108386777597" calcext:value-type="float">
            <text:p>90.61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9-2010</text:p>
          </table:table-cell>
          <table:table-cell office:value-type="float" office:value="474902" calcext:value-type="float">
            <text:p>474,902 </text:p>
          </table:table-cell>
          <table:table-cell office:value-type="float" office:value="66.6859969720418" calcext:value-type="float">
            <text:p>66.69 </text:p>
          </table:table-cell>
          <table:table-cell office:value-type="float" office:value="94.2356325888322" calcext:value-type="float">
            <text:p>94.24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9-2010</text:p>
          </table:table-cell>
          <table:table-cell office:value-type="float" office:value="1951285" calcext:value-type="float">
            <text:p>1,951,285 </text:p>
          </table:table-cell>
          <table:table-cell office:value-type="float" office:value="58.5981895966007" calcext:value-type="float">
            <text:p>58.60 </text:p>
          </table:table-cell>
          <table:table-cell office:value-type="float" office:value="82.8065518389283" calcext:value-type="float">
            <text:p>82.81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9-2010</text:p>
          </table:table-cell>
          <table:table-cell office:value-type="float" office:value="1128497" calcext:value-type="float">
            <text:p>1,128,497 </text:p>
          </table:table-cell>
          <table:table-cell office:value-type="float" office:value="60.9846415425224" calcext:value-type="float">
            <text:p>60.98 </text:p>
          </table:table-cell>
          <table:table-cell office:value-type="float" office:value="86.1789061408526" calcext:value-type="float">
            <text:p>86.18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9-2010</text:p>
          </table:table-cell>
          <table:table-cell office:value-type="float" office:value="2354207" calcext:value-type="float">
            <text:p>2,354,207 </text:p>
          </table:table-cell>
          <table:table-cell office:value-type="float" office:value="95.731250882523" calcext:value-type="float">
            <text:p>95.73 </text:p>
          </table:table-cell>
          <table:table-cell office:value-type="float" office:value="135.280199667959" calcext:value-type="float">
            <text:p>135.28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9-2010</text:p>
          </table:table-cell>
          <table:table-cell office:value-type="float" office:value="948265" calcext:value-type="float">
            <text:p>948,265 </text:p>
          </table:table-cell>
          <table:table-cell office:value-type="float" office:value="56.3967600638539" calcext:value-type="float">
            <text:p>56.40 </text:p>
          </table:table-cell>
          <table:table-cell office:value-type="float" office:value="79.6956572877812" calcext:value-type="float">
            <text:p>79.70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9-2010</text:p>
          </table:table-cell>
          <table:table-cell office:value-type="float" office:value="3672140" calcext:value-type="float">
            <text:p>3,672,140 </text:p>
          </table:table-cell>
          <table:table-cell office:value-type="float" office:value="68.9769075878173" calcext:value-type="float">
            <text:p>68.98 </text:p>
          </table:table-cell>
          <table:table-cell office:value-type="float" office:value="97.472975072781" calcext:value-type="float">
            <text:p>97.47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9-2010</text:p>
          </table:table-cell>
          <table:table-cell office:value-type="float" office:value="1557843" calcext:value-type="float">
            <text:p>1,557,843 </text:p>
          </table:table-cell>
          <table:table-cell office:value-type="float" office:value="55.1541123358059" calcext:value-type="float">
            <text:p>55.15 </text:p>
          </table:table-cell>
          <table:table-cell office:value-type="float" office:value="77.9396410316732" calcext:value-type="float">
            <text:p>77.94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9-2010</text:p>
          </table:table-cell>
          <table:table-cell office:value-type="float" office:value="2348082" calcext:value-type="float">
            <text:p>2,348,082 </text:p>
          </table:table-cell>
          <table:table-cell office:value-type="float" office:value="77.4949297372063" calcext:value-type="float">
            <text:p>77.49 </text:p>
          </table:table-cell>
          <table:table-cell office:value-type="float" office:value="109.510002966206" calcext:value-type="float">
            <text:p>109.51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9-2010</text:p>
          </table:table-cell>
          <table:table-cell office:value-type="float" office:value="425527" calcext:value-type="float">
            <text:p>425,527 </text:p>
          </table:table-cell>
          <table:table-cell office:value-type="float" office:value="60.8572266235524" calcext:value-type="float">
            <text:p>60.86 </text:p>
          </table:table-cell>
          <table:table-cell office:value-type="float" office:value="85.9988529657395" calcext:value-type="float">
            <text:p>86.00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9-2010</text:p>
          </table:table-cell>
          <table:table-cell office:value-type="float" office:value="1218070" calcext:value-type="float">
            <text:p>1,218,070 </text:p>
          </table:table-cell>
          <table:table-cell office:value-type="float" office:value="96.1212394000992" calcext:value-type="float">
            <text:p>96.12 </text:p>
          </table:table-cell>
          <table:table-cell office:value-type="float" office:value="135.83130209313" calcext:value-type="float">
            <text:p>135.83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9-2010</text:p>
          </table:table-cell>
          <table:table-cell office:value-type="float" office:value="16506182" calcext:value-type="float">
            <text:p>16,506,182 </text:p>
          </table:table-cell>
          <table:table-cell office:value-type="float" office:value="53.6622502698183" calcext:value-type="float">
            <text:p>53.66 </text:p>
          </table:table-cell>
          <table:table-cell office:value-type="float" office:value="75.8314538273555" calcext:value-type="float">
            <text:p>75.83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9-2010</text:p>
          </table:table-cell>
          <table:table-cell office:value-type="float" office:value="724035" calcext:value-type="float">
            <text:p>724,035 </text:p>
          </table:table-cell>
          <table:table-cell office:value-type="float" office:value="50.0321917089781" calcext:value-type="float">
            <text:p>50.03 </text:p>
          </table:table-cell>
          <table:table-cell office:value-type="float" office:value="70.7017282425569" calcext:value-type="float">
            <text:p>70.70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9-2010</text:p>
          </table:table-cell>
          <table:table-cell office:value-type="float" office:value="345561" calcext:value-type="float">
            <text:p>345,561 </text:p>
          </table:table-cell>
          <table:table-cell office:value-type="float" office:value="66.3183710884971" calcext:value-type="float">
            <text:p>66.32 </text:p>
          </table:table-cell>
          <table:table-cell office:value-type="float" office:value="93.7161313552166" calcext:value-type="float">
            <text:p>93.72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9-2010</text:p>
          </table:table-cell>
          <table:table-cell office:value-type="float" office:value="3057919" calcext:value-type="float">
            <text:p>3,057,919 </text:p>
          </table:table-cell>
          <table:table-cell office:value-type="float" office:value="63.7885360727817" calcext:value-type="float">
            <text:p>63.79 </text:p>
          </table:table-cell>
          <table:table-cell office:value-type="float" office:value="90.1411588890889" calcext:value-type="float">
            <text:p>90.14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9-2010</text:p>
          </table:table-cell>
          <table:table-cell office:value-type="float" office:value="648846" calcext:value-type="float">
            <text:p>648,846 </text:p>
          </table:table-cell>
          <table:table-cell office:value-type="float" office:value="64.9150507469438" calcext:value-type="float">
            <text:p>64.92 </text:p>
          </table:table-cell>
          <table:table-cell office:value-type="float" office:value="91.7330646528248" calcext:value-type="float">
            <text:p>91.73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9-2010</text:p>
          </table:table-cell>
          <table:table-cell office:value-type="float" office:value="1640289" calcext:value-type="float">
            <text:p>1,640,289 </text:p>
          </table:table-cell>
          <table:table-cell office:value-type="float" office:value="99.5387096839083" calcext:value-type="float">
            <text:p>99.54 </text:p>
          </table:table-cell>
          <table:table-cell office:value-type="float" office:value="140.660613922768" calcext:value-type="float">
            <text:p>140.66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9-2010</text:p>
          </table:table-cell>
          <table:table-cell office:value-type="float" office:value="1678299" calcext:value-type="float">
            <text:p>1,678,299 </text:p>
          </table:table-cell>
          <table:table-cell office:value-type="float" office:value="61.6808845423933" calcext:value-type="float">
            <text:p>61.68 </text:p>
          </table:table-cell>
          <table:table-cell office:value-type="float" office:value="87.1627843537837" calcext:value-type="float">
            <text:p>87.16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9-2010</text:p>
          </table:table-cell>
          <table:table-cell office:value-type="float" office:value="681776" calcext:value-type="float">
            <text:p>681,776 </text:p>
          </table:table-cell>
          <table:table-cell office:value-type="float" office:value="61.9635981416077" calcext:value-type="float">
            <text:p>61.96 </text:p>
          </table:table-cell>
          <table:table-cell office:value-type="float" office:value="87.5622939371015" calcext:value-type="float">
            <text:p>87.56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9-2010</text:p>
          </table:table-cell>
          <table:table-cell office:value-type="float" office:value="81579527" calcext:value-type="float">
            <text:p>81,579,527 </text:p>
          </table:table-cell>
          <table:table-cell office:value-type="float" office:value="78.708804733793" calcext:value-type="float">
            <text:p>78.71 </text:p>
          </table:table-cell>
          <table:table-cell office:value-type="float" office:value="111.225359763453" calcext:value-type="float">
            <text:p>111.23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9-2010</text:p>
          </table:table-cell>
          <table:table-cell office:value-type="float" office:value="4513485" calcext:value-type="float">
            <text:p>4,513,485 </text:p>
          </table:table-cell>
          <table:table-cell office:value-type="float" office:value="66.666532011971" calcext:value-type="float">
            <text:p>66.67 </text:p>
          </table:table-cell>
          <table:table-cell office:value-type="float" office:value="94.2081261720599" calcext:value-type="float">
            <text:p>94.21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9-2010</text:p>
          </table:table-cell>
          <table:table-cell office:value-type="float" office:value="910743" calcext:value-type="float">
            <text:p>910,743 </text:p>
          </table:table-cell>
          <table:table-cell office:value-type="float" office:value="59.068352209987" calcext:value-type="float">
            <text:p>59.07 </text:p>
          </table:table-cell>
          <table:table-cell office:value-type="float" office:value="83.4709502629429" calcext:value-type="float">
            <text:p>83.47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9-2010</text:p>
          </table:table-cell>
          <table:table-cell office:value-type="float" office:value="1454506" calcext:value-type="float">
            <text:p>1,454,506 </text:p>
          </table:table-cell>
          <table:table-cell office:value-type="float" office:value="54.5744964487804" calcext:value-type="float">
            <text:p>54.57 </text:p>
          </table:table-cell>
          <table:table-cell office:value-type="float" office:value="77.1205714780563" calcext:value-type="float">
            <text:p>77.12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9-2010</text:p>
          </table:table-cell>
          <table:table-cell office:value-type="float" office:value="4167218" calcext:value-type="float">
            <text:p>4,167,218 </text:p>
          </table:table-cell>
          <table:table-cell office:value-type="float" office:value="77.964197602387" calcext:value-type="float">
            <text:p>77.96 </text:p>
          </table:table-cell>
          <table:table-cell office:value-type="float" office:value="110.17313699939" calcext:value-type="float">
            <text:p>110.17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9-2010</text:p>
          </table:table-cell>
          <table:table-cell office:value-type="float" office:value="4744143" calcext:value-type="float">
            <text:p>4,744,143 </text:p>
          </table:table-cell>
          <table:table-cell office:value-type="float" office:value="62.9686419553846" calcext:value-type="float">
            <text:p>62.97 </text:p>
          </table:table-cell>
          <table:table-cell office:value-type="float" office:value="88.9825462220072" calcext:value-type="float">
            <text:p>88.98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9-2010</text:p>
          </table:table-cell>
          <table:table-cell office:value-type="float" office:value="1173704" calcext:value-type="float">
            <text:p>1,173,704 </text:p>
          </table:table-cell>
          <table:table-cell office:value-type="float" office:value="70.4994799221705" calcext:value-type="float">
            <text:p>70.50 </text:p>
          </table:table-cell>
          <table:table-cell office:value-type="float" office:value="99.6245597173081" calcext:value-type="float">
            <text:p>99.62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9-2010</text:p>
          </table:table-cell>
          <table:table-cell office:value-type="float" office:value="2347287" calcext:value-type="float">
            <text:p>2,347,287 </text:p>
          </table:table-cell>
          <table:table-cell office:value-type="float" office:value="64.0514008265394" calcext:value-type="float">
            <text:p>64.05 </text:p>
          </table:table-cell>
          <table:table-cell office:value-type="float" office:value="90.5126195776957" calcext:value-type="float">
            <text:p>90.51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9-2010</text:p>
          </table:table-cell>
          <table:table-cell office:value-type="float" office:value="1005365" calcext:value-type="float">
            <text:p>1,005,365 </text:p>
          </table:table-cell>
          <table:table-cell office:value-type="float" office:value="46.8904872472027" calcext:value-type="float">
            <text:p>46.89 </text:p>
          </table:table-cell>
          <table:table-cell office:value-type="float" office:value="66.2621079203672" calcext:value-type="float">
            <text:p>66.26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9-2010</text:p>
          </table:table-cell>
          <table:table-cell office:value-type="float" office:value="1225807" calcext:value-type="float">
            <text:p>1,225,807 </text:p>
          </table:table-cell>
          <table:table-cell office:value-type="float" office:value="75.4658995121215" calcext:value-type="float">
            <text:p>75.47 </text:p>
          </table:table-cell>
          <table:table-cell office:value-type="float" office:value="106.642730143055" calcext:value-type="float">
            <text:p>106.64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9-2010</text:p>
          </table:table-cell>
          <table:table-cell office:value-type="float" office:value="1082447" calcext:value-type="float">
            <text:p>1,082,447 </text:p>
          </table:table-cell>
          <table:table-cell office:value-type="float" office:value="59.7625896791199" calcext:value-type="float">
            <text:p>59.76 </text:p>
          </table:table-cell>
          <table:table-cell office:value-type="float" office:value="84.4519944107577" calcext:value-type="float">
            <text:p>84.45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9-2010</text:p>
          </table:table-cell>
          <table:table-cell office:value-type="float" office:value="636453" calcext:value-type="float">
            <text:p>636,453 </text:p>
          </table:table-cell>
          <table:table-cell office:value-type="float" office:value="51.1192596012053" calcext:value-type="float">
            <text:p>51.12 </text:p>
          </table:table-cell>
          <table:table-cell office:value-type="float" office:value="72.2378907825575" calcext:value-type="float">
            <text:p>72.24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9-2010</text:p>
          </table:table-cell>
          <table:table-cell office:value-type="float" office:value="3208517" calcext:value-type="float">
            <text:p>3,208,517 </text:p>
          </table:table-cell>
          <table:table-cell office:value-type="float" office:value="88.92309676491" calcext:value-type="float">
            <text:p>88.92 </text:p>
          </table:table-cell>
          <table:table-cell office:value-type="float" office:value="125.659428604066" calcext:value-type="float">
            <text:p>125.66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9-2010</text:p>
          </table:table-cell>
          <table:table-cell office:value-type="float" office:value="7030503" calcext:value-type="float">
            <text:p>7,030,503 </text:p>
          </table:table-cell>
          <table:table-cell office:value-type="float" office:value="71.2857458843721" calcext:value-type="float">
            <text:p>71.29 </text:p>
          </table:table-cell>
          <table:table-cell office:value-type="float" office:value="100.735651606092" calcext:value-type="float">
            <text:p>100.74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9-2010</text:p>
          </table:table-cell>
          <table:table-cell office:value-type="float" office:value="16632030" calcext:value-type="float">
            <text:p>16,632,030 </text:p>
          </table:table-cell>
          <table:table-cell office:value-type="float" office:value="56.0963541170784" calcext:value-type="float">
            <text:p>56.10 </text:p>
          </table:table-cell>
          <table:table-cell office:value-type="float" office:value="79.2711462102951" calcext:value-type="float">
            <text:p>79.27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9-2010</text:p>
          </table:table-cell>
          <table:table-cell office:value-type="float" office:value="4170672" calcext:value-type="float">
            <text:p>4,170,672 </text:p>
          </table:table-cell>
          <table:table-cell office:value-type="float" office:value="77.5285595000313" calcext:value-type="float">
            <text:p>77.53 </text:p>
          </table:table-cell>
          <table:table-cell office:value-type="float" office:value="109.557526016285" calcext:value-type="float">
            <text:p>109.56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9-2010</text:p>
          </table:table-cell>
          <table:table-cell office:value-type="float" office:value="170016" calcext:value-type="float">
            <text:p>170,016 </text:p>
          </table:table-cell>
          <table:table-cell office:value-type="float" office:value="74.8141751516144" calcext:value-type="float">
            <text:p>74.81 </text:p>
          </table:table-cell>
          <table:table-cell office:value-type="float" office:value="105.721762321104" calcext:value-type="float">
            <text:p>105.72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9-2010</text:p>
          </table:table-cell>
          <table:table-cell office:value-type="float" office:value="1783033" calcext:value-type="float">
            <text:p>1,783,033 </text:p>
          </table:table-cell>
          <table:table-cell office:value-type="float" office:value="50.9778821779891" calcext:value-type="float">
            <text:p>50.98 </text:p>
          </table:table-cell>
          <table:table-cell office:value-type="float" office:value="72.0381068471663" calcext:value-type="float">
            <text:p>72.04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9-2010</text:p>
          </table:table-cell>
          <table:table-cell office:value-type="float" office:value="3405130" calcext:value-type="float">
            <text:p>3,405,130 </text:p>
          </table:table-cell>
          <table:table-cell office:value-type="float" office:value="53.4593029903184" calcext:value-type="float">
            <text:p>53.46 </text:p>
          </table:table-cell>
          <table:table-cell office:value-type="float" office:value="75.5446640043905" calcext:value-type="float">
            <text:p>75.54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9-2010</text:p>
          </table:table-cell>
          <table:table-cell office:value-type="float" office:value="439572" calcext:value-type="float">
            <text:p>439,572 </text:p>
          </table:table-cell>
          <table:table-cell office:value-type="float" office:value="65.8506370493168" calcext:value-type="float">
            <text:p>65.85 </text:p>
          </table:table-cell>
          <table:table-cell office:value-type="float" office:value="93.0551648095118" calcext:value-type="float">
            <text:p>93.06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9-2010</text:p>
          </table:table-cell>
          <table:table-cell office:value-type="float" office:value="1141693" calcext:value-type="float">
            <text:p>1,141,693 </text:p>
          </table:table-cell>
          <table:table-cell office:value-type="float" office:value="47.787240087048" calcext:value-type="float">
            <text:p>47.79 </text:p>
          </table:table-cell>
          <table:table-cell office:value-type="float" office:value="67.5293315501509" calcext:value-type="float">
            <text:p>67.53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9-2010</text:p>
          </table:table-cell>
          <table:table-cell office:value-type="float" office:value="941255" calcext:value-type="float">
            <text:p>941,255 </text:p>
          </table:table-cell>
          <table:table-cell office:value-type="float" office:value="58.1590473123563" calcext:value-type="float">
            <text:p>58.16 </text:p>
          </table:table-cell>
          <table:table-cell office:value-type="float" office:value="82.185989009679" calcext:value-type="float">
            <text:p>82.19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9-2010</text:p>
          </table:table-cell>
          <table:table-cell table:style-name="ce12" office:value-type="float" office:value="587852" calcext:value-type="float">
            <text:p><text:s/>$587,852 </text:p>
          </table:table-cell>
          <table:table-cell table:style-name="ce24" office:value-type="float" office:value="49.8591045120629" calcext:value-type="float">
            <text:p><text:s/>$49.86 </text:p>
          </table:table-cell>
          <table:table-cell office:value-type="float" office:value="70.457134441235" calcext:value-type="float">
            <text:p>70.46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9-2010</text:p>
          </table:table-cell>
          <table:table-cell office:value-type="float" office:value="2307509" calcext:value-type="float">
            <text:p>2,307,509 </text:p>
          </table:table-cell>
          <table:table-cell office:value-type="float" office:value="90.1544217756645" calcext:value-type="float">
            <text:p>90.15 </text:p>
          </table:table-cell>
          <table:table-cell office:value-type="float" office:value="127.399444448165" calcext:value-type="float">
            <text:p>127.40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9-2010</text:p>
          </table:table-cell>
          <table:table-cell office:value-type="float" office:value="19697224" calcext:value-type="float">
            <text:p>19,697,224 </text:p>
          </table:table-cell>
          <table:table-cell office:value-type="float" office:value="66.0729716188217" calcext:value-type="float">
            <text:p>66.07 </text:p>
          </table:table-cell>
          <table:table-cell office:value-type="float" office:value="93.3693512917571" calcext:value-type="float">
            <text:p>93.37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9-2010</text:p>
          </table:table-cell>
          <table:table-cell office:value-type="float" office:value="1977824" calcext:value-type="float">
            <text:p>1,977,824 </text:p>
          </table:table-cell>
          <table:table-cell office:value-type="float" office:value="60.0689300700264" calcext:value-type="float">
            <text:p>60.07 </text:p>
          </table:table-cell>
          <table:table-cell office:value-type="float" office:value="84.884891598104" calcext:value-type="float">
            <text:p>84.88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9-2010</text:p>
          </table:table-cell>
          <table:table-cell office:value-type="float" office:value="858170" calcext:value-type="float">
            <text:p>858,170 </text:p>
          </table:table-cell>
          <table:table-cell office:value-type="float" office:value="64.6814894826019" calcext:value-type="float">
            <text:p>64.68 </text:p>
          </table:table-cell>
          <table:table-cell office:value-type="float" office:value="91.4030134502803" calcext:value-type="float">
            <text:p>91.40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9-2010</text:p>
          </table:table-cell>
          <table:table-cell office:value-type="float" office:value="679440" calcext:value-type="float">
            <text:p>679,440 </text:p>
          </table:table-cell>
          <table:table-cell office:value-type="float" office:value="48.7044848137841" calcext:value-type="float">
            <text:p>48.70 </text:p>
          </table:table-cell>
          <table:table-cell office:value-type="float" office:value="68.8255127724093" calcext:value-type="float">
            <text:p>68.83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9-2010</text:p>
          </table:table-cell>
          <table:table-cell office:value-type="float" office:value="711881" calcext:value-type="float">
            <text:p>711,881 </text:p>
          </table:table-cell>
          <table:table-cell office:value-type="float" office:value="74.9244768082118" calcext:value-type="float">
            <text:p>74.92 </text:p>
          </table:table-cell>
          <table:table-cell office:value-type="float" office:value="105.877632321659" calcext:value-type="float">
            <text:p>105.88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9-2010</text:p>
          </table:table-cell>
          <table:table-cell office:value-type="float" office:value="1850086" calcext:value-type="float">
            <text:p>1,850,086 </text:p>
          </table:table-cell>
          <table:table-cell office:value-type="float" office:value="57.2714170513737" calcext:value-type="float">
            <text:p>57.27 </text:p>
          </table:table-cell>
          <table:table-cell office:value-type="float" office:value="80.9316567218413" calcext:value-type="float">
            <text:p>80.93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9-2010</text:p>
          </table:table-cell>
          <table:table-cell office:value-type="float" office:value="528765" calcext:value-type="float">
            <text:p>528,765 </text:p>
          </table:table-cell>
          <table:table-cell office:value-type="float" office:value="50.7863246797554" calcext:value-type="float">
            <text:p>50.79 </text:p>
          </table:table-cell>
          <table:table-cell office:value-type="float" office:value="71.7674122059697" calcext:value-type="float">
            <text:p>71.77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9-2010</text:p>
          </table:table-cell>
          <table:table-cell office:value-type="float" office:value="4293439" calcext:value-type="float">
            <text:p>4,293,439 </text:p>
          </table:table-cell>
          <table:table-cell office:value-type="float" office:value="46.9767824594026" calcext:value-type="float">
            <text:p>46.98 </text:p>
          </table:table-cell>
          <table:table-cell office:value-type="float" office:value="66.3840538202606" calcext:value-type="float">
            <text:p>66.38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9-2010</text:p>
          </table:table-cell>
          <table:table-cell office:value-type="float" office:value="1048214" calcext:value-type="float">
            <text:p>1,048,214 </text:p>
          </table:table-cell>
          <table:table-cell office:value-type="float" office:value="67.5459518293127" calcext:value-type="float">
            <text:p>67.55 </text:p>
          </table:table-cell>
          <table:table-cell office:value-type="float" office:value="95.4508560788061" calcext:value-type="float">
            <text:p>95.45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9-2010</text:p>
          </table:table-cell>
          <table:table-cell office:value-type="float" office:value="788939" calcext:value-type="float">
            <text:p>788,939 </text:p>
          </table:table-cell>
          <table:table-cell office:value-type="float" office:value="44.1802938542931" calcext:value-type="float">
            <text:p>44.18 </text:p>
          </table:table-cell>
          <table:table-cell office:value-type="float" office:value="62.4322665681267" calcext:value-type="float">
            <text:p>62.43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9-2010</text:p>
          </table:table-cell>
          <table:table-cell office:value-type="float" office:value="806617" calcext:value-type="float">
            <text:p>806,617 </text:p>
          </table:table-cell>
          <table:table-cell office:value-type="float" office:value="60.2838308227704" calcext:value-type="float">
            <text:p>60.28 </text:p>
          </table:table-cell>
          <table:table-cell office:value-type="float" office:value="85.1885731699209" calcext:value-type="float">
            <text:p>85.19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9-2010</text:p>
          </table:table-cell>
          <table:table-cell office:value-type="float" office:value="536107" calcext:value-type="float">
            <text:p>536,107 </text:p>
          </table:table-cell>
          <table:table-cell office:value-type="float" office:value="40.0035745600282" calcext:value-type="float">
            <text:p>40.00 </text:p>
          </table:table-cell>
          <table:table-cell office:value-type="float" office:value="56.5300411728005" calcext:value-type="float">
            <text:p>56.53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9-2010</text:p>
          </table:table-cell>
          <table:table-cell office:value-type="float" office:value="1061296" calcext:value-type="float">
            <text:p>1,061,296 </text:p>
          </table:table-cell>
          <table:table-cell office:value-type="float" office:value="66.7767964423386" calcext:value-type="float">
            <text:p>66.78 </text:p>
          </table:table-cell>
          <table:table-cell office:value-type="float" office:value="94.3639435673085" calcext:value-type="float">
            <text:p>94.36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9-2010</text:p>
          </table:table-cell>
          <table:table-cell office:value-type="float" office:value="1722497" calcext:value-type="float">
            <text:p>1,722,497 </text:p>
          </table:table-cell>
          <table:table-cell office:value-type="float" office:value="50.8341672434241" calcext:value-type="float">
            <text:p>50.83 </text:p>
          </table:table-cell>
          <table:table-cell office:value-type="float" office:value="71.8350197166421" calcext:value-type="float">
            <text:p>71.84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9-2010</text:p>
          </table:table-cell>
          <table:table-cell office:value-type="float" office:value="1741112" calcext:value-type="float">
            <text:p>1,741,112 </text:p>
          </table:table-cell>
          <table:table-cell office:value-type="float" office:value="72.0221471547081" calcext:value-type="float">
            <text:p>72.02 </text:p>
          </table:table-cell>
          <table:table-cell office:value-type="float" office:value="101.776278464808" calcext:value-type="float">
            <text:p>101.78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9-2010</text:p>
          </table:table-cell>
          <table:table-cell office:value-type="float" office:value="1413928" calcext:value-type="float">
            <text:p>1,413,928 </text:p>
          </table:table-cell>
          <table:table-cell office:value-type="float" office:value="72.6248702617329" calcext:value-type="float">
            <text:p>72.62 </text:p>
          </table:table-cell>
          <table:table-cell office:value-type="float" office:value="102.628001402837" calcext:value-type="float">
            <text:p>102.63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9-2010</text:p>
          </table:table-cell>
          <table:table-cell office:value-type="float" office:value="5119755" calcext:value-type="float">
            <text:p>5,119,755 </text:p>
          </table:table-cell>
          <table:table-cell office:value-type="float" office:value="81.6374874462334" calcext:value-type="float">
            <text:p>81.64 </text:p>
          </table:table-cell>
          <table:table-cell office:value-type="float" office:value="115.363953780042" calcext:value-type="float">
            <text:p>115.36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9-2010</text:p>
          </table:table-cell>
          <table:table-cell office:value-type="float" office:value="1410724" calcext:value-type="float">
            <text:p>1,410,724 </text:p>
          </table:table-cell>
          <table:table-cell office:value-type="float" office:value="50.1935962134817" calcext:value-type="float">
            <text:p>50.19 </text:p>
          </table:table-cell>
          <table:table-cell office:value-type="float" office:value="70.9298129421223" calcext:value-type="float">
            <text:p>70.93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9-2010</text:p>
          </table:table-cell>
          <table:table-cell office:value-type="float" office:value="1169473" calcext:value-type="float">
            <text:p>1,169,473 </text:p>
          </table:table-cell>
          <table:table-cell office:value-type="float" office:value="54.3844651250671" calcext:value-type="float">
            <text:p>54.38 </text:p>
          </table:table-cell>
          <table:table-cell office:value-type="float" office:value="76.8520335118424" calcext:value-type="float">
            <text:p>76.85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9-2010</text:p>
          </table:table-cell>
          <table:table-cell office:value-type="float" office:value="2489418" calcext:value-type="float">
            <text:p>2,489,418 </text:p>
          </table:table-cell>
          <table:table-cell office:value-type="float" office:value="64.8397380741299" calcext:value-type="float">
            <text:p>64.84 </text:p>
          </table:table-cell>
          <table:table-cell office:value-type="float" office:value="91.626638451121" calcext:value-type="float">
            <text:p>91.63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9-2010</text:p>
          </table:table-cell>
          <table:table-cell office:value-type="float" office:value="33641000" calcext:value-type="float">
            <text:p>33,641,000 </text:p>
          </table:table-cell>
          <table:table-cell office:value-type="float" office:value="86.9425199972173" calcext:value-type="float">
            <text:p>86.94 </text:p>
          </table:table-cell>
          <table:table-cell office:value-type="float" office:value="122.860626560624" calcext:value-type="float">
            <text:p>122.86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9-2010</text:p>
          </table:table-cell>
          <table:table-cell office:value-type="float" office:value="2426022" calcext:value-type="float">
            <text:p>2,426,022 </text:p>
          </table:table-cell>
          <table:table-cell office:value-type="float" office:value="71.0057237696093" calcext:value-type="float">
            <text:p>71.01 </text:p>
          </table:table-cell>
          <table:table-cell office:value-type="float" office:value="100.339945426059" calcext:value-type="float">
            <text:p>100.34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9-2010</text:p>
          </table:table-cell>
          <table:table-cell office:value-type="float" office:value="428386" calcext:value-type="float">
            <text:p>428,386 </text:p>
          </table:table-cell>
          <table:table-cell office:value-type="float" office:value="60.6245283546003" calcext:value-type="float">
            <text:p>60.62 </text:p>
          </table:table-cell>
          <table:table-cell office:value-type="float" office:value="85.6700212833367" calcext:value-type="float">
            <text:p>85.67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9-2010</text:p>
          </table:table-cell>
          <table:table-cell office:value-type="float" office:value="523428" calcext:value-type="float">
            <text:p>523,428 </text:p>
          </table:table-cell>
          <table:table-cell office:value-type="float" office:value="53.4259829525312" calcext:value-type="float">
            <text:p>53.43 </text:p>
          </table:table-cell>
          <table:table-cell office:value-type="float" office:value="75.4975786344278" calcext:value-type="float">
            <text:p>75.50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9-2010</text:p>
          </table:table-cell>
          <table:table-cell office:value-type="float" office:value="9017461" calcext:value-type="float">
            <text:p>9,017,461 </text:p>
          </table:table-cell>
          <table:table-cell office:value-type="float" office:value="96.9712406215728" calcext:value-type="float">
            <text:p>96.97 </text:p>
          </table:table-cell>
          <table:table-cell office:value-type="float" office:value="137.032459854037" calcext:value-type="float">
            <text:p>137.03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9-2010</text:p>
          </table:table-cell>
          <table:table-cell office:value-type="float" office:value="1059313" calcext:value-type="float">
            <text:p>1,059,313 </text:p>
          </table:table-cell>
          <table:table-cell office:value-type="float" office:value="48.3585026557458" calcext:value-type="float">
            <text:p>48.36 </text:p>
          </table:table-cell>
          <table:table-cell office:value-type="float" office:value="68.3365968229206" calcext:value-type="float">
            <text:p>68.34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9-2010</text:p>
          </table:table-cell>
          <table:table-cell office:value-type="float" office:value="5241402" calcext:value-type="float">
            <text:p>5,241,402 </text:p>
          </table:table-cell>
          <table:table-cell office:value-type="float" office:value="69.0001417481824" calcext:value-type="float">
            <text:p>69.00 </text:p>
          </table:table-cell>
          <table:table-cell office:value-type="float" office:value="97.505807839765" calcext:value-type="float">
            <text:p>97.51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9-2010</text:p>
          </table:table-cell>
          <table:table-cell office:value-type="float" office:value="1956085" calcext:value-type="float">
            <text:p>1,956,085 </text:p>
          </table:table-cell>
          <table:table-cell office:value-type="float" office:value="66.437519407307" calcext:value-type="float">
            <text:p>66.44 </text:p>
          </table:table-cell>
          <table:table-cell office:value-type="float" office:value="93.8845027930711" calcext:value-type="float">
            <text:p>93.88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9-2010</text:p>
          </table:table-cell>
          <table:table-cell office:value-type="float" office:value="5904362" calcext:value-type="float">
            <text:p>5,904,362 </text:p>
          </table:table-cell>
          <table:table-cell office:value-type="float" office:value="243.002384415878" calcext:value-type="float">
            <text:p>243.00 </text:p>
          </table:table-cell>
          <table:table-cell office:value-type="float" office:value="343.392682958994" calcext:value-type="float">
            <text:p>343.39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9-2010</text:p>
          </table:table-cell>
          <table:table-cell office:value-type="float" office:value="2067524" calcext:value-type="float">
            <text:p>2,067,524 </text:p>
          </table:table-cell>
          <table:table-cell office:value-type="float" office:value="49.7780426017648" calcext:value-type="float">
            <text:p>49.78 </text:p>
          </table:table-cell>
          <table:table-cell office:value-type="float" office:value="70.3425838497667" calcext:value-type="float">
            <text:p>70.34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9-2010</text:p>
          </table:table-cell>
          <table:table-cell office:value-type="float" office:value="2558286" calcext:value-type="float">
            <text:p>2,558,286 </text:p>
          </table:table-cell>
          <table:table-cell office:value-type="float" office:value="79.7189269183913" calcext:value-type="float">
            <text:p>79.72 </text:p>
          </table:table-cell>
          <table:table-cell office:value-type="float" office:value="112.652788419839" calcext:value-type="float">
            <text:p>112.65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9-2010</text:p>
          </table:table-cell>
          <table:table-cell office:value-type="float" office:value="1162618" calcext:value-type="float">
            <text:p>1,162,618 </text:p>
          </table:table-cell>
          <table:table-cell office:value-type="float" office:value="62.4397814228041" calcext:value-type="float">
            <text:p>62.44 </text:p>
          </table:table-cell>
          <table:table-cell office:value-type="float" office:value="88.2352003157912" calcext:value-type="float">
            <text:p>88.24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9-2010</text:p>
          </table:table-cell>
          <table:table-cell office:value-type="float" office:value="8773003" calcext:value-type="float">
            <text:p>8,773,003 </text:p>
          </table:table-cell>
          <table:table-cell office:value-type="float" office:value="72.0227242260376" calcext:value-type="float">
            <text:p>72.02 </text:p>
          </table:table-cell>
          <table:table-cell office:value-type="float" office:value="101.777093938584" calcext:value-type="float">
            <text:p>101.78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9-2010</text:p>
          </table:table-cell>
          <table:table-cell office:value-type="float" office:value="10820121" calcext:value-type="float">
            <text:p>10,820,121 </text:p>
          </table:table-cell>
          <table:table-cell office:value-type="float" office:value="85.9477978688527" calcext:value-type="float">
            <text:p>85.95 </text:p>
          </table:table-cell>
          <table:table-cell office:value-type="float" office:value="121.454960104804" calcext:value-type="float">
            <text:p>121.45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9-2010</text:p>
          </table:table-cell>
          <table:table-cell office:value-type="float" office:value="608523" calcext:value-type="float">
            <text:p>608,523 </text:p>
          </table:table-cell>
          <table:table-cell office:value-type="float" office:value="84.9431166864427" calcext:value-type="float">
            <text:p>84.94 </text:p>
          </table:table-cell>
          <table:table-cell office:value-type="float" office:value="120.035220263257" calcext:value-type="float">
            <text:p>120.04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9-2010</text:p>
          </table:table-cell>
          <table:table-cell office:value-type="float" office:value="937741" calcext:value-type="float">
            <text:p>937,741 </text:p>
          </table:table-cell>
          <table:table-cell office:value-type="float" office:value="76.7712836263229" calcext:value-type="float">
            <text:p>76.77 </text:p>
          </table:table-cell>
          <table:table-cell office:value-type="float" office:value="108.487400738963" calcext:value-type="float">
            <text:p>108.49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9-2010</text:p>
          </table:table-cell>
          <table:table-cell office:value-type="float" office:value="3091143" calcext:value-type="float">
            <text:p>3,091,143 </text:p>
          </table:table-cell>
          <table:table-cell office:value-type="float" office:value="69.4044753082538" calcext:value-type="float">
            <text:p>69.40 </text:p>
          </table:table-cell>
          <table:table-cell office:value-type="float" office:value="98.0771815994794" calcext:value-type="float">
            <text:p>98.08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9-2010</text:p>
          </table:table-cell>
          <table:table-cell office:value-type="float" office:value="2175249" calcext:value-type="float">
            <text:p>2,175,249 </text:p>
          </table:table-cell>
          <table:table-cell office:value-type="float" office:value="59.6410834652926" calcext:value-type="float">
            <text:p>59.64 </text:p>
          </table:table-cell>
          <table:table-cell office:value-type="float" office:value="84.2802909731036" calcext:value-type="float">
            <text:p>84.28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9-2010</text:p>
          </table:table-cell>
          <table:table-cell office:value-type="float" office:value="3853040" calcext:value-type="float">
            <text:p>3,853,040 </text:p>
          </table:table-cell>
          <table:table-cell office:value-type="float" office:value="70.7715381483838" calcext:value-type="float">
            <text:p>70.77 </text:p>
          </table:table-cell>
          <table:table-cell office:value-type="float" office:value="100.009011929351" calcext:value-type="float">
            <text:p>100.01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9-2010</text:p>
          </table:table-cell>
          <table:table-cell office:value-type="float" office:value="891722" calcext:value-type="float">
            <text:p>891,722 </text:p>
          </table:table-cell>
          <table:table-cell office:value-type="float" office:value="50.9107828430519" calcext:value-type="float">
            <text:p>50.91 </text:p>
          </table:table-cell>
          <table:table-cell office:value-type="float" office:value="71.9432871164701" calcext:value-type="float">
            <text:p>71.94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9-2010</text:p>
          </table:table-cell>
          <table:table-cell office:value-type="float" office:value="3740890" calcext:value-type="float">
            <text:p>3,740,890 </text:p>
          </table:table-cell>
          <table:table-cell office:value-type="float" office:value="89.8430371549849" calcext:value-type="float">
            <text:p>89.84 </text:p>
          </table:table-cell>
          <table:table-cell office:value-type="float" office:value="126.959419134897" calcext:value-type="float">
            <text:p>126.96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9-2010</text:p>
          </table:table-cell>
          <table:table-cell office:value-type="float" office:value="1787821" calcext:value-type="float">
            <text:p>1,787,821 </text:p>
          </table:table-cell>
          <table:table-cell office:value-type="float" office:value="63.7847244600636" calcext:value-type="float">
            <text:p>63.78 </text:p>
          </table:table-cell>
          <table:table-cell office:value-type="float" office:value="90.1357726048317" calcext:value-type="float">
            <text:p>90.14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9-2010</text:p>
          </table:table-cell>
          <table:table-cell table:style-name="ce14" office:value-type="float" office:value="3955578" calcext:value-type="float">
            <text:p>3,955,578 </text:p>
          </table:table-cell>
          <table:table-cell office:value-type="float" office:value="59.9661053526206" calcext:value-type="float">
            <text:p>59.97 </text:p>
          </table:table-cell>
          <table:table-cell office:value-type="float" office:value="84.7395874453511" calcext:value-type="float">
            <text:p>84.74 </text:p>
          </table:table-cell>
        </table:table-row>
        <table:table-row table:style-name="ro1">
          <table:table-cell table:style-name="ce1" office:value-type="string" calcext:value-type="string">
            <text:p>Alexandria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5699864" calcext:value-type="float">
            <text:p><text:s/>$5,699,864 </text:p>
          </table:table-cell>
          <table:table-cell table:style-name="ce28" office:value-type="float" office:value="40.2139764378645" calcext:value-type="float">
            <text:p><text:s/>$40.21 </text:p>
          </table:table-cell>
          <table:table-cell table:style-name="ce29" office:value-type="float" office:value="60.250657264809" calcext:value-type="float">
            <text:p>60.25 </text:p>
          </table:table-cell>
        </table:table-row>
        <table:table-row table:style-name="ro1">
          <table:table-cell table:style-name="ce1"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</table:table-row>
        <table:table-row table:style-name="ro1">
          <table:table-cell table:style-name="ce1" office:value-type="string" calcext:value-type="string">
            <text:p>Bristo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73456" calcext:value-type="float">
            <text:p>1,173,456 </text:p>
          </table:table-cell>
          <table:table-cell table:style-name="ce29" office:value-type="float" office:value="65.948179504882" calcext:value-type="float">
            <text:p>65.95 </text:p>
          </table:table-cell>
          <table:table-cell table:style-name="ce29" office:value-type="float" office:value="98.8069699281336" calcext:value-type="float">
            <text:p>98.81 </text:p>
          </table:table-cell>
        </table:table-row>
        <table:table-row table:style-name="ro1">
          <table:table-cell table:style-name="ce1" office:value-type="string" calcext:value-type="string">
            <text:p>Buena Vi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3202" calcext:value-type="float">
            <text:p>443,202 </text:p>
          </table:table-cell>
          <table:table-cell table:style-name="ce29" office:value-type="float" office:value="67.6344149875674" calcext:value-type="float">
            <text:p>67.63 </text:p>
          </table:table-cell>
          <table:table-cell table:style-name="ce29" office:value-type="float" office:value="101.333375052283" calcext:value-type="float">
            <text:p>101.33 </text:p>
          </table:table-cell>
        </table:table-row>
        <table:table-row table:style-name="ro1">
          <table:table-cell table:style-name="ce1" office:value-type="string" calcext:value-type="string">
            <text:p>Charlotte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24402" calcext:value-type="float">
            <text:p>1,824,402 </text:p>
          </table:table-cell>
          <table:table-cell table:style-name="ce29" office:value-type="float" office:value="45.2512098452857" calcext:value-type="float">
            <text:p>45.25 </text:p>
          </table:table-cell>
          <table:table-cell table:style-name="ce29" office:value-type="float" office:value="67.7977006183137" calcext:value-type="float">
            <text:p>67.80 </text:p>
          </table:table-cell>
        </table:table-row>
        <table:table-row table:style-name="ro1">
          <table:table-cell table:style-name="ce1" office:value-type="string" calcext:value-type="string">
            <text:p>Chesapea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249575" calcext:value-type="float">
            <text:p>12,249,575 </text:p>
          </table:table-cell>
          <table:table-cell table:style-name="ce29" office:value-type="float" office:value="55.6900737568059" calcext:value-type="float">
            <text:p>55.69 </text:p>
          </table:table-cell>
          <table:table-cell table:style-name="ce29" office:value-type="float" office:value="83.4377458831432" calcext:value-type="float">
            <text:p>83.44 </text:p>
          </table:table-cell>
        </table:table-row>
        <table:table-row table:style-name="ro1">
          <table:table-cell table:style-name="ce1" office:value-type="string" calcext:value-type="string">
            <text:p>Colonial Height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2005" calcext:value-type="float">
            <text:p>992,005 </text:p>
          </table:table-cell>
          <table:table-cell table:style-name="ce29" office:value-type="float" office:value="56.2418648640615" calcext:value-type="float">
            <text:p>56.24 </text:p>
          </table:table-cell>
          <table:table-cell table:style-name="ce29" office:value-type="float" office:value="84.2644678298374" calcext:value-type="float">
            <text:p>84.26 </text:p>
          </table:table-cell>
        </table:table-row>
        <table:table-row table:style-name="ro1">
          <table:table-cell table:style-name="ce1" office:value-type="string" calcext:value-type="string">
            <text:p>Cov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1099" calcext:value-type="float">
            <text:p>631,099 </text:p>
          </table:table-cell>
          <table:table-cell table:style-name="ce29" office:value-type="float" office:value="105.945921132131" calcext:value-type="float">
            <text:p>105.95 </text:p>
          </table:table-cell>
          <table:table-cell table:style-name="ce29" office:value-type="float" office:value="158.733653027313" calcext:value-type="float">
            <text:p>158.73 </text:p>
          </table:table-cell>
        </table:table-row>
        <table:table-row table:style-name="ro1">
          <table:table-cell table:style-name="ce1" office:value-type="string" calcext:value-type="string">
            <text:p>Dan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59298" calcext:value-type="float">
            <text:p>3,359,298 </text:p>
          </table:table-cell>
          <table:table-cell table:style-name="ce29" office:value-type="float" office:value="74.2684117576945" calcext:value-type="float">
            <text:p>74.27 </text:p>
          </table:table-cell>
          <table:table-cell table:style-name="ce29" office:value-type="float" office:value="111.272771776961" calcext:value-type="float">
            <text:p>111.27 </text:p>
          </table:table-cell>
        </table:table-row>
        <table:table-row table:style-name="ro1">
          <table:table-cell table:style-name="ce1" office:value-type="string" calcext:value-type="string">
            <text:p>Empor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95792" calcext:value-type="float">
            <text:p>495,792 </text:p>
          </table:table-cell>
          <table:table-cell table:style-name="ce29" office:value-type="float" office:value="84.5911857381378" calcext:value-type="float">
            <text:p>84.59 </text:p>
          </table:table-cell>
          <table:table-cell table:style-name="ce29" office:value-type="float" office:value="126.738885108945" calcext:value-type="float">
            <text:p>126.74 </text:p>
          </table:table-cell>
        </table:table-row>
        <table:table-row table:style-name="ro1">
          <table:table-cell table:style-name="ce1"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65819" calcext:value-type="float">
            <text:p>1,365,819 </text:p>
          </table:table-cell>
          <table:table-cell table:style-name="ce29" office:value-type="float" office:value="55.292819517425" calcext:value-type="float">
            <text:p>55.29 </text:p>
          </table:table-cell>
          <table:table-cell table:style-name="ce29" office:value-type="float" office:value="82.8425590564708" calcext:value-type="float">
            <text:p>82.84 </text:p>
          </table:table-cell>
        </table:table-row>
        <table:table-row table:style-name="ro1">
          <table:table-cell table:style-name="ce1" office:value-type="string" calcext:value-type="string">
            <text:p>Falls Chur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83400" calcext:value-type="float">
            <text:p>2,283,400 </text:p>
          </table:table-cell>
          <table:table-cell table:style-name="ce29" office:value-type="float" office:value="194.976953661664" calcext:value-type="float">
            <text:p>194.98 </text:p>
          </table:table-cell>
          <table:table-cell table:style-name="ce29" office:value-type="float" office:value="292.124545996012" calcext:value-type="float">
            <text:p>292.12 </text:p>
          </table:table-cell>
        </table:table-row>
        <table:table-row table:style-name="ro1">
          <table:table-cell table:style-name="ce1"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50237" calcext:value-type="float">
            <text:p>650,237 </text:p>
          </table:table-cell>
          <table:table-cell table:style-name="ce29" office:value-type="float" office:value="77.7585352925181" calcext:value-type="float">
            <text:p>77.76 </text:p>
          </table:table-cell>
          <table:table-cell table:style-name="ce29" office:value-type="float" office:value="116.501855183656" calcext:value-type="float">
            <text:p>116.50 </text:p>
          </table:table-cell>
        </table:table-row>
        <table:table-row table:style-name="ro1">
          <table:table-cell table:style-name="ce1" office:value-type="string" calcext:value-type="string">
            <text:p>Frederick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32898" calcext:value-type="float">
            <text:p>1,332,898 </text:p>
          </table:table-cell>
          <table:table-cell table:style-name="ce29" office:value-type="float" office:value="58.2011519429437" calcext:value-type="float">
            <text:p>58.20 </text:p>
          </table:table-cell>
          <table:table-cell table:style-name="ce29" office:value-type="float" office:value="87.1999729633697" calcext:value-type="float">
            <text:p>87.20 </text:p>
          </table:table-cell>
        </table:table-row>
        <table:table-row table:style-name="ro1">
          <table:table-cell table:style-name="ce1" office:value-type="string" calcext:value-type="string">
            <text:p>Gal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1064" calcext:value-type="float">
            <text:p>991,064 </text:p>
          </table:table-cell>
          <table:table-cell table:style-name="ce29" office:value-type="float" office:value="145.78634305802" calcext:value-type="float">
            <text:p>145.79 </text:p>
          </table:table-cell>
          <table:table-cell table:style-name="ce29" office:value-type="float" office:value="218.424631621559" calcext:value-type="float">
            <text:p>218.42 </text:p>
          </table:table-cell>
        </table:table-row>
        <table:table-row table:style-name="ro1">
          <table:table-cell table:style-name="ce1" office:value-type="string" calcext:value-type="string">
            <text:p>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03354" calcext:value-type="float">
            <text:p>10,003,354 </text:p>
          </table:table-cell>
          <table:table-cell table:style-name="ce29" office:value-type="float" office:value="69.1085039347822" calcext:value-type="float">
            <text:p>69.11 </text:p>
          </table:table-cell>
          <table:table-cell table:style-name="ce29" office:value-type="float" office:value="103.541931275856" calcext:value-type="float">
            <text:p>103.54 </text:p>
          </table:table-cell>
        </table:table-row>
        <table:table-row table:style-name="ro1">
          <table:table-cell table:style-name="ce1" office:value-type="string" calcext:value-type="string">
            <text:p>Harriso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57751" calcext:value-type="float">
            <text:p>2,257,751 </text:p>
          </table:table-cell>
          <table:table-cell table:style-name="ce29" office:value-type="float" office:value="48.1435328907296" calcext:value-type="float">
            <text:p>48.14 </text:p>
          </table:table-cell>
          <table:table-cell table:style-name="ce29" office:value-type="float" office:value="72.1311284448161" calcext:value-type="float">
            <text:p>72.13 </text:p>
          </table:table-cell>
        </table:table-row>
        <table:table-row table:style-name="ro1">
          <table:table-cell table:style-name="ce1" office:value-type="string" calcext:value-type="string">
            <text:p>Hop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61610" calcext:value-type="float">
            <text:p>2,361,610 </text:p>
          </table:table-cell>
          <table:table-cell table:style-name="ce29" office:value-type="float" office:value="101.244079189823" calcext:value-type="float">
            <text:p>101.24 </text:p>
          </table:table-cell>
          <table:table-cell table:style-name="ce29" office:value-type="float" office:value="151.689110495763" calcext:value-type="float">
            <text:p>151.69 </text:p>
          </table:table-cell>
        </table:table-row>
        <table:table-row table:style-name="ro1">
          <table:table-cell table:style-name="ce1" office:value-type="string" calcext:value-type="string">
            <text:p>Lex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2282" calcext:value-type="float">
            <text:p>162,282 </text:p>
          </table:table-cell>
          <table:table-cell table:style-name="ce29" office:value-type="float" office:value="22.2849427159155" calcext:value-type="float">
            <text:p>22.28 </text:p>
          </table:table-cell>
          <table:table-cell table:style-name="ce29" office:value-type="float" office:value="33.388452589789" calcext:value-type="float">
            <text:p>33.39 </text:p>
          </table:table-cell>
        </table:table-row>
        <table:table-row table:style-name="ro1">
          <table:table-cell table:style-name="ce1" office:value-type="string" calcext:value-type="string">
            <text:p>Lynch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44645" calcext:value-type="float">
            <text:p>3,344,645 </text:p>
          </table:table-cell>
          <table:table-cell table:style-name="ce29" office:value-type="float" office:value="46.2151813163852" calcext:value-type="float">
            <text:p>46.22 </text:p>
          </table:table-cell>
          <table:table-cell table:style-name="ce29" office:value-type="float" office:value="69.24197248255" calcext:value-type="float">
            <text:p>69.24 </text:p>
          </table:table-cell>
        </table:table-row>
        <table:table-row table:style-name="ro1">
          <table:table-cell table:style-name="ce1" office:value-type="string" calcext:value-type="string">
            <text:p>Manassa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809522" calcext:value-type="float">
            <text:p>2,809,522 </text:p>
          </table:table-cell>
          <table:table-cell table:style-name="ce29" office:value-type="float" office:value="77.5824253010011" calcext:value-type="float">
            <text:p>77.58 </text:p>
          </table:table-cell>
          <table:table-cell table:style-name="ce29" office:value-type="float" office:value="116.237998095159" calcext:value-type="float">
            <text:p>116.24 </text:p>
          </table:table-cell>
        </table:table-row>
        <table:table-row table:style-name="ro1">
          <table:table-cell table:style-name="ce1" office:value-type="string" calcext:value-type="string">
            <text:p>Manassas Par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494571" calcext:value-type="float">
            <text:p>1,494,571 </text:p>
          </table:table-cell>
          <table:table-cell table:style-name="ce29" office:value-type="float" office:value="106.553745489587" calcext:value-type="float">
            <text:p>106.55 </text:p>
          </table:table-cell>
          <table:table-cell table:style-name="ce29" office:value-type="float" office:value="159.644326884569" calcext:value-type="float">
            <text:p>159.64 </text:p>
          </table:table-cell>
        </table:table-row>
        <table:table-row table:style-name="ro1">
          <table:table-cell table:style-name="ce1" office:value-type="string" calcext:value-type="string">
            <text:p>Marti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53388" calcext:value-type="float">
            <text:p>1,353,388 </text:p>
          </table:table-cell>
          <table:table-cell table:style-name="ce29" office:value-type="float" office:value="91.1898410363776" calcext:value-type="float">
            <text:p>91.19 </text:p>
          </table:table-cell>
          <table:table-cell table:style-name="ce29" office:value-type="float" office:value="136.625331414427" calcext:value-type="float">
            <text:p>136.63 </text:p>
          </table:table-cell>
        </table:table-row>
        <table:table-row table:style-name="ro1">
          <table:table-cell table:style-name="ce1" office:value-type="string" calcext:value-type="string">
            <text:p>Newport N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486037" calcext:value-type="float">
            <text:p>13,486,037 </text:p>
          </table:table-cell>
          <table:table-cell table:style-name="ce29" office:value-type="float" office:value="73.8593950946064" calcext:value-type="float">
            <text:p>73.86 </text:p>
          </table:table-cell>
          <table:table-cell table:style-name="ce29" office:value-type="float" office:value="110.659961879352" calcext:value-type="float">
            <text:p>110.66 </text:p>
          </table:table-cell>
        </table:table-row>
        <table:table-row table:style-name="ro1">
          <table:table-cell table:style-name="ce1" office:value-type="string" calcext:value-type="string">
            <text:p>Nor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7811775" calcext:value-type="float">
            <text:p>27,811,775 </text:p>
          </table:table-cell>
          <table:table-cell table:style-name="ce29" office:value-type="float" office:value="116.972247423316" calcext:value-type="float">
            <text:p>116.97 </text:p>
          </table:table-cell>
          <table:table-cell table:style-name="ce29" office:value-type="float" office:value="175.253864782214" calcext:value-type="float">
            <text:p>175.25 </text:p>
          </table:table-cell>
        </table:table-row>
        <table:table-row table:style-name="ro1">
          <table:table-cell table:style-name="ce1" office:value-type="string" calcext:value-type="string">
            <text:p>Nor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92675" calcext:value-type="float">
            <text:p>292,675 </text:p>
          </table:table-cell>
          <table:table-cell table:style-name="ce29" office:value-type="float" office:value="72.1939900957707" calcext:value-type="float">
            <text:p>72.19 </text:p>
          </table:table-cell>
          <table:table-cell table:style-name="ce29" office:value-type="float" office:value="108.164766062371" calcext:value-type="float">
            <text:p>108.16 </text:p>
          </table:table-cell>
        </table:table-row>
        <table:table-row table:style-name="ro1">
          <table:table-cell table:style-name="ce1" office:value-type="string" calcext:value-type="string">
            <text:p>Peter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84917" calcext:value-type="float">
            <text:p>2,184,917 </text:p>
          </table:table-cell>
          <table:table-cell table:style-name="ce29" office:value-type="float" office:value="71.605264155168" calcext:value-type="float">
            <text:p>71.61 </text:p>
          </table:table-cell>
          <table:table-cell table:style-name="ce29" office:value-type="float" office:value="107.282706440016" calcext:value-type="float">
            <text:p>107.28 </text:p>
          </table:table-cell>
        </table:table-row>
        <table:table-row table:style-name="ro1">
          <table:table-cell table:style-name="ce1" office:value-type="string" calcext:value-type="string">
            <text:p>Poquo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0368" calcext:value-type="float">
            <text:p>370,368 </text:p>
          </table:table-cell>
          <table:table-cell table:style-name="ce29" office:value-type="float" office:value="31.1731028094319" calcext:value-type="float">
            <text:p>31.17 </text:p>
          </table:table-cell>
          <table:table-cell table:style-name="ce29" office:value-type="float" office:value="46.705153273111" calcext:value-type="float">
            <text:p>46.71 </text:p>
          </table:table-cell>
        </table:table-row>
        <table:table-row table:style-name="ro1">
          <table:table-cell table:style-name="ce1" office:value-type="string" calcext:value-type="string">
            <text:p>Portsmou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196433" calcext:value-type="float">
            <text:p>7,196,433 </text:p>
          </table:table-cell>
          <table:table-cell table:style-name="ce29" office:value-type="float" office:value="73.3405374005496" calcext:value-type="float">
            <text:p>73.34 </text:p>
          </table:table-cell>
          <table:table-cell table:style-name="ce29" office:value-type="float" office:value="109.882582473908" calcext:value-type="float">
            <text:p>109.88 </text:p>
          </table:table-cell>
        </table:table-row>
        <table:table-row table:style-name="ro1">
          <table:table-cell table:style-name="ce1" office:value-type="string" calcext:value-type="string">
            <text:p>Ra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37623" calcext:value-type="float">
            <text:p>637,623 </text:p>
          </table:table-cell>
          <table:table-cell table:style-name="ce29" office:value-type="float" office:value="42.1100342157788" calcext:value-type="float">
            <text:p>42.11 </text:p>
          </table:table-cell>
          <table:table-cell table:style-name="ce29" office:value-type="float" office:value="63.0914289927156" calcext:value-type="float">
            <text:p>63.09 </text:p>
          </table:table-cell>
        </table:table-row>
        <table:table-row table:style-name="ro1">
          <table:table-cell table:style-name="ce1"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234914" calcext:value-type="float">
            <text:p>10,234,914 </text:p>
          </table:table-cell>
          <table:table-cell table:style-name="ce29" office:value-type="float" office:value="51.6648142629326" calcext:value-type="float">
            <text:p>51.66 </text:p>
          </table:table-cell>
          <table:table-cell table:style-name="ce29" office:value-type="float" office:value="77.406894133329" calcext:value-type="float">
            <text:p>77.41 </text:p>
          </table:table-cell>
        </table:table-row>
        <table:table-row table:style-name="ro1">
          <table:table-cell table:style-name="ce1"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391452" calcext:value-type="float">
            <text:p>5,391,452 </text:p>
          </table:table-cell>
          <table:table-cell table:style-name="ce29" office:value-type="float" office:value="57.7839952412408" calcext:value-type="float">
            <text:p>57.78 </text:p>
          </table:table-cell>
          <table:table-cell table:style-name="ce29" office:value-type="float" office:value="86.5749672393312" calcext:value-type="float">
            <text:p>86.57 </text:p>
          </table:table-cell>
        </table:table-row>
        <table:table-row table:style-name="ro1">
          <table:table-cell table:style-name="ce1" office:value-type="string" calcext:value-type="string">
            <text:p>Sale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53309" calcext:value-type="float">
            <text:p>1,753,309 </text:p>
          </table:table-cell>
          <table:table-cell table:style-name="ce29" office:value-type="float" office:value="69.6778637441806" calcext:value-type="float">
            <text:p>69.68 </text:p>
          </table:table-cell>
          <table:table-cell table:style-name="ce29" office:value-type="float" office:value="104.394975559836" calcext:value-type="float">
            <text:p>104.39 </text:p>
          </table:table-cell>
        </table:table-row>
        <table:table-row table:style-name="ro1">
          <table:table-cell table:style-name="ce1" office:value-type="string" calcext:value-type="string">
            <text:p>Staun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74801" calcext:value-type="float">
            <text:p>1,074,801 </text:p>
          </table:table-cell>
          <table:table-cell table:style-name="ce29" office:value-type="float" office:value="45.7878916468556" calcext:value-type="float">
            <text:p>45.79 </text:p>
          </table:table-cell>
          <table:table-cell table:style-name="ce29" office:value-type="float" office:value="68.6017850225658" calcext:value-type="float">
            <text:p>68.60 </text:p>
          </table:table-cell>
        </table:table-row>
        <table:table-row table:style-name="ro1">
          <table:table-cell table:style-name="ce1" office:value-type="string" calcext:value-type="string">
            <text:p>Suffol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809930" calcext:value-type="float">
            <text:p>5,809,930 </text:p>
          </table:table-cell>
          <table:table-cell table:style-name="ce29" office:value-type="float" office:value="69.9942155600245" calcext:value-type="float">
            <text:p>69.99 </text:p>
          </table:table-cell>
          <table:table-cell table:style-name="ce29" office:value-type="float" office:value="104.868950195519" calcext:value-type="float">
            <text:p>104.87 </text:p>
          </table:table-cell>
        </table:table-row>
        <table:table-row table:style-name="ro1">
          <table:table-cell table:style-name="ce1" office:value-type="string" calcext:value-type="string">
            <text:p>Virginia Beac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6084462" calcext:value-type="float">
            <text:p>26,084,462 </text:p>
          </table:table-cell>
          <table:table-cell table:style-name="ce29" office:value-type="float" office:value="60.0454738606127" calcext:value-type="float">
            <text:p>60.05 </text:p>
          </table:table-cell>
          <table:table-cell table:style-name="ce29" office:value-type="float" office:value="89.9632313523816" calcext:value-type="float">
            <text:p>89.96 </text:p>
          </table:table-cell>
        </table:table-row>
        <table:table-row table:style-name="ro1">
          <table:table-cell table:style-name="ce1" office:value-type="string" calcext:value-type="string">
            <text:p>Waynesbor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13098" calcext:value-type="float">
            <text:p>1,113,098 </text:p>
          </table:table-cell>
          <table:table-cell table:style-name="ce29" office:value-type="float" office:value="53.7418256961245" calcext:value-type="float">
            <text:p>53.74 </text:p>
          </table:table-cell>
          <table:table-cell table:style-name="ce29" office:value-type="float" office:value="80.5187799770405" calcext:value-type="float">
            <text:p>80.52 </text:p>
          </table:table-cell>
        </table:table-row>
        <table:table-row table:style-name="ro1">
          <table:table-cell table:style-name="ce1" office:value-type="string" calcext:value-type="string">
            <text:p>Williams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81603" calcext:value-type="float">
            <text:p>281,603 </text:p>
          </table:table-cell>
          <table:table-cell table:style-name="ce29" office:value-type="float" office:value="20.7489963709386" calcext:value-type="float">
            <text:p>20.75 </text:p>
          </table:table-cell>
          <table:table-cell table:style-name="ce29" office:value-type="float" office:value="31.0872184168558" calcext:value-type="float">
            <text:p>31.09 </text:p>
          </table:table-cell>
        </table:table-row>
        <table:table-row table:style-name="ro1">
          <table:table-cell table:style-name="ce1" office:value-type="string" calcext:value-type="string">
            <text:p>Winchester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1820995" calcext:value-type="float">
            <text:p>1,820,995 </text:p>
          </table:table-cell>
          <table:table-cell table:style-name="ce29" office:value-type="float" office:value="69.0225549112122" calcext:value-type="float">
            <text:p>69.02 </text:p>
          </table:table-cell>
          <table:table-cell table:style-name="ce29" office:value-type="float" office:value="103.413158007951" calcext:value-type="float">
            <text:p>103.41 </text:p>
          </table:table-cell>
        </table:table-row>
        <table:table-row table:style-name="ro1">
          <table:table-cell office:value-type="string" calcext:value-type="string">
            <text:p>Accomack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2459066" calcext:value-type="float">
            <text:p><text:s/>$2,459,066 </text:p>
          </table:table-cell>
          <table:table-cell table:style-name="ce28" office:value-type="float" office:value="62.1299273445314" calcext:value-type="float">
            <text:p><text:s/>$62.13 </text:p>
          </table:table-cell>
          <table:table-cell table:style-name="ce29" office:value-type="float" office:value="86.6088782586754" calcext:value-type="float">
            <text:p>86.61 </text:p>
          </table:table-cell>
        </table:table-row>
        <table:table-row table:style-name="ro1">
          <table:table-cell office:value-type="string" calcext:value-type="string">
            <text:p>Albemar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45326" calcext:value-type="float">
            <text:p>4,445,326 </text:p>
          </table:table-cell>
          <table:table-cell table:style-name="ce29" office:value-type="float" office:value="46.6714870055306" calcext:value-type="float">
            <text:p>46.67 </text:p>
          </table:table-cell>
          <table:table-cell table:style-name="ce29" office:value-type="float" office:value="65.0598722544479" calcext:value-type="float">
            <text:p>65.06 </text:p>
          </table:table-cell>
        </table:table-row>
        <table:table-row table:style-name="ro1">
          <table:table-cell office:value-type="string" calcext:value-type="string">
            <text:p>Alleghan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11276" calcext:value-type="float">
            <text:p>1,311,276 </text:p>
          </table:table-cell>
          <table:table-cell table:style-name="ce29" office:value-type="float" office:value="77.6601217921963" calcext:value-type="float">
            <text:p>77.66 </text:p>
          </table:table-cell>
          <table:table-cell table:style-name="ce29" office:value-type="float" office:value="108.257909212673" calcext:value-type="float">
            <text:p>108.26 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47744" calcext:value-type="float">
            <text:p>747,744 </text:p>
          </table:table-cell>
          <table:table-cell table:style-name="ce29" office:value-type="float" office:value="56.8734876111778" calcext:value-type="float">
            <text:p>56.87 </text:p>
          </table:table-cell>
          <table:table-cell table:style-name="ce29" office:value-type="float" office:value="79.2814216142221" calcext:value-type="float">
            <text:p>79.28 </text:p>
          </table:table-cell>
        </table:table-row>
        <table:table-row table:style-name="ro1">
          <table:table-cell office:value-type="string" calcext:value-type="string">
            <text:p>Amhers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23521" calcext:value-type="float">
            <text:p>2,023,521 </text:p>
          </table:table-cell>
          <table:table-cell table:style-name="ce29" office:value-type="float" office:value="61.6194674953174" calcext:value-type="float">
            <text:p>61.62 </text:p>
          </table:table-cell>
          <table:table-cell table:style-name="ce29" office:value-type="float" office:value="85.8972992044885" calcext:value-type="float">
            <text:p>85.90 </text:p>
          </table:table-cell>
        </table:table-row>
        <table:table-row table:style-name="ro1">
          <table:table-cell office:value-type="string" calcext:value-type="string">
            <text:p>Appomatto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33216" calcext:value-type="float">
            <text:p>933,216 </text:p>
          </table:table-cell>
          <table:table-cell table:style-name="ce29" office:value-type="float" office:value="63.7047228569721" calcext:value-type="float">
            <text:p>63.70 </text:p>
          </table:table-cell>
          <table:table-cell table:style-name="ce29" office:value-type="float" office:value="88.8041371081337" calcext:value-type="float">
            <text:p>88.80 </text:p>
          </table:table-cell>
        </table:table-row>
        <table:table-row table:style-name="ro1">
          <table:table-cell office:value-type="string" calcext:value-type="string">
            <text:p>Arl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751278" calcext:value-type="float">
            <text:p>19,751,278 </text:p>
          </table:table-cell>
          <table:table-cell table:style-name="ce29" office:value-type="float" office:value="93.149769348249" calcext:value-type="float">
            <text:p>93.15 </text:p>
          </table:table-cell>
          <table:table-cell table:style-name="ce29" office:value-type="float" office:value="129.85041795669" calcext:value-type="float">
            <text:p>129.85 </text:p>
          </table:table-cell>
        </table:table-row>
        <table:table-row table:style-name="ro1">
          <table:table-cell office:value-type="string" calcext:value-type="string">
            <text:p>August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42917" calcext:value-type="float">
            <text:p>4,542,917 </text:p>
          </table:table-cell>
          <table:table-cell table:style-name="ce29" office:value-type="float" office:value="62.9964037655128" calcext:value-type="float">
            <text:p>63.00 </text:p>
          </table:table-cell>
          <table:table-cell table:style-name="ce29" office:value-type="float" office:value="87.8167430360256" calcext:value-type="float">
            <text:p>87.82 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9284" calcext:value-type="float">
            <text:p>549,284 </text:p>
          </table:table-cell>
          <table:table-cell table:style-name="ce29" office:value-type="float" office:value="115.752370936565" calcext:value-type="float">
            <text:p>115.75 </text:p>
          </table:table-cell>
          <table:table-cell table:style-name="ce29" office:value-type="float" office:value="161.358357092629" calcext:value-type="float">
            <text:p>161.36 </text:p>
          </table:table-cell>
        </table:table-row>
        <table:table-row table:style-name="ro1">
          <table:table-cell office:value-type="string" calcext:value-type="string">
            <text:p>Bed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78635" calcext:value-type="float">
            <text:p>4,578,635 </text:p>
          </table:table-cell>
          <table:table-cell table:style-name="ce29" office:value-type="float" office:value="68.4848881120377" calcext:value-type="float">
            <text:p>68.48 </text:p>
          </table:table-cell>
          <table:table-cell table:style-name="ce29" office:value-type="float" office:value="95.4676689731644" calcext:value-type="float">
            <text:p>95.47 </text:p>
          </table:table-cell>
        </table:table-row>
        <table:table-row table:style-name="ro1">
          <table:table-cell office:value-type="string" calcext:value-type="string">
            <text:p>B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46456" calcext:value-type="float">
            <text:p>446,456 </text:p>
          </table:table-cell>
          <table:table-cell table:style-name="ce29" office:value-type="float" office:value="62.6915941902748" calcext:value-type="float">
            <text:p>62.69 </text:p>
          </table:table-cell>
          <table:table-cell table:style-name="ce29" office:value-type="float" office:value="87.3918396678393" calcext:value-type="float">
            <text:p>87.39 </text:p>
          </table:table-cell>
        </table:table-row>
        <table:table-row table:style-name="ro1">
          <table:table-cell office:value-type="string" calcext:value-type="string">
            <text:p>Botetour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78593" calcext:value-type="float">
            <text:p>2,078,593 </text:p>
          </table:table-cell>
          <table:table-cell table:style-name="ce29" office:value-type="float" office:value="62.4213206723606" calcext:value-type="float">
            <text:p>62.42 </text:p>
          </table:table-cell>
          <table:table-cell table:style-name="ce29" office:value-type="float" office:value="87.0150794298984" calcext:value-type="float">
            <text:p>87.02 </text:p>
          </table:table-cell>
        </table:table-row>
        <table:table-row table:style-name="ro1">
          <table:table-cell office:value-type="string" calcext:value-type="string">
            <text:p>Brunsw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05608" calcext:value-type="float">
            <text:p>1,205,608 </text:p>
          </table:table-cell>
          <table:table-cell table:style-name="ce29" office:value-type="float" office:value="65.151765331053" calcext:value-type="float">
            <text:p>65.15 </text:p>
          </table:table-cell>
          <table:table-cell table:style-name="ce29" office:value-type="float" office:value="90.8213087165573" calcext:value-type="float">
            <text:p>90.82 </text:p>
          </table:table-cell>
        </table:table-row>
        <table:table-row table:style-name="ro1">
          <table:table-cell office:value-type="string" calcext:value-type="string">
            <text:p>Buchan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67273" calcext:value-type="float">
            <text:p>2,067,273 </text:p>
          </table:table-cell>
          <table:table-cell table:style-name="ce29" office:value-type="float" office:value="84.0633938331107" calcext:value-type="float">
            <text:p>84.06 </text:p>
          </table:table-cell>
          <table:table-cell table:style-name="ce29" office:value-type="float" office:value="117.184045655315" calcext:value-type="float">
            <text:p>117.18 </text:p>
          </table:table-cell>
        </table:table-row>
        <table:table-row table:style-name="ro1">
          <table:table-cell office:value-type="string" calcext:value-type="string">
            <text:p>Bu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2900" calcext:value-type="float">
            <text:p>1,002,900 </text:p>
          </table:table-cell>
          <table:table-cell table:style-name="ce29" office:value-type="float" office:value="59.646101741643" calcext:value-type="float">
            <text:p>59.65 </text:p>
          </table:table-cell>
          <table:table-cell table:style-name="ce29" office:value-type="float" office:value="83.1464349813249" calcext:value-type="float">
            <text:p>83.15 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07973" calcext:value-type="float">
            <text:p>3,507,973 </text:p>
          </table:table-cell>
          <table:table-cell table:style-name="ce29" office:value-type="float" office:value="65.8932201499829" calcext:value-type="float">
            <text:p>65.89 </text:p>
          </table:table-cell>
          <table:table-cell table:style-name="ce29" office:value-type="float" office:value="91.854893864515" calcext:value-type="float">
            <text:p>91.85 </text:p>
          </table:table-cell>
        </table:table-row>
        <table:table-row table:style-name="ro1">
          <table:table-cell office:value-type="string" calcext:value-type="string">
            <text:p>Caroli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61999" calcext:value-type="float">
            <text:p>1,561,999 </text:p>
          </table:table-cell>
          <table:table-cell table:style-name="ce29" office:value-type="float" office:value="55.3012519967779" calcext:value-type="float">
            <text:p>55.30 </text:p>
          </table:table-cell>
          <table:table-cell table:style-name="ce29" office:value-type="float" office:value="77.0897312527252" calcext:value-type="float">
            <text:p>77.09 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57377" calcext:value-type="float">
            <text:p>2,257,377 </text:p>
          </table:table-cell>
          <table:table-cell table:style-name="ce29" office:value-type="float" office:value="74.5013470591681" calcext:value-type="float">
            <text:p>74.50 </text:p>
          </table:table-cell>
          <table:table-cell table:style-name="ce29" office:value-type="float" office:value="103.854589460143" calcext:value-type="float">
            <text:p>103.85 </text:p>
          </table:table-cell>
        </table:table-row>
        <table:table-row table:style-name="ro1">
          <table:table-cell office:value-type="string" calcext:value-type="string">
            <text:p>Charl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16945" calcext:value-type="float">
            <text:p>516,945 </text:p>
          </table:table-cell>
          <table:table-cell table:style-name="ce29" office:value-type="float" office:value="73.931475598287" calcext:value-type="float">
            <text:p>73.93 </text:p>
          </table:table-cell>
          <table:table-cell table:style-name="ce29" office:value-type="float" office:value="103.060190849231" calcext:value-type="float">
            <text:p>103.06 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335369" calcext:value-type="float">
            <text:p>1,335,369 </text:p>
          </table:table-cell>
          <table:table-cell table:style-name="ce29" office:value-type="float" office:value="105.377624714894" calcext:value-type="float">
            <text:p>105.38 </text:p>
          </table:table-cell>
          <table:table-cell table:style-name="ce29" office:value-type="float" office:value="146.89600101269" calcext:value-type="float">
            <text:p>146.90 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623334" calcext:value-type="float">
            <text:p>16,623,334 </text:p>
          </table:table-cell>
          <table:table-cell table:style-name="ce29" office:value-type="float" office:value="54.0431160535356" calcext:value-type="float">
            <text:p>54.04 </text:p>
          </table:table-cell>
          <table:table-cell table:style-name="ce29" office:value-type="float" office:value="75.3358946171713" calcext:value-type="float">
            <text:p>75.34 </text:p>
          </table:table-cell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48908" calcext:value-type="float">
            <text:p>748,908 </text:p>
          </table:table-cell>
          <table:table-cell table:style-name="ce29" office:value-type="float" office:value="51.7509631832541" calcext:value-type="float">
            <text:p>51.75 </text:p>
          </table:table-cell>
          <table:table-cell table:style-name="ce29" office:value-type="float" office:value="72.1406423872496" calcext:value-type="float">
            <text:p>72.14 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86570" calcext:value-type="float">
            <text:p>386,570 </text:p>
          </table:table-cell>
          <table:table-cell table:style-name="ce29" office:value-type="float" office:value="74.1886170941754" calcext:value-type="float">
            <text:p>74.19 </text:p>
          </table:table-cell>
          <table:table-cell table:style-name="ce29" office:value-type="float" office:value="103.418645099292" calcext:value-type="float">
            <text:p>103.42 </text:p>
          </table:table-cell>
        </table:table-row>
        <table:table-row table:style-name="ro1">
          <table:table-cell office:value-type="string" calcext:value-type="string">
            <text:p>Culpep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08863" calcext:value-type="float">
            <text:p>3,008,863 </text:p>
          </table:table-cell>
          <table:table-cell table:style-name="ce29" office:value-type="float" office:value="62.7652223664388" calcext:value-type="float">
            <text:p>62.77 </text:p>
          </table:table-cell>
          <table:table-cell table:style-name="ce29" office:value-type="float" office:value="87.4944770604509" calcext:value-type="float">
            <text:p>87.49 </text:p>
          </table:table-cell>
        </table:table-row>
        <table:table-row table:style-name="ro1">
          <table:table-cell office:value-type="string" calcext:value-type="string">
            <text:p>C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6924" calcext:value-type="float">
            <text:p>776,924 </text:p>
          </table:table-cell>
          <table:table-cell table:style-name="ce29" office:value-type="float" office:value="77.7288615272631" calcext:value-type="float">
            <text:p>77.73 </text:p>
          </table:table-cell>
          <table:table-cell table:style-name="ce29" office:value-type="float" office:value="108.353732137315" calcext:value-type="float">
            <text:p>108.35 </text:p>
          </table:table-cell>
        </table:table-row>
        <table:table-row table:style-name="ro1">
          <table:table-cell office:value-type="string" calcext:value-type="string">
            <text:p>Dicken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85393" calcext:value-type="float">
            <text:p>1,685,393 </text:p>
          </table:table-cell>
          <table:table-cell table:style-name="ce29" office:value-type="float" office:value="102.275784651541" calcext:value-type="float">
            <text:p>102.28 </text:p>
          </table:table-cell>
          <table:table-cell table:style-name="ce29" office:value-type="float" office:value="142.572047969335" calcext:value-type="float">
            <text:p>142.57 </text:p>
          </table:table-cell>
        </table:table-row>
        <table:table-row table:style-name="ro1">
          <table:table-cell office:value-type="string" calcext:value-type="string">
            <text:p>Dinwiddi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43404" calcext:value-type="float">
            <text:p>1,643,404 </text:p>
          </table:table-cell>
          <table:table-cell table:style-name="ce29" office:value-type="float" office:value="60.398422677072" calcext:value-type="float">
            <text:p>60.40 </text:p>
          </table:table-cell>
          <table:table-cell table:style-name="ce29" office:value-type="float" office:value="84.1951674536278" calcext:value-type="float">
            <text:p>84.20 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11737" calcext:value-type="float">
            <text:p>711,737 </text:p>
          </table:table-cell>
          <table:table-cell table:style-name="ce29" office:value-type="float" office:value="64.6866206063478" calcext:value-type="float">
            <text:p>64.69 </text:p>
          </table:table-cell>
          <table:table-cell table:style-name="ce29" office:value-type="float" office:value="90.1728987705539" calcext:value-type="float">
            <text:p>90.17 </text:p>
          </table:table-cell>
        </table:table-row>
        <table:table-row table:style-name="ro1">
          <table:table-cell office:value-type="string" calcext:value-type="string">
            <text:p>Fair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4383321" calcext:value-type="float">
            <text:p>84,383,321 </text:p>
          </table:table-cell>
          <table:table-cell table:style-name="ce29" office:value-type="float" office:value="81.4139353293625" calcext:value-type="float">
            <text:p>81.41 </text:p>
          </table:table-cell>
          <table:table-cell table:style-name="ce29" office:value-type="float" office:value="113.49071075521" calcext:value-type="float">
            <text:p>113.49 </text:p>
          </table:table-cell>
        </table:table-row>
        <table:table-row table:style-name="ro1">
          <table:table-cell office:value-type="string" calcext:value-type="string">
            <text:p>Fauqui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47730" calcext:value-type="float">
            <text:p>4,647,730 </text:p>
          </table:table-cell>
          <table:table-cell table:style-name="ce29" office:value-type="float" office:value="68.6494008128969" calcext:value-type="float">
            <text:p>68.65 </text:p>
          </table:table-cell>
          <table:table-cell table:style-name="ce29" office:value-type="float" office:value="95.6969990414536" calcext:value-type="float">
            <text:p>95.70 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72864" calcext:value-type="float">
            <text:p>872,864 </text:p>
          </table:table-cell>
          <table:table-cell table:style-name="ce29" office:value-type="float" office:value="56.6116217016415" calcext:value-type="float">
            <text:p>56.61 </text:p>
          </table:table-cell>
          <table:table-cell table:style-name="ce29" office:value-type="float" office:value="78.9163815498203" calcext:value-type="float">
            <text:p>78.92 </text:p>
          </table:table-cell>
        </table:table-row>
        <table:table-row table:style-name="ro1">
          <table:table-cell office:value-type="string" calcext:value-type="string">
            <text:p>Fluvann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01275" calcext:value-type="float">
            <text:p>1,501,275 </text:p>
          </table:table-cell>
          <table:table-cell table:style-name="ce29" office:value-type="float" office:value="56.3293153525271" calcext:value-type="float">
            <text:p>56.33 </text:p>
          </table:table-cell>
          <table:table-cell table:style-name="ce29" office:value-type="float" office:value="78.5228475917567" calcext:value-type="float">
            <text:p>78.52 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114352" calcext:value-type="float">
            <text:p>4,114,352 </text:p>
          </table:table-cell>
          <table:table-cell table:style-name="ce29" office:value-type="float" office:value="76.9751312107445" calcext:value-type="float">
            <text:p>76.98 </text:p>
          </table:table-cell>
          <table:table-cell table:style-name="ce29" office:value-type="float" office:value="107.303034993227" calcext:value-type="float">
            <text:p>107.30 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65941" calcext:value-type="float">
            <text:p>4,565,941 </text:p>
          </table:table-cell>
          <table:table-cell table:style-name="ce29" office:value-type="float" office:value="60.6033806355353" calcext:value-type="float">
            <text:p>60.60 </text:p>
          </table:table-cell>
          <table:table-cell table:style-name="ce29" office:value-type="float" office:value="84.480878054483" calcext:value-type="float">
            <text:p>84.48 </text:p>
          </table:table-cell>
        </table:table-row>
        <table:table-row table:style-name="ro1">
          <table:table-cell office:value-type="string" calcext:value-type="string">
            <text:p>Gile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36317" calcext:value-type="float">
            <text:p>1,136,317 </text:p>
          </table:table-cell>
          <table:table-cell table:style-name="ce29" office:value-type="float" office:value="68.253799532694" calcext:value-type="float">
            <text:p>68.25 </text:p>
          </table:table-cell>
          <table:table-cell table:style-name="ce29" office:value-type="float" office:value="95.1455323879344" calcext:value-type="float">
            <text:p>95.15 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54680" calcext:value-type="float">
            <text:p>2,354,680 </text:p>
          </table:table-cell>
          <table:table-cell table:style-name="ce29" office:value-type="float" office:value="64.2531367055821" calcext:value-type="float">
            <text:p>64.25 </text:p>
          </table:table-cell>
          <table:table-cell table:style-name="ce29" office:value-type="float" office:value="89.5686238905864" calcext:value-type="float">
            <text:p>89.57 </text:p>
          </table:table-cell>
        </table:table-row>
        <table:table-row table:style-name="ro1">
          <table:table-cell office:value-type="string" calcext:value-type="string">
            <text:p>Gooc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52283" calcext:value-type="float">
            <text:p>952,283 </text:p>
          </table:table-cell>
          <table:table-cell table:style-name="ce29" office:value-type="float" office:value="44.414728846964" calcext:value-type="float">
            <text:p>44.41 </text:p>
          </table:table-cell>
          <table:table-cell table:style-name="ce29" office:value-type="float" office:value="61.9139601156698" calcext:value-type="float">
            <text:p>61.91 </text:p>
          </table:table-cell>
        </table:table-row>
        <table:table-row table:style-name="ro1">
          <table:table-cell office:value-type="string" calcext:value-type="string">
            <text:p>Gray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33597" calcext:value-type="float">
            <text:p>1,133,597 </text:p>
          </table:table-cell>
          <table:table-cell table:style-name="ce29" office:value-type="float" office:value="69.7890591987502" calcext:value-type="float">
            <text:p>69.79 </text:p>
          </table:table-cell>
          <table:table-cell table:style-name="ce29" office:value-type="float" office:value="97.2856784205473" calcext:value-type="float">
            <text:p>97.29 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9610" calcext:value-type="float">
            <text:p>1,069,610 </text:p>
          </table:table-cell>
          <table:table-cell table:style-name="ce29" office:value-type="float" office:value="59.053850716648" calcext:value-type="float">
            <text:p>59.05 </text:p>
          </table:table-cell>
          <table:table-cell table:style-name="ce29" office:value-type="float" office:value="82.3208393446534" calcext:value-type="float">
            <text:p>82.32 </text:p>
          </table:table-cell>
        </table:table-row>
        <table:table-row table:style-name="ro1">
          <table:table-cell office:value-type="string" calcext:value-type="string">
            <text:p>Greensvill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15525" calcext:value-type="float">
            <text:p>715,525 </text:p>
          </table:table-cell>
          <table:table-cell table:style-name="ce29" office:value-type="float" office:value="57.4702424627623" calcext:value-type="float">
            <text:p>57.47 </text:p>
          </table:table-cell>
          <table:table-cell table:style-name="ce29" office:value-type="float" office:value="80.1132955677284" calcext:value-type="float">
            <text:p>80.11 </text:p>
          </table:table-cell>
        </table:table-row>
        <table:table-row table:style-name="ro1">
          <table:table-cell office:value-type="string" calcext:value-type="string">
            <text:p>Halifa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320134" calcext:value-type="float">
            <text:p>3,320,134 </text:p>
          </table:table-cell>
          <table:table-cell table:style-name="ce29" office:value-type="float" office:value="92.0165288058214" calcext:value-type="float">
            <text:p>92.02 </text:p>
          </table:table-cell>
          <table:table-cell table:style-name="ce29" office:value-type="float" office:value="128.270685026493" calcext:value-type="float">
            <text:p>128.27 </text:p>
          </table:table-cell>
        </table:table-row>
        <table:table-row table:style-name="ro1">
          <table:table-cell office:value-type="string" calcext:value-type="string">
            <text:p>Hanover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046315" calcext:value-type="float">
            <text:p>8,046,315 </text:p>
          </table:table-cell>
          <table:table-cell table:style-name="ce29" office:value-type="float" office:value="81.5855659823502" calcext:value-type="float">
            <text:p>81.59 </text:p>
          </table:table-cell>
          <table:table-cell table:style-name="ce29" office:value-type="float" office:value="113.729963221218" calcext:value-type="float">
            <text:p>113.73 </text:p>
          </table:table-cell>
        </table:table-row>
        <table:table-row table:style-name="ro1">
          <table:table-cell office:value-type="string" calcext:value-type="string">
            <text:p>Henrico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7248957" calcext:value-type="float">
            <text:p>17,248,957 </text:p>
          </table:table-cell>
          <table:table-cell table:style-name="ce29" office:value-type="float" office:value="58.1771196914783" calcext:value-type="float">
            <text:p>58.18 </text:p>
          </table:table-cell>
          <table:table-cell table:style-name="ce29" office:value-type="float" office:value="81.0986796887527" calcext:value-type="float">
            <text:p>81.10 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784911" calcext:value-type="float">
            <text:p>3,784,911 </text:p>
          </table:table-cell>
          <table:table-cell table:style-name="ce29" office:value-type="float" office:value="70.3576540341275" calcext:value-type="float">
            <text:p>70.36 </text:p>
          </table:table-cell>
          <table:table-cell table:style-name="ce29" office:value-type="float" office:value="98.0782974204476" calcext:value-type="float">
            <text:p>98.08 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2610" calcext:value-type="float">
            <text:p>182,610 </text:p>
          </table:table-cell>
          <table:table-cell table:style-name="ce29" office:value-type="float" office:value="80.3560636906897" calcext:value-type="float">
            <text:p>80.36 </text:p>
          </table:table-cell>
          <table:table-cell table:style-name="ce29" office:value-type="float" office:value="112.016041785149" calcext:value-type="float">
            <text:p>112.02 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29880" calcext:value-type="float">
            <text:p>1,929,880 </text:p>
          </table:table-cell>
          <table:table-cell table:style-name="ce29" office:value-type="float" office:value="55.1763176888244" calcext:value-type="float">
            <text:p>55.18 </text:p>
          </table:table-cell>
          <table:table-cell table:style-name="ce29" office:value-type="float" office:value="76.9155733109675" calcext:value-type="float">
            <text:p>76.92 </text:p>
          </table:table-cell>
        </table:table-row>
        <table:table-row table:style-name="ro1">
          <table:table-cell office:value-type="string" calcext:value-type="string">
            <text:p>James Cit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28996" calcext:value-type="float">
            <text:p>3,528,996 </text:p>
          </table:table-cell>
          <table:table-cell table:style-name="ce29" office:value-type="float" office:value="55.4039541561179" calcext:value-type="float">
            <text:p>55.40 </text:p>
          </table:table-cell>
          <table:table-cell table:style-name="ce29" office:value-type="float" office:value="77.23289766536" calcext:value-type="float">
            <text:p>77.23 </text:p>
          </table:table-cell>
        </table:table-row>
        <table:table-row table:style-name="ro1">
          <table:table-cell office:value-type="string" calcext:value-type="string">
            <text:p>King &amp; Que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66543" calcext:value-type="float">
            <text:p>466,543 </text:p>
          </table:table-cell>
          <table:table-cell table:style-name="ce29" office:value-type="float" office:value="69.8910616711242" calcext:value-type="float">
            <text:p>69.89 </text:p>
          </table:table-cell>
          <table:table-cell table:style-name="ce29" office:value-type="float" office:value="97.4278694722594" calcext:value-type="float">
            <text:p>97.43 </text:p>
          </table:table-cell>
        </table:table-row>
        <table:table-row table:style-name="ro1">
          <table:table-cell office:value-type="string" calcext:value-type="string">
            <text:p>King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58103" calcext:value-type="float">
            <text:p>1,158,103 </text:p>
          </table:table-cell>
          <table:table-cell table:style-name="ce29" office:value-type="float" office:value="48.474104778194" calcext:value-type="float">
            <text:p>48.47 </text:p>
          </table:table-cell>
          <table:table-cell table:style-name="ce29" office:value-type="float" office:value="67.572714452923" calcext:value-type="float">
            <text:p>67.57 </text:p>
          </table:table-cell>
        </table:table-row>
        <table:table-row table:style-name="ro1">
          <table:table-cell office:value-type="string" calcext:value-type="string">
            <text:p>King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37562" calcext:value-type="float">
            <text:p>1,037,562 </text:p>
          </table:table-cell>
          <table:table-cell table:style-name="ce29" office:value-type="float" office:value="64.1097443811752" calcext:value-type="float">
            <text:p>64.11 </text:p>
          </table:table-cell>
          <table:table-cell table:style-name="ce29" office:value-type="float" office:value="89.3687355453301" calcext:value-type="float">
            <text:p>89.37 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string" calcext:value-type="string">
            <text:p>2008-2009</text:p>
          </table:table-cell>
          <table:table-cell table:style-name="ce18" office:value-type="float" office:value="623639" calcext:value-type="float">
            <text:p><text:s/>$623,639 </text:p>
          </table:table-cell>
          <table:table-cell table:style-name="ce28" office:value-type="float" office:value="52.8944055285997" calcext:value-type="float">
            <text:p><text:s/>$52.89 </text:p>
          </table:table-cell>
          <table:table-cell table:style-name="ce29" office:value-type="float" office:value="73.7345965912307" calcext:value-type="float">
            <text:p>73.73 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95241" calcext:value-type="float">
            <text:p>2,195,241 </text:p>
          </table:table-cell>
          <table:table-cell table:style-name="ce29" office:value-type="float" office:value="85.7681088191775" calcext:value-type="float">
            <text:p>85.77 </text:p>
          </table:table-cell>
          <table:table-cell table:style-name="ce29" office:value-type="float" office:value="119.560411748185" calcext:value-type="float">
            <text:p>119.56 </text:p>
          </table:table-cell>
        </table:table-row>
        <table:table-row table:style-name="ro1">
          <table:table-cell office:value-type="string" calcext:value-type="string">
            <text:p>Loudou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273426" calcext:value-type="float">
            <text:p>20,273,426 </text:p>
          </table:table-cell>
          <table:table-cell table:style-name="ce29" office:value-type="float" office:value="68.0058012598264" calcext:value-type="float">
            <text:p>68.01 </text:p>
          </table:table-cell>
          <table:table-cell table:style-name="ce29" office:value-type="float" office:value="94.7998237553773" calcext:value-type="float">
            <text:p>94.80 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99355" calcext:value-type="float">
            <text:p>1,999,355 </text:p>
          </table:table-cell>
          <table:table-cell table:style-name="ce29" office:value-type="float" office:value="60.7228528322832" calcext:value-type="float">
            <text:p>60.72 </text:p>
          </table:table-cell>
          <table:table-cell table:style-name="ce29" office:value-type="float" office:value="84.6474218343598" calcext:value-type="float">
            <text:p>84.65 </text:p>
          </table:table-cell>
        </table:table-row>
        <table:table-row table:style-name="ro1">
          <table:table-cell office:value-type="string" calcext:value-type="string">
            <text:p>Lun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75811" calcext:value-type="float">
            <text:p>875,811 </text:p>
          </table:table-cell>
          <table:table-cell table:style-name="ce29" office:value-type="float" office:value="66.0111166613224" calcext:value-type="float">
            <text:p>66.01 </text:p>
          </table:table-cell>
          <table:table-cell table:style-name="ce29" office:value-type="float" office:value="92.019241145031" calcext:value-type="float">
            <text:p>92.02 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694650" calcext:value-type="float">
            <text:p>694,650 </text:p>
          </table:table-cell>
          <table:table-cell table:style-name="ce29" office:value-type="float" office:value="49.7947874365582" calcext:value-type="float">
            <text:p>49.79 </text:p>
          </table:table-cell>
          <table:table-cell table:style-name="ce29" office:value-type="float" office:value="69.4137409672842" calcext:value-type="float">
            <text:p>69.41 </text:p>
          </table:table-cell>
        </table:table-row>
        <table:table-row table:style-name="ro1">
          <table:table-cell office:value-type="string" calcext:value-type="string">
            <text:p>Mathews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775592" calcext:value-type="float">
            <text:p>775,592 </text:p>
          </table:table-cell>
          <table:table-cell table:style-name="ce29" office:value-type="float" office:value="81.629970200967" calcext:value-type="float">
            <text:p>81.63 </text:p>
          </table:table-cell>
          <table:table-cell table:style-name="ce29" office:value-type="float" office:value="113.791862530113" calcext:value-type="float">
            <text:p>113.79 </text:p>
          </table:table-cell>
        </table:table-row>
        <table:table-row table:style-name="ro1">
          <table:table-cell office:value-type="string" calcext:value-type="string">
            <text:p>Mecklenburg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94530" calcext:value-type="float">
            <text:p>1,894,530 </text:p>
          </table:table-cell>
          <table:table-cell table:style-name="ce29" office:value-type="float" office:value="58.6472292349324" calcext:value-type="float">
            <text:p>58.65 </text:p>
          </table:table-cell>
          <table:table-cell table:style-name="ce29" office:value-type="float" office:value="81.7540105728768" calcext:value-type="float">
            <text:p>81.75 </text:p>
          </table:table-cell>
        </table:table-row>
        <table:table-row table:style-name="ro1">
          <table:table-cell office:value-type="string" calcext:value-type="string">
            <text:p>Middle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13263" calcext:value-type="float">
            <text:p>513,263 </text:p>
          </table:table-cell>
          <table:table-cell table:style-name="ce29" office:value-type="float" office:value="49.2974031263516" calcext:value-type="float">
            <text:p>49.30 </text:p>
          </table:table-cell>
          <table:table-cell table:style-name="ce29" office:value-type="float" office:value="68.7203891638678" calcext:value-type="float">
            <text:p>68.72 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321038" calcext:value-type="float">
            <text:p>4,321,038 </text:p>
          </table:table-cell>
          <table:table-cell table:style-name="ce29" office:value-type="float" office:value="47.2787576869759" calcext:value-type="float">
            <text:p>47.28 </text:p>
          </table:table-cell>
          <table:table-cell table:style-name="ce29" office:value-type="float" office:value="65.9064052340811" calcext:value-type="float">
            <text:p>65.91 </text:p>
          </table:table-cell>
        </table:table-row>
        <table:table-row table:style-name="ro1">
          <table:table-cell office:value-type="string" calcext:value-type="string">
            <text:p>Nels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94655" calcext:value-type="float">
            <text:p>994,655 </text:p>
          </table:table-cell>
          <table:table-cell table:style-name="ce29" office:value-type="float" office:value="64.0946588356814" calcext:value-type="float">
            <text:p>64.09 </text:p>
          </table:table-cell>
          <table:table-cell table:style-name="ce29" office:value-type="float" office:value="89.347706353297" calcext:value-type="float">
            <text:p>89.35 </text:p>
          </table:table-cell>
        </table:table-row>
        <table:table-row table:style-name="ro1">
          <table:table-cell office:value-type="string" calcext:value-type="string">
            <text:p>New Ken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61857" calcext:value-type="float">
            <text:p>861,857 </text:p>
          </table:table-cell>
          <table:table-cell table:style-name="ce29" office:value-type="float" office:value="48.2636750374611" calcext:value-type="float">
            <text:p>48.26 </text:p>
          </table:table-cell>
          <table:table-cell table:style-name="ce29" office:value-type="float" office:value="67.2793762087614" calcext:value-type="float">
            <text:p>67.28 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02527" calcext:value-type="float">
            <text:p>1,002,527 </text:p>
          </table:table-cell>
          <table:table-cell table:style-name="ce29" office:value-type="float" office:value="74.9254826804537" calcext:value-type="float">
            <text:p>74.93 </text:p>
          </table:table-cell>
          <table:table-cell table:style-name="ce29" office:value-type="float" office:value="104.445832874696" calcext:value-type="float">
            <text:p>104.45 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40653" calcext:value-type="float">
            <text:p>540,653 </text:p>
          </table:table-cell>
          <table:table-cell table:style-name="ce29" office:value-type="float" office:value="40.3427908917491" calcext:value-type="float">
            <text:p>40.34 </text:p>
          </table:table-cell>
          <table:table-cell table:style-name="ce29" office:value-type="float" office:value="56.2376943656001" calcext:value-type="float">
            <text:p>56.24 </text:p>
          </table:table-cell>
        </table:table-row>
        <table:table-row table:style-name="ro1">
          <table:table-cell office:value-type="string" calcext:value-type="string">
            <text:p>Nottowa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91479" calcext:value-type="float">
            <text:p>1,091,479 </text:p>
          </table:table-cell>
          <table:table-cell table:style-name="ce29" office:value-type="float" office:value="68.6759122846853" calcext:value-type="float">
            <text:p>68.68 </text:p>
          </table:table-cell>
          <table:table-cell table:style-name="ce29" office:value-type="float" office:value="95.7339559305199" calcext:value-type="float">
            <text:p>95.73 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91239" calcext:value-type="float">
            <text:p>1,691,239 </text:p>
          </table:table-cell>
          <table:table-cell table:style-name="ce29" office:value-type="float" office:value="49.9116841275203" calcext:value-type="float">
            <text:p>49.91 </text:p>
          </table:table-cell>
          <table:table-cell table:style-name="ce29" office:value-type="float" office:value="69.5766945020635" calcext:value-type="float">
            <text:p>69.58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29731" calcext:value-type="float">
            <text:p>1,629,731 </text:p>
          </table:table-cell>
          <table:table-cell table:style-name="ce29" office:value-type="float" office:value="67.4148049663603" calcext:value-type="float">
            <text:p>67.41 </text:p>
          </table:table-cell>
          <table:table-cell table:style-name="ce29" office:value-type="float" office:value="93.9759772096009" calcext:value-type="float">
            <text:p>93.98 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600664" calcext:value-type="float">
            <text:p>1,600,664 </text:p>
          </table:table-cell>
          <table:table-cell table:style-name="ce29" office:value-type="float" office:value="82.2163613229432" calcext:value-type="float">
            <text:p>82.22 </text:p>
          </table:table-cell>
          <table:table-cell table:style-name="ce29" office:value-type="float" office:value="114.609289484656" calcext:value-type="float">
            <text:p>114.61 </text:p>
          </table:table-cell>
        </table:table-row>
        <table:table-row table:style-name="ro1">
          <table:table-cell office:value-type="string" calcext:value-type="string">
            <text:p>Pit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168228" calcext:value-type="float">
            <text:p>5,168,228 </text:p>
          </table:table-cell>
          <table:table-cell table:style-name="ce29" office:value-type="float" office:value="82.4104177776616" calcext:value-type="float">
            <text:p>82.41 </text:p>
          </table:table-cell>
          <table:table-cell table:style-name="ce29" office:value-type="float" office:value="114.879803431483" calcext:value-type="float">
            <text:p>114.88 </text:p>
          </table:table-cell>
        </table:table-row>
        <table:table-row table:style-name="ro1">
          <table:table-cell office:value-type="string" calcext:value-type="string">
            <text:p>Powhata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528962" calcext:value-type="float">
            <text:p>1,528,962 </text:p>
          </table:table-cell>
          <table:table-cell table:style-name="ce29" office:value-type="float" office:value="54.4005072953727" calcext:value-type="float">
            <text:p>54.40 </text:p>
          </table:table-cell>
          <table:table-cell table:style-name="ce29" office:value-type="float" office:value="75.8340966250917" calcext:value-type="float">
            <text:p>75.83 </text:p>
          </table:table-cell>
        </table:table-row>
        <table:table-row table:style-name="ro1">
          <table:table-cell office:value-type="string" calcext:value-type="string">
            <text:p>Prince Edwa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63005" calcext:value-type="float">
            <text:p>1,063,005 </text:p>
          </table:table-cell>
          <table:table-cell table:style-name="ce29" office:value-type="float" office:value="49.4333416421516" calcext:value-type="float">
            <text:p>49.43 </text:p>
          </table:table-cell>
          <table:table-cell table:style-name="ce29" office:value-type="float" office:value="68.9098869287742" calcext:value-type="float">
            <text:p>68.91 </text:p>
          </table:table-cell>
        </table:table-row>
        <table:table-row table:style-name="ro1">
          <table:table-cell office:value-type="string" calcext:value-type="string">
            <text:p>Prince Geor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501040" calcext:value-type="float">
            <text:p>2,501,040 </text:p>
          </table:table-cell>
          <table:table-cell table:style-name="ce29" office:value-type="float" office:value="65.1424463520879" calcext:value-type="float">
            <text:p>65.14 </text:p>
          </table:table-cell>
          <table:table-cell table:style-name="ce29" office:value-type="float" office:value="90.8083180959468" calcext:value-type="float">
            <text:p>90.81 </text:p>
          </table:table-cell>
        </table:table-row>
        <table:table-row table:style-name="ro1">
          <table:table-cell office:value-type="string" calcext:value-type="string">
            <text:p>Prince Willi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0861000" calcext:value-type="float">
            <text:p>30,861,000 </text:p>
          </table:table-cell>
          <table:table-cell table:style-name="ce29" office:value-type="float" office:value="79.7578285316763" calcext:value-type="float">
            <text:p>79.76 </text:p>
          </table:table-cell>
          <table:table-cell table:style-name="ce29" office:value-type="float" office:value="111.182104288816" calcext:value-type="float">
            <text:p>111.18 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301803" calcext:value-type="float">
            <text:p>2,301,803 </text:p>
          </table:table-cell>
          <table:table-cell table:style-name="ce29" office:value-type="float" office:value="67.3700353871721" calcext:value-type="float">
            <text:p>67.37 </text:p>
          </table:table-cell>
          <table:table-cell table:style-name="ce29" office:value-type="float" office:value="93.9135685894829" calcext:value-type="float">
            <text:p>93.91 </text:p>
          </table:table-cell>
        </table:table-row>
        <table:table-row table:style-name="ro1">
          <table:table-cell office:value-type="string" calcext:value-type="string">
            <text:p>Rappahannock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57981" calcext:value-type="float">
            <text:p>457,981 </text:p>
          </table:table-cell>
          <table:table-cell table:style-name="ce29" office:value-type="float" office:value="64.8127672714985" calcext:value-type="float">
            <text:p>64.81 </text:p>
          </table:table-cell>
          <table:table-cell table:style-name="ce29" office:value-type="float" office:value="90.3487467335524" calcext:value-type="float">
            <text:p>90.35 </text:p>
          </table:table-cell>
        </table:table-row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479433" calcext:value-type="float">
            <text:p>479,433 </text:p>
          </table:table-cell>
          <table:table-cell table:style-name="ce29" office:value-type="float" office:value="48.9354396113331" calcext:value-type="float">
            <text:p>48.94 </text:p>
          </table:table-cell>
          <table:table-cell table:style-name="ce29" office:value-type="float" office:value="68.2158134248286" calcext:value-type="float">
            <text:p>68.22 </text:p>
          </table:table-cell>
        </table:table-row>
        <table:table-row table:style-name="ro1">
          <table:table-cell office:value-type="string" calcext:value-type="string">
            <text:p>Roanok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318818" calcext:value-type="float">
            <text:p>12,318,818 </text:p>
          </table:table-cell>
          <table:table-cell table:style-name="ce29" office:value-type="float" office:value="132.473105728027" calcext:value-type="float">
            <text:p>132.47 </text:p>
          </table:table-cell>
          <table:table-cell table:style-name="ce29" office:value-type="float" office:value="184.666996678167" calcext:value-type="float">
            <text:p>184.67 </text:p>
          </table:table-cell>
        </table:table-row>
        <table:table-row table:style-name="ro1">
          <table:table-cell office:value-type="string" calcext:value-type="string">
            <text:p>Rockbridg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187855" calcext:value-type="float">
            <text:p>1,187,855 </text:p>
          </table:table-cell>
          <table:table-cell table:style-name="ce29" office:value-type="float" office:value="54.2265498225179" calcext:value-type="float">
            <text:p>54.23 </text:p>
          </table:table-cell>
          <table:table-cell table:style-name="ce29" office:value-type="float" office:value="75.5916005811944" calcext:value-type="float">
            <text:p>75.59 </text:p>
          </table:table-cell>
        </table:table-row>
        <table:table-row table:style-name="ro1">
          <table:table-cell office:value-type="string" calcext:value-type="string">
            <text:p>Rockingham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253210" calcext:value-type="float">
            <text:p>5,253,210 </text:p>
          </table:table-cell>
          <table:table-cell table:style-name="ce29" office:value-type="float" office:value="69.1555874998654" calcext:value-type="float">
            <text:p>69.16 </text:p>
          </table:table-cell>
          <table:table-cell table:style-name="ce29" office:value-type="float" office:value="96.4026213240083" calcext:value-type="float">
            <text:p>96.40 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002775" calcext:value-type="float">
            <text:p>2,002,775 </text:p>
          </table:table-cell>
          <table:table-cell table:style-name="ce29" office:value-type="float" office:value="68.0233235932842" calcext:value-type="float">
            <text:p>68.02 </text:p>
          </table:table-cell>
          <table:table-cell table:style-name="ce29" office:value-type="float" office:value="94.8242498204013" calcext:value-type="float">
            <text:p>94.82 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035272" calcext:value-type="float">
            <text:p>5,035,272 </text:p>
          </table:table-cell>
          <table:table-cell table:style-name="ce29" office:value-type="float" office:value="207.233753991118" calcext:value-type="float">
            <text:p>207.23 </text:p>
          </table:table-cell>
          <table:table-cell table:style-name="ce29" office:value-type="float" office:value="288.883051013012" calcext:value-type="float">
            <text:p>288.88 </text:p>
          </table:table-cell>
        </table:table-row>
        <table:table-row table:style-name="ro1">
          <table:table-cell office:value-type="string" calcext:value-type="string">
            <text:p>Shenandoa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908655" calcext:value-type="float">
            <text:p>1,908,655 </text:p>
          </table:table-cell>
          <table:table-cell table:style-name="ce29" office:value-type="float" office:value="45.9530868333675" calcext:value-type="float">
            <text:p>45.95 </text:p>
          </table:table-cell>
          <table:table-cell table:style-name="ce29" office:value-type="float" office:value="64.0584251948554" calcext:value-type="float">
            <text:p>64.06 </text:p>
          </table:table-cell>
        </table:table-row>
        <table:table-row table:style-name="ro1">
          <table:table-cell office:value-type="string" calcext:value-type="string">
            <text:p>Smyth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154193" calcext:value-type="float">
            <text:p>2,154,193 </text:p>
          </table:table-cell>
          <table:table-cell table:style-name="ce29" office:value-type="float" office:value="67.1269570075863" calcext:value-type="float">
            <text:p>67.13 </text:p>
          </table:table-cell>
          <table:table-cell table:style-name="ce29" office:value-type="float" office:value="93.5747182691194" calcext:value-type="float">
            <text:p>93.57 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237692" calcext:value-type="float">
            <text:p>1,237,692 </text:p>
          </table:table-cell>
          <table:table-cell table:style-name="ce29" office:value-type="float" office:value="66.4717198157548" calcext:value-type="float">
            <text:p>66.47 </text:p>
          </table:table-cell>
          <table:table-cell table:style-name="ce29" office:value-type="float" office:value="92.6613201596511" calcext:value-type="float">
            <text:p>92.66 </text:p>
          </table:table-cell>
        </table:table-row>
        <table:table-row table:style-name="ro1">
          <table:table-cell office:value-type="string" calcext:value-type="string">
            <text:p>Spotsylvania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725437" calcext:value-type="float">
            <text:p>8,725,437 </text:p>
          </table:table-cell>
          <table:table-cell table:style-name="ce29" office:value-type="float" office:value="71.6322270495821" calcext:value-type="float">
            <text:p>71.63 </text:p>
          </table:table-cell>
          <table:table-cell table:style-name="ce29" office:value-type="float" office:value="99.8550472710494" calcext:value-type="float">
            <text:p>99.86 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0806732" calcext:value-type="float">
            <text:p>10,806,732 </text:p>
          </table:table-cell>
          <table:table-cell table:style-name="ce29" office:value-type="float" office:value="85.8414446159023" calcext:value-type="float">
            <text:p>85.84 </text:p>
          </table:table-cell>
          <table:table-cell table:style-name="ce29" office:value-type="float" office:value="119.66264156499" calcext:value-type="float">
            <text:p>119.66 </text:p>
          </table:table-cell>
        </table:table-row>
        <table:table-row table:style-name="ro1">
          <table:table-cell office:value-type="string" calcext:value-type="string">
            <text:p>Surry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578921" calcext:value-type="float">
            <text:p>578,921 </text:p>
          </table:table-cell>
          <table:table-cell table:style-name="ce29" office:value-type="float" office:value="80.8110031259822" calcext:value-type="float">
            <text:p>80.81 </text:p>
          </table:table-cell>
          <table:table-cell table:style-name="ce29" office:value-type="float" office:value="112.650225597208" calcext:value-type="float">
            <text:p>112.65 </text:p>
          </table:table-cell>
        </table:table-row>
        <table:table-row table:style-name="ro1">
          <table:table-cell office:value-type="string" calcext:value-type="string">
            <text:p>Sussex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932343" calcext:value-type="float">
            <text:p>932,343 </text:p>
          </table:table-cell>
          <table:table-cell table:style-name="ce29" office:value-type="float" office:value="76.3293584156145" calcext:value-type="float">
            <text:p>76.33 </text:p>
          </table:table-cell>
          <table:table-cell table:style-name="ce29" office:value-type="float" office:value="106.402830216131" calcext:value-type="float">
            <text:p>106.40 </text:p>
          </table:table-cell>
        </table:table-row>
        <table:table-row table:style-name="ro1">
          <table:table-cell office:value-type="string" calcext:value-type="string">
            <text:p>Tazewell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157782" calcext:value-type="float">
            <text:p>3,157,782 </text:p>
          </table:table-cell>
          <table:table-cell table:style-name="ce29" office:value-type="float" office:value="70.9007001124983" calcext:value-type="float">
            <text:p>70.90 </text:p>
          </table:table-cell>
          <table:table-cell table:style-name="ce29" office:value-type="float" office:value="98.8353015519614" calcext:value-type="float">
            <text:p>98.84 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2219190" calcext:value-type="float">
            <text:p>2,219,190 </text:p>
          </table:table-cell>
          <table:table-cell table:style-name="ce29" office:value-type="float" office:value="60.8458599522826" calcext:value-type="float">
            <text:p>60.85 </text:p>
          </table:table-cell>
          <table:table-cell table:style-name="ce29" office:value-type="float" office:value="84.8188932835682" calcext:value-type="float">
            <text:p>84.82 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68391" calcext:value-type="float">
            <text:p>3,568,391 </text:p>
          </table:table-cell>
          <table:table-cell table:style-name="ce29" office:value-type="float" office:value="65.5431866227315" calcext:value-type="float">
            <text:p>65.54 </text:p>
          </table:table-cell>
          <table:table-cell table:style-name="ce29" office:value-type="float" office:value="91.3669484822509" calcext:value-type="float">
            <text:p>91.37 </text:p>
          </table:table-cell>
        </table:table-row>
        <table:table-row table:style-name="ro1">
          <table:table-cell office:value-type="string" calcext:value-type="string">
            <text:p>Westmoreland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822203" calcext:value-type="float">
            <text:p>822,203 </text:p>
          </table:table-cell>
          <table:table-cell table:style-name="ce29" office:value-type="float" office:value="46.941758065749" calcext:value-type="float">
            <text:p>46.94 </text:p>
          </table:table-cell>
          <table:table-cell table:style-name="ce29" office:value-type="float" office:value="65.4366290663704" calcext:value-type="float">
            <text:p>65.44 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3505336" calcext:value-type="float">
            <text:p>3,505,336 </text:p>
          </table:table-cell>
          <table:table-cell table:style-name="ce29" office:value-type="float" office:value="84.1858575068249" calcext:value-type="float">
            <text:p>84.19 </text:p>
          </table:table-cell>
          <table:table-cell table:style-name="ce29" office:value-type="float" office:value="117.354759542505" calcext:value-type="float">
            <text:p>117.35 </text:p>
          </table:table-cell>
        </table:table-row>
        <table:table-row table:style-name="ro1">
          <table:table-cell office:value-type="string" calcext:value-type="string">
            <text:p>Wythe</text:p>
          </table:table-cell>
          <table:table-cell office:value-type="string" calcext:value-type="string">
            <text:p>2008-2009</text:p>
          </table:table-cell>
          <table:table-cell table:style-name="ce19" office:value-type="float" office:value="1834911" calcext:value-type="float">
            <text:p>1,834,911 </text:p>
          </table:table-cell>
          <table:table-cell table:style-name="ce29" office:value-type="float" office:value="65.4647711061341" calcext:value-type="float">
            <text:p>65.46 </text:p>
          </table:table-cell>
          <table:table-cell table:style-name="ce29" office:value-type="float" office:value="91.2576375556034" calcext:value-type="float">
            <text:p>91.26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2008-2009</text:p>
          </table:table-cell>
          <table:table-cell table:style-name="ce20" office:value-type="float" office:value="4216186" calcext:value-type="float">
            <text:p>4,216,186 </text:p>
          </table:table-cell>
          <table:table-cell table:style-name="ce29" office:value-type="float" office:value="63.9168925153906" calcext:value-type="float">
            <text:p>63.92 </text:p>
          </table:table-cell>
          <table:table-cell table:style-name="ce29" office:value-type="float" office:value="89.0999007908152" calcext:value-type="float">
            <text:p>89.10 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5530518" calcext:value-type="float">
            <text:p><text:s/>$5,530,518 </text:p>
          </table:table-cell>
          <table:table-cell table:style-name="ce30" office:value-type="float" office:value="40.0915096943015" calcext:value-type="float">
            <text:p><text:s/>$40.09 </text:p>
          </table:table-cell>
          <table:table-cell table:style-name="ce31" office:value-type="float" office:value="59.9308944294389" calcext:value-type="float">
            <text:p>59.93 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45782" calcext:value-type="float">
            <text:p>1,145,782 </text:p>
          </table:table-cell>
          <table:table-cell table:style-name="ce31" office:value-type="float" office:value="65.7055345544331" calcext:value-type="float">
            <text:p>65.71 </text:p>
          </table:table-cell>
          <table:table-cell table:style-name="ce31" office:value-type="float" office:value="98.2200841234791" calcext:value-type="float">
            <text:p>98.22 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4576" calcext:value-type="float">
            <text:p>414,576 </text:p>
          </table:table-cell>
          <table:table-cell table:style-name="ce31" office:value-type="float" office:value="63.6328312857088" calcext:value-type="float">
            <text:p>63.63 </text:p>
          </table:table-cell>
          <table:table-cell table:style-name="ce31" office:value-type="float" office:value="95.1216984121743" calcext:value-type="float">
            <text:p>95.12 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21980" calcext:value-type="float">
            <text:p>1,721,980 </text:p>
          </table:table-cell>
          <table:table-cell table:style-name="ce31" office:value-type="float" office:value="43.4430331978398" calcext:value-type="float">
            <text:p>43.44 </text:p>
          </table:table-cell>
          <table:table-cell table:style-name="ce31" office:value-type="float" office:value="64.9409277956028" calcext:value-type="float">
            <text:p>64.94 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296354" calcext:value-type="float">
            <text:p>12,296,354 </text:p>
          </table:table-cell>
          <table:table-cell table:style-name="ce31" office:value-type="float" office:value="56.7641070079909" calcext:value-type="float">
            <text:p>56.76 </text:p>
          </table:table-cell>
          <table:table-cell table:style-name="ce31" office:value-type="float" office:value="84.8539685937747" calcext:value-type="float">
            <text:p>84.85 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4820" calcext:value-type="float">
            <text:p>1,004,820 </text:p>
          </table:table-cell>
          <table:table-cell table:style-name="ce31" office:value-type="float" office:value="56.7913211869065" calcext:value-type="float">
            <text:p>56.79 </text:p>
          </table:table-cell>
          <table:table-cell table:style-name="ce31" office:value-type="float" office:value="84.8946497777962" calcext:value-type="float">
            <text:p>84.89 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09503" calcext:value-type="float">
            <text:p>609,503 </text:p>
          </table:table-cell>
          <table:table-cell table:style-name="ce31" office:value-type="float" office:value="102.948110221092" calcext:value-type="float">
            <text:p>102.95 </text:p>
          </table:table-cell>
          <table:table-cell table:style-name="ce31" office:value-type="float" office:value="153.89224233298" calcext:value-type="float">
            <text:p>153.89 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49407" calcext:value-type="float">
            <text:p>3,249,407 </text:p>
          </table:table-cell>
          <table:table-cell table:style-name="ce31" office:value-type="float" office:value="71.9653040364939" calcext:value-type="float">
            <text:p>71.97 </text:p>
          </table:table-cell>
          <table:table-cell table:style-name="ce31" office:value-type="float" office:value="107.577516329015" calcext:value-type="float">
            <text:p>107.58 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77040" calcext:value-type="float">
            <text:p>477,040 </text:p>
          </table:table-cell>
          <table:table-cell table:style-name="ce31" office:value-type="float" office:value="85.7110345999725" calcext:value-type="float">
            <text:p>85.71 </text:p>
          </table:table-cell>
          <table:table-cell table:style-name="ce31" office:value-type="float" office:value="128.125356346435" calcext:value-type="float">
            <text:p>128.13 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68578" calcext:value-type="float">
            <text:p>1,368,578 </text:p>
          </table:table-cell>
          <table:table-cell table:style-name="ce31" office:value-type="float" office:value="57.0561545174592" calcext:value-type="float">
            <text:p>57.06 </text:p>
          </table:table-cell>
          <table:table-cell table:style-name="ce31" office:value-type="float" office:value="85.2905365502268" calcext:value-type="float">
            <text:p>85.29 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93665" calcext:value-type="float">
            <text:p>2,093,665 </text:p>
          </table:table-cell>
          <table:table-cell table:style-name="ce31" office:value-type="float" office:value="183.669758292903" calcext:value-type="float">
            <text:p>183.67 </text:p>
          </table:table-cell>
          <table:table-cell table:style-name="ce31" office:value-type="float" office:value="274.559201638074" calcext:value-type="float">
            <text:p>274.56 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84855" calcext:value-type="float">
            <text:p>584,855 </text:p>
          </table:table-cell>
          <table:table-cell table:style-name="ce31" office:value-type="float" office:value="70.5290697274382" calcext:value-type="float">
            <text:p>70.53 </text:p>
          </table:table-cell>
          <table:table-cell table:style-name="ce31" office:value-type="float" office:value="105.430557848073" calcext:value-type="float">
            <text:p>105.43 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64487" calcext:value-type="float">
            <text:p>1,264,487 </text:p>
          </table:table-cell>
          <table:table-cell table:style-name="ce31" office:value-type="float" office:value="56.089968520633" calcext:value-type="float">
            <text:p>56.09 </text:p>
          </table:table-cell>
          <table:table-cell table:style-name="ce31" office:value-type="float" office:value="83.846230974894" calcext:value-type="float">
            <text:p>83.85 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50444" calcext:value-type="float">
            <text:p>1,050,444 </text:p>
          </table:table-cell>
          <table:table-cell table:style-name="ce31" office:value-type="float" office:value="156.653207513198" calcext:value-type="float">
            <text:p>156.65 </text:p>
          </table:table-cell>
          <table:table-cell table:style-name="ce31" office:value-type="float" office:value="234.173442534165" calcext:value-type="float">
            <text:p>234.17 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474946" calcext:value-type="float">
            <text:p>9,474,946 </text:p>
          </table:table-cell>
          <table:table-cell table:style-name="ce31" office:value-type="float" office:value="65.7052140677409" calcext:value-type="float">
            <text:p>65.71 </text:p>
          </table:table-cell>
          <table:table-cell table:style-name="ce31" office:value-type="float" office:value="98.2196050431387" calcext:value-type="float">
            <text:p>98.22 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54127" calcext:value-type="float">
            <text:p>2,154,127 </text:p>
          </table:table-cell>
          <table:table-cell table:style-name="ce31" office:value-type="float" office:value="47.2067009415974" calcext:value-type="float">
            <text:p>47.21 </text:p>
          </table:table-cell>
          <table:table-cell table:style-name="ce31" office:value-type="float" office:value="70.5670560192222" calcext:value-type="float">
            <text:p>70.57 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61916" calcext:value-type="float">
            <text:p>1,961,916 </text:p>
          </table:table-cell>
          <table:table-cell table:style-name="ce31" office:value-type="float" office:value="84.3348772172072" calcext:value-type="float">
            <text:p>84.33 </text:p>
          </table:table-cell>
          <table:table-cell table:style-name="ce31" office:value-type="float" office:value="126.06820401035" calcext:value-type="float">
            <text:p>126.07 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1396" calcext:value-type="float">
            <text:p>161,396 </text:p>
          </table:table-cell>
          <table:table-cell table:style-name="ce31" office:value-type="float" office:value="22.3834379888506" calcext:value-type="float">
            <text:p>22.38 </text:p>
          </table:table-cell>
          <table:table-cell table:style-name="ce31" office:value-type="float" office:value="33.4599387577657" calcext:value-type="float">
            <text:p>33.46 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19272" calcext:value-type="float">
            <text:p>3,019,272 </text:p>
          </table:table-cell>
          <table:table-cell table:style-name="ce31" office:value-type="float" office:value="42.6849158801076" calcext:value-type="float">
            <text:p>42.68 </text:p>
          </table:table-cell>
          <table:table-cell table:style-name="ce31" office:value-type="float" office:value="63.8076542102333" calcext:value-type="float">
            <text:p>63.81 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605299" calcext:value-type="float">
            <text:p>2,605,299 </text:p>
          </table:table-cell>
          <table:table-cell table:style-name="ce31" office:value-type="float" office:value="71.9201901888136" calcext:value-type="float">
            <text:p>71.92 </text:p>
          </table:table-cell>
          <table:table-cell table:style-name="ce31" office:value-type="float" office:value="107.510077779974" calcext:value-type="float">
            <text:p>107.51 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08523" calcext:value-type="float">
            <text:p>1,108,523 </text:p>
          </table:table-cell>
          <table:table-cell table:style-name="ce31" office:value-type="float" office:value="78.8975505105797" calcext:value-type="float">
            <text:p>78.90 </text:p>
          </table:table-cell>
          <table:table-cell table:style-name="ce31" office:value-type="float" office:value="117.940202462941" calcext:value-type="float">
            <text:p>117.94 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98986" calcext:value-type="float">
            <text:p>1,198,986 </text:p>
          </table:table-cell>
          <table:table-cell table:style-name="ce31" office:value-type="float" office:value="83.3034089299854" calcext:value-type="float">
            <text:p>83.30 </text:p>
          </table:table-cell>
          <table:table-cell table:style-name="ce31" office:value-type="float" office:value="124.526311038493" calcext:value-type="float">
            <text:p>124.53 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965958" calcext:value-type="float">
            <text:p>13,965,958 </text:p>
          </table:table-cell>
          <table:table-cell table:style-name="ce31" office:value-type="float" office:value="77.1693760699918" calcext:value-type="float">
            <text:p>77.17 </text:p>
          </table:table-cell>
          <table:table-cell table:style-name="ce31" office:value-type="float" office:value="115.356836539725" calcext:value-type="float">
            <text:p>115.36 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064612" calcext:value-type="float">
            <text:p>30,064,612 </text:p>
          </table:table-cell>
          <table:table-cell table:style-name="ce31" office:value-type="float" office:value="127.884430682768" calcext:value-type="float">
            <text:p>127.88 </text:p>
          </table:table-cell>
          <table:table-cell table:style-name="ce31" office:value-type="float" office:value="191.168363896939" calcext:value-type="float">
            <text:p>191.17 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9361" calcext:value-type="float">
            <text:p>289,361 </text:p>
          </table:table-cell>
          <table:table-cell table:style-name="ce31" office:value-type="float" office:value="69.534367168718" calcext:value-type="float">
            <text:p>69.53 </text:p>
          </table:table-cell>
          <table:table-cell table:style-name="ce31" office:value-type="float" office:value="103.943624218237" calcext:value-type="float">
            <text:p>103.94 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55923" calcext:value-type="float">
            <text:p>2,255,923 </text:p>
          </table:table-cell>
          <table:table-cell table:style-name="ce31" office:value-type="float" office:value="73.9924333767832" calcext:value-type="float">
            <text:p>73.99 </text:p>
          </table:table-cell>
          <table:table-cell table:style-name="ce31" office:value-type="float" office:value="110.607775738402" calcext:value-type="float">
            <text:p>110.61 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5496" calcext:value-type="float">
            <text:p>325,496 </text:p>
          </table:table-cell>
          <table:table-cell table:style-name="ce31" office:value-type="float" office:value="27.6052809028917" calcext:value-type="float">
            <text:p>27.61 </text:p>
          </table:table-cell>
          <table:table-cell table:style-name="ce31" office:value-type="float" office:value="41.265823814097" calcext:value-type="float">
            <text:p>41.27 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833774" calcext:value-type="float">
            <text:p>6,833,774 </text:p>
          </table:table-cell>
          <table:table-cell table:style-name="ce31" office:value-type="float" office:value="70.0190872362514" calcext:value-type="float">
            <text:p>70.02 </text:p>
          </table:table-cell>
          <table:table-cell table:style-name="ce31" office:value-type="float" office:value="104.668209234283" calcext:value-type="float">
            <text:p>104.67 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52796" calcext:value-type="float">
            <text:p>552,796 </text:p>
          </table:table-cell>
          <table:table-cell table:style-name="ce31" office:value-type="float" office:value="35.4709565360887" calcext:value-type="float">
            <text:p>35.47 </text:p>
          </table:table-cell>
          <table:table-cell table:style-name="ce31" office:value-type="float" office:value="53.0238488818419" calcext:value-type="float">
            <text:p>53.02 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137283" calcext:value-type="float">
            <text:p>10,137,283 </text:p>
          </table:table-cell>
          <table:table-cell table:style-name="ce31" office:value-type="float" office:value="51.8629664784477" calcext:value-type="float">
            <text:p>51.86 </text:p>
          </table:table-cell>
          <table:table-cell table:style-name="ce31" office:value-type="float" office:value="77.5274863061383" calcext:value-type="float">
            <text:p>77.53 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070636" calcext:value-type="float">
            <text:p>5,070,636 </text:p>
          </table:table-cell>
          <table:table-cell table:style-name="ce31" office:value-type="float" office:value="54.9101516377561" calcext:value-type="float">
            <text:p>54.91 </text:p>
          </table:table-cell>
          <table:table-cell table:style-name="ce31" office:value-type="float" office:value="82.0825787304933" calcext:value-type="float">
            <text:p>82.08 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49928" calcext:value-type="float">
            <text:p>1,749,928 </text:p>
          </table:table-cell>
          <table:table-cell table:style-name="ce31" office:value-type="float" office:value="70.7081655165183" calcext:value-type="float">
            <text:p>70.71 </text:p>
          </table:table-cell>
          <table:table-cell table:style-name="ce31" office:value-type="float" office:value="105.698279640292" calcext:value-type="float">
            <text:p>105.70 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05109" calcext:value-type="float">
            <text:p>1,105,109 </text:p>
          </table:table-cell>
          <table:table-cell table:style-name="ce31" office:value-type="float" office:value="47.8456809594229" calcext:value-type="float">
            <text:p>47.85 </text:p>
          </table:table-cell>
          <table:table-cell table:style-name="ce31" office:value-type="float" office:value="71.5222369112071" calcext:value-type="float">
            <text:p>71.52 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12918" calcext:value-type="float">
            <text:p>5,612,918 </text:p>
          </table:table-cell>
          <table:table-cell table:style-name="ce31" office:value-type="float" office:value="68.5281911163593" calcext:value-type="float">
            <text:p>68.53 </text:p>
          </table:table-cell>
          <table:table-cell table:style-name="ce31" office:value-type="float" office:value="102.439539407484" calcext:value-type="float">
            <text:p>102.44 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5790724" calcext:value-type="float">
            <text:p>25,790,724 </text:p>
          </table:table-cell>
          <table:table-cell table:style-name="ce31" office:value-type="float" office:value="59.7766716996366" calcext:value-type="float">
            <text:p>59.78 </text:p>
          </table:table-cell>
          <table:table-cell table:style-name="ce31" office:value-type="float" office:value="89.3573085246861" calcext:value-type="float">
            <text:p>89.36 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46671" calcext:value-type="float">
            <text:p>1,146,671 </text:p>
          </table:table-cell>
          <table:table-cell table:style-name="ce31" office:value-type="float" office:value="55.6268959496079" calcext:value-type="float">
            <text:p>55.63 </text:p>
          </table:table-cell>
          <table:table-cell table:style-name="ce31" office:value-type="float" office:value="83.1540057736259" calcext:value-type="float">
            <text:p>83.15 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89619" calcext:value-type="float">
            <text:p>289,619 </text:p>
          </table:table-cell>
          <table:table-cell table:style-name="ce31" office:value-type="float" office:value="21.6876113863195" calcext:value-type="float">
            <text:p>21.69 </text:p>
          </table:table-cell>
          <table:table-cell table:style-name="ce31" office:value-type="float" office:value="32.4197806051926" calcext:value-type="float">
            <text:p>32.42 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1691104" calcext:value-type="float">
            <text:p>1,691,104 </text:p>
          </table:table-cell>
          <table:table-cell table:style-name="ce31" office:value-type="float" office:value="64.5231226453188" calcext:value-type="float">
            <text:p>64.52 </text:p>
          </table:table-cell>
          <table:table-cell table:style-name="ce31" office:value-type="float" office:value="96.4525526975595" calcext:value-type="float">
            <text:p>96.45 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2233405" calcext:value-type="float">
            <text:p><text:s/>$2,233,405 </text:p>
          </table:table-cell>
          <table:table-cell table:style-name="ce30" office:value-type="float" office:value="57.3136143607382" calcext:value-type="float">
            <text:p><text:s/>$57.31 </text:p>
          </table:table-cell>
          <table:table-cell table:style-name="ce31" office:value-type="float" office:value="82.7569824690584" calcext:value-type="float">
            <text:p>82.76 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52195" calcext:value-type="float">
            <text:p>4,452,195 </text:p>
          </table:table-cell>
          <table:table-cell table:style-name="ce31" office:value-type="float" office:value="47.5318495059721" calcext:value-type="float">
            <text:p>47.53 </text:p>
          </table:table-cell>
          <table:table-cell table:style-name="ce31" office:value-type="float" office:value="68.6327756530794" calcext:value-type="float">
            <text:p>68.63 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300130" calcext:value-type="float">
            <text:p>1,300,130 </text:p>
          </table:table-cell>
          <table:table-cell table:style-name="ce31" office:value-type="float" office:value="77.4104027996235" calcext:value-type="float">
            <text:p>77.41 </text:p>
          </table:table-cell>
          <table:table-cell table:style-name="ce31" office:value-type="float" office:value="111.775385636815" calcext:value-type="float">
            <text:p>111.78 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56757" calcext:value-type="float">
            <text:p>656,757 </text:p>
          </table:table-cell>
          <table:table-cell table:style-name="ce31" office:value-type="float" office:value="50.5083510024357" calcext:value-type="float">
            <text:p>50.51 </text:p>
          </table:table-cell>
          <table:table-cell table:style-name="ce31" office:value-type="float" office:value="72.9306424847114" calcext:value-type="float">
            <text:p>72.93 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82398" calcext:value-type="float">
            <text:p>1,982,398 </text:p>
          </table:table-cell>
          <table:table-cell table:style-name="ce31" office:value-type="float" office:value="61.2963685382645" calcext:value-type="float">
            <text:p>61.30 </text:p>
          </table:table-cell>
          <table:table-cell table:style-name="ce31" office:value-type="float" office:value="88.507810109653" calcext:value-type="float">
            <text:p>88.51 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92698" calcext:value-type="float">
            <text:p>892,698 </text:p>
          </table:table-cell>
          <table:table-cell table:style-name="ce31" office:value-type="float" office:value="61.9343644276554" calcext:value-type="float">
            <text:p>61.93 </text:p>
          </table:table-cell>
          <table:table-cell table:style-name="ce31" office:value-type="float" office:value="89.42903302017" calcext:value-type="float">
            <text:p>89.43 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297304" calcext:value-type="float">
            <text:p>18,297,304 </text:p>
          </table:table-cell>
          <table:table-cell table:style-name="ce31" office:value-type="float" office:value="88.4687316266927" calcext:value-type="float">
            <text:p>88.47 </text:p>
          </table:table-cell>
          <table:table-cell table:style-name="ce31" office:value-type="float" office:value="127.74286448257" calcext:value-type="float">
            <text:p>127.74 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01423" calcext:value-type="float">
            <text:p>4,501,423 </text:p>
          </table:table-cell>
          <table:table-cell table:style-name="ce31" office:value-type="float" office:value="62.8813298413999" calcext:value-type="float">
            <text:p>62.88 </text:p>
          </table:table-cell>
          <table:table-cell table:style-name="ce31" office:value-type="float" office:value="90.79638702529" calcext:value-type="float">
            <text:p>90.80 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68320" calcext:value-type="float">
            <text:p>568,320 </text:p>
          </table:table-cell>
          <table:table-cell table:style-name="ce31" office:value-type="float" office:value="120.44383078324" calcext:value-type="float">
            <text:p>120.44 </text:p>
          </table:table-cell>
          <table:table-cell table:style-name="ce31" office:value-type="float" office:value="173.91274488288" calcext:value-type="float">
            <text:p>173.91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40109" calcext:value-type="float">
            <text:p>4,540,109 </text:p>
          </table:table-cell>
          <table:table-cell table:style-name="ce31" office:value-type="float" office:value="68.5054308967213" calcext:value-type="float">
            <text:p>68.51 </text:p>
          </table:table-cell>
          <table:table-cell table:style-name="ce31" office:value-type="float" office:value="98.9172085374347" calcext:value-type="float">
            <text:p>98.92 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0632" calcext:value-type="float">
            <text:p>410,632 </text:p>
          </table:table-cell>
          <table:table-cell table:style-name="ce31" office:value-type="float" office:value="58.2368297951309" calcext:value-type="float">
            <text:p>58.24 </text:p>
          </table:table-cell>
          <table:table-cell table:style-name="ce31" office:value-type="float" office:value="84.0900431104326" calcext:value-type="float">
            <text:p>84.09 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59145" calcext:value-type="float">
            <text:p>2,059,145 </text:p>
          </table:table-cell>
          <table:table-cell table:style-name="ce31" office:value-type="float" office:value="62.4815869544453" calcext:value-type="float">
            <text:p>62.48 </text:p>
          </table:table-cell>
          <table:table-cell table:style-name="ce31" office:value-type="float" office:value="90.2191853349619" calcext:value-type="float">
            <text:p>90.22 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47746" calcext:value-type="float">
            <text:p>1,247,746 </text:p>
          </table:table-cell>
          <table:table-cell table:style-name="ce31" office:value-type="float" office:value="67.7654235658379" calcext:value-type="float">
            <text:p>67.77 </text:p>
          </table:table-cell>
          <table:table-cell table:style-name="ce31" office:value-type="float" office:value="97.8486880054117" calcext:value-type="float">
            <text:p>97.85 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40458" calcext:value-type="float">
            <text:p>1,940,458 </text:p>
          </table:table-cell>
          <table:table-cell table:style-name="ce31" office:value-type="float" office:value="79.8152720383777" calcext:value-type="float">
            <text:p>79.82 </text:p>
          </table:table-cell>
          <table:table-cell table:style-name="ce31" office:value-type="float" office:value="115.24785415327" calcext:value-type="float">
            <text:p>115.25 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11945" calcext:value-type="float">
            <text:p>1,011,945 </text:p>
          </table:table-cell>
          <table:table-cell table:style-name="ce31" office:value-type="float" office:value="61.1560824539465" calcext:value-type="float">
            <text:p>61.16 </text:p>
          </table:table-cell>
          <table:table-cell table:style-name="ce31" office:value-type="float" office:value="88.3052464927872" calcext:value-type="float">
            <text:p>88.31 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82440" calcext:value-type="float">
            <text:p>3,482,440 </text:p>
          </table:table-cell>
          <table:table-cell table:style-name="ce31" office:value-type="float" office:value="66.2118394221397" calcext:value-type="float">
            <text:p>66.21 </text:p>
          </table:table-cell>
          <table:table-cell table:style-name="ce31" office:value-type="float" office:value="95.6054175856646" calcext:value-type="float">
            <text:p>95.61 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78120" calcext:value-type="float">
            <text:p>1,678,120 </text:p>
          </table:table-cell>
          <table:table-cell table:style-name="ce31" office:value-type="float" office:value="60.2810560313236" calcext:value-type="float">
            <text:p>60.28 </text:p>
          </table:table-cell>
          <table:table-cell table:style-name="ce31" office:value-type="float" office:value="87.0417675249249" calcext:value-type="float">
            <text:p>87.04 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55200" calcext:value-type="float">
            <text:p>1,855,200 </text:p>
          </table:table-cell>
          <table:table-cell table:style-name="ce31" office:value-type="float" office:value="61.5843857713308" calcext:value-type="float">
            <text:p>61.58 </text:p>
          </table:table-cell>
          <table:table-cell table:style-name="ce31" office:value-type="float" office:value="88.9236875128407" calcext:value-type="float">
            <text:p>88.92 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5640" calcext:value-type="float">
            <text:p>495,640 </text:p>
          </table:table-cell>
          <table:table-cell table:style-name="ce31" office:value-type="float" office:value="71.7501170245758" calcext:value-type="float">
            <text:p>71.75 </text:p>
          </table:table-cell>
          <table:table-cell table:style-name="ce31" office:value-type="float" office:value="103.602315836904" calcext:value-type="float">
            <text:p>103.60 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49388" calcext:value-type="float">
            <text:p>1,049,388 </text:p>
          </table:table-cell>
          <table:table-cell table:style-name="ce31" office:value-type="float" office:value="84.2654923696269" calcext:value-type="float">
            <text:p>84.27 </text:p>
          </table:table-cell>
          <table:table-cell table:style-name="ce31" office:value-type="float" office:value="121.673671300634" calcext:value-type="float">
            <text:p>121.67 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437742" calcext:value-type="float">
            <text:p>16,437,742 </text:p>
          </table:table-cell>
          <table:table-cell table:style-name="ce31" office:value-type="float" office:value="54.1538933979798" calcext:value-type="float">
            <text:p>54.15 </text:p>
          </table:table-cell>
          <table:table-cell table:style-name="ce31" office:value-type="float" office:value="78.1945591209814" calcext:value-type="float">
            <text:p>78.19 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06704" calcext:value-type="float">
            <text:p>706,704 </text:p>
          </table:table-cell>
          <table:table-cell table:style-name="ce31" office:value-type="float" office:value="48.6255301472696" calcext:value-type="float">
            <text:p>48.63 </text:p>
          </table:table-cell>
          <table:table-cell table:style-name="ce31" office:value-type="float" office:value="70.2119765230319" calcext:value-type="float">
            <text:p>70.21 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23466" calcext:value-type="float">
            <text:p>323,466 </text:p>
          </table:table-cell>
          <table:table-cell table:style-name="ce31" office:value-type="float" office:value="61.7108063059158" calcext:value-type="float">
            <text:p>61.71 </text:p>
          </table:table-cell>
          <table:table-cell table:style-name="ce31" office:value-type="float" office:value="89.1062302137518" calcext:value-type="float">
            <text:p>89.11 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97576" calcext:value-type="float">
            <text:p>3,097,576 </text:p>
          </table:table-cell>
          <table:table-cell table:style-name="ce31" office:value-type="float" office:value="65.1886062305988" calcext:value-type="float">
            <text:p>65.19 </text:p>
          </table:table-cell>
          <table:table-cell table:style-name="ce31" office:value-type="float" office:value="94.1279380681259" calcext:value-type="float">
            <text:p>94.13 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43464" calcext:value-type="float">
            <text:p>743,464 </text:p>
          </table:table-cell>
          <table:table-cell table:style-name="ce31" office:value-type="float" office:value="75.7120538560094" calcext:value-type="float">
            <text:p>75.71 </text:p>
          </table:table-cell>
          <table:table-cell table:style-name="ce31" office:value-type="float" office:value="109.323084637817" calcext:value-type="float">
            <text:p>109.32 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68592" calcext:value-type="float">
            <text:p>1,568,592 </text:p>
          </table:table-cell>
          <table:table-cell table:style-name="ce31" office:value-type="float" office:value="95.4052117591605" calcext:value-type="float">
            <text:p>95.41 </text:p>
          </table:table-cell>
          <table:table-cell table:style-name="ce31" office:value-type="float" office:value="137.758672613366" calcext:value-type="float">
            <text:p>137.76 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711661" calcext:value-type="float">
            <text:p>1,711,661 </text:p>
          </table:table-cell>
          <table:table-cell table:style-name="ce31" office:value-type="float" office:value="63.766095821847" calcext:value-type="float">
            <text:p>63.77 </text:p>
          </table:table-cell>
          <table:table-cell table:style-name="ce31" office:value-type="float" office:value="92.0739292558712" calcext:value-type="float">
            <text:p>92.07 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77932" calcext:value-type="float">
            <text:p>677,932 </text:p>
          </table:table-cell>
          <table:table-cell table:style-name="ce31" office:value-type="float" office:value="63.1691606251169" calcext:value-type="float">
            <text:p>63.17 </text:p>
          </table:table-cell>
          <table:table-cell table:style-name="ce31" office:value-type="float" office:value="91.2119952082288" calcext:value-type="float">
            <text:p>91.21 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0211084" calcext:value-type="float">
            <text:p>80,211,084 </text:p>
          </table:table-cell>
          <table:table-cell table:style-name="ce31" office:value-type="float" office:value="78.8456590815049" calcext:value-type="float">
            <text:p>78.85 </text:p>
          </table:table-cell>
          <table:table-cell table:style-name="ce31" office:value-type="float" office:value="113.847798627743" calcext:value-type="float">
            <text:p>113.85 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58462" calcext:value-type="float">
            <text:p>4,158,462 </text:p>
          </table:table-cell>
          <table:table-cell table:style-name="ce31" office:value-type="float" office:value="62.2517658303307" calcext:value-type="float">
            <text:p>62.25 </text:p>
          </table:table-cell>
          <table:table-cell table:style-name="ce31" office:value-type="float" office:value="89.8873391767409" calcext:value-type="float">
            <text:p>89.89 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60900" calcext:value-type="float">
            <text:p>860,900 </text:p>
          </table:table-cell>
          <table:table-cell table:style-name="ce31" office:value-type="float" office:value="57.0348190327282" calcext:value-type="float">
            <text:p>57.03 </text:p>
          </table:table-cell>
          <table:table-cell table:style-name="ce31" office:value-type="float" office:value="82.3544208730061" calcext:value-type="float">
            <text:p>82.35 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450493" calcext:value-type="float">
            <text:p>1,450,493 </text:p>
          </table:table-cell>
          <table:table-cell table:style-name="ce31" office:value-type="float" office:value="54.9667068661715" calcext:value-type="float">
            <text:p>54.97 </text:p>
          </table:table-cell>
          <table:table-cell table:style-name="ce31" office:value-type="float" office:value="79.368206790702" calcext:value-type="float">
            <text:p>79.37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904433" calcext:value-type="float">
            <text:p>3,904,433 </text:p>
          </table:table-cell>
          <table:table-cell table:style-name="ce31" office:value-type="float" office:value="73.8895227733011" calcext:value-type="float">
            <text:p>73.89 </text:p>
          </table:table-cell>
          <table:table-cell table:style-name="ce31" office:value-type="float" office:value="106.691473029593" calcext:value-type="float">
            <text:p>106.69 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680022" calcext:value-type="float">
            <text:p>4,680,022 </text:p>
          </table:table-cell>
          <table:table-cell table:style-name="ce31" office:value-type="float" office:value="63.3404668843719" calcext:value-type="float">
            <text:p>63.34 </text:p>
          </table:table-cell>
          <table:table-cell table:style-name="ce31" office:value-type="float" office:value="91.4593498595124" calcext:value-type="float">
            <text:p>91.46 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84602" calcext:value-type="float">
            <text:p>1,084,602 </text:p>
          </table:table-cell>
          <table:table-cell table:style-name="ce31" office:value-type="float" office:value="65.6628154212674" calcext:value-type="float">
            <text:p>65.66 </text:p>
          </table:table-cell>
          <table:table-cell table:style-name="ce31" office:value-type="float" office:value="94.8126640641487" calcext:value-type="float">
            <text:p>94.81 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89992" calcext:value-type="float">
            <text:p>2,289,992 </text:p>
          </table:table-cell>
          <table:table-cell table:style-name="ce31" office:value-type="float" office:value="63.4194691658439" calcext:value-type="float">
            <text:p>63.42 </text:p>
          </table:table-cell>
          <table:table-cell table:style-name="ce31" office:value-type="float" office:value="91.5734238102782" calcext:value-type="float">
            <text:p>91.57 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42643" calcext:value-type="float">
            <text:p>942,643 </text:p>
          </table:table-cell>
          <table:table-cell table:style-name="ce31" office:value-type="float" office:value="45.0950219891929" calcext:value-type="float">
            <text:p>45.10 </text:p>
          </table:table-cell>
          <table:table-cell table:style-name="ce31" office:value-type="float" office:value="65.1141615447992" calcext:value-type="float">
            <text:p>65.11 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30974" calcext:value-type="float">
            <text:p>1,230,974 </text:p>
          </table:table-cell>
          <table:table-cell table:style-name="ce31" office:value-type="float" office:value="76.247782103516" calcext:value-type="float">
            <text:p>76.25 </text:p>
          </table:table-cell>
          <table:table-cell table:style-name="ce31" office:value-type="float" office:value="110.096639990792" calcext:value-type="float">
            <text:p>110.10 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99394" calcext:value-type="float">
            <text:p>1,099,394 </text:p>
          </table:table-cell>
          <table:table-cell table:style-name="ce31" office:value-type="float" office:value="61.4825816993812" calcext:value-type="float">
            <text:p>61.48 </text:p>
          </table:table-cell>
          <table:table-cell table:style-name="ce31" office:value-type="float" office:value="88.7766893189285" calcext:value-type="float">
            <text:p>88.78 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/>
          <table:table-cell table:style-name="ce22" office:value-type="float" office:value="717352" calcext:value-type="float">
            <text:p>717,352 </text:p>
          </table:table-cell>
          <table:table-cell table:style-name="ce31" office:value-type="float" office:value="57.3385065190028" calcext:value-type="float">
            <text:p>57.34 </text:p>
          </table:table-cell>
          <table:table-cell table:style-name="ce31" office:value-type="float" office:value="82.7929250618977" calcext:value-type="float">
            <text:p>82.79 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040085" calcext:value-type="float">
            <text:p>3,040,085 </text:p>
          </table:table-cell>
          <table:table-cell table:style-name="ce31" office:value-type="float" office:value="84.5585824229861" calcext:value-type="float">
            <text:p>84.56 </text:p>
          </table:table-cell>
          <table:table-cell table:style-name="ce31" office:value-type="float" office:value="122.096873513202" calcext:value-type="float">
            <text:p>122.10 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978292" calcext:value-type="float">
            <text:p>7,978,292 </text:p>
          </table:table-cell>
          <table:table-cell table:style-name="ce31" office:value-type="float" office:value="81.590354963285" calcext:value-type="float">
            <text:p>81.59 </text:p>
          </table:table-cell>
          <table:table-cell table:style-name="ce31" office:value-type="float" office:value="117.810953831003" calcext:value-type="float">
            <text:p>117.81 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933491" calcext:value-type="float">
            <text:p>16,933,491 </text:p>
          </table:table-cell>
          <table:table-cell table:style-name="ce31" office:value-type="float" office:value="58.0377818377457" calcext:value-type="float">
            <text:p>58.04 </text:p>
          </table:table-cell>
          <table:table-cell table:style-name="ce31" office:value-type="float" office:value="83.8026313234852" calcext:value-type="float">
            <text:p>83.80 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66975" calcext:value-type="float">
            <text:p>3,766,975 </text:p>
          </table:table-cell>
          <table:table-cell table:style-name="ce31" office:value-type="float" office:value="69.9289057011869" calcext:value-type="float">
            <text:p>69.93 </text:p>
          </table:table-cell>
          <table:table-cell table:style-name="ce31" office:value-type="float" office:value="100.972609871869" calcext:value-type="float">
            <text:p>100.97 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58511" calcext:value-type="float">
            <text:p>158,511 </text:p>
          </table:table-cell>
          <table:table-cell table:style-name="ce31" office:value-type="float" office:value="69.4514375107324" calcext:value-type="float">
            <text:p>69.45 </text:p>
          </table:table-cell>
          <table:table-cell table:style-name="ce31" office:value-type="float" office:value="100.283178100592" calcext:value-type="float">
            <text:p>100.28 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11980" calcext:value-type="float">
            <text:p>1,811,980 </text:p>
          </table:table-cell>
          <table:table-cell table:style-name="ce31" office:value-type="float" office:value="52.7140746676707" calcext:value-type="float">
            <text:p>52.71 </text:p>
          </table:table-cell>
          <table:table-cell table:style-name="ce31" office:value-type="float" office:value="76.1155582631252" calcext:value-type="float">
            <text:p>76.12 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437780" calcext:value-type="float">
            <text:p>3,437,780 </text:p>
          </table:table-cell>
          <table:table-cell table:style-name="ce31" office:value-type="float" office:value="55.2371138303461" calcext:value-type="float">
            <text:p>55.24 </text:p>
          </table:table-cell>
          <table:table-cell table:style-name="ce31" office:value-type="float" office:value="79.7586561567613" calcext:value-type="float">
            <text:p>79.76 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48818" calcext:value-type="float">
            <text:p>448,818 </text:p>
          </table:table-cell>
          <table:table-cell table:style-name="ce31" office:value-type="float" office:value="64.7164571867894" calcext:value-type="float">
            <text:p>64.72 </text:p>
          </table:table-cell>
          <table:table-cell table:style-name="ce31" office:value-type="float" office:value="93.4461867848202" calcext:value-type="float">
            <text:p>93.45 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30147" calcext:value-type="float">
            <text:p>1,130,147 </text:p>
          </table:table-cell>
          <table:table-cell table:style-name="ce31" office:value-type="float" office:value="49.0752981352369" calcext:value-type="float">
            <text:p>49.08 </text:p>
          </table:table-cell>
          <table:table-cell table:style-name="ce31" office:value-type="float" office:value="70.8614110755464" calcext:value-type="float">
            <text:p>70.86 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89030" calcext:value-type="float">
            <text:p>989,030 </text:p>
          </table:table-cell>
          <table:table-cell table:style-name="ce31" office:value-type="float" office:value="62.7361133512522" calcext:value-type="float">
            <text:p>62.74 </text:p>
          </table:table-cell>
          <table:table-cell table:style-name="ce31" office:value-type="float" office:value="90.5867042358967" calcext:value-type="float">
            <text:p>90.59 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7-2008</text:p>
          </table:table-cell>
          <table:table-cell table:style-name="ce21" office:value-type="float" office:value="769615" calcext:value-type="float">
            <text:p><text:s/>$769,615 </text:p>
          </table:table-cell>
          <table:table-cell table:style-name="ce30" office:value-type="float" office:value="65.4767522134432" calcext:value-type="float">
            <text:p><text:s/>$65.48 </text:p>
          </table:table-cell>
          <table:table-cell table:style-name="ce31" office:value-type="float" office:value="94.5440013772847" calcext:value-type="float">
            <text:p>94.54 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96976" calcext:value-type="float">
            <text:p>2,196,976 </text:p>
          </table:table-cell>
          <table:table-cell table:style-name="ce31" office:value-type="float" office:value="86.7973672396546" calcext:value-type="float">
            <text:p>86.80 </text:p>
          </table:table-cell>
          <table:table-cell table:style-name="ce31" office:value-type="float" office:value="125.329527358044" calcext:value-type="float">
            <text:p>125.33 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296112" calcext:value-type="float">
            <text:p>19,296,112 </text:p>
          </table:table-cell>
          <table:table-cell table:style-name="ce31" office:value-type="float" office:value="67.0729970306045" calcext:value-type="float">
            <text:p>67.07 </text:p>
          </table:table-cell>
          <table:table-cell table:style-name="ce31" office:value-type="float" office:value="96.8488709239632" calcext:value-type="float">
            <text:p>96.85 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84764" calcext:value-type="float">
            <text:p>1,984,764 </text:p>
          </table:table-cell>
          <table:table-cell table:style-name="ce31" office:value-type="float" office:value="61.579397345405" calcext:value-type="float">
            <text:p>61.58 </text:p>
          </table:table-cell>
          <table:table-cell table:style-name="ce31" office:value-type="float" office:value="88.9164845632189" calcext:value-type="float">
            <text:p>88.92 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27746" calcext:value-type="float">
            <text:p>827,746 </text:p>
          </table:table-cell>
          <table:table-cell table:style-name="ce31" office:value-type="float" office:value="62.9068194788934" calcext:value-type="float">
            <text:p>62.91 </text:p>
          </table:table-cell>
          <table:table-cell table:style-name="ce31" office:value-type="float" office:value="90.8331923377226" calcext:value-type="float">
            <text:p>90.83 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05843" calcext:value-type="float">
            <text:p>805,843 </text:p>
          </table:table-cell>
          <table:table-cell table:style-name="ce31" office:value-type="float" office:value="58.2574315068475" calcext:value-type="float">
            <text:p>58.26 </text:p>
          </table:table-cell>
          <table:table-cell table:style-name="ce31" office:value-type="float" office:value="84.1197905886606" calcext:value-type="float">
            <text:p>84.12 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757300" calcext:value-type="float">
            <text:p>757,300 </text:p>
          </table:table-cell>
          <table:table-cell table:style-name="ce31" office:value-type="float" office:value="80.4066773708035" calcext:value-type="float">
            <text:p>80.41 </text:p>
          </table:table-cell>
          <table:table-cell table:style-name="ce31" office:value-type="float" office:value="116.101803450895" calcext:value-type="float">
            <text:p>116.10 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7234" calcext:value-type="float">
            <text:p>1,897,234 </text:p>
          </table:table-cell>
          <table:table-cell table:style-name="ce31" office:value-type="float" office:value="58.946042913619" calcext:value-type="float">
            <text:p>58.95 </text:p>
          </table:table-cell>
          <table:table-cell table:style-name="ce31" office:value-type="float" office:value="85.1140988826638" calcext:value-type="float">
            <text:p>85.11 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89895" calcext:value-type="float">
            <text:p>489,895 </text:p>
          </table:table-cell>
          <table:table-cell table:style-name="ce31" office:value-type="float" office:value="47.6671283177922" calcext:value-type="float">
            <text:p>47.67 </text:p>
          </table:table-cell>
          <table:table-cell table:style-name="ce31" office:value-type="float" office:value="68.8281091071478" calcext:value-type="float">
            <text:p>68.83 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101331" calcext:value-type="float">
            <text:p>4,101,331 </text:p>
          </table:table-cell>
          <table:table-cell table:style-name="ce31" office:value-type="float" office:value="45.309994361575" calcext:value-type="float">
            <text:p>45.31 </text:p>
          </table:table-cell>
          <table:table-cell table:style-name="ce31" office:value-type="float" office:value="65.4245671098817" calcext:value-type="float">
            <text:p>65.42 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90014" calcext:value-type="float">
            <text:p>990,014 </text:p>
          </table:table-cell>
          <table:table-cell table:style-name="ce31" office:value-type="float" office:value="63.5632412168047" calcext:value-type="float">
            <text:p>63.56 </text:p>
          </table:table-cell>
          <table:table-cell table:style-name="ce31" office:value-type="float" office:value="91.7810209271869" calcext:value-type="float">
            <text:p>91.78 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32687" calcext:value-type="float">
            <text:p>832,687 </text:p>
          </table:table-cell>
          <table:table-cell table:style-name="ce31" office:value-type="float" office:value="47.7460402317434" calcext:value-type="float">
            <text:p>47.75 </text:p>
          </table:table-cell>
          <table:table-cell table:style-name="ce31" office:value-type="float" office:value="68.9420525733259" calcext:value-type="float">
            <text:p>68.94 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85746" calcext:value-type="float">
            <text:p>1,085,746 </text:p>
          </table:table-cell>
          <table:table-cell table:style-name="ce31" office:value-type="float" office:value="81.9167815801423" calcext:value-type="float">
            <text:p>81.92 </text:p>
          </table:table-cell>
          <table:table-cell table:style-name="ce31" office:value-type="float" office:value="118.282291786391" calcext:value-type="float">
            <text:p>118.28 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91322" calcext:value-type="float">
            <text:p>591,322 </text:p>
          </table:table-cell>
          <table:table-cell table:style-name="ce31" office:value-type="float" office:value="44.6896273140654" calcext:value-type="float">
            <text:p>44.69 </text:p>
          </table:table-cell>
          <table:table-cell table:style-name="ce31" office:value-type="float" office:value="64.5287990546341" calcext:value-type="float">
            <text:p>64.53 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06651" calcext:value-type="float">
            <text:p>1,006,651 </text:p>
          </table:table-cell>
          <table:table-cell table:style-name="ce31" office:value-type="float" office:value="64.8958252403854" calcext:value-type="float">
            <text:p>64.90 </text:p>
          </table:table-cell>
          <table:table-cell table:style-name="ce31" office:value-type="float" office:value="93.705182121836" calcext:value-type="float">
            <text:p>93.71 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05153" calcext:value-type="float">
            <text:p>1,605,153 </text:p>
          </table:table-cell>
          <table:table-cell table:style-name="ce31" office:value-type="float" office:value="48.4873126509234" calcext:value-type="float">
            <text:p>48.49 </text:p>
          </table:table-cell>
          <table:table-cell table:style-name="ce31" office:value-type="float" office:value="70.0123998072792" calcext:value-type="float">
            <text:p>70.01 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686885" calcext:value-type="float">
            <text:p>1,686,885 </text:p>
          </table:table-cell>
          <table:table-cell table:style-name="ce31" office:value-type="float" office:value="70.386154905792" calcext:value-type="float">
            <text:p>70.39 </text:p>
          </table:table-cell>
          <table:table-cell table:style-name="ce31" office:value-type="float" office:value="101.632846795182" calcext:value-type="float">
            <text:p>101.63 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98813" calcext:value-type="float">
            <text:p>1,898,813 </text:p>
          </table:table-cell>
          <table:table-cell table:style-name="ce31" office:value-type="float" office:value="98.8394013799517" calcext:value-type="float">
            <text:p>98.84 </text:p>
          </table:table-cell>
          <table:table-cell table:style-name="ce31" office:value-type="float" office:value="142.717410138702" calcext:value-type="float">
            <text:p>142.72 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512648" calcext:value-type="float">
            <text:p>4,512,648 </text:p>
          </table:table-cell>
          <table:table-cell table:style-name="ce31" office:value-type="float" office:value="72.4884315818432" calcext:value-type="float">
            <text:p>72.49 </text:p>
          </table:table-cell>
          <table:table-cell table:style-name="ce31" office:value-type="float" office:value="104.668392118324" calcext:value-type="float">
            <text:p>104.67 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289240" calcext:value-type="float">
            <text:p>1,289,240 </text:p>
          </table:table-cell>
          <table:table-cell table:style-name="ce31" office:value-type="float" office:value="46.7963756748372" calcext:value-type="float">
            <text:p>46.80 </text:p>
          </table:table-cell>
          <table:table-cell table:style-name="ce31" office:value-type="float" office:value="67.5708011880493" calcext:value-type="float">
            <text:p>67.57 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06196" calcext:value-type="float">
            <text:p>1,106,196 </text:p>
          </table:table-cell>
          <table:table-cell table:style-name="ce31" office:value-type="float" office:value="51.4393937518327" calcext:value-type="float">
            <text:p>51.44 </text:p>
          </table:table-cell>
          <table:table-cell table:style-name="ce31" office:value-type="float" office:value="74.2750052395156" calcext:value-type="float">
            <text:p>74.28 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124421" calcext:value-type="float">
            <text:p>2,124,421 </text:p>
          </table:table-cell>
          <table:table-cell table:style-name="ce31" office:value-type="float" office:value="56.316943694973" calcext:value-type="float">
            <text:p>56.32 </text:p>
          </table:table-cell>
          <table:table-cell table:style-name="ce31" office:value-type="float" office:value="81.317857442062" calcext:value-type="float">
            <text:p>81.32 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7188000" calcext:value-type="float">
            <text:p>27,188,000 </text:p>
          </table:table-cell>
          <table:table-cell table:style-name="ce31" office:value-type="float" office:value="71.7528594982458" calcext:value-type="float">
            <text:p>71.75 </text:p>
          </table:table-cell>
          <table:table-cell table:style-name="ce31" office:value-type="float" office:value="103.606275783384" calcext:value-type="float">
            <text:p>103.61 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200698" calcext:value-type="float">
            <text:p>2,200,698 </text:p>
          </table:table-cell>
          <table:table-cell table:style-name="ce31" office:value-type="float" office:value="63.9904556002028" calcext:value-type="float">
            <text:p>63.99 </text:p>
          </table:table-cell>
          <table:table-cell table:style-name="ce31" office:value-type="float" office:value="92.3978896002194" calcext:value-type="float">
            <text:p>92.40 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5314" calcext:value-type="float">
            <text:p>495,314 </text:p>
          </table:table-cell>
          <table:table-cell table:style-name="ce31" office:value-type="float" office:value="71.5247019266357" calcext:value-type="float">
            <text:p>71.52 </text:p>
          </table:table-cell>
          <table:table-cell table:style-name="ce31" office:value-type="float" office:value="103.276831682457" calcext:value-type="float">
            <text:p>103.28 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497821" calcext:value-type="float">
            <text:p>497,821 </text:p>
          </table:table-cell>
          <table:table-cell table:style-name="ce31" office:value-type="float" office:value="50.9332077864515" calcext:value-type="float">
            <text:p>50.93 </text:p>
          </table:table-cell>
          <table:table-cell table:style-name="ce31" office:value-type="float" office:value="73.5441069437028" calcext:value-type="float">
            <text:p>73.54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526846" calcext:value-type="float">
            <text:p>10,526,846 </text:p>
          </table:table-cell>
          <table:table-cell table:style-name="ce31" office:value-type="float" office:value="115.42923467848" calcext:value-type="float">
            <text:p>115.43 </text:p>
          </table:table-cell>
          <table:table-cell table:style-name="ce31" office:value-type="float" office:value="166.672007292697" calcext:value-type="float">
            <text:p>166.67 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10152" calcext:value-type="float">
            <text:p>1,110,152 </text:p>
          </table:table-cell>
          <table:table-cell table:style-name="ce31" office:value-type="float" office:value="50.7867622467253" calcext:value-type="float">
            <text:p>50.79 </text:p>
          </table:table-cell>
          <table:table-cell table:style-name="ce31" office:value-type="float" office:value="73.3326494898506" calcext:value-type="float">
            <text:p>73.33 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5449990" calcext:value-type="float">
            <text:p>5,449,990 </text:p>
          </table:table-cell>
          <table:table-cell table:style-name="ce31" office:value-type="float" office:value="72.8265840075536" calcext:value-type="float">
            <text:p>72.83 </text:p>
          </table:table-cell>
          <table:table-cell table:style-name="ce31" office:value-type="float" office:value="105.156661348567" calcext:value-type="float">
            <text:p>105.16 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16102" calcext:value-type="float">
            <text:p>1,816,102 </text:p>
          </table:table-cell>
          <table:table-cell table:style-name="ce31" office:value-type="float" office:value="62.6503929379161" calcext:value-type="float">
            <text:p>62.65 </text:p>
          </table:table-cell>
          <table:table-cell table:style-name="ce31" office:value-type="float" office:value="90.4629297571307" calcext:value-type="float">
            <text:p>90.46 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83371" calcext:value-type="float">
            <text:p>1,883,371 </text:p>
          </table:table-cell>
          <table:table-cell table:style-name="ce31" office:value-type="float" office:value="78.0525948669258" calcext:value-type="float">
            <text:p>78.05 </text:p>
          </table:table-cell>
          <table:table-cell table:style-name="ce31" office:value-type="float" office:value="112.702667544408" calcext:value-type="float">
            <text:p>112.70 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68322" calcext:value-type="float">
            <text:p>1,968,322 </text:p>
          </table:table-cell>
          <table:table-cell table:style-name="ce31" office:value-type="float" office:value="47.7151175161422" calcext:value-type="float">
            <text:p>47.72 </text:p>
          </table:table-cell>
          <table:table-cell table:style-name="ce31" office:value-type="float" office:value="68.8974022635968" calcext:value-type="float">
            <text:p>68.90 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993644" calcext:value-type="float">
            <text:p>1,993,644 </text:p>
          </table:table-cell>
          <table:table-cell table:style-name="ce31" office:value-type="float" office:value="62.5588123398323" calcext:value-type="float">
            <text:p>62.56 </text:p>
          </table:table-cell>
          <table:table-cell table:style-name="ce31" office:value-type="float" office:value="90.3306935679693" calcext:value-type="float">
            <text:p>90.33 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155223" calcext:value-type="float">
            <text:p>1,155,223 </text:p>
          </table:table-cell>
          <table:table-cell table:style-name="ce31" office:value-type="float" office:value="59.9749233979728" calcext:value-type="float">
            <text:p>59.97 </text:p>
          </table:table-cell>
          <table:table-cell table:style-name="ce31" office:value-type="float" office:value="86.5997327090439" calcext:value-type="float">
            <text:p>86.60 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8677427" calcext:value-type="float">
            <text:p>8,677,427 </text:p>
          </table:table-cell>
          <table:table-cell table:style-name="ce31" office:value-type="float" office:value="71.9433251054528" calcext:value-type="float">
            <text:p>71.94 </text:p>
          </table:table-cell>
          <table:table-cell table:style-name="ce31" office:value-type="float" office:value="103.88129523718" calcext:value-type="float">
            <text:p>103.88 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0891585" calcext:value-type="float">
            <text:p>10,891,585 </text:p>
          </table:table-cell>
          <table:table-cell table:style-name="ce31" office:value-type="float" office:value="88.0554855183628" calcext:value-type="float">
            <text:p>88.06 </text:p>
          </table:table-cell>
          <table:table-cell table:style-name="ce31" office:value-type="float" office:value="127.146165053928" calcext:value-type="float">
            <text:p>127.15 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684855" calcext:value-type="float">
            <text:p>684,855 </text:p>
          </table:table-cell>
          <table:table-cell table:style-name="ce31" office:value-type="float" office:value="96.3774389881008" calcext:value-type="float">
            <text:p>96.38 </text:p>
          </table:table-cell>
          <table:table-cell table:style-name="ce31" office:value-type="float" office:value="139.162502970931" calcext:value-type="float">
            <text:p>139.16 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55213" calcext:value-type="float">
            <text:p>955,213 </text:p>
          </table:table-cell>
          <table:table-cell table:style-name="ce31" office:value-type="float" office:value="79.2196690368937" calcext:value-type="float">
            <text:p>79.22 </text:p>
          </table:table-cell>
          <table:table-cell table:style-name="ce31" office:value-type="float" office:value="114.387843705455" calcext:value-type="float">
            <text:p>114.39 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143166" calcext:value-type="float">
            <text:p>3,143,166 </text:p>
          </table:table-cell>
          <table:table-cell table:style-name="ce31" office:value-type="float" office:value="71.0864351576593" calcext:value-type="float">
            <text:p>71.09 </text:p>
          </table:table-cell>
          <table:table-cell table:style-name="ce31" office:value-type="float" office:value="102.644004112228" calcext:value-type="float">
            <text:p>102.64 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2066531" calcext:value-type="float">
            <text:p>2,066,531 </text:p>
          </table:table-cell>
          <table:table-cell table:style-name="ce31" office:value-type="float" office:value="57.243311882054" calcext:value-type="float">
            <text:p>57.24 </text:p>
          </table:table-cell>
          <table:table-cell table:style-name="ce31" office:value-type="float" office:value="82.6554704450673" calcext:value-type="float">
            <text:p>82.66 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311643" calcext:value-type="float">
            <text:p>3,311,643 </text:p>
          </table:table-cell>
          <table:table-cell table:style-name="ce31" office:value-type="float" office:value="62.2215953705902" calcext:value-type="float">
            <text:p>62.22 </text:p>
          </table:table-cell>
          <table:table-cell table:style-name="ce31" office:value-type="float" office:value="89.8437750735923" calcext:value-type="float">
            <text:p>89.84 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968751" calcext:value-type="float">
            <text:p>968,751 </text:p>
          </table:table-cell>
          <table:table-cell table:style-name="ce31" office:value-type="float" office:value="56.3063908967113" calcext:value-type="float">
            <text:p>56.31 </text:p>
          </table:table-cell>
          <table:table-cell table:style-name="ce31" office:value-type="float" office:value="81.3026199151588" calcext:value-type="float">
            <text:p>81.30 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3755508" calcext:value-type="float">
            <text:p>3,755,508 </text:p>
          </table:table-cell>
          <table:table-cell table:style-name="ce31" office:value-type="float" office:value="91.3355687747005" calcext:value-type="float">
            <text:p>91.34 </text:p>
          </table:table-cell>
          <table:table-cell table:style-name="ce31" office:value-type="float" office:value="131.88238341268" calcext:value-type="float">
            <text:p>131.88 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7-2008</text:p>
          </table:table-cell>
          <table:table-cell table:style-name="ce22" office:value-type="float" office:value="1851536" calcext:value-type="float">
            <text:p>1,851,536 </text:p>
          </table:table-cell>
          <table:table-cell table:style-name="ce31" office:value-type="float" office:value="66.2999373242564" calcext:value-type="float">
            <text:p>66.30 </text:p>
          </table:table-cell>
          <table:table-cell table:style-name="ce31" office:value-type="float" office:value="95.7326249974176" calcext:value-type="float">
            <text:p>95.73 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7-2008</text:p>
          </table:table-cell>
          <table:table-cell table:style-name="ce23" office:value-type="float" office:value="4285035" calcext:value-type="float">
            <text:p>4,285,035 </text:p>
          </table:table-cell>
          <table:table-cell table:style-name="ce31" office:value-type="float" office:value="66.4078247923241" calcext:value-type="float">
            <text:p>66.41 </text:p>
          </table:table-cell>
          <table:table-cell table:style-name="ce31" office:value-type="float" office:value="95.8884072038461" calcext:value-type="float">
            <text:p>95.89 </text:p>
          </table:table-cell>
        </table:table-row>
        <table:table-row table:style-name="ro1">
          <table:table-cell table:style-name="ce5" office:value-type="string" calcext:value-type="string">
            <text:p>Alexandria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4808558" calcext:value-type="float">
            <text:p><text:s/>$4,808,558 </text:p>
          </table:table-cell>
          <table:table-cell table:style-name="ce30" office:value-type="float" office:value="35.1677588274873" calcext:value-type="float">
            <text:p><text:s/>$35.17 </text:p>
          </table:table-cell>
          <table:table-cell table:style-name="ce31" office:value-type="float" office:value="57.6490314828191" calcext:value-type="float">
            <text:p>57.65 </text:p>
          </table:table-cell>
        </table:table-row>
        <table:table-row table:style-name="ro1">
          <table:table-cell table:style-name="ce5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0" calcext:value-type="float">
            <text:p>- </text:p>
          </table:table-cell>
          <table:table-cell table:number-columns-repeated="2" table:style-name="ce31" office:value-type="float" office:value="0" calcext:value-type="float">
            <text:p>- </text:p>
          </table:table-cell>
        </table:table-row>
        <table:table-row table:style-name="ro1">
          <table:table-cell table:style-name="ce5" office:value-type="string" calcext:value-type="string">
            <text:p>Bristo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42819" calcext:value-type="float">
            <text:p>1,042,819 </text:p>
          </table:table-cell>
          <table:table-cell table:style-name="ce31" office:value-type="float" office:value="59.9562467659403" calcext:value-type="float">
            <text:p>59.96 </text:p>
          </table:table-cell>
          <table:table-cell table:style-name="ce31" office:value-type="float" office:value="98.2837596889968" calcext:value-type="float">
            <text:p>98.28 </text:p>
          </table:table-cell>
        </table:table-row>
        <table:table-row table:style-name="ro1">
          <table:table-cell table:style-name="ce5" office:value-type="string" calcext:value-type="string">
            <text:p>Buena Vi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7612" calcext:value-type="float">
            <text:p>427,612 </text:p>
          </table:table-cell>
          <table:table-cell table:style-name="ce31" office:value-type="float" office:value="65.2643467643468" calcext:value-type="float">
            <text:p>65.26 </text:p>
          </table:table-cell>
          <table:table-cell table:style-name="ce31" office:value-type="float" office:value="106.985105299992" calcext:value-type="float">
            <text:p>106.99 </text:p>
          </table:table-cell>
        </table:table-row>
        <table:table-row table:style-name="ro1">
          <table:table-cell table:style-name="ce5" office:value-type="string" calcext:value-type="string">
            <text:p>Charlotte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10696" calcext:value-type="float">
            <text:p>1,810,696 </text:p>
          </table:table-cell>
          <table:table-cell table:style-name="ce31" office:value-type="float" office:value="43.870136163202" calcext:value-type="float">
            <text:p>43.87 </text:p>
          </table:table-cell>
          <table:table-cell table:style-name="ce31" office:value-type="float" office:value="71.9144735163292" calcext:value-type="float">
            <text:p>71.91 </text:p>
          </table:table-cell>
        </table:table-row>
        <table:table-row table:style-name="ro1">
          <table:table-cell table:style-name="ce5" office:value-type="string" calcext:value-type="string">
            <text:p>Chesapea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595029" calcext:value-type="float">
            <text:p>12,595,029 </text:p>
          </table:table-cell>
          <table:table-cell table:style-name="ce31" office:value-type="float" office:value="58.1573870562595" calcext:value-type="float">
            <text:p>58.16 </text:p>
          </table:table-cell>
          <table:table-cell table:style-name="ce31" office:value-type="float" office:value="95.3349644431789" calcext:value-type="float">
            <text:p>95.33 </text:p>
          </table:table-cell>
        </table:table-row>
        <table:table-row table:style-name="ro1">
          <table:table-cell table:style-name="ce5" office:value-type="string" calcext:value-type="string">
            <text:p>Colonial Height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30530" calcext:value-type="float">
            <text:p>930,530 </text:p>
          </table:table-cell>
          <table:table-cell table:style-name="ce31" office:value-type="float" office:value="53.2858042718891" calcext:value-type="float">
            <text:p>53.29 </text:p>
          </table:table-cell>
          <table:table-cell table:style-name="ce31" office:value-type="float" office:value="87.3491831858354" calcext:value-type="float">
            <text:p>87.35 </text:p>
          </table:table-cell>
        </table:table-row>
        <table:table-row table:style-name="ro1">
          <table:table-cell table:style-name="ce5" office:value-type="string" calcext:value-type="string">
            <text:p>Cov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13557" calcext:value-type="float">
            <text:p>513,557 </text:p>
          </table:table-cell>
          <table:table-cell table:style-name="ce31" office:value-type="float" office:value="87.5630008525149" calcext:value-type="float">
            <text:p>87.56 </text:p>
          </table:table-cell>
          <table:table-cell table:style-name="ce31" office:value-type="float" office:value="143.53835334344" calcext:value-type="float">
            <text:p>143.54 </text:p>
          </table:table-cell>
        </table:table-row>
        <table:table-row table:style-name="ro1">
          <table:table-cell table:style-name="ce5" office:value-type="string" calcext:value-type="string">
            <text:p>Dan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12425" calcext:value-type="float">
            <text:p>3,112,425 </text:p>
          </table:table-cell>
          <table:table-cell table:style-name="ce31" office:value-type="float" office:value="68.5782747603834" calcext:value-type="float">
            <text:p>68.58 </text:p>
          </table:table-cell>
          <table:table-cell table:style-name="ce31" office:value-type="float" office:value="112.417488418645" calcext:value-type="float">
            <text:p>112.42 </text:p>
          </table:table-cell>
        </table:table-row>
        <table:table-row table:style-name="ro1">
          <table:table-cell table:style-name="ce5" office:value-type="string" calcext:value-type="string">
            <text:p>Empor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0485" calcext:value-type="float">
            <text:p>400,485 </text:p>
          </table:table-cell>
          <table:table-cell table:style-name="ce31" office:value-type="float" office:value="71.6302986943302" calcext:value-type="float">
            <text:p>71.63 </text:p>
          </table:table-cell>
          <table:table-cell table:style-name="ce31" office:value-type="float" office:value="117.420543197242" calcext:value-type="float">
            <text:p>117.42 </text:p>
          </table:table-cell>
        </table:table-row>
        <table:table-row table:style-name="ro1">
          <table:table-cell table:style-name="ce5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08547" calcext:value-type="float">
            <text:p>1,008,547 </text:p>
          </table:table-cell>
          <table:table-cell table:style-name="ce31" office:value-type="float" office:value="43.4437648072367" calcext:value-type="float">
            <text:p>43.44 </text:p>
          </table:table-cell>
          <table:table-cell table:style-name="ce31" office:value-type="float" office:value="71.215540842115" calcext:value-type="float">
            <text:p>71.22 </text:p>
          </table:table-cell>
        </table:table-row>
        <table:table-row table:style-name="ro1">
          <table:table-cell table:style-name="ce5" office:value-type="string" calcext:value-type="string">
            <text:p>Falls Chur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37654" calcext:value-type="float">
            <text:p>2,037,654 </text:p>
          </table:table-cell>
          <table:table-cell table:style-name="ce31" office:value-type="float" office:value="180.643085106383" calcext:value-type="float">
            <text:p>180.64 </text:p>
          </table:table-cell>
          <table:table-cell table:style-name="ce31" office:value-type="float" office:value="296.120630021833" calcext:value-type="float">
            <text:p>296.12 </text:p>
          </table:table-cell>
        </table:table-row>
        <table:table-row table:style-name="ro1">
          <table:table-cell table:style-name="ce5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49159" calcext:value-type="float">
            <text:p>649,159 </text:p>
          </table:table-cell>
          <table:table-cell table:style-name="ce31" office:value-type="float" office:value="76.3626632160922" calcext:value-type="float">
            <text:p>76.36 </text:p>
          </table:table-cell>
          <table:table-cell table:style-name="ce31" office:value-type="float" office:value="125.178109797989" calcext:value-type="float">
            <text:p>125.18 </text:p>
          </table:table-cell>
        </table:table-row>
        <table:table-row table:style-name="ro1">
          <table:table-cell table:style-name="ce5" office:value-type="string" calcext:value-type="string">
            <text:p>Frederick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03559" calcext:value-type="float">
            <text:p>1,203,559 </text:p>
          </table:table-cell>
          <table:table-cell table:style-name="ce31" office:value-type="float" office:value="54.1704473850032" calcext:value-type="float">
            <text:p>54.17 </text:p>
          </table:table-cell>
          <table:table-cell table:style-name="ce31" office:value-type="float" office:value="88.799341523452" calcext:value-type="float">
            <text:p>88.80 </text:p>
          </table:table-cell>
        </table:table-row>
        <table:table-row table:style-name="ro1">
          <table:table-cell table:style-name="ce5" office:value-type="string" calcext:value-type="string">
            <text:p>Gal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74537" calcext:value-type="float">
            <text:p>574,537 </text:p>
          </table:table-cell>
          <table:table-cell table:style-name="ce31" office:value-type="float" office:value="84.6027094684141" calcext:value-type="float">
            <text:p>84.60 </text:p>
          </table:table-cell>
          <table:table-cell table:style-name="ce31" office:value-type="float" office:value="138.685671884905" calcext:value-type="float">
            <text:p>138.69 </text:p>
          </table:table-cell>
        </table:table-row>
        <table:table-row table:style-name="ro1">
          <table:table-cell table:style-name="ce5" office:value-type="string" calcext:value-type="string">
            <text:p>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417737" calcext:value-type="float">
            <text:p>8,417,737 </text:p>
          </table:table-cell>
          <table:table-cell table:style-name="ce31" office:value-type="float" office:value="57.7102809504874" calcext:value-type="float">
            <text:p>57.71 </text:p>
          </table:table-cell>
          <table:table-cell table:style-name="ce31" office:value-type="float" office:value="94.6020421635918" calcext:value-type="float">
            <text:p>94.60 </text:p>
          </table:table-cell>
        </table:table-row>
        <table:table-row table:style-name="ro1">
          <table:table-cell table:style-name="ce5" office:value-type="string" calcext:value-type="string">
            <text:p>Harriso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68319" calcext:value-type="float">
            <text:p>1,768,319 </text:p>
          </table:table-cell>
          <table:table-cell table:style-name="ce31" office:value-type="float" office:value="39.5535151094907" calcext:value-type="float">
            <text:p>39.55 </text:p>
          </table:table-cell>
          <table:table-cell table:style-name="ce31" office:value-type="float" office:value="64.8384177390614" calcext:value-type="float">
            <text:p>64.84 </text:p>
          </table:table-cell>
        </table:table-row>
        <table:table-row table:style-name="ro1">
          <table:table-cell table:style-name="ce5" office:value-type="string" calcext:value-type="string">
            <text:p>Hop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95150" calcext:value-type="float">
            <text:p>1,895,150 </text:p>
          </table:table-cell>
          <table:table-cell table:style-name="ce31" office:value-type="float" office:value="83.5051773518396" calcext:value-type="float">
            <text:p>83.51 </text:p>
          </table:table-cell>
          <table:table-cell table:style-name="ce31" office:value-type="float" office:value="136.886533536278" calcext:value-type="float">
            <text:p>136.89 </text:p>
          </table:table-cell>
        </table:table-row>
        <table:table-row table:style-name="ro1">
          <table:table-cell table:style-name="ce5" office:value-type="string" calcext:value-type="string">
            <text:p>Lex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5321" calcext:value-type="float">
            <text:p>155,321 </text:p>
          </table:table-cell>
          <table:table-cell table:style-name="ce31" office:value-type="float" office:value="21.3911306982509" calcext:value-type="float">
            <text:p>21.39 </text:p>
          </table:table-cell>
          <table:table-cell table:style-name="ce31" office:value-type="float" office:value="35.0655830280747" calcext:value-type="float">
            <text:p>35.07 </text:p>
          </table:table-cell>
        </table:table-row>
        <table:table-row table:style-name="ro1">
          <table:table-cell table:style-name="ce5" office:value-type="string" calcext:value-type="string">
            <text:p>Lynch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67756" calcext:value-type="float">
            <text:p>2,767,756 </text:p>
          </table:table-cell>
          <table:table-cell table:style-name="ce31" office:value-type="float" office:value="39.6879176345751" calcext:value-type="float">
            <text:p>39.69 </text:p>
          </table:table-cell>
          <table:table-cell table:style-name="ce31" office:value-type="float" office:value="65.0587381591931" calcext:value-type="float">
            <text:p>65.06 </text:p>
          </table:table-cell>
        </table:table-row>
        <table:table-row table:style-name="ro1">
          <table:table-cell table:style-name="ce5" office:value-type="string" calcext:value-type="string">
            <text:p>Manassa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46235" calcext:value-type="float">
            <text:p>2,346,235 </text:p>
          </table:table-cell>
          <table:table-cell table:style-name="ce31" office:value-type="float" office:value="64.2311377573368" calcext:value-type="float">
            <text:p>64.23 </text:p>
          </table:table-cell>
          <table:table-cell table:style-name="ce31" office:value-type="float" office:value="105.291409126015" calcext:value-type="float">
            <text:p>105.29 </text:p>
          </table:table-cell>
        </table:table-row>
        <table:table-row table:style-name="ro1">
          <table:table-cell table:style-name="ce5" office:value-type="string" calcext:value-type="string">
            <text:p>Manassas Par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10345" calcext:value-type="float">
            <text:p>1,010,345 </text:p>
          </table:table-cell>
          <table:table-cell table:style-name="ce31" office:value-type="float" office:value="72.426164874552" calcext:value-type="float">
            <text:p>72.43 </text:p>
          </table:table-cell>
          <table:table-cell table:style-name="ce31" office:value-type="float" office:value="118.725173233657" calcext:value-type="float">
            <text:p>118.73 </text:p>
          </table:table-cell>
        </table:table-row>
        <table:table-row table:style-name="ro1">
          <table:table-cell table:style-name="ce5" office:value-type="string" calcext:value-type="string">
            <text:p>Marti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95435" calcext:value-type="float">
            <text:p>1,195,435 </text:p>
          </table:table-cell>
          <table:table-cell table:style-name="ce31" office:value-type="float" office:value="81.8174662925193" calcext:value-type="float">
            <text:p>81.82 </text:p>
          </table:table-cell>
          <table:table-cell table:style-name="ce31" office:value-type="float" office:value="134.11993960944" calcext:value-type="float">
            <text:p>134.12 </text:p>
          </table:table-cell>
        </table:table-row>
        <table:table-row table:style-name="ro1">
          <table:table-cell table:style-name="ce5" office:value-type="string" calcext:value-type="string">
            <text:p>Newport N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2544686" calcext:value-type="float">
            <text:p>12,544,686 </text:p>
          </table:table-cell>
          <table:table-cell table:style-name="ce31" office:value-type="float" office:value="68.746292703778" calcext:value-type="float">
            <text:p>68.75 </text:p>
          </table:table-cell>
          <table:table-cell table:style-name="ce31" office:value-type="float" office:value="112.692913183582" calcext:value-type="float">
            <text:p>112.69 </text:p>
          </table:table-cell>
        </table:table-row>
        <table:table-row table:style-name="ro1">
          <table:table-cell table:style-name="ce5" office:value-type="string" calcext:value-type="string">
            <text:p>Nor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3216117" calcext:value-type="float">
            <text:p>23,216,117 </text:p>
          </table:table-cell>
          <table:table-cell table:style-name="ce31" office:value-type="float" office:value="98.3787962896261" calcext:value-type="float">
            <text:p>98.38 </text:p>
          </table:table-cell>
          <table:table-cell table:style-name="ce31" office:value-type="float" office:value="161.268232996118" calcext:value-type="float">
            <text:p>161.27 </text:p>
          </table:table-cell>
        </table:table-row>
        <table:table-row table:style-name="ro1">
          <table:table-cell table:style-name="ce5" office:value-type="string" calcext:value-type="string">
            <text:p>Nor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2022" calcext:value-type="float">
            <text:p>272,022 </text:p>
          </table:table-cell>
          <table:table-cell table:style-name="ce31" office:value-type="float" office:value="72.1735208278058" calcext:value-type="float">
            <text:p>72.17 </text:p>
          </table:table-cell>
          <table:table-cell table:style-name="ce31" office:value-type="float" office:value="118.311024448223" calcext:value-type="float">
            <text:p>118.31 </text:p>
          </table:table-cell>
        </table:table-row>
        <table:table-row table:style-name="ro1">
          <table:table-cell table:style-name="ce5" office:value-type="string" calcext:value-type="string">
            <text:p>Peter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49129" calcext:value-type="float">
            <text:p>2,549,129 </text:p>
          </table:table-cell>
          <table:table-cell table:style-name="ce31" office:value-type="float" office:value="80.6992845384323" calcext:value-type="float">
            <text:p>80.70 </text:p>
          </table:table-cell>
          <table:table-cell table:style-name="ce31" office:value-type="float" office:value="132.286951176452" calcext:value-type="float">
            <text:p>132.29 </text:p>
          </table:table-cell>
        </table:table-row>
        <table:table-row table:style-name="ro1">
          <table:table-cell table:style-name="ce5" office:value-type="string" calcext:value-type="string">
            <text:p>Poquo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7885" calcext:value-type="float">
            <text:p>357,885 </text:p>
          </table:table-cell>
          <table:table-cell table:style-name="ce31" office:value-type="float" office:value="29.9535487110814" calcext:value-type="float">
            <text:p>29.95 </text:p>
          </table:table-cell>
          <table:table-cell table:style-name="ce31" office:value-type="float" office:value="49.1015956159712" calcext:value-type="float">
            <text:p>49.10 </text:p>
          </table:table-cell>
        </table:table-row>
        <table:table-row table:style-name="ro1">
          <table:table-cell table:style-name="ce5" office:value-type="string" calcext:value-type="string">
            <text:p>Portsmou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971928" calcext:value-type="float">
            <text:p>6,971,928 </text:p>
          </table:table-cell>
          <table:table-cell table:style-name="ce31" office:value-type="float" office:value="70.750109089433" calcext:value-type="float">
            <text:p>70.75 </text:p>
          </table:table-cell>
          <table:table-cell table:style-name="ce31" office:value-type="float" office:value="115.977685308786" calcext:value-type="float">
            <text:p>115.98 </text:p>
          </table:table-cell>
        </table:table-row>
        <table:table-row table:style-name="ro1">
          <table:table-cell table:style-name="ce5" office:value-type="string" calcext:value-type="string">
            <text:p>Ra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9284" calcext:value-type="float">
            <text:p>559,284 </text:p>
          </table:table-cell>
          <table:table-cell table:style-name="ce31" office:value-type="float" office:value="35.8676329122042" calcext:value-type="float">
            <text:p>35.87 </text:p>
          </table:table-cell>
          <table:table-cell table:style-name="ce31" office:value-type="float" office:value="58.7963057046929" calcext:value-type="float">
            <text:p>58.80 </text:p>
          </table:table-cell>
        </table:table-row>
        <table:table-row table:style-name="ro1">
          <table:table-cell table:style-name="ce5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488966" calcext:value-type="float">
            <text:p>10,488,966 </text:p>
          </table:table-cell>
          <table:table-cell table:style-name="ce31" office:value-type="float" office:value="53.7069431643625" calcext:value-type="float">
            <text:p>53.71 </text:p>
          </table:table-cell>
          <table:table-cell table:style-name="ce31" office:value-type="float" office:value="88.0395385021902" calcext:value-type="float">
            <text:p>88.04 </text:p>
          </table:table-cell>
        </table:table-row>
        <table:table-row table:style-name="ro1">
          <table:table-cell table:style-name="ce5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952842" calcext:value-type="float">
            <text:p>4,952,842 </text:p>
          </table:table-cell>
          <table:table-cell table:style-name="ce31" office:value-type="float" office:value="52.9693061259411" calcext:value-type="float">
            <text:p>52.97 </text:p>
          </table:table-cell>
          <table:table-cell table:style-name="ce31" office:value-type="float" office:value="86.8303610547603" calcext:value-type="float">
            <text:p>86.83 </text:p>
          </table:table-cell>
        </table:table-row>
        <table:table-row table:style-name="ro1">
          <table:table-cell table:style-name="ce5" office:value-type="string" calcext:value-type="string">
            <text:p>Sale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41337" calcext:value-type="float">
            <text:p>1,641,337 </text:p>
          </table:table-cell>
          <table:table-cell table:style-name="ce31" office:value-type="float" office:value="65.5486022364217" calcext:value-type="float">
            <text:p>65.55 </text:p>
          </table:table-cell>
          <table:table-cell table:style-name="ce31" office:value-type="float" office:value="107.45107336862" calcext:value-type="float">
            <text:p>107.45 </text:p>
          </table:table-cell>
        </table:table-row>
        <table:table-row table:style-name="ro1">
          <table:table-cell table:style-name="ce5" office:value-type="string" calcext:value-type="string">
            <text:p>Staun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18349" calcext:value-type="float">
            <text:p>1,018,349 </text:p>
          </table:table-cell>
          <table:table-cell table:style-name="ce31" office:value-type="float" office:value="44.3976544447835" calcext:value-type="float">
            <text:p>44.40 </text:p>
          </table:table-cell>
          <table:table-cell table:style-name="ce31" office:value-type="float" office:value="72.7792121017999" calcext:value-type="float">
            <text:p>72.78 </text:p>
          </table:table-cell>
        </table:table-row>
        <table:table-row table:style-name="ro1">
          <table:table-cell table:style-name="ce5" office:value-type="string" calcext:value-type="string">
            <text:p>Suffol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029724" calcext:value-type="float">
            <text:p>5,029,724 </text:p>
          </table:table-cell>
          <table:table-cell table:style-name="ce31" office:value-type="float" office:value="61.9355490155032" calcext:value-type="float">
            <text:p>61.94 </text:p>
          </table:table-cell>
          <table:table-cell table:style-name="ce31" office:value-type="float" office:value="101.528346819465" calcext:value-type="float">
            <text:p>101.53 </text:p>
          </table:table-cell>
        </table:table-row>
        <table:table-row table:style-name="ro1">
          <table:table-cell table:style-name="ce5" office:value-type="string" calcext:value-type="string">
            <text:p>Virginia Beac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4247958" calcext:value-type="float">
            <text:p>24,247,958 </text:p>
          </table:table-cell>
          <table:table-cell table:style-name="ce31" office:value-type="float" office:value="55.9956354365603" calcext:value-type="float">
            <text:p>56.00 </text:p>
          </table:table-cell>
          <table:table-cell table:style-name="ce31" office:value-type="float" office:value="91.7912957154274" calcext:value-type="float">
            <text:p>91.79 </text:p>
          </table:table-cell>
        </table:table-row>
        <table:table-row table:style-name="ro1">
          <table:table-cell table:style-name="ce5" office:value-type="string" calcext:value-type="string">
            <text:p>Waynesbor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01099" calcext:value-type="float">
            <text:p>1,101,099 </text:p>
          </table:table-cell>
          <table:table-cell table:style-name="ce31" office:value-type="float" office:value="53.9622151433472" calcext:value-type="float">
            <text:p>53.96 </text:p>
          </table:table-cell>
          <table:table-cell table:style-name="ce31" office:value-type="float" office:value="88.4579951466798" calcext:value-type="float">
            <text:p>88.46 </text:p>
          </table:table-cell>
        </table:table-row>
        <table:table-row table:style-name="ro1">
          <table:table-cell table:style-name="ce5" office:value-type="string" calcext:value-type="string">
            <text:p>Williams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57122" calcext:value-type="float">
            <text:p>257,122 </text:p>
          </table:table-cell>
          <table:table-cell table:style-name="ce31" office:value-type="float" office:value="19.4127595318988" calcext:value-type="float">
            <text:p>19.41 </text:p>
          </table:table-cell>
          <table:table-cell table:style-name="ce31" office:value-type="float" office:value="31.822522183248" calcext:value-type="float">
            <text:p>31.82 </text:p>
          </table:table-cell>
        </table:table-row>
        <table:table-row table:style-name="ro1">
          <table:table-cell table:style-name="ce5" office:value-type="string" calcext:value-type="string">
            <text:p>Winchester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1550567" calcext:value-type="float">
            <text:p>1,550,567 </text:p>
          </table:table-cell>
          <table:table-cell table:style-name="ce31" office:value-type="float" office:value="59.8766991041087" calcext:value-type="float">
            <text:p>59.88 </text:p>
          </table:table-cell>
          <table:table-cell table:style-name="ce31" office:value-type="float" office:value="98.1533605446041" calcext:value-type="float">
            <text:p>98.15 </text:p>
          </table:table-cell>
        </table:table-row>
        <table:table-row table:style-name="ro1">
          <table:table-cell table:style-name="ce6" office:value-type="string" calcext:value-type="string">
            <text:p>Accomack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2223843" calcext:value-type="float">
            <text:p><text:s/>$2,223,843 </text:p>
          </table:table-cell>
          <table:table-cell table:style-name="ce30" office:value-type="float" office:value="57.1094761171032" calcext:value-type="float">
            <text:p><text:s/>$57.11 </text:p>
          </table:table-cell>
          <table:table-cell table:style-name="ce31" office:value-type="float" office:value="90.1705532720323" calcext:value-type="float">
            <text:p>90.17 </text:p>
          </table:table-cell>
        </table:table-row>
        <table:table-row table:style-name="ro1">
          <table:table-cell table:style-name="ce6" office:value-type="string" calcext:value-type="string">
            <text:p>Albemar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04586" calcext:value-type="float">
            <text:p>4,004,586 </text:p>
          </table:table-cell>
          <table:table-cell table:style-name="ce31" office:value-type="float" office:value="42.7835813719939" calcext:value-type="float">
            <text:p>42.78 </text:p>
          </table:table-cell>
          <table:table-cell table:style-name="ce31" office:value-type="float" office:value="67.5512973602004" calcext:value-type="float">
            <text:p>67.55 </text:p>
          </table:table-cell>
        </table:table-row>
        <table:table-row table:style-name="ro1">
          <table:table-cell table:style-name="ce6" office:value-type="string" calcext:value-type="string">
            <text:p>Alleghan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33120" calcext:value-type="float">
            <text:p>1,333,120 </text:p>
          </table:table-cell>
          <table:table-cell table:style-name="ce31" office:value-type="float" office:value="77.6876456876457" calcext:value-type="float">
            <text:p>77.69 </text:p>
          </table:table-cell>
          <table:table-cell table:style-name="ce31" office:value-type="float" office:value="122.661569853881" calcext:value-type="float">
            <text:p>122.66 </text:p>
          </table:table-cell>
        </table:table-row>
        <table:table-row table:style-name="ro1">
          <table:table-cell table:style-name="ce6" office:value-type="string" calcext:value-type="string">
            <text:p>Amel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10444" calcext:value-type="float">
            <text:p>610,444 </text:p>
          </table:table-cell>
          <table:table-cell table:style-name="ce31" office:value-type="float" office:value="47.8291937632218" calcext:value-type="float">
            <text:p>47.83 </text:p>
          </table:table-cell>
          <table:table-cell table:style-name="ce31" office:value-type="float" office:value="75.5178502310468" calcext:value-type="float">
            <text:p>75.52 </text:p>
          </table:table-cell>
        </table:table-row>
        <table:table-row table:style-name="ro1">
          <table:table-cell table:style-name="ce6" office:value-type="string" calcext:value-type="string">
            <text:p>Amhers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1156" calcext:value-type="float">
            <text:p>1,821,156 </text:p>
          </table:table-cell>
          <table:table-cell table:style-name="ce31" office:value-type="float" office:value="55.3004979958703" calcext:value-type="float">
            <text:p>55.30 </text:p>
          </table:table-cell>
          <table:table-cell table:style-name="ce31" office:value-type="float" office:value="87.3143450008496" calcext:value-type="float">
            <text:p>87.31 </text:p>
          </table:table-cell>
        </table:table-row>
        <table:table-row table:style-name="ro1">
          <table:table-cell table:style-name="ce6" office:value-type="string" calcext:value-type="string">
            <text:p>Appomatto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13900" calcext:value-type="float">
            <text:p>813,900 </text:p>
          </table:table-cell>
          <table:table-cell table:style-name="ce31" office:value-type="float" office:value="55.9650691054115" calcext:value-type="float">
            <text:p>55.97 </text:p>
          </table:table-cell>
          <table:table-cell table:style-name="ce31" office:value-type="float" office:value="88.3636409970704" calcext:value-type="float">
            <text:p>88.36 </text:p>
          </table:table-cell>
        </table:table-row>
        <table:table-row table:style-name="ro1">
          <table:table-cell table:style-name="ce6" office:value-type="string" calcext:value-type="string">
            <text:p>Arl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290892" calcext:value-type="float">
            <text:p>18,290,892 </text:p>
          </table:table-cell>
          <table:table-cell table:style-name="ce31" office:value-type="float" office:value="90.9257268980876" calcext:value-type="float">
            <text:p>90.93 </text:p>
          </table:table-cell>
          <table:table-cell table:style-name="ce31" office:value-type="float" office:value="143.563269329429" calcext:value-type="float">
            <text:p>143.56 </text:p>
          </table:table-cell>
        </table:table-row>
        <table:table-row table:style-name="ro1">
          <table:table-cell table:style-name="ce6" office:value-type="string" calcext:value-type="string">
            <text:p>August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19335" calcext:value-type="float">
            <text:p>3,919,335 </text:p>
          </table:table-cell>
          <table:table-cell table:style-name="ce31" office:value-type="float" office:value="55.3993102181011" calcext:value-type="float">
            <text:p>55.40 </text:p>
          </table:table-cell>
          <table:table-cell table:style-name="ce31" office:value-type="float" office:value="87.4703603130953" calcext:value-type="float">
            <text:p>87.47 </text:p>
          </table:table-cell>
        </table:table-row>
        <table:table-row table:style-name="ro1">
          <table:table-cell table:style-name="ce6" office:value-type="string" calcext:value-type="string">
            <text:p>Ba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41285" calcext:value-type="float">
            <text:p>541,285 </text:p>
          </table:table-cell>
          <table:table-cell table:style-name="ce31" office:value-type="float" office:value="109.042103142627" calcext:value-type="float">
            <text:p>109.04 </text:p>
          </table:table-cell>
          <table:table-cell table:style-name="ce31" office:value-type="float" office:value="172.167343124551" calcext:value-type="float">
            <text:p>172.17 </text:p>
          </table:table-cell>
        </table:table-row>
        <table:table-row table:style-name="ro1">
          <table:table-cell table:style-name="ce6" office:value-type="string" calcext:value-type="string">
            <text:p>Bed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345383" calcext:value-type="float">
            <text:p>4,345,383 </text:p>
          </table:table-cell>
          <table:table-cell table:style-name="ce31" office:value-type="float" office:value="65.3863851813955" calcext:value-type="float">
            <text:p>65.39 </text:p>
          </table:table-cell>
          <table:table-cell table:style-name="ce31" office:value-type="float" office:value="103.23902317323" calcext:value-type="float">
            <text:p>103.24 </text:p>
          </table:table-cell>
        </table:table-row>
        <table:table-row table:style-name="ro1">
          <table:table-cell table:style-name="ce6" office:value-type="string" calcext:value-type="string">
            <text:p>B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03382" calcext:value-type="float">
            <text:p>403,382 </text:p>
          </table:table-cell>
          <table:table-cell table:style-name="ce31" office:value-type="float" office:value="56.3776380153739" calcext:value-type="float">
            <text:p>56.38 </text:p>
          </table:table-cell>
          <table:table-cell table:style-name="ce31" office:value-type="float" office:value="89.0150489490163" calcext:value-type="float">
            <text:p>89.02 </text:p>
          </table:table-cell>
        </table:table-row>
        <table:table-row table:style-name="ro1">
          <table:table-cell table:style-name="ce6" office:value-type="string" calcext:value-type="string">
            <text:p>Botetour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01439" calcext:value-type="float">
            <text:p>2,001,439 </text:p>
          </table:table-cell>
          <table:table-cell table:style-name="ce31" office:value-type="float" office:value="60.3916297033886" calcext:value-type="float">
            <text:p>60.39 </text:p>
          </table:table-cell>
          <table:table-cell table:style-name="ce31" office:value-type="float" office:value="95.3527686401487" calcext:value-type="float">
            <text:p>95.35 </text:p>
          </table:table-cell>
        </table:table-row>
        <table:table-row table:style-name="ro1">
          <table:table-cell table:style-name="ce6" office:value-type="string" calcext:value-type="string">
            <text:p>Brunsw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37921" calcext:value-type="float">
            <text:p>1,137,921 </text:p>
          </table:table-cell>
          <table:table-cell table:style-name="ce31" office:value-type="float" office:value="61.4560920285159" calcext:value-type="float">
            <text:p>61.46 </text:p>
          </table:table-cell>
          <table:table-cell table:style-name="ce31" office:value-type="float" office:value="97.0334556875514" calcext:value-type="float">
            <text:p>97.03 </text:p>
          </table:table-cell>
        </table:table-row>
        <table:table-row table:style-name="ro1">
          <table:table-cell table:style-name="ce6" office:value-type="string" calcext:value-type="string">
            <text:p>Buchan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08492" calcext:value-type="float">
            <text:p>1,808,492 </text:p>
          </table:table-cell>
          <table:table-cell table:style-name="ce31" office:value-type="float" office:value="76.0765606595995" calcext:value-type="float">
            <text:p>76.08 </text:p>
          </table:table-cell>
          <table:table-cell table:style-name="ce31" office:value-type="float" office:value="120.11781637855" calcext:value-type="float">
            <text:p>120.12 </text:p>
          </table:table-cell>
        </table:table-row>
        <table:table-row table:style-name="ro1">
          <table:table-cell table:style-name="ce6" office:value-type="string" calcext:value-type="string">
            <text:p>Bu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0788" calcext:value-type="float">
            <text:p>880,788 </text:p>
          </table:table-cell>
          <table:table-cell table:style-name="ce31" office:value-type="float" office:value="53.8971974054583" calcext:value-type="float">
            <text:p>53.90 </text:p>
          </table:table-cell>
          <table:table-cell table:style-name="ce31" office:value-type="float" office:value="85.0986638346461" calcext:value-type="float">
            <text:p>85.10 </text:p>
          </table:table-cell>
        </table:table-row>
        <table:table-row table:style-name="ro1">
          <table:table-cell table:style-name="ce6" office:value-type="string" calcext:value-type="string">
            <text:p>Campb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350694" calcext:value-type="float">
            <text:p>3,350,694 </text:p>
          </table:table-cell>
          <table:table-cell table:style-name="ce31" office:value-type="float" office:value="64.2979352164569" calcext:value-type="float">
            <text:p>64.30 </text:p>
          </table:table-cell>
          <table:table-cell table:style-name="ce31" office:value-type="float" office:value="101.520461872717" calcext:value-type="float">
            <text:p>101.52 </text:p>
          </table:table-cell>
        </table:table-row>
        <table:table-row table:style-name="ro1">
          <table:table-cell table:style-name="ce6" office:value-type="string" calcext:value-type="string">
            <text:p>Caroli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65791" calcext:value-type="float">
            <text:p>1,565,791 </text:p>
          </table:table-cell>
          <table:table-cell table:style-name="ce31" office:value-type="float" office:value="58.9596339948036" calcext:value-type="float">
            <text:p>58.96 </text:p>
          </table:table-cell>
          <table:table-cell table:style-name="ce31" office:value-type="float" office:value="93.0917805501598" calcext:value-type="float">
            <text:p>93.09 </text:p>
          </table:table-cell>
        </table:table-row>
        <table:table-row table:style-name="ro1">
          <table:table-cell table:style-name="ce6" office:value-type="string" calcext:value-type="string">
            <text:p>Carro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914513" calcext:value-type="float">
            <text:p>1,914,513 </text:p>
          </table:table-cell>
          <table:table-cell table:style-name="ce31" office:value-type="float" office:value="63.2875937985521" calcext:value-type="float">
            <text:p>63.29 </text:p>
          </table:table-cell>
          <table:table-cell table:style-name="ce31" office:value-type="float" office:value="99.9252267061515" calcext:value-type="float">
            <text:p>99.93 </text:p>
          </table:table-cell>
        </table:table-row>
        <table:table-row table:style-name="ro1">
          <table:table-cell table:style-name="ce6" office:value-type="string" calcext:value-type="string">
            <text:p>Charl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70335" calcext:value-type="float">
            <text:p>470,335 </text:p>
          </table:table-cell>
          <table:table-cell table:style-name="ce31" office:value-type="float" office:value="66.5160514778674" calcext:value-type="float">
            <text:p>66.52 </text:p>
          </table:table-cell>
          <table:table-cell table:style-name="ce31" office:value-type="float" office:value="105.022661229317" calcext:value-type="float">
            <text:p>105.02 </text:p>
          </table:table-cell>
        </table:table-row>
        <table:table-row table:style-name="ro1">
          <table:table-cell table:style-name="ce6" office:value-type="string" calcext:value-type="string">
            <text:p>Charlott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2198" calcext:value-type="float">
            <text:p>962,198 </text:p>
          </table:table-cell>
          <table:table-cell table:style-name="ce31" office:value-type="float" office:value="75.7874921235035" calcext:value-type="float">
            <text:p>75.79 </text:p>
          </table:table-cell>
          <table:table-cell table:style-name="ce31" office:value-type="float" office:value="119.661404035004" calcext:value-type="float">
            <text:p>119.66 </text:p>
          </table:table-cell>
        </table:table-row>
        <table:table-row table:style-name="ro1">
          <table:table-cell table:style-name="ce6" office:value-type="string" calcext:value-type="string">
            <text:p>Chesterfiel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384361" calcext:value-type="float">
            <text:p>15,384,361 </text:p>
          </table:table-cell>
          <table:table-cell table:style-name="ce31" office:value-type="float" office:value="51.5007682754142" calcext:value-type="float">
            <text:p>51.50 </text:p>
          </table:table-cell>
          <table:table-cell table:style-name="ce31" office:value-type="float" office:value="81.3149250363737" calcext:value-type="float">
            <text:p>81.31 </text:p>
          </table:table-cell>
        </table:table-row>
        <table:table-row table:style-name="ro1">
          <table:table-cell table:style-name="ce6" office:value-type="string" calcext:value-type="string">
            <text:p>Clar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30672" calcext:value-type="float">
            <text:p>630,672 </text:p>
          </table:table-cell>
          <table:table-cell table:style-name="ce31" office:value-type="float" office:value="44.4918518518519" calcext:value-type="float">
            <text:p>44.49 </text:p>
          </table:table-cell>
          <table:table-cell table:style-name="ce31" office:value-type="float" office:value="70.2484976285275" calcext:value-type="float">
            <text:p>70.25 </text:p>
          </table:table-cell>
        </table:table-row>
        <table:table-row table:style-name="ro1">
          <table:table-cell table:style-name="ce6" office:value-type="string" calcext:value-type="string">
            <text:p>Crai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11886" calcext:value-type="float">
            <text:p>311,886 </text:p>
          </table:table-cell>
          <table:table-cell table:style-name="ce31" office:value-type="float" office:value="59.125308056872" calcext:value-type="float">
            <text:p>59.13 </text:p>
          </table:table-cell>
          <table:table-cell table:style-name="ce31" office:value-type="float" office:value="93.3533644913065" calcext:value-type="float">
            <text:p>93.35 </text:p>
          </table:table-cell>
        </table:table-row>
        <table:table-row table:style-name="ro1">
          <table:table-cell table:style-name="ce6" office:value-type="string" calcext:value-type="string">
            <text:p>Culpep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778200" calcext:value-type="float">
            <text:p>2,778,200 </text:p>
          </table:table-cell>
          <table:table-cell table:style-name="ce31" office:value-type="float" office:value="61.0526315789474" calcext:value-type="float">
            <text:p>61.05 </text:p>
          </table:table-cell>
          <table:table-cell table:style-name="ce31" office:value-type="float" office:value="96.396429147746" calcext:value-type="float">
            <text:p>96.40 </text:p>
          </table:table-cell>
        </table:table-row>
        <table:table-row table:style-name="ro1">
          <table:table-cell table:style-name="ce6" office:value-type="string" calcext:value-type="string">
            <text:p>C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5121" calcext:value-type="float">
            <text:p>825,121 </text:p>
          </table:table-cell>
          <table:table-cell table:style-name="ce31" office:value-type="float" office:value="84.033099093594" calcext:value-type="float">
            <text:p>84.03 </text:p>
          </table:table-cell>
          <table:table-cell table:style-name="ce31" office:value-type="float" office:value="132.68045083964" calcext:value-type="float">
            <text:p>132.68 </text:p>
          </table:table-cell>
        </table:table-row>
        <table:table-row table:style-name="ro1">
          <table:table-cell table:style-name="ce6" office:value-type="string" calcext:value-type="string">
            <text:p>Dicken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25084" calcext:value-type="float">
            <text:p>1,525,084 </text:p>
          </table:table-cell>
          <table:table-cell table:style-name="ce31" office:value-type="float" office:value="96.5304133172986" calcext:value-type="float">
            <text:p>96.53 </text:p>
          </table:table-cell>
          <table:table-cell table:style-name="ce31" office:value-type="float" office:value="152.412548112869" calcext:value-type="float">
            <text:p>152.41 </text:p>
          </table:table-cell>
        </table:table-row>
        <table:table-row table:style-name="ro1">
          <table:table-cell table:style-name="ce6" office:value-type="string" calcext:value-type="string">
            <text:p>Dinwiddi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85771" calcext:value-type="float">
            <text:p>1,585,771 </text:p>
          </table:table-cell>
          <table:table-cell table:style-name="ce31" office:value-type="float" office:value="60.7109877488515" calcext:value-type="float">
            <text:p>60.71 </text:p>
          </table:table-cell>
          <table:table-cell table:style-name="ce31" office:value-type="float" office:value="95.8570053029438" calcext:value-type="float">
            <text:p>95.86 </text:p>
          </table:table-cell>
        </table:table-row>
        <table:table-row table:style-name="ro1">
          <table:table-cell table:style-name="ce6" office:value-type="string" calcext:value-type="string">
            <text:p>E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08119" calcext:value-type="float">
            <text:p>608,119 </text:p>
          </table:table-cell>
          <table:table-cell table:style-name="ce31" office:value-type="float" office:value="56.4694029157768" calcext:value-type="float">
            <text:p>56.47 </text:p>
          </table:table-cell>
          <table:table-cell table:style-name="ce31" office:value-type="float" office:value="89.1599371952912" calcext:value-type="float">
            <text:p>89.16 </text:p>
          </table:table-cell>
        </table:table-row>
        <table:table-row table:style-name="ro1">
          <table:table-cell table:style-name="ce6" office:value-type="string" calcext:value-type="string">
            <text:p>Fair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2711818" calcext:value-type="float">
            <text:p>62,711,818 </text:p>
          </table:table-cell>
          <table:table-cell table:style-name="ce31" office:value-type="float" office:value="61.9368639581556" calcext:value-type="float">
            <text:p>61.94 </text:p>
          </table:table-cell>
          <table:table-cell table:style-name="ce31" office:value-type="float" office:value="97.7925498666746" calcext:value-type="float">
            <text:p>97.79 </text:p>
          </table:table-cell>
        </table:table-row>
        <table:table-row table:style-name="ro1">
          <table:table-cell table:style-name="ce6" office:value-type="string" calcext:value-type="string">
            <text:p>Fauqui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892126" calcext:value-type="float">
            <text:p>3,892,126 </text:p>
          </table:table-cell>
          <table:table-cell table:style-name="ce31" office:value-type="float" office:value="59.5864296758983" calcext:value-type="float">
            <text:p>59.59 </text:p>
          </table:table-cell>
          <table:table-cell table:style-name="ce31" office:value-type="float" office:value="94.0814326568773" calcext:value-type="float">
            <text:p>94.08 </text:p>
          </table:table-cell>
        </table:table-row>
        <table:table-row table:style-name="ro1">
          <table:table-cell table:style-name="ce6" office:value-type="string" calcext:value-type="string">
            <text:p>Floy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4805" calcext:value-type="float">
            <text:p>824,805 </text:p>
          </table:table-cell>
          <table:table-cell table:style-name="ce31" office:value-type="float" office:value="54.5939237490071" calcext:value-type="float">
            <text:p>54.59 </text:p>
          </table:table-cell>
          <table:table-cell table:style-name="ce31" office:value-type="float" office:value="86.1987299558652" calcext:value-type="float">
            <text:p>86.20 </text:p>
          </table:table-cell>
        </table:table-row>
        <table:table-row table:style-name="ro1">
          <table:table-cell table:style-name="ce6" office:value-type="string" calcext:value-type="string">
            <text:p>Fluvann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12512" calcext:value-type="float">
            <text:p>1,312,512 </text:p>
          </table:table-cell>
          <table:table-cell table:style-name="ce31" office:value-type="float" office:value="50.3708024715048" calcext:value-type="float">
            <text:p>50.37 </text:p>
          </table:table-cell>
          <table:table-cell table:style-name="ce31" office:value-type="float" office:value="79.5308140858887" calcext:value-type="float">
            <text:p>79.53 </text:p>
          </table:table-cell>
        </table:table-row>
        <table:table-row table:style-name="ro1">
          <table:table-cell table:style-name="ce6" office:value-type="string" calcext:value-type="string">
            <text:p>Frankli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602333" calcext:value-type="float">
            <text:p>3,602,333 </text:p>
          </table:table-cell>
          <table:table-cell table:style-name="ce31" office:value-type="float" office:value="69.0075667598943" calcext:value-type="float">
            <text:p>69.01 </text:p>
          </table:table-cell>
          <table:table-cell table:style-name="ce31" office:value-type="float" office:value="108.956532221329" calcext:value-type="float">
            <text:p>108.96 </text:p>
          </table:table-cell>
        </table:table-row>
        <table:table-row table:style-name="ro1">
          <table:table-cell table:style-name="ce6" office:value-type="string" calcext:value-type="string">
            <text:p>Frede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368493" calcext:value-type="float">
            <text:p>5,368,493 </text:p>
          </table:table-cell>
          <table:table-cell table:style-name="ce31" office:value-type="float" office:value="73.5924138781889" calcext:value-type="float">
            <text:p>73.59 </text:p>
          </table:table-cell>
          <table:table-cell table:style-name="ce31" office:value-type="float" office:value="116.195579563955" calcext:value-type="float">
            <text:p>116.20 </text:p>
          </table:table-cell>
        </table:table-row>
        <table:table-row table:style-name="ro1">
          <table:table-cell table:style-name="ce6" office:value-type="string" calcext:value-type="string">
            <text:p>Gile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50954" calcext:value-type="float">
            <text:p>1,050,954 </text:p>
          </table:table-cell>
          <table:table-cell table:style-name="ce31" office:value-type="float" office:value="63.2952300650446" calcext:value-type="float">
            <text:p>63.30 </text:p>
          </table:table-cell>
          <table:table-cell table:style-name="ce31" office:value-type="float" office:value="99.9372836609928" calcext:value-type="float">
            <text:p>99.94 </text:p>
          </table:table-cell>
        </table:table-row>
        <table:table-row table:style-name="ro1">
          <table:table-cell table:style-name="ce6" office:value-type="string" calcext:value-type="string">
            <text:p>Gloucest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85786" calcext:value-type="float">
            <text:p>2,085,786 </text:p>
          </table:table-cell>
          <table:table-cell table:style-name="ce31" office:value-type="float" office:value="57.1620488366357" calcext:value-type="float">
            <text:p>57.16 </text:p>
          </table:table-cell>
          <table:table-cell table:style-name="ce31" office:value-type="float" office:value="90.2535607084433" calcext:value-type="float">
            <text:p>90.25 </text:p>
          </table:table-cell>
        </table:table-row>
        <table:table-row table:style-name="ro1">
          <table:table-cell table:style-name="ce6" office:value-type="string" calcext:value-type="string">
            <text:p>Gooc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3625" calcext:value-type="float">
            <text:p>823,625 </text:p>
          </table:table-cell>
          <table:table-cell table:style-name="ce31" office:value-type="float" office:value="40.2947651663405" calcext:value-type="float">
            <text:p>40.29 </text:p>
          </table:table-cell>
          <table:table-cell table:style-name="ce31" office:value-type="float" office:value="63.6216879588465" calcext:value-type="float">
            <text:p>63.62 </text:p>
          </table:table-cell>
        </table:table-row>
        <table:table-row table:style-name="ro1">
          <table:table-cell table:style-name="ce6" office:value-type="string" calcext:value-type="string">
            <text:p>Gray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23543" calcext:value-type="float">
            <text:p>1,123,543 </text:p>
          </table:table-cell>
          <table:table-cell table:style-name="ce31" office:value-type="float" office:value="69.4016307369201" calcext:value-type="float">
            <text:p>69.40 </text:p>
          </table:table-cell>
          <table:table-cell table:style-name="ce31" office:value-type="float" office:value="109.578722604587" calcext:value-type="float">
            <text:p>109.58 </text:p>
          </table:table-cell>
        </table:table-row>
        <table:table-row table:style-name="ro1">
          <table:table-cell table:style-name="ce6" office:value-type="string" calcext:value-type="string">
            <text:p>Green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45968" calcext:value-type="float">
            <text:p>945,968 </text:p>
          </table:table-cell>
          <table:table-cell table:style-name="ce31" office:value-type="float" office:value="53.4022806819465" calcext:value-type="float">
            <text:p>53.40 </text:p>
          </table:table-cell>
          <table:table-cell table:style-name="ce31" office:value-type="float" office:value="84.3172363410523" calcext:value-type="float">
            <text:p>84.32 </text:p>
          </table:table-cell>
        </table:table-row>
        <table:table-row table:style-name="ro1">
          <table:table-cell table:style-name="ce6" office:value-type="string" calcext:value-type="string">
            <text:p>Greensvill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49554" calcext:value-type="float">
            <text:p>649,554 </text:p>
          </table:table-cell>
          <table:table-cell table:style-name="ce31" office:value-type="float" office:value="53.8646653951406" calcext:value-type="float">
            <text:p>53.86 </text:p>
          </table:table-cell>
          <table:table-cell table:style-name="ce31" office:value-type="float" office:value="85.0472988148832" calcext:value-type="float">
            <text:p>85.05 </text:p>
          </table:table-cell>
        </table:table-row>
        <table:table-row table:style-name="ro1">
          <table:table-cell table:style-name="ce6" office:value-type="string" calcext:value-type="string">
            <text:p>Halifa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077374" calcext:value-type="float">
            <text:p>3,077,374 </text:p>
          </table:table-cell>
          <table:table-cell table:style-name="ce31" office:value-type="float" office:value="83.8727208307214" calcext:value-type="float">
            <text:p>83.87 </text:p>
          </table:table-cell>
          <table:table-cell table:style-name="ce31" office:value-type="float" office:value="132.427228473068" calcext:value-type="float">
            <text:p>132.43 </text:p>
          </table:table-cell>
        </table:table-row>
        <table:table-row table:style-name="ro1">
          <table:table-cell table:style-name="ce6" office:value-type="string" calcext:value-type="string">
            <text:p>Hanover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66381" calcext:value-type="float">
            <text:p>8,566,381 </text:p>
          </table:table-cell>
          <table:table-cell table:style-name="ce31" office:value-type="float" office:value="87.7981838493784" calcext:value-type="float">
            <text:p>87.80 </text:p>
          </table:table-cell>
          <table:table-cell table:style-name="ce31" office:value-type="float" office:value="138.625169625871" calcext:value-type="float">
            <text:p>138.63 </text:p>
          </table:table-cell>
        </table:table-row>
        <table:table-row table:style-name="ro1">
          <table:table-cell table:style-name="ce6" office:value-type="string" calcext:value-type="string">
            <text:p>Henrico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170649" calcext:value-type="float">
            <text:p>15,170,649 </text:p>
          </table:table-cell>
          <table:table-cell table:style-name="ce31" office:value-type="float" office:value="52.3508530373929" calcext:value-type="float">
            <text:p>52.35 </text:p>
          </table:table-cell>
          <table:table-cell table:style-name="ce31" office:value-type="float" office:value="82.6571298424301" calcext:value-type="float">
            <text:p>82.66 </text:p>
          </table:table-cell>
        </table:table-row>
        <table:table-row table:style-name="ro1">
          <table:table-cell table:style-name="ce6" office:value-type="string" calcext:value-type="string">
            <text:p>Hen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974710" calcext:value-type="float">
            <text:p>3,974,710 </text:p>
          </table:table-cell>
          <table:table-cell table:style-name="ce31" office:value-type="float" office:value="71.9027116988368" calcext:value-type="float">
            <text:p>71.90 </text:p>
          </table:table-cell>
          <table:table-cell table:style-name="ce31" office:value-type="float" office:value="113.527696915816" calcext:value-type="float">
            <text:p>113.53 </text:p>
          </table:table-cell>
        </table:table-row>
        <table:table-row table:style-name="ro1">
          <table:table-cell table:style-name="ce6" office:value-type="string" calcext:value-type="string">
            <text:p>High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5661" calcext:value-type="float">
            <text:p>165,661 </text:p>
          </table:table-cell>
          <table:table-cell table:style-name="ce31" office:value-type="float" office:value="69.4886744966443" calcext:value-type="float">
            <text:p>69.49 </text:p>
          </table:table-cell>
          <table:table-cell table:style-name="ce31" office:value-type="float" office:value="109.716156608659" calcext:value-type="float">
            <text:p>109.72 </text:p>
          </table:table-cell>
        </table:table-row>
        <table:table-row table:style-name="ro1">
          <table:table-cell table:style-name="ce6" office:value-type="string" calcext:value-type="string">
            <text:p>Isle of Wigh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15312" calcext:value-type="float">
            <text:p>1,615,312 </text:p>
          </table:table-cell>
          <table:table-cell table:style-name="ce31" office:value-type="float" office:value="48.0575984767345" calcext:value-type="float">
            <text:p>48.06 </text:p>
          </table:table-cell>
          <table:table-cell table:style-name="ce31" office:value-type="float" office:value="75.8784800387016" calcext:value-type="float">
            <text:p>75.88 </text:p>
          </table:table-cell>
        </table:table-row>
        <table:table-row table:style-name="ro1">
          <table:table-cell table:style-name="ce6" office:value-type="string" calcext:value-type="string">
            <text:p>James Cit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73051" calcext:value-type="float">
            <text:p>2,973,051 </text:p>
          </table:table-cell>
          <table:table-cell table:style-name="ce31" office:value-type="float" office:value="48.1551531446897" calcext:value-type="float">
            <text:p>48.16 </text:p>
          </table:table-cell>
          <table:table-cell table:style-name="ce31" office:value-type="float" office:value="76.032509789662" calcext:value-type="float">
            <text:p>76.03 </text:p>
          </table:table-cell>
        </table:table-row>
        <table:table-row table:style-name="ro1">
          <table:table-cell table:style-name="ce6" office:value-type="string" calcext:value-type="string">
            <text:p>King &amp; Que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3617" calcext:value-type="float">
            <text:p>423,617 </text:p>
          </table:table-cell>
          <table:table-cell table:style-name="ce31" office:value-type="float" office:value="60.8470267164608" calcext:value-type="float">
            <text:p>60.85 </text:p>
          </table:table-cell>
          <table:table-cell table:style-name="ce31" office:value-type="float" office:value="96.0717981851397" calcext:value-type="float">
            <text:p>96.07 </text:p>
          </table:table-cell>
        </table:table-row>
        <table:table-row table:style-name="ro1">
          <table:table-cell table:style-name="ce6" office:value-type="string" calcext:value-type="string">
            <text:p>King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51442" calcext:value-type="float">
            <text:p>1,151,442 </text:p>
          </table:table-cell>
          <table:table-cell table:style-name="ce31" office:value-type="float" office:value="51.855077685206" calcext:value-type="float">
            <text:p>51.86 </text:p>
          </table:table-cell>
          <table:table-cell table:style-name="ce31" office:value-type="float" office:value="81.874346653986" calcext:value-type="float">
            <text:p>81.87 </text:p>
          </table:table-cell>
        </table:table-row>
        <table:table-row table:style-name="ro1">
          <table:table-cell table:style-name="ce6" office:value-type="string" calcext:value-type="string">
            <text:p>King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53126" calcext:value-type="float">
            <text:p>853,126 </text:p>
          </table:table-cell>
          <table:table-cell table:style-name="ce31" office:value-type="float" office:value="55.7052562846882" calcext:value-type="float">
            <text:p>55.71 </text:p>
          </table:table-cell>
          <table:table-cell table:style-name="ce31" office:value-type="float" office:value="87.9534207081686" calcext:value-type="float">
            <text:p>87.95 </text:p>
          </table:table-cell>
        </table:table-row>
        <table:table-row table:style-name="ro1">
          <table:table-cell table:style-name="ce6" office:value-type="string" calcext:value-type="string">
            <text:p>Lancaster</text:p>
          </table:table-cell>
          <table:table-cell table:style-name="ce11" office:value-type="string" calcext:value-type="string">
            <text:p>2006-2007</text:p>
          </table:table-cell>
          <table:table-cell table:style-name="ce21" office:value-type="float" office:value="821067" calcext:value-type="float">
            <text:p><text:s/>$821,067 </text:p>
          </table:table-cell>
          <table:table-cell table:style-name="ce30" office:value-type="float" office:value="69.6409669211196" calcext:value-type="float">
            <text:p><text:s/>$69.64 </text:p>
          </table:table-cell>
          <table:table-cell table:style-name="ce31" office:value-type="float" office:value="109.956612188149" calcext:value-type="float">
            <text:p>109.96 </text:p>
          </table:table-cell>
        </table:table-row>
        <table:table-row table:style-name="ro1">
          <table:table-cell table:style-name="ce6" office:value-type="string" calcext:value-type="string">
            <text:p>Le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167644" calcext:value-type="float">
            <text:p>2,167,644 </text:p>
          </table:table-cell>
          <table:table-cell table:style-name="ce31" office:value-type="float" office:value="90.8103896103896" calcext:value-type="float">
            <text:p>90.81 </text:p>
          </table:table-cell>
          <table:table-cell table:style-name="ce31" office:value-type="float" office:value="143.38116247516" calcext:value-type="float">
            <text:p>143.38 </text:p>
          </table:table-cell>
        </table:table-row>
        <table:table-row table:style-name="ro1">
          <table:table-cell table:style-name="ce6" office:value-type="string" calcext:value-type="string">
            <text:p>Loudou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912260" calcext:value-type="float">
            <text:p>15,912,260 </text:p>
          </table:table-cell>
          <table:table-cell table:style-name="ce31" office:value-type="float" office:value="57.7376304445638" calcext:value-type="float">
            <text:p>57.74 </text:p>
          </table:table-cell>
          <table:table-cell table:style-name="ce31" office:value-type="float" office:value="91.162350555047" calcext:value-type="float">
            <text:p>91.16 </text:p>
          </table:table-cell>
        </table:table-row>
        <table:table-row table:style-name="ro1">
          <table:table-cell table:style-name="ce6" office:value-type="string" calcext:value-type="string">
            <text:p>Louis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734070" calcext:value-type="float">
            <text:p>1,734,070 </text:p>
          </table:table-cell>
          <table:table-cell table:style-name="ce31" office:value-type="float" office:value="55.6201687141162" calcext:value-type="float">
            <text:p>55.62 </text:p>
          </table:table-cell>
          <table:table-cell table:style-name="ce31" office:value-type="float" office:value="87.8190753448996" calcext:value-type="float">
            <text:p>87.82 </text:p>
          </table:table-cell>
        </table:table-row>
        <table:table-row table:style-name="ro1">
          <table:table-cell table:style-name="ce6" office:value-type="string" calcext:value-type="string">
            <text:p>Lun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25723" calcext:value-type="float">
            <text:p>825,723 </text:p>
          </table:table-cell>
          <table:table-cell table:style-name="ce31" office:value-type="float" office:value="62.2623284572463" calcext:value-type="float">
            <text:p>62.26 </text:p>
          </table:table-cell>
          <table:table-cell table:style-name="ce31" office:value-type="float" office:value="98.3064280520258" calcext:value-type="float">
            <text:p>98.31 </text:p>
          </table:table-cell>
        </table:table-row>
        <table:table-row table:style-name="ro1">
          <table:table-cell table:style-name="ce6" office:value-type="string" calcext:value-type="string">
            <text:p>Madi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65612" calcext:value-type="float">
            <text:p>765,612 </text:p>
          </table:table-cell>
          <table:table-cell table:style-name="ce31" office:value-type="float" office:value="55.366792016199" calcext:value-type="float">
            <text:p>55.37 </text:p>
          </table:table-cell>
          <table:table-cell table:style-name="ce31" office:value-type="float" office:value="87.4190170955369" calcext:value-type="float">
            <text:p>87.42 </text:p>
          </table:table-cell>
        </table:table-row>
        <table:table-row table:style-name="ro1">
          <table:table-cell table:style-name="ce6" office:value-type="string" calcext:value-type="string">
            <text:p>Mathews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1380" calcext:value-type="float">
            <text:p>721,380 </text:p>
          </table:table-cell>
          <table:table-cell table:style-name="ce31" office:value-type="float" office:value="75.7752100840336" calcext:value-type="float">
            <text:p>75.78 </text:p>
          </table:table-cell>
          <table:table-cell table:style-name="ce31" office:value-type="float" office:value="119.642011836553" calcext:value-type="float">
            <text:p>119.64 </text:p>
          </table:table-cell>
        </table:table-row>
        <table:table-row table:style-name="ro1">
          <table:table-cell table:style-name="ce6" office:value-type="string" calcext:value-type="string">
            <text:p>Mecklenburg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53733" calcext:value-type="float">
            <text:p>1,853,733 </text:p>
          </table:table-cell>
          <table:table-cell table:style-name="ce31" office:value-type="float" office:value="56.3547455463002" calcext:value-type="float">
            <text:p>56.35 </text:p>
          </table:table-cell>
          <table:table-cell table:style-name="ce31" office:value-type="float" office:value="88.9789038686815" calcext:value-type="float">
            <text:p>88.98 </text:p>
          </table:table-cell>
        </table:table-row>
        <table:table-row table:style-name="ro1">
          <table:table-cell table:style-name="ce6" office:value-type="string" calcext:value-type="string">
            <text:p>Middle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80530" calcext:value-type="float">
            <text:p>480,530 </text:p>
          </table:table-cell>
          <table:table-cell table:style-name="ce31" office:value-type="float" office:value="46.716896752868" calcext:value-type="float">
            <text:p>46.72 </text:p>
          </table:table-cell>
          <table:table-cell table:style-name="ce31" office:value-type="float" office:value="73.7616366629031" calcext:value-type="float">
            <text:p>73.76 </text:p>
          </table:table-cell>
        </table:table-row>
        <table:table-row table:style-name="ro1">
          <table:table-cell table:style-name="ce6" office:value-type="string" calcext:value-type="string">
            <text:p>Montgome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3575459" calcext:value-type="float">
            <text:p>3,575,459 </text:p>
          </table:table-cell>
          <table:table-cell table:style-name="ce31" office:value-type="float" office:value="40.2487673638472" calcext:value-type="float">
            <text:p>40.25 </text:p>
          </table:table-cell>
          <table:table-cell table:style-name="ce31" office:value-type="float" office:value="63.5490617051646" calcext:value-type="float">
            <text:p>63.55 </text:p>
          </table:table-cell>
        </table:table-row>
        <table:table-row table:style-name="ro1">
          <table:table-cell table:style-name="ce6" office:value-type="string" calcext:value-type="string">
            <text:p>Nels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50432" calcext:value-type="float">
            <text:p>950,432 </text:p>
          </table:table-cell>
          <table:table-cell table:style-name="ce31" office:value-type="float" office:value="62.6438175586607" calcext:value-type="float">
            <text:p>62.64 </text:p>
          </table:table-cell>
          <table:table-cell table:style-name="ce31" office:value-type="float" office:value="98.9087638757909" calcext:value-type="float">
            <text:p>98.91 </text:p>
          </table:table-cell>
        </table:table-row>
        <table:table-row table:style-name="ro1">
          <table:table-cell table:style-name="ce6" office:value-type="string" calcext:value-type="string">
            <text:p>New Ken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723839" calcext:value-type="float">
            <text:p>723,839 </text:p>
          </table:table-cell>
          <table:table-cell table:style-name="ce31" office:value-type="float" office:value="42.3594920411985" calcext:value-type="float">
            <text:p>42.36 </text:p>
          </table:table-cell>
          <table:table-cell table:style-name="ce31" office:value-type="float" office:value="66.8816997348225" calcext:value-type="float">
            <text:p>66.88 </text:p>
          </table:table-cell>
        </table:table-row>
        <table:table-row table:style-name="ro1">
          <table:table-cell table:style-name="ce6" office:value-type="string" calcext:value-type="string">
            <text:p>Nor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306879" calcext:value-type="float">
            <text:p>1,306,879 </text:p>
          </table:table-cell>
          <table:table-cell table:style-name="ce31" office:value-type="float" office:value="98.9385267620562" calcext:value-type="float">
            <text:p>98.94 </text:p>
          </table:table-cell>
          <table:table-cell table:style-name="ce31" office:value-type="float" office:value="156.214735357774" calcext:value-type="float">
            <text:p>156.21 </text:p>
          </table:table-cell>
        </table:table-row>
        <table:table-row table:style-name="ro1">
          <table:table-cell table:style-name="ce6" office:value-type="string" calcext:value-type="string">
            <text:p>Northumber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98204" calcext:value-type="float">
            <text:p>598,204 </text:p>
          </table:table-cell>
          <table:table-cell table:style-name="ce31" office:value-type="float" office:value="45.3528430629265" calcext:value-type="float">
            <text:p>45.35 </text:p>
          </table:table-cell>
          <table:table-cell table:style-name="ce31" office:value-type="float" office:value="71.6079227037245" calcext:value-type="float">
            <text:p>71.61 </text:p>
          </table:table-cell>
        </table:table-row>
        <table:table-row table:style-name="ro1">
          <table:table-cell table:style-name="ce6" office:value-type="string" calcext:value-type="string">
            <text:p>Nottowa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08651" calcext:value-type="float">
            <text:p>1,008,651 </text:p>
          </table:table-cell>
          <table:table-cell table:style-name="ce31" office:value-type="float" office:value="64.553664" calcext:value-type="float">
            <text:p>64.55 </text:p>
          </table:table-cell>
          <table:table-cell table:style-name="ce31" office:value-type="float" office:value="101.924233846607" calcext:value-type="float">
            <text:p>101.92 </text:p>
          </table:table-cell>
        </table:table-row>
        <table:table-row table:style-name="ro1">
          <table:table-cell table:style-name="ce6" office:value-type="string" calcext:value-type="string">
            <text:p>Oran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52821" calcext:value-type="float">
            <text:p>1,552,821 </text:p>
          </table:table-cell>
          <table:table-cell table:style-name="ce31" office:value-type="float" office:value="47.9798850574713" calcext:value-type="float">
            <text:p>47.98 </text:p>
          </table:table-cell>
          <table:table-cell table:style-name="ce31" office:value-type="float" office:value="75.7557777747681" calcext:value-type="float">
            <text:p>75.76 </text:p>
          </table:table-cell>
        </table:table-row>
        <table:table-row table:style-name="ro1">
          <table:table-cell table:style-name="ce6" office:value-type="string" calcext:value-type="string">
            <text:p>Pa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447618" calcext:value-type="float">
            <text:p>1,447,618 </text:p>
          </table:table-cell>
          <table:table-cell table:style-name="ce31" office:value-type="float" office:value="59.3018721068371" calcext:value-type="float">
            <text:p>59.30 </text:p>
          </table:table-cell>
          <table:table-cell table:style-name="ce31" office:value-type="float" office:value="93.6321427108904" calcext:value-type="float">
            <text:p>93.63 </text:p>
          </table:table-cell>
        </table:table-row>
        <table:table-row table:style-name="ro1">
          <table:table-cell table:style-name="ce6" office:value-type="string" calcext:value-type="string">
            <text:p>Patri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42844" calcext:value-type="float">
            <text:p>1,842,844 </text:p>
          </table:table-cell>
          <table:table-cell table:style-name="ce31" office:value-type="float" office:value="94.8745881383855" calcext:value-type="float">
            <text:p>94.87 </text:p>
          </table:table-cell>
          <table:table-cell table:style-name="ce31" office:value-type="float" office:value="149.79815409885" calcext:value-type="float">
            <text:p>149.80 </text:p>
          </table:table-cell>
        </table:table-row>
        <table:table-row table:style-name="ro1">
          <table:table-cell table:style-name="ce6" office:value-type="string" calcext:value-type="string">
            <text:p>Pit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247925" calcext:value-type="float">
            <text:p>4,247,925 </text:p>
          </table:table-cell>
          <table:table-cell table:style-name="ce31" office:value-type="float" office:value="68.8134810710988" calcext:value-type="float">
            <text:p>68.81 </text:p>
          </table:table-cell>
          <table:table-cell table:style-name="ce31" office:value-type="float" office:value="108.650088963033" calcext:value-type="float">
            <text:p>108.65 </text:p>
          </table:table-cell>
        </table:table-row>
        <table:table-row table:style-name="ro1">
          <table:table-cell table:style-name="ce6" office:value-type="string" calcext:value-type="string">
            <text:p>Powhata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86569" calcext:value-type="float">
            <text:p>1,186,569 </text:p>
          </table:table-cell>
          <table:table-cell table:style-name="ce31" office:value-type="float" office:value="43.2297070824832" calcext:value-type="float">
            <text:p>43.23 </text:p>
          </table:table-cell>
          <table:table-cell table:style-name="ce31" office:value-type="float" office:value="68.255688380374" calcext:value-type="float">
            <text:p>68.26 </text:p>
          </table:table-cell>
        </table:table-row>
        <table:table-row table:style-name="ro1">
          <table:table-cell table:style-name="ce6" office:value-type="string" calcext:value-type="string">
            <text:p>Prince Edwa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043794" calcext:value-type="float">
            <text:p>1,043,794 </text:p>
          </table:table-cell>
          <table:table-cell table:style-name="ce31" office:value-type="float" office:value="49.1104733226687" calcext:value-type="float">
            <text:p>49.11 </text:p>
          </table:table-cell>
          <table:table-cell table:style-name="ce31" office:value-type="float" office:value="77.5408715337561" calcext:value-type="float">
            <text:p>77.54 </text:p>
          </table:table-cell>
        </table:table-row>
        <table:table-row table:style-name="ro1">
          <table:table-cell table:style-name="ce6" office:value-type="string" calcext:value-type="string">
            <text:p>Prince Geor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210660" calcext:value-type="float">
            <text:p>2,210,660 </text:p>
          </table:table-cell>
          <table:table-cell table:style-name="ce31" office:value-type="float" office:value="60.3230823805496" calcext:value-type="float">
            <text:p>60.32 </text:p>
          </table:table-cell>
          <table:table-cell table:style-name="ce31" office:value-type="float" office:value="95.2445387902892" calcext:value-type="float">
            <text:p>95.24 </text:p>
          </table:table-cell>
        </table:table-row>
        <table:table-row table:style-name="ro1">
          <table:table-cell table:style-name="ce6" office:value-type="string" calcext:value-type="string">
            <text:p>Prince Willi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181000" calcext:value-type="float">
            <text:p>26,181,000 </text:p>
          </table:table-cell>
          <table:table-cell table:style-name="ce31" office:value-type="float" office:value="70.3905747985557" calcext:value-type="float">
            <text:p>70.39 </text:p>
          </table:table-cell>
          <table:table-cell table:style-name="ce31" office:value-type="float" office:value="111.140173334934" calcext:value-type="float">
            <text:p>111.14 </text:p>
          </table:table-cell>
        </table:table-row>
        <table:table-row table:style-name="ro1">
          <table:table-cell table:style-name="ce6" office:value-type="string" calcext:value-type="string">
            <text:p>Pulaski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601540" calcext:value-type="float">
            <text:p>2,601,540 </text:p>
          </table:table-cell>
          <table:table-cell table:style-name="ce31" office:value-type="float" office:value="74.3360859502243" calcext:value-type="float">
            <text:p>74.34 </text:p>
          </table:table-cell>
          <table:table-cell table:style-name="ce31" office:value-type="float" office:value="117.36976862587" calcext:value-type="float">
            <text:p>117.37 </text:p>
          </table:table-cell>
        </table:table-row>
        <table:table-row table:style-name="ro1">
          <table:table-cell table:style-name="ce6" office:value-type="string" calcext:value-type="string">
            <text:p>Rappahannock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48760" calcext:value-type="float">
            <text:p>448,760 </text:p>
          </table:table-cell>
          <table:table-cell table:style-name="ce31" office:value-type="float" office:value="62.3884331989434" calcext:value-type="float">
            <text:p>62.39 </text:p>
          </table:table-cell>
          <table:table-cell table:style-name="ce31" office:value-type="float" office:value="98.5055357150998" calcext:value-type="float">
            <text:p>98.51 </text:p>
          </table:table-cell>
        </table:table-row>
        <table:table-row table:style-name="ro1">
          <table:table-cell table:style-name="ce6" office:value-type="string" calcext:value-type="string">
            <text:p>Richmo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464093" calcext:value-type="float">
            <text:p>464,093 </text:p>
          </table:table-cell>
          <table:table-cell table:style-name="ce31" office:value-type="float" office:value="51.0328788212008" calcext:value-type="float">
            <text:p>51.03 </text:p>
          </table:table-cell>
          <table:table-cell table:style-name="ce31" office:value-type="float" office:value="80.5761710882538" calcext:value-type="float">
            <text:p>80.58 </text:p>
          </table:table-cell>
        </table:table-row>
        <table:table-row table:style-name="ro1">
          <table:table-cell table:style-name="ce6" office:value-type="string" calcext:value-type="string">
            <text:p>Roanok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956454" calcext:value-type="float">
            <text:p>8,956,454 </text:p>
          </table:table-cell>
          <table:table-cell table:style-name="ce31" office:value-type="float" office:value="98.5286792369805" calcext:value-type="float">
            <text:p>98.53 </text:p>
          </table:table-cell>
          <table:table-cell table:style-name="ce31" office:value-type="float" office:value="155.567624219554" calcext:value-type="float">
            <text:p>155.57 </text:p>
          </table:table-cell>
        </table:table-row>
        <table:table-row table:style-name="ro1">
          <table:table-cell table:style-name="ce6" office:value-type="string" calcext:value-type="string">
            <text:p>Rockbridg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69329" calcext:value-type="float">
            <text:p>969,329 </text:p>
          </table:table-cell>
          <table:table-cell table:style-name="ce31" office:value-type="float" office:value="43.8828828828829" calcext:value-type="float">
            <text:p>43.88 </text:p>
          </table:table-cell>
          <table:table-cell table:style-name="ce31" office:value-type="float" office:value="69.2869922428918" calcext:value-type="float">
            <text:p>69.29 </text:p>
          </table:table-cell>
        </table:table-row>
        <table:table-row table:style-name="ro1">
          <table:table-cell table:style-name="ce6" office:value-type="string" calcext:value-type="string">
            <text:p>Rockingham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5512965" calcext:value-type="float">
            <text:p>5,512,965 </text:p>
          </table:table-cell>
          <table:table-cell table:style-name="ce31" office:value-type="float" office:value="74.3387944983819" calcext:value-type="float">
            <text:p>74.34 </text:p>
          </table:table-cell>
          <table:table-cell table:style-name="ce31" office:value-type="float" office:value="117.374045171595" calcext:value-type="float">
            <text:p>117.37 </text:p>
          </table:table-cell>
        </table:table-row>
        <table:table-row table:style-name="ro1">
          <table:table-cell table:style-name="ce6" office:value-type="string" calcext:value-type="string">
            <text:p>Russ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80578" calcext:value-type="float">
            <text:p>1,680,578 </text:p>
          </table:table-cell>
          <table:table-cell table:style-name="ce31" office:value-type="float" office:value="58.3635353359958" calcext:value-type="float">
            <text:p>58.36 </text:p>
          </table:table-cell>
          <table:table-cell table:style-name="ce31" office:value-type="float" office:value="92.1505961877048" calcext:value-type="float">
            <text:p>92.15 </text:p>
          </table:table-cell>
        </table:table-row>
        <table:table-row table:style-name="ro1">
          <table:table-cell table:style-name="ce6" office:value-type="string" calcext:value-type="string">
            <text:p>Scott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571137" calcext:value-type="float">
            <text:p>1,571,137 </text:p>
          </table:table-cell>
          <table:table-cell table:style-name="ce31" office:value-type="float" office:value="65.7930067001675" calcext:value-type="float">
            <text:p>65.79 </text:p>
          </table:table-cell>
          <table:table-cell table:style-name="ce31" office:value-type="float" office:value="103.88104074742" calcext:value-type="float">
            <text:p>103.88 </text:p>
          </table:table-cell>
        </table:table-row>
        <table:table-row table:style-name="ro1">
          <table:table-cell table:style-name="ce6" office:value-type="string" calcext:value-type="string">
            <text:p>Shenandoa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17014" calcext:value-type="float">
            <text:p>1,617,014 </text:p>
          </table:table-cell>
          <table:table-cell table:style-name="ce31" office:value-type="float" office:value="39.7164120449968" calcext:value-type="float">
            <text:p>39.72 </text:p>
          </table:table-cell>
          <table:table-cell table:style-name="ce31" office:value-type="float" office:value="62.7085221502295" calcext:value-type="float">
            <text:p>62.71 </text:p>
          </table:table-cell>
        </table:table-row>
        <table:table-row table:style-name="ro1">
          <table:table-cell table:style-name="ce6" office:value-type="string" calcext:value-type="string">
            <text:p>Smyth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854684" calcext:value-type="float">
            <text:p>1,854,684 </text:p>
          </table:table-cell>
          <table:table-cell table:style-name="ce31" office:value-type="float" office:value="57.5256350609472" calcext:value-type="float">
            <text:p>57.53 </text:p>
          </table:table-cell>
          <table:table-cell table:style-name="ce31" office:value-type="float" office:value="90.8276295537088" calcext:value-type="float">
            <text:p>90.83 </text:p>
          </table:table-cell>
        </table:table-row>
        <table:table-row table:style-name="ro1">
          <table:table-cell table:style-name="ce6" office:value-type="string" calcext:value-type="string">
            <text:p>Southamp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155041" calcext:value-type="float">
            <text:p>1,155,041 </text:p>
          </table:table-cell>
          <table:table-cell table:style-name="ce31" office:value-type="float" office:value="62.9965094082356" calcext:value-type="float">
            <text:p>63.00 </text:p>
          </table:table-cell>
          <table:table-cell table:style-name="ce31" office:value-type="float" office:value="99.4656315162066" calcext:value-type="float">
            <text:p>99.47 </text:p>
          </table:table-cell>
        </table:table-row>
        <table:table-row table:style-name="ro1">
          <table:table-cell table:style-name="ce6" office:value-type="string" calcext:value-type="string">
            <text:p>Spotsylvania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766770" calcext:value-type="float">
            <text:p>8,766,770 </text:p>
          </table:table-cell>
          <table:table-cell table:style-name="ce31" office:value-type="float" office:value="73.1130793031266" calcext:value-type="float">
            <text:p>73.11 </text:p>
          </table:table-cell>
          <table:table-cell table:style-name="ce31" office:value-type="float" office:value="115.438754834078" calcext:value-type="float">
            <text:p>115.44 </text:p>
          </table:table-cell>
        </table:table-row>
        <table:table-row table:style-name="ro1">
          <table:table-cell table:style-name="ce6" office:value-type="string" calcext:value-type="string">
            <text:p>Staffor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9208480" calcext:value-type="float">
            <text:p>9,208,480 </text:p>
          </table:table-cell>
          <table:table-cell table:style-name="ce31" office:value-type="float" office:value="76.4906509839102" calcext:value-type="float">
            <text:p>76.49 </text:p>
          </table:table-cell>
          <table:table-cell table:style-name="ce31" office:value-type="float" office:value="120.771626502305" calcext:value-type="float">
            <text:p>120.77 </text:p>
          </table:table-cell>
        </table:table-row>
        <table:table-row table:style-name="ro1">
          <table:table-cell table:style-name="ce6" office:value-type="string" calcext:value-type="string">
            <text:p>Surry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643428" calcext:value-type="float">
            <text:p>643,428 </text:p>
          </table:table-cell>
          <table:table-cell table:style-name="ce31" office:value-type="float" office:value="89.3029840388619" calcext:value-type="float">
            <text:p>89.30 </text:p>
          </table:table-cell>
          <table:table-cell table:style-name="ce31" office:value-type="float" office:value="141.001109222504" calcext:value-type="float">
            <text:p>141.00 </text:p>
          </table:table-cell>
        </table:table-row>
        <table:table-row table:style-name="ro1">
          <table:table-cell table:style-name="ce6" office:value-type="string" calcext:value-type="string">
            <text:p>Sussex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34590" calcext:value-type="float">
            <text:p>834,590 </text:p>
          </table:table-cell>
          <table:table-cell table:style-name="ce31" office:value-type="float" office:value="68.662278897573" calcext:value-type="float">
            <text:p>68.66 </text:p>
          </table:table-cell>
          <table:table-cell table:style-name="ce31" office:value-type="float" office:value="108.411354788432" calcext:value-type="float">
            <text:p>108.41 </text:p>
          </table:table-cell>
        </table:table-row>
        <table:table-row table:style-name="ro1">
          <table:table-cell table:style-name="ce6" office:value-type="string" calcext:value-type="string">
            <text:p>Tazewell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04928" calcext:value-type="float">
            <text:p>2,904,928 </text:p>
          </table:table-cell>
          <table:table-cell table:style-name="ce31" office:value-type="float" office:value="67.5643214327247" calcext:value-type="float">
            <text:p>67.56 </text:p>
          </table:table-cell>
          <table:table-cell table:style-name="ce31" office:value-type="float" office:value="106.677782029482" calcext:value-type="float">
            <text:p>106.68 </text:p>
          </table:table-cell>
        </table:table-row>
        <table:table-row table:style-name="ro1">
          <table:table-cell table:style-name="ce6" office:value-type="string" calcext:value-type="string">
            <text:p>Warre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000892" calcext:value-type="float">
            <text:p>2,000,892 </text:p>
          </table:table-cell>
          <table:table-cell table:style-name="ce31" office:value-type="float" office:value="55.8455999330152" calcext:value-type="float">
            <text:p>55.85 </text:p>
          </table:table-cell>
          <table:table-cell table:style-name="ce31" office:value-type="float" office:value="88.1750102810078" calcext:value-type="float">
            <text:p>88.18 </text:p>
          </table:table-cell>
        </table:table-row>
        <table:table-row table:style-name="ro1">
          <table:table-cell table:style-name="ce6" office:value-type="string" calcext:value-type="string">
            <text:p>Washington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95566" calcext:value-type="float">
            <text:p>2,995,566 </text:p>
          </table:table-cell>
          <table:table-cell table:style-name="ce31" office:value-type="float" office:value="56.5478536640616" calcext:value-type="float">
            <text:p>56.55 </text:p>
          </table:table-cell>
          <table:table-cell table:style-name="ce31" office:value-type="float" office:value="89.2838036331997" calcext:value-type="float">
            <text:p>89.28 </text:p>
          </table:table-cell>
        </table:table-row>
        <table:table-row table:style-name="ro1">
          <table:table-cell table:style-name="ce6" office:value-type="string" calcext:value-type="string">
            <text:p>Westmoreland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887091" calcext:value-type="float">
            <text:p>887,091 </text:p>
          </table:table-cell>
          <table:table-cell table:style-name="ce31" office:value-type="float" office:value="52.5372223867338" calcext:value-type="float">
            <text:p>52.54 </text:p>
          </table:table-cell>
          <table:table-cell table:style-name="ce31" office:value-type="float" office:value="82.9513897181216" calcext:value-type="float">
            <text:p>82.95 </text:p>
          </table:table-cell>
        </table:table-row>
        <table:table-row table:style-name="ro1">
          <table:table-cell table:style-name="ce6" office:value-type="string" calcext:value-type="string">
            <text:p>Wis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2949980" calcext:value-type="float">
            <text:p>2,949,980 </text:p>
          </table:table-cell>
          <table:table-cell table:style-name="ce31" office:value-type="float" office:value="72.3495364693187" calcext:value-type="float">
            <text:p>72.35 </text:p>
          </table:table-cell>
          <table:table-cell table:style-name="ce31" office:value-type="float" office:value="114.233191686726" calcext:value-type="float">
            <text:p>114.23 </text:p>
          </table:table-cell>
        </table:table-row>
        <table:table-row table:style-name="ro1">
          <table:table-cell table:style-name="ce6" office:value-type="string" calcext:value-type="string">
            <text:p>Wythe</text:p>
          </table:table-cell>
          <table:table-cell table:style-name="ce11" office:value-type="string" calcext:value-type="string">
            <text:p>2006-2007</text:p>
          </table:table-cell>
          <table:table-cell table:style-name="ce22" office:value-type="float" office:value="1663630" calcext:value-type="float">
            <text:p>1,663,630 </text:p>
          </table:table-cell>
          <table:table-cell table:style-name="ce31" office:value-type="float" office:value="59.8062335981594" calcext:value-type="float">
            <text:p>59.81 </text:p>
          </table:table-cell>
          <table:table-cell table:style-name="ce31" office:value-type="float" office:value="94.4284826147688" calcext:value-type="float">
            <text:p>94.43 </text:p>
          </table:table-cell>
        </table:table-row>
        <table:table-row table:style-name="ro1">
          <table:table-cell table:style-name="ce6" office:value-type="string" calcext:value-type="string">
            <text:p>York</text:p>
          </table:table-cell>
          <table:table-cell table:style-name="ce11" office:value-type="string" calcext:value-type="string">
            <text:p>2006-2007</text:p>
          </table:table-cell>
          <table:table-cell table:style-name="ce23" office:value-type="float" office:value="4121810" calcext:value-type="float">
            <text:p>4,121,810 </text:p>
          </table:table-cell>
          <table:table-cell table:style-name="ce31" office:value-type="float" office:value="65.2350278551532" calcext:value-type="float">
            <text:p>65.24 </text:p>
          </table:table-cell>
          <table:table-cell table:style-name="ce31" office:value-type="float" office:value="103.000044026914" calcext:value-type="float">
            <text:p>103.00 </text:p>
          </table:table-cell>
        </table:table-row>
      </table:table>
      <table:named-expressions/>
      <table:database-ranges>
        <table:database-range table:name="__Anonymous_Sheet_DB__0" table:target-range-address="Sheet1.H5:Sheet1.H5" table:contains-header="false">
          <table:filter>
            <table:filter-and>
              <table:filter-condition table:field-number="0" table:data-type="number" table:value="66" table:operator="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" svg:font-family="Helv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1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min-integer-digits="1"/>
      <number:text> </number:text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9P2" style:volatile="true"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/>
    </number:number-style>
    <number:number-style style:name="N149P1" style:volatile="true">
      <number:text/>
    </number:number-style>
    <number:number-style style:name="N149P2" style:volatile="true">
      <number:text/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/>
      <number:text> </number:text>
    </number:number-style>
    <number:number-style style:name="N15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5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158P1" style:volatile="true">
      <number:text> $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min-integer-digits="1"/>
      <number:text> </number:text>
    </number:number-style>
    <number:number-style style:name="N159">
      <style:text-properties fo:color="#ff0000"/>
      <number:text>-</number:text>
      <number:number number:min-integer-digits="1"/>
      <number:text> </number:text>
      <style:map style:condition="value()&gt;=0" style:apply-style-name="N159P0"/>
    </number:number-style>
    <number:number-style style:name="N160">
      <number:number number:decimal-places="3" number:min-integer-digits="1"/>
    </number:number-style>
    <number:number-style style:name="N161">
      <number:number number:decimal-places="1" number:min-integer-digits="1"/>
    </number:number-style>
    <number:number-style style:name="N162">
      <number:number number:decimal-places="1" number:min-integer-digits="1" number:grouping="true"/>
    </number:number-style>
    <number:number-style style:name="N165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6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number:min-integer-digits="1"/>
    </number:number-style>
    <number:number-style style:name="N168P0" style:volatile="true">
      <number:number number:decimal-places="0" number:min-integer-digits="1" number:grouping="true"/>
      <number:text> </number:text>
    </number:number-style>
    <number:number-style style:name="N168">
      <number:text>(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">
      <number:text>(</number:text>
      <number:number number:decimal-places="2" number:min-integer-digits="1" number:grouping="true"/>
      <number:text>)</number:text>
      <style:map style:condition="value()&gt;=0" style:apply-style-name="N170P0"/>
    </number:number-style>
    <number:date-style style:name="N171">
      <number:month/>
      <number:text>/</number:text>
      <number:day/>
      <number:text>/</number:text>
      <number:year number:style="long"/>
    </number:date-style>
    <number:number-style style:name="N174P0" style:volatile="true">
      <loext:fill-character> </loext:fill-character>
      <number:number number:decimal-places="4" number:min-integer-digits="1" number:grouping="true"/>
      <number:text> </number:text>
    </number:number-style>
    <number:number-style style:name="N174P1" style:volatile="true"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7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" style:display-name="Normal 3" style:family="table-cell" style:parent-style-name="Default" style:data-style-name="N12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" fo:font-family="Helv" fo:font-size="8pt" fo:font-style="normal" fo:text-shadow="none" style:text-underline-style="none" fo:font-weight="normal" style:font-size-asian="8pt" style:font-style-asian="normal" style:font-weight-asian="normal" style:font-name-complex="Helv" style:font-family-complex="Helv" style:font-size-complex="8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28">
      <style:table-cell-properties fo:padding="0.028in"/>
    </style:style>
    <style:style style:name="Excel_5f_BuiltIn_5f_Comma" style:display-name="Excel_BuiltIn_Comma" style:family="table-cell" style:parent-style-name="Default" style:data-style-name="N124">
      <style:table-cell-properties fo:padding="0.028in"/>
    </style:style>
    <style:style style:name="Currency_20_3" style:display-name="Currency 3" style:family="table-cell" style:parent-style-name="Default" style:data-style-name="N128">
      <style:table-cell-properties fo:padding="0.028in"/>
    </style:style>
    <style:style style:name="Comma_20_3" style:display-name="Comma 3" style:family="table-cell" style:parent-style-name="Default" style:data-style-name="N124">
      <style:table-cell-properties fo:padding="0.028in"/>
    </style:style>
    <style:style style:name="Currency_20_2" style:display-name="Currency 2" style:family="table-cell" style:parent-style-name="Default" style:data-style-name="N128">
      <style:table-cell-properties fo:padding="0.028in"/>
    </style:style>
    <style:style style:name="Comma_20_2" style:display-name="Comma 2" style:family="table-cell" style:parent-style-name="Default" style:data-style-name="N124">
      <style:table-cell-properties fo:padding="0.02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16:15:48.0301159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5-02-22T19:45:09.789803816</meta:creation-date>
    <dc:date>2015-03-04T16:18:36.908458996</dc:date>
    <dc:creator>Humphries Charles</dc:creator>
    <meta:editing-duration>PT27S</meta:editing-duration>
    <meta:editing-cycles>3</meta:editing-cycles>
    <meta:generator>LibreOffice/4.2.7.2$Linux_X86_64 LibreOffice_project/420m0$Build-2</meta:generator>
    <meta:document-statistic meta:table-count="1" meta:cell-count="4688" meta:object-count="0"/>
  </office:meta>
</office:document-meta>
</file>